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toolbar/custom_toolbar_1.xml" manifest:media-type=""/>
  <manifest:file-entry manifest:full-path="Configurations2/images/Bitmaps/lc_userimages.png" manifest:media-type=""/>
  <manifest:file-entry manifest:full-path="Configurations2/images/lc_imagelist.xml" manifest:media-type=""/>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Sheet4.xml" manifest:media-type="text/xml"/>
  <manifest:file-entry manifest:full-path="Basic/Standard/Module1.xml" manifest:media-type="text/xml"/>
  <manifest:file-entry manifest:full-path="Basic/Standard/Sheet1.xml" manifest:media-type="text/xml"/>
  <manifest:file-entry manifest:full-path="Basic/Standard/ThisWorkbook.xml" manifest:media-type="text/xml"/>
  <manifest:file-entry manifest:full-path="Basic/Standard/Sheet2.xml" manifest:media-type="text/xml"/>
  <manifest:file-entry manifest:full-path="Basic/Standard/Sheet3.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7pt"/>
    </style:style>
    <style:style style:name="co2" style:family="table-column">
      <style:table-column-properties fo:break-before="auto" style:column-width="53.4pt"/>
    </style:style>
    <style:style style:name="co3" style:family="table-column">
      <style:table-column-properties fo:break-before="auto" style:column-width="64.01pt"/>
    </style:style>
    <style:style style:name="co4" style:family="table-column">
      <style:table-column-properties fo:break-before="auto" style:column-width="11.76pt"/>
    </style:style>
    <style:style style:name="co5" style:family="table-column">
      <style:table-column-properties fo:break-before="auto" style:column-width="218.41pt"/>
    </style:style>
    <style:style style:name="co6" style:family="table-column">
      <style:table-column-properties fo:break-before="auto" style:column-width="69.14pt"/>
    </style:style>
    <style:style style:name="co7" style:family="table-column">
      <style:table-column-properties fo:break-before="auto" style:column-width="47.91pt"/>
    </style:style>
    <style:style style:name="co8" style:family="table-column">
      <style:table-column-properties fo:break-before="auto" style:column-width="51.85pt"/>
    </style:style>
    <style:style style:name="co9" style:family="table-column">
      <style:table-column-properties fo:break-before="auto" style:column-width="58.9pt"/>
    </style:style>
    <style:style style:name="co10" style:family="table-column">
      <style:table-column-properties fo:break-before="auto" style:column-width="88.75pt"/>
    </style:style>
    <style:style style:name="co11" style:family="table-column">
      <style:table-column-properties fo:break-before="auto" style:column-width="95.84pt"/>
    </style:style>
    <style:style style:name="co12" style:family="table-column">
      <style:table-column-properties fo:break-before="auto" style:column-width="47.14pt"/>
    </style:style>
    <style:style style:name="co13" style:family="table-column">
      <style:table-column-properties fo:break-before="auto" style:column-width="13.35pt"/>
    </style:style>
    <style:style style:name="co14" style:family="table-column">
      <style:table-column-properties fo:break-before="auto" style:column-width="100.54pt"/>
    </style:style>
    <style:style style:name="co15" style:family="table-column">
      <style:table-column-properties fo:break-before="auto" style:column-width="54.99pt"/>
    </style:style>
    <style:style style:name="co16" style:family="table-column">
      <style:table-column-properties fo:break-before="auto" style:column-width="50.26pt"/>
    </style:style>
    <style:style style:name="co17" style:family="table-column">
      <style:table-column-properties fo:break-before="auto" style:column-width="35.35pt"/>
    </style:style>
    <style:style style:name="co18" style:family="table-column">
      <style:table-column-properties fo:break-before="auto" style:column-width="52.64pt"/>
    </style:style>
    <style:style style:name="co19" style:family="table-column">
      <style:table-column-properties fo:break-before="auto" style:column-width="44.76pt"/>
    </style:style>
    <style:style style:name="co20" style:family="table-column">
      <style:table-column-properties fo:break-before="auto" style:column-width="46.35pt"/>
    </style:style>
    <style:style style:name="co21" style:family="table-column">
      <style:table-column-properties fo:break-before="auto" style:column-width="403.85pt"/>
    </style:style>
    <style:style style:name="co22" style:family="table-column">
      <style:table-column-properties fo:break-before="auto" style:column-width="64.4pt"/>
    </style:style>
    <style:style style:name="co23" style:family="table-column">
      <style:table-column-properties fo:break-before="auto" style:column-width="243.55pt"/>
    </style:style>
    <style:style style:name="co24" style:family="table-column">
      <style:table-column-properties fo:break-before="auto" style:column-width="37.7pt"/>
    </style:style>
    <style:style style:name="co25" style:family="table-column">
      <style:table-column-properties fo:break-before="auto" style:column-width="43.2pt"/>
    </style:style>
    <style:style style:name="co26" style:family="table-column">
      <style:table-column-properties fo:break-before="auto" style:column-width="43.99pt"/>
    </style:style>
    <style:style style:name="co27" style:family="table-column">
      <style:table-column-properties fo:break-before="auto" style:column-width="22pt"/>
    </style:style>
    <style:style style:name="co28" style:family="table-column">
      <style:table-column-properties fo:break-before="auto" style:column-width="28.26pt"/>
    </style:style>
    <style:style style:name="co29" style:family="table-column">
      <style:table-column-properties fo:break-before="auto" style:column-width="293.84pt"/>
    </style:style>
    <style:style style:name="co30" style:family="table-column">
      <style:table-column-properties fo:break-before="auto" style:column-width="256.14pt"/>
    </style:style>
    <style:style style:name="co31" style:family="table-column">
      <style:table-column-properties fo:break-before="auto" style:column-width="64.26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2.76pt" fo:break-before="auto" style:use-optimal-row-height="false"/>
    </style:style>
    <style:style style:name="ro4" style:family="table-row">
      <style:table-row-properties style:row-height="26.25pt" fo:break-before="auto" style:use-optimal-row-height="false"/>
    </style:style>
    <style:style style:name="ro5" style:family="table-row">
      <style:table-row-properties style:row-height="14.6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25.46pt" fo:break-before="auto" style:use-optimal-row-height="true"/>
    </style:style>
    <style:style style:name="ta1" style:family="table" style:master-page-name="TAB_5f_instructions">
      <style:table-properties table:display="true" style:writing-mode="lr-tb"/>
    </style:style>
    <style:style style:name="ta2" style:family="table" style:master-page-name="TAB_5f_calculator">
      <style:table-properties table:display="true" style:writing-mode="lr-tb"/>
    </style:style>
    <style:style style:name="ta3" style:family="table" style:master-page-name="TAB_5f_rims">
      <style:table-properties table:display="true" style:writing-mode="lr-tb"/>
    </style:style>
    <style:style style:name="ta4" style:family="table" style:master-page-name="TAB_5f_hubs">
      <style:table-properties table:display="true" style:writing-mode="lr-tb"/>
    </style:style>
    <style:style style:name="ta5" style:family="table" style:master-page-name="TAB_5f_Module1">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12" style:family="table-cell" style:parent-style-name="Default">
      <style:table-cell-properties fo:border-bottom="none" fo:background-color="#ffffff" fo:border-left="0.99pt solid #000000" fo:border-right="none" fo:border-top="0.99pt solid #000000"/>
    </style:style>
    <style:style style:name="ce213" style:family="table-cell" style:parent-style-name="Default">
      <style:table-cell-properties fo:border-bottom="none" fo:background-color="#ffffff" fo:border-left="0.99pt solid #000000" fo:border-right="none" fo:border-top="none"/>
    </style:style>
    <style:style style:name="ce214" style:family="table-cell" style:parent-style-name="Default">
      <style:table-cell-properties fo:border-bottom="none" fo:border-left="0.99pt solid #000000" fo:border-right="none" fo:border-top="none"/>
    </style:style>
    <style:style style:name="ce215" style:family="table-cell" style:parent-style-name="Default">
      <style:table-cell-properties fo:border-bottom="0.99pt solid #000000" fo:background-color="#ffffff" fo:border-left="0.99pt solid #000000" fo:border-right="none" fo:border-top="none"/>
    </style:style>
    <style:style style:name="ce216" style:family="table-cell" style:parent-style-name="Default">
      <style:table-cell-properties fo:border="none"/>
    </style:style>
    <style:style style:name="ce217" style:family="table-cell" style:parent-style-name="Default">
      <style:table-cell-properties fo:border-bottom="none" fo:background-color="#ffffff" fo:border-left="none" fo:border-right="none" fo:border-top="0.99pt solid #000000"/>
    </style:style>
    <style:style style:name="ce218" style:family="table-cell" style:parent-style-name="Default">
      <style:table-cell-properties fo:background-color="#ffffff" fo:border="none"/>
    </style:style>
    <style:style style:name="ce219" style:family="table-cell" style:parent-style-name="Default">
      <style:table-cell-properties fo:border-bottom="0.99pt solid #000000" fo:background-color="#ffffff" fo:border-left="none" fo:border-right="none" fo:border-top="none"/>
    </style:style>
    <style:style style:name="ce220" style:family="table-cell" style:parent-style-name="Default">
      <style:table-cell-properties fo:border-bottom="none" fo:background-color="#ffffff" fo:border-left="none" fo:border-right="0.99pt solid #000000" fo:border-top="0.99pt solid #000000"/>
    </style:style>
    <style:style style:name="ce221" style:family="table-cell" style:parent-style-name="Default">
      <style:table-cell-properties fo:border-bottom="none" fo:background-color="#ffffff" fo:border-left="none" fo:border-right="0.99pt solid #000000" fo:border-top="none"/>
    </style:style>
    <style:style style:name="ce222" style:family="table-cell" style:parent-style-name="Default">
      <style:table-cell-properties fo:border-bottom="0.99pt solid #000000" fo:background-color="#ffffff" fo:border-left="none" fo:border-right="0.99pt solid #000000" fo:border-top="none"/>
    </style:style>
    <style:style style:name="ce12" style:family="table-cell" style:parent-style-name="Default">
      <style:table-cell-properties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cell-protect="protected" style:print-content="true" fo:background-color="transparent"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2.49pt solid #000000" style:cell-protect="protected" style:print-content="true" style:text-align-source="fix" style:repeat-content="false" fo:background-color="transparent" fo:wrap-option="no-wrap" fo:border-left="2.49pt solid #000000" style:direction="ltr" fo:border-right="none" style:rotation-angle="0" style:rotation-align="non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99pt solid #000000" style:cell-protect="protected" style:print-content="true" fo:background-color="transparent" fo:border-left="2.49pt solid #000000"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99pt solid #000000" style:cell-protect="protected" style:print-content="true" fo:background-color="transparent" fo:border-left="2.49pt solid #000000"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2.49pt solid #000000" style:cell-protect="protected" style:print-content="true" fo:background-color="transparent" fo:border-left="2.49pt solid #000000"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cell-protect="none" style:print-content="true" style:text-align-source="value-type" style:repeat-content="false" fo:background-color="transparent" fo:wrap-option="no-wrap" fo:border="none" style:direction="ltr" style:rotation-angle="0" style:rotation-align="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cell-protect="protected" style:print-content="true" style:text-align-source="fix" style:repeat-content="false" fo:background-color="transparent" fo:wrap-option="no-wrap" fo:border="2.4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1">
      <style:table-cell-properties style:glyph-orientation-vertical="0" fo:border-bottom="0.99pt solid #000000" fo:background-color="#ffff99" style:cell-protect="none" style:print-content="true" style:text-align-source="fix" style:repeat-content="false" fo:wrap-option="no-wrap" fo:border-left="0.99pt solid #000000"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53">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none" fo:background-color="#c0c0c0" style:cell-protect="protected" style:print-content="true" style:text-align-source="fix" style:repeat-content="false" fo:wrap-option="no-wrap" fo:border-left="0.99pt solid #000000" style:direction="ltr" fo:border-right="0.99pt solid #000000" style:rotation-angle="0" fo:border-top="none"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2.49pt solid #000000" fo:background-color="#c0c0c0" style:cell-protect="protected" style:print-content="true" style:text-align-source="fix" style:repeat-content="false" fo:wrap-option="no-wrap" fo:border-left="0.99pt solid #000000" style:direction="ltr" fo:border-right="0.99pt solid #000000" style:rotation-angle="0" fo:border-top="none"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cell-protect="protected" style:print-content="true" style:text-align-source="fix" style:repeat-content="false" fo:wrap-option="no-wrap" fo:border="none" style:direction="ltr" style:rotation-angle="0"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style:glyph-orientation-vertical="0" style:cell-protect="none" style:print-content="true" style:text-align-source="fix" style:repeat-content="false" fo:wrap-option="no-wrap" fo:border="none" style:direction="ltr" style:rotation-angle="0"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cell-protect="none" style:print-content="true" style:text-align-source="fix" style:repeat-content="false" fo:wrap-option="no-wrap" fo:border="none" style:direction="ltr" style:rotation-angle="0"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36">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cell-protect="none" style:print-content="true" style:text-align-source="fix" style:repeat-content="false" fo:background-color="transparent" fo:wrap-option="no-wrap" fo:border="none" style:direction="ltr" style:rotation-angle="0" style:rotation-align="none"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2.49pt solid #000000" style:cell-protect="protected" style:print-content="true" style:text-align-source="fix" style:repeat-content="false" fo:background-color="transparent" fo:wrap-option="no-wrap" fo:border-left="none" style:direction="ltr" fo:border-right="2.49pt solid #000000" style:rotation-angle="0" style:rotation-align="none" fo:border-top="2.4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2">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vertical-align="automatic"/>
      <style:paragraph-properties fo:text-align="end"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53">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53">
      <style:table-cell-properties style:glyph-orientation-vertical="0" fo:border-bottom="2.49pt solid #000000" style:cell-protect="protected" style:print-content="true" style:text-align-source="fix" style:repeat-content="false" fo:background-color="transparent" fo:wrap-option="no-wrap" fo:border-left="0.99pt solid #000000" style:direction="ltr" fo:border-right="0.99pt solid #000000"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2.49pt solid #000000" style:cell-protect="protected" style:print-content="true" style:text-align-source="value-type" style:repeat-content="false" fo:background-color="transparent" fo:wrap-option="no-wrap" fo:border-left="none" style:direction="ltr" fo:border-right="none" style:rotation-angle="0" style:rotation-align="none" fo:border-top="2.49pt solid #000000"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53">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153">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data-style-name="N153">
      <style:table-cell-properties style:glyph-orientation-vertical="0" fo:border-bottom="none" fo:background-color="#c0c0c0" style:cell-protect="none" style:print-content="true" style:text-align-source="fix" style:repeat-content="false" fo:wrap-option="no-wrap" fo:border-left="none" style:direction="ltr" fo:border-right="none"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ackground-color="#c0c0c0" style:cell-protect="none" style:print-content="true" style:text-align-source="value-type" style:repeat-content="false" fo:wrap-option="no-wrap" fo:border="none" style:direction="ltr" style:rotation-angle="0" style:rotation-align="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c0c0c0"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2.49pt solid #000000" fo:background-color="#c0c0c0" style:cell-protect="protected"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cell-protect="none" style:print-content="true" fo:background-color="transparent"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fo:border-bottom="2.49pt solid #000000" style:cell-protect="protected" style:print-content="true" style:text-align-source="value-type" style:repeat-content="false" fo:wrap-option="no-wrap" fo:border-left="none" style:direction="ltr" fo:border-right="2.49pt solid #000000" style:rotation-angle="0" style:rotation-align="none" fo:border-top="2.49pt solid #000000"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53">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53">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0.99pt solid #000000" style:vertical-align="automatic"/>
      <style:paragraph-properties fo:text-align="center" fo:margin-left="0pt"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fo:border-bottom="none" fo:background-color="#c0c0c0" style:cell-protect="protected" style:print-content="true" fo:border-left="none" fo:border-right="2.4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2.49pt solid #000000" fo:background-color="#c0c0c0" style:cell-protect="protected" style:print-content="true" fo:border-left="none" fo:border-right="2.4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none" style:cell-protect="protected"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72">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72">
      <style:table-cell-properties style:glyph-orientation-vertical="0" fo:border-bottom="0.99pt solid #000000" style:cell-protect="protected"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data-style-name="N172">
      <style:table-cell-properties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172">
      <style:table-cell-properties fo:border-bottom="none" style:cell-protect="protected"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72">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cell-protect="protected" style:print-content="true" fo:border-left="none"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none"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fo:border-bottom="none" style:cell-protect="protected" style:print-content="true" style:text-align-source="fix" style:repeat-content="false" fo:wrap-option="wrap" fo:border-left="none"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Excel_5f_BuiltIn_5f_Percent">
      <style:table-cell-properties style:glyph-orientation-vertical="0" fo:border-bottom="none"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Excel_5f_BuiltIn_5f_Percent">
      <style:table-cell-properties style:glyph-orientation-vertical="0" fo:border-bottom="0.99pt solid #000000"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none" style:cell-protect="protected"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53">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Excel_5f_BuiltIn_5f_Percen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order-bottom="none" style:cell-protect="protected" style:print-content="true" fo:border-left="0.99pt solid #000000"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none"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53">
      <style:table-cell-properties fo:border-bottom="none"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53">
      <style:table-cell-properties fo:border-bottom="0.99pt solid #000000"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cell-protect="protected" style:print-content="true" fo:border="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0.99pt solid #000000" style:cell-protect="protected"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72">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c0c0c0" style:cell-protect="protected" style:print-content="true" fo:border="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Excel_5f_BuiltIn_5f_Percen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pt"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0.99pt solid #000000" style:cell-protect="protected"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style:cell-protect="protected" style:print-content="true" style:text-align-source="value-type" style:repeat-content="false" fo:wrap-option="no-wrap" fo:border="none" style:direction="ltr" style:rotation-angle="0" style:rotation-align="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order-bottom="none" fo:background-color="#ffffff" style:cell-protect="none" style:print-content="true" style:text-align-source="value-type" style:repeat-content="false" fo:wrap-option="no-wrap" fo:border-left="0.99pt solid #000000" style:direction="ltr" fo:border-right="none" style:rotation-angle="0" style:rotation-align="none" fo:border-top="0.99pt solid #000000" style:vertical-align="automatic"/>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order-bottom="none" fo:background-color="#ffffff" style:cell-protect="none" style:print-content="true" style:text-align-source="value-type" style:repeat-content="false" fo:wrap-option="no-wrap" fo:border-left="0.99pt solid #000000" style:direction="ltr" fo:border-right="none" style:rotation-angle="0" style:rotation-align="none" fo:border-top="none" style:vertical-align="automatic"/>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fo:border-bottom="0.99pt solid #000000" fo:background-color="#ffffff" style:cell-protect="none" style:print-content="true" style:text-align-source="value-type" style:repeat-content="false" fo:wrap-option="no-wrap" fo:border-left="0.99pt solid #000000" style:direction="ltr" fo:border-right="none" style:rotation-angle="0" style:rotation-align="none" fo:border-top="none" style:vertical-align="automatic"/>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99pt solid #000000" style:cell-protect="none" style:print-content="true" style:text-align-source="fix" style:repeat-content="false" fo:background-color="transparent" fo:wrap-option="no-wrap" fo:border-left="0.99pt solid #000000" style:direction="ltr" fo:border-right="none"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0" style:family="table-cell" style:parent-style-name="Default" style:data-style-name="N153">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2">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none" fo:background-color="#ffffff" style:cell-protect="none" style:print-content="true" style:text-align-source="fix" style:repeat-content="false" fo:wrap-option="no-wrap" fo:border-left="none" style:direction="ltr" fo:border-right="none"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ackground-color="#ffffff" style:cell-protect="none" style:print-content="true" style:text-align-source="fix" style:repeat-content="false"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fo:border-bottom="0.99pt solid #000000" fo:background-color="#ffffff"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0.99pt solid #000000" style:cell-protect="none" style:print-content="true" style:text-align-source="fix" style:repeat-content="false" fo:background-color="transparent" fo:wrap-option="no-wrap" fo:border-left="none" style:direction="ltr" fo:border-right="none"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7"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Default">
      <style:table-cell-properties fo:border-bottom="none" fo:background-color="#ffffff" style:cell-protect="none" style:print-content="true" fo:border-left="none"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Default">
      <style:table-cell-properties fo:border-bottom="none" fo:background-color="#ffffff" style:cell-protect="none"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table-cell-properties fo:border-bottom="0.99pt solid #000000" fo:background-color="#ffffff" style:cell-protect="none"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order-bottom="0.99pt solid #000000" style:cell-protect="none" style:print-content="true" style:text-align-source="fix" style:repeat-content="false" fo:background-color="transparent" fo:wrap-option="wrap" fo:border-left="none" style:direction="ltr" fo:border-right="0.99pt solid #000000" style:rotation-angle="0" style:rotation-align="none" fo:border-top="0.99pt solid #000000"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2" style:family="table-cell" style:parent-style-name="Default">
      <style:table-cell-properties style:cell-protect="none"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padding="2.01pt"/>
    </style:style>
    <style:style style:name="ce103"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cell-protect="none" style:print-content="true"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data-style-name="N10121">
      <style:table-cell-properties style:cell-protect="none"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0144">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37">
      <style:table-cell-properties style:cell-protect="none"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99"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10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21" style:family="table-cell" style:parent-style-name="Default">
      <style:table-cell-properties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3" style:family="table-cell" style:parent-style-name="Default" style:data-style-name="N153">
      <style:table-cell-properties fo:border-bottom="none" fo:background-color="#ffffff" style:cell-protect="none" style:print-content="true" fo:border-left="0.99pt solid #000000" fo:border-right="none" fo:border-top="0.99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4" style:family="table-cell" style:parent-style-name="Default" style:data-style-name="N153">
      <style:table-cell-properties fo:border-bottom="none" fo:background-color="#ffffff" style:cell-protect="none" style:print-content="true" fo:border-left="0.99pt solid #000000" fo:border-right="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5" style:family="table-cell" style:parent-style-name="Default" style:data-style-name="N153">
      <style:table-cell-properties fo:border-bottom="0.99pt solid #000000" fo:background-color="#ffffff" style:cell-protect="none" style:print-content="true" fo:border-left="0.99pt solid #000000" fo:border-right="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6" style:family="table-cell" style:parent-style-name="Default" style:data-style-name="N153">
      <style:table-cell-properties fo:border-bottom="none" fo:background-color="#ffffff" style:cell-protect="none" style:print-content="true" fo:border-left="0.99pt solid #000000"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data-style-name="N153">
      <style:table-cell-properties style:glyph-orientation-vertical="0" fo:border-bottom="none" fo:background-color="#ffffff" style:cell-protect="none" style:print-content="true" style:text-align-source="fix" style:repeat-content="false" fo:wrap-option="no-wrap" fo:border-left="0.99pt solid #000000" style:direction="ltr" fo:border-right="none"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153">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9" style:family="table-cell" style:parent-style-name="Default" style:data-style-name="N153">
      <style:table-cell-properties fo:border-bottom="none" fo:background-color="#ffffff" style:cell-protect="none"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Default" style:data-style-name="N153">
      <style:table-cell-properties fo:background-color="#ffffff"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153">
      <style:table-cell-properties fo:border-bottom="0.99pt solid #000000" fo:background-color="#ffffff" style:cell-protect="none"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153">
      <style:table-cell-properties style:glyph-orientation-vertical="0" fo:border-bottom="none" fo:background-color="#ffffff" style:cell-protect="none" style:print-content="true" style:text-align-source="fix" style:repeat-content="false" fo:wrap-option="no-wrap" fo:border-left="0.99pt solid #000000" style:direction="ltr" fo:border-right="0.99pt solid #000000"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data-style-name="N153">
      <style:table-cell-properties style:glyph-orientation-vertical="0" fo:background-color="#ffff99" style:cell-protect="none"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5" style:family="table-cell" style:parent-style-name="Default" style:data-style-name="N153">
      <style:table-cell-properties style:glyph-orientation-vertical="0" fo:border-bottom="none" fo:background-color="#ffffff" style:cell-protect="none" style:print-content="true" style:text-align-source="fix" style:repeat-content="false" fo:wrap-option="no-wrap" fo:border-left="none" style:direction="ltr" fo:border-right="0.99pt solid #000000" style:rotation-angle="0" style:rotation-align="none" fo:border-top="0.99pt solid #000000"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6" style:family="table-cell" style:parent-style-name="Default" style:data-style-name="N153">
      <style:table-cell-properties style:glyph-orientation-vertical="0" fo:border-bottom="none" fo:background-color="#ffffff" style:cell-protect="none" style:print-content="true" style:text-align-source="fix" style:repeat-content="false" fo:wrap-option="no-wrap" fo:border-left="none" style:direction="ltr" fo:border-right="0.99pt solid #000000"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7" style:family="table-cell" style:parent-style-name="Default">
      <style:table-cell-properties fo:border-bottom="none" fo:background-color="#ffffff" style:cell-protect="none"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Default">
      <style:table-cell-properties fo:background-color="#ffffff"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Default">
      <style:table-cell-properties fo:border-bottom="0.99pt solid #000000" fo:background-color="#ffffff" style:cell-protect="none"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table-cell-properties style:glyph-orientation-vertical="0" fo:border-bottom="0.99pt solid #000000" fo:background-color="#ffffff"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10132">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3" style:family="table-cell" style:parent-style-name="Default" style:data-style-name="N1">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45" style:family="table-cell" style:parent-style-name="Default" style:data-style-name="N10132">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46" style:family="table-cell" style:parent-style-name="Default" style:data-style-name="N3">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7" style:family="table-cell" style:parent-style-name="Default" style:data-style-name="N3">
      <style:table-cell-properties style:glyph-orientation-vertical="0" style:cell-protect="none" style:print-content="true" style:text-align-source="fix" style:repeat-content="false" fo:wrap-option="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Default">
      <style:table-cell-properties style:glyph-orientation-vertical="0" fo:border-bottom="none" fo:background-color="#ffffff" style:cell-protect="none" style:print-content="true" style:text-align-source="fix" style:repeat-content="false" fo:wrap-option="wrap" fo:border-left="0.99pt solid #000000" style:direction="ltr" fo:border-right="0.99pt solid #000000" style:rotation-angle="0" style:rotation-align="none" fo:border-top="0.99pt solid #000000" style:vertical-align="automatic"/>
      <style:paragraph-properties fo:text-align="start"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9" style:family="table-cell" style:parent-style-name="Default">
      <style:table-cell-properties fo:border-bottom="0.99pt solid #000000" style:cell-protect="none" style:print-content="true" fo:border-left="0.99pt solid #000000" fo:border-right="0.99pt solid #000000"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0"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1"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table-cell-properties style:glyph-orientation-vertical="0" style:cell-protect="none" style:print-content="true"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data-style-name="N10144">
      <style:table-cell-properties style:cell-protect="none"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Default" style:data-style-name="N10121">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35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ff" style:text-outline="false" style:text-line-through-style="none" style:text-line-through-type="none" style:font-name="Arial1"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ce361" style:family="table-cell" style:parent-style-name="Default">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87.68pt" fo:padding-top="1.59pt" fo:padding-bottom="1.59pt" fo:padding-left="1.59pt" fo:padding-right="1.59pt" fo:wrap-option="wrap" draw:shadow="hidden" draw:shadow-offset-x="2.83pt" draw:shadow-offset-y="2.83pt" draw:shadow-color="#000000" draw:caption-escape-direction="auto"/>
    </style:style>
    <style:style style:name="gr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87.34pt" fo:padding-top="1.59pt" fo:padding-bottom="1.59pt" fo:padding-left="1.59pt" fo:padding-right="1.59pt" fo:wrap-option="wrap" draw:shadow="hidden" draw:shadow-offset-x="2.83pt" draw:shadow-offset-y="2.83pt" draw:shadow-color="#000000" draw:caption-escape-direction="auto"/>
    </style:style>
    <style:style style:name="gr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9.92pt" fo:min-width="57.2pt" fo:padding-top="1.59pt" fo:padding-bottom="1.59pt" fo:padding-left="1.59pt" fo:padding-right="1.59pt" fo:wrap-option="wrap" draw:shadow="hidden" draw:shadow-offset-x="2.83pt" draw:shadow-offset-y="2.83pt" draw:shadow-color="#000000" draw:caption-escape-direction="auto"/>
    </style:style>
    <style:style style:name="gr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4.88pt" fo:min-width="124.02pt" fo:padding-top="1.59pt" fo:padding-bottom="1.59pt" fo:padding-left="1.59pt" fo:padding-right="1.59pt" fo:wrap-option="wrap" draw:shadow="hidden" draw:shadow-offset-x="2.83pt" draw:shadow-offset-y="2.83pt" draw:shadow-color="#000000" draw:caption-escape-direction="auto"/>
    </style:style>
    <style:style style:name="gr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97.77pt" fo:padding-top="1.59pt" fo:padding-bottom="1.59pt" fo:padding-left="1.59pt" fo:padding-right="1.59pt" fo:wrap-option="wrap" draw:shadow="hidden" draw:shadow-offset-x="2.83pt" draw:shadow-offset-y="2.83pt" draw:shadow-color="#000000" draw:caption-escape-direction="auto"/>
    </style:style>
    <style:style style:name="gr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117.69pt" fo:padding-top="1.59pt" fo:padding-bottom="1.59pt" fo:padding-left="1.59pt" fo:padding-right="1.59pt" fo:wrap-option="wrap" draw:shadow="hidden" draw:shadow-offset-x="2.83pt" draw:shadow-offset-y="2.83pt" draw:shadow-color="#000000"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WenQuanYi Micro 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WenQuanYi Micro 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text-position="0% 100%" fo:font-family="Tahoma"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font-style-complex="normal" style:font-name="Arial" fo:font-weight="normal" style:text-underline-style="solid" style:text-underline-width="auto"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style>
    <style:style style:name="T7" style:family="text">
      <style:text-properties style:font-style-complex="normal" style:font-name="Arial" fo:font-weight="normal" style:text-line-through-type="none" fo:font-style="normal" style:text-outline="false" fo:text-shadow="none" style:text-position="0% 100%" style:font-size-asian="10pt" style:font-size-complex="10pt" style:font-weight-asian="normal" style:font-weight-complex="normal" style:font-style-asian="normal" fo:font-size="10pt" style:text-underline-style="none" style:text-underline-color="font-color"/>
    </style:style>
    <style:style style:name="T8" style:family="text">
      <style:text-properties style:font-style-complex="normal" style:font-name="Arial" fo:font-weight="normal" style:text-line-through-type="none" fo:font-style="normal" style:text-outline="false" fo:text-shadow="none" style:text-position="0% 100%" style:font-size-asian="10pt" style:font-size-complex="10pt" style:font-weight-asian="normal" style:font-weight-complex="normal" style:font-style-asian="normal" fo:font-size="10pt" style:text-underline-style="solid" style:text-underline-width="auto" style:text-underline-color="font-color"/>
    </style:style>
    <style:style style:name="T9" style:family="text">
      <style:text-properties style:font-name="Arial" fo:font-size="10pt" style:font-style-asian="normal" style:font-weight-complex="bold" style:font-weight-asian="bold" style:font-size-complex="10pt" style:font-size-asian="10pt" style:text-position="0% 100%" fo:text-shadow="none" style:text-outline="false" fo:font-style="normal" style:text-line-through-type="none" style:text-underline-style="none" style:text-underline-color="font-color" fo:font-weight="bold" style:font-style-complex="normal"/>
    </style:style>
    <style:style style:name="T10" style:family="text">
      <style:text-properties style:font-name="Arial" fo:font-size="10pt" style:font-style-asian="normal" style:font-size-complex="10pt" style:font-size-asian="10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2" style:family="text">
      <style:text-properties style:font-name="Times New Roman"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14" style:family="text">
      <style:text-properties fo:color="#0000ff" style:font-name="Arial" fo:font-size="9.5pt" fo:font-weight="normal" style:text-underline-style="solid" style:text-underline-width="auto"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WenQuanYi Micro Hei" style:font-name-complex="Lohit Devanagari" style:font-size-asian="9.5pt" style:font-size-complex="9.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use-regular-expressions="false"/>
      <table:table table:name="instructions" table:style-name="ta1" table:print="false">
        <office:forms form:automatic-focus="false" form:apply-design-mode="false"/>
        <table:table-column table:style-name="co1" table:number-columns-repeated="8" table:default-cell-style-name="ce216"/>
        <table:table-column table:style-name="co2" table:default-cell-style-name="ce216"/>
        <table:table-column table:style-name="co1" table:number-columns-repeated="247" table:default-cell-style-name="ce216"/>
        <table:table-row table:style-name="ro1">
          <table:table-cell table:style-name="ce212" office:value-type="string" calcext:value-type="string">
            <text:p>Spocalc.xls is an Excel spreadsheet I made. <text:s/>It works like any other Excel spreadsheet.</text:p>
          </table:table-cell>
          <table:table-cell table:style-name="ce217" table:number-columns-repeated="7"/>
          <table:table-cell table:style-name="ce220"/>
          <table:table-cell table:number-columns-repeated="247"/>
        </table:table-row>
        <table:table-row table:style-name="ro1">
          <table:table-cell table:style-name="ce213" office:value-type="string" calcext:value-type="string">
            <text:p>There is no program beyond the built-in brains of Excel, just some formulas that</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automatically work on the numbers you enter to instantly give you the spoke length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 need.</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Spocalc.xls contains four Excel worksheets: "instructions" (this sheet), "calculator",</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hubs" and "rims". <text:s/>Once you've opened spocalc.xls in Excel, you can look at any worksheet</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by clicking on its tab at the bottom of the screen.</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Instructions on how to use the macros to enter hub and rim data are on th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hubs" and "rims" worksheets.</text:p>
          </table:table-cell>
          <table:table-cell table:style-name="ce218" table:number-columns-repeated="7"/>
          <table:table-cell table:style-name="ce221"/>
          <table:table-cell table:number-columns-repeated="247"/>
        </table:table-row>
        <table:table-row table:style-name="ro1">
          <table:table-cell table:style-name="ce214"/>
          <table:table-cell table:style-name="ce218" table:number-columns-repeated="7"/>
          <table:table-cell table:style-name="ce221"/>
          <table:table-cell table:number-columns-repeated="247"/>
        </table:table-row>
        <table:table-row table:style-name="ro1">
          <table:table-cell table:style-name="ce213" office:value-type="string" calcext:value-type="string">
            <text:p>The "calculator" worksheet is where you enter the rim and hub dimensions and view th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results of the calculations. If you click on a cell containing the spoke length, you can</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view the formulas in the Formula Bar near the top of the worksheet. </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e "rims" worksheet is a list of dimensions you can use for rims, or you can measur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r own rim and add it to the list if you want.</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e "hubs" worksheet is a list of hubs you can choose from, or again, you can measur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r own hub and add it to the list if you want.</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Here's how to use the macro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1. Make sure you enable the macros. (Often Excel prompts you to disable them in case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y harbor a virus.) You can enable the macros when you open the file by clicking on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 "Enable Macros" button when Excel asks.</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2. Click on the "hubs" tab at the bottom of the workbook. Spocalc shows the hubs database.</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3. Select the name of the front hub you want by clicking on the cell containing the name of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 hub (in column I, the "Select a Hub" column). </text:p>
          </table:table-cell>
          <table:table-cell table:style-name="ce218" table:number-columns-repeated="7"/>
          <table:table-cell table:style-name="ce221"/>
          <table:table-cell table:number-columns-repeated="247"/>
        </table:table-row>
        <table:table-row table:style-name="ro1">
          <table:table-cell table:style-name="ce214"/>
          <table:table-cell table:style-name="ce218" table:number-columns-repeated="7"/>
          <table:table-cell table:style-name="ce221"/>
          <table:table-cell table:number-columns-repeated="247"/>
        </table:table-row>
        <table:table-row table:style-name="ro1">
          <table:table-cell table:style-name="ce213" office:value-type="string" calcext:value-type="string">
            <text:p>4. Click on "Enter Front Hub Dimensions" in the "Tools" menu.</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Of course, if you select a rear hub click on "Enter Rear Hub Dimensions".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Same for the rims.</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Please e-mail me, Damon Rinard, at drinard@yahoo.com if you have addition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corrections, questions or other feedback.</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ank you Sheldon Brown, Doug Milliken, Greg Johnson, Larry Friedman, and Clark Rasmussen</text:p>
          </table:table-cell>
          <table:table-cell table:style-name="ce218" table:number-columns-repeated="7"/>
          <table:table-cell table:style-name="ce221"/>
          <table:table-cell table:number-columns-repeated="247"/>
        </table:table-row>
        <table:table-row table:style-name="ro1">
          <table:table-cell table:style-name="ce215" office:value-type="string" calcext:value-type="string">
            <text:p>for your invaluable help in developing this spreadsheet.</text:p>
          </table:table-cell>
          <table:table-cell table:style-name="ce219" table:number-columns-repeated="7"/>
          <table:table-cell table:style-name="ce222"/>
          <table:table-cell table:number-columns-repeated="247"/>
        </table:table-row>
        <table:table-row table:style-name="ro1" table:number-rows-repeated="31958">
          <table:table-cell table:number-columns-repeated="256"/>
        </table:table-row>
        <table:table-row table:style-name="ro1">
          <table:table-cell table:number-columns-repeated="256"/>
        </table:table-row>
      </table:table>
      <table:table table:name="calculator" table:style-name="ta2" table:protected="true" table:print="false">
        <loext:table-protection loext:select-protected-cells="true" loext:select-unprotected-cells="true"/>
        <office:forms form:automatic-focus="false" form:apply-design-mode="false"/>
        <table:table-column table:style-name="co4" table:default-cell-style-name="ce225"/>
        <table:table-column table:style-name="co5" table:default-cell-style-name="ce225"/>
        <table:table-column table:style-name="co6" table:default-cell-style-name="ce21"/>
        <table:table-column table:style-name="co7" table:default-cell-style-name="ce21"/>
        <table:table-column table:style-name="co8" table:default-cell-style-name="ce225"/>
        <table:table-column table:style-name="co9" table:default-cell-style-name="ce225"/>
        <table:table-column table:style-name="co10" table:default-cell-style-name="ce225"/>
        <table:table-column table:style-name="co11" table:default-cell-style-name="ce225"/>
        <table:table-column table:style-name="co12" table:default-cell-style-name="ce225"/>
        <table:table-column table:style-name="co13" table:default-cell-style-name="ce225"/>
        <table:table-column table:style-name="co14" table:default-cell-style-name="ce225"/>
        <table:table-column table:style-name="co15" table:number-columns-repeated="3" table:default-cell-style-name="ce225"/>
        <table:table-column table:style-name="co16" table:number-columns-repeated="242" table:default-cell-style-name="ce225"/>
        <table:table-row table:style-name="ro1">
          <table:table-cell table:style-name="ce12"/>
          <table:table-cell table:style-name="ce12" office:value-type="string" calcext:value-type="string">
            <text:p>Spocalc2004</text:p>
          </table:table-cell>
          <table:table-cell/>
          <table:table-cell table:style-name="ce29" office:value-type="string" calcext:value-type="string">
            <text:p>http://www.damonrinard.com/</text:p>
          </table:table-cell>
          <table:table-cell table:style-name="ce12" table:number-columns-repeated="2"/>
          <table:table-cell table:number-columns-repeated="250"/>
        </table:table-row>
        <table:table-row table:style-name="ro1">
          <table:table-cell table:style-name="ce13"/>
          <table:table-cell table:style-name="ce13" office:value-type="string" calcext:value-type="string">
            <text:p>Click on the tabs (bottom of screen) for hub and rim dimensions. <text:s/>You can edit or add to those dimensions.</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1" calcext:value-type="float">
            <text:p>1</text:p>
          </table:table-cell>
          <table:table-cell table:style-name="ce13" office:value-type="string" calcext:value-type="string">
            <text:p>Enter "N, total number of spokes" by typing the total number into the appropriate cells (C10, C23).</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2" calcext:value-type="float">
            <text:p>2</text:p>
          </table:table-cell>
          <table:table-cell table:style-name="ce13" office:value-type="string" calcext:value-type="string">
            <text:p>Enter rim and hub dimensions by typing them in the yellow "Input" cells (column C)…</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table:table-cell table:style-name="ce13" office:value-type="string" calcext:value-type="string">
            <text:p>...or follow the directions on the "hubs" and "rims" sheets to make the macros enter them for you.</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3" calcext:value-type="float">
            <text:p>3</text:p>
          </table:table-cell>
          <table:table-cell table:style-name="ce13" office:value-type="string" calcext:value-type="string">
            <text:p>(Optional) Enter "X, number of cross" by typing in cells C18 &amp; C31. You may enter a decimal value if desired.</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4" calcext:value-type="float">
            <text:p>4</text:p>
          </table:table-cell>
          <table:table-cell table:style-name="ce13" office:value-type="string" calcext:value-type="string">
            <text:p>Spoke lengths for various cross patterns are immediately displayed in columns E and F.</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5" calcext:value-type="float">
            <text:p>5</text:p>
          </table:table-cell>
          <table:table-cell table:style-name="ce13" office:value-type="string" calcext:value-type="string">
            <text:p>(Optional) Print this page by choosing <text:span text:style-name="T6">P</text:span><text:span text:style-name="T7">rint from the </text:span><text:span text:style-name="T8">F</text:span><text:span text:style-name="T7">ile menu.</text:span></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2"/>
          <table:table-cell table:style-name="ce15" office:value-type="string" calcext:value-type="string">
            <text:p>Front Wheel</text:p>
          </table:table-cell>
          <table:table-cell table:style-name="ce23" office:value-type="string" calcext:value-type="string">
            <office:annotation draw:style-name="gr1" draw:text-style-name="P2" svg:width="82.03pt" svg:height="50.49pt" svg:x="315.18pt" svg:y="60.43pt" draw:caption-point-x="-16.19pt" draw:caption-point-y="42.24pt">
              <dc:creator>MS</dc:creator>
              <dc:date>2005-10-02T00:00:00</dc:date>
              <text:p text:style-name="P1"><text:span text:style-name="T1">Enter your components' dimensions in this column.</text:span></text:p>
            </office:annotation>
            <text:p>Input Data</text:p>
          </table:table-cell>
          <table:table-cell table:style-name="ce35" office:value-type="string" calcext:value-type="string" table:number-columns-spanned="3" table:number-rows-spanned="1">
            <office:annotation draw:style-name="gr1" draw:text-style-name="P2" svg:width="164.24pt" svg:height="50.49pt" svg:x="473.24pt" svg:y="60.43pt" draw:caption-point-x="-15.59pt" draw:caption-point-y="42.24pt">
              <dc:creator>MS</dc:creator>
              <dc:date>2005-10-02T00:00:00</dc:date>
              <text:p text:style-name="P1"><text:span text:style-name="T1">Spocalc2002.xls continuously re-calculates the correct lengths for the cross numbers indicated in column D.</text:span></text:p>
            </office:annotation>
            <text:p>Output Data</text:p>
          </table:table-cell>
          <table:covered-table-cell table:style-name="ce42"/>
          <table:covered-table-cell table:style-name="ce50"/>
          <table:table-cell table:style-name="ce56" office:value-type="string" calcext:value-type="string">
            <text:p>Reference information:</text:p>
          </table:table-cell>
          <table:table-cell table:style-name="ce56"/>
          <table:table-cell table:style-name="ce64"/>
          <table:table-cell table:style-name="ce12"/>
          <table:table-cell table:style-name="ce72" office:value-type="string" calcext:value-type="string">
            <text:p>Note:</text:p>
          </table:table-cell>
          <table:table-cell table:style-name="ce56" table:number-columns-repeated="2"/>
          <table:table-cell table:style-name="ce64"/>
          <table:table-cell table:style-name="ce12" table:number-columns-repeated="242"/>
        </table:table-row>
        <table:table-row table:style-name="ro1">
          <table:table-cell table:style-name="ce12"/>
          <table:table-cell table:style-name="ce16" office:value-type="string" calcext:value-type="string">
            <text:p>N, total number of spokes</text:p>
          </table:table-cell>
          <table:table-cell table:style-name="ce24" office:value-type="float" office:value="48" calcext:value-type="float">
            <text:p>48</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57" office:value-type="string" calcext:value-type="string">
            <text:p>left bracing angle</text:p>
          </table:table-cell>
          <table:table-cell table:style-name="ce57" office:value-type="string" calcext:value-type="string">
            <text:p>right bracing angle</text:p>
          </table:table-cell>
          <table:table-cell table:style-name="ce65"/>
          <table:table-cell table:style-name="ce57"/>
          <table:table-cell table:style-name="ce73" office:value-type="string" calcext:value-type="string">
            <text:p>If paired hub spoke holes are <text:span text:style-name="T9">15</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2">
          <table:table-cell table:style-name="ce12"/>
          <table:table-cell table:style-name="ce17" office:value-type="string" calcext:value-type="string">
            <text:p>ERD, effective rim diameter</text:p>
          </table:table-cell>
          <table:table-cell table:style-name="ce25" office:value-type="float" office:value="612" calcext:value-type="float">
            <text:p>612.0</text:p>
          </table:table-cell>
          <table:table-cell table:style-name="ce37" office:value-type="float" office:value="0" calcext:value-type="float">
            <text:p>0</text:p>
          </table:table-cell>
          <table:table-cell table:style-name="ce43" table:formula="of:=SQRT(([.C$15]/2*SIN(2*PI()*[.D11]/([.C$10]/2)))^2+([.C$11]/2-(([.C$15]/2)*COS(2*PI()*[.D11]/([.C$10]/2))))^2+[.D$19]^2)-[.C$17]/2" office:value-type="float" office:value="287.478731464582" calcext:value-type="float">
            <text:p>287.5</text:p>
          </table:table-cell>
          <table:table-cell table:style-name="ce52" table:formula="of:=SQRT(([.C$16]/2*SIN(2*PI()*[.D11]/([.C10]/2)))^2+([.C$11]/2-(([.C$16]/2)*COS(2*PI()*[.D11]/([.C10]/2))))^2+[.D$20]^2)-[.C$17]/2" office:value-type="float" office:value="287.478731464582" calcext:value-type="float">
            <text:p>287.5</text:p>
          </table:table-cell>
          <table:table-cell table:style-name="ce58" table:formula="of:=CONCATENATE(ROUND(DEGREES(ASIN([.$D$19]/[.E11]))-3.5/2;1);&quot; heads out; &quot;;ROUND(DEGREES(ASIN([.$D$19]/[.E11]))+3.5/2;1);&quot; heads in&quot;)" office:value-type="string" office:string-value="5.3 heads out; 8.8 heads in" calcext:value-type="string">
            <text:p>5.3 heads out; 8.8 heads in</text:p>
          </table:table-cell>
          <table:table-cell table:style-name="ce58" table:formula="of:=CONCATENATE(ROUND(DEGREES(ASIN([.$D$20]/[.F11]))-3.5/2;1);&quot; heads out; &quot;;ROUND(DEGREES(ASIN([.$D$20]/[.F11]))+3.5/2;1);&quot; heads in&quot;)" office:value-type="string" office:string-value="5.3 heads out; 8.8 heads in" calcext:value-type="string">
            <text:p>5.3 heads out; 8.8 heads in</text:p>
          </table:table-cell>
          <table:table-cell table:style-name="ce66" office:value-type="string" calcext:value-type="string">
            <text:p>Tension L/R</text:p>
          </table:table-cell>
          <table:table-cell table:style-name="ce12"/>
          <table:table-cell table:style-name="ce73" office:value-type="string" calcext:value-type="string">
            <text:p>For 24 paired spokes laced 2x, enter 2.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OSB, offset spoke bed</text:p>
          </table:table-cell>
          <table:table-cell table:style-name="ce25" office:value-type="float" office:value="0" calcext:value-type="float">
            <text:p>0.0</text:p>
          </table:table-cell>
          <table:table-cell table:style-name="ce37" office:value-type="float" office:value="1" calcext:value-type="float">
            <text:p>1</text:p>
          </table:table-cell>
          <table:table-cell table:style-name="ce43" table:formula="of:=SQRT(([.C$15]/2*SIN(2*PI()*[.D12]/([.C$10]/2)))^2+([.C$11]/2-(([.C$15]/2)*COS(2*PI()*[.D12]/([.C$10]/2))))^2+[.D$19]^2)-[.C$17]/2" office:value-type="float" office:value="288.182188790302" calcext:value-type="float">
            <text:p>288.2</text:p>
          </table:table-cell>
          <table:table-cell table:style-name="ce52" table:formula="of:=SQRT(([.C$16]/2*SIN(2*PI()*[.D12]/([.C10]/2)))^2+([.C$11]/2-(([.C$16]/2)*COS(2*PI()*[.D12]/([.C10]/2))))^2+[.D$20]^2)-[.C$17]/2" office:value-type="float" office:value="288.182188790302" calcext:value-type="float">
            <text:p>288.2</text:p>
          </table:table-cell>
          <table:table-cell table:style-name="ce59" table:formula="of:=DEGREES(ASIN([.$D$19]/[.E12]))" office:value-type="float" office:value="7.05597544027926" calcext:value-type="float">
            <text:p>7.1º</text:p>
          </table:table-cell>
          <table:table-cell table:style-name="ce59" table:formula="of:=DEGREES(ASIN([.$D$20]/[.F12]))" office:value-type="float" office:value="7.05597544027926" calcext:value-type="float">
            <text:p>7.1º</text:p>
          </table:table-cell>
          <table:table-cell table:style-name="ce67" table:formula="of:=SIN(RADIANS([.H12]))/SIN(RADIANS([.G12]))" office:value-type="percentage" office:value="1" calcext:value-type="percentage">
            <text:p>100%</text:p>
          </table:table-cell>
          <table:table-cell table:style-name="ce71"/>
          <table:table-cell table:style-name="ce73" office:value-type="string" calcext:value-type="string">
            <text:p>For 24 paired spokes laced 1x, enter 1.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L, width from center to left flange</text:p>
          </table:table-cell>
          <table:table-cell table:style-name="ce25" office:value-type="float" office:value="35.4" calcext:value-type="float">
            <text:p>35.4</text:p>
          </table:table-cell>
          <table:table-cell table:style-name="ce37" office:value-type="float" office:value="2" calcext:value-type="float">
            <text:p>2</text:p>
          </table:table-cell>
          <table:table-cell table:style-name="ce43" table:formula="of:=SQRT(([.C$15]/2*SIN(2*PI()*[.D13]/([.C$10]/2)))^2+([.C$11]/2-(([.C$15]/2)*COS(2*PI()*[.D13]/([.C$10]/2))))^2+[.D$19]^2)-[.C$17]/2" office:value-type="float" office:value="290.234834622144" calcext:value-type="float">
            <text:p>290.2</text:p>
          </table:table-cell>
          <table:table-cell table:style-name="ce52" table:formula="of:=SQRT(([.C$16]/2*SIN(2*PI()*[.D13]/([.C10]/2)))^2+([.C$11]/2-(([.C$16]/2)*COS(2*PI()*[.D13]/([.C10]/2))))^2+[.D$20]^2)-[.C$17]/2" office:value-type="float" office:value="290.234834622144" calcext:value-type="float">
            <text:p>290.2</text:p>
          </table:table-cell>
          <table:table-cell table:style-name="ce59" table:formula="of:=DEGREES(ASIN([.$D$19]/[.E13]))" office:value-type="float" office:value="7.00582192600359" calcext:value-type="float">
            <text:p>7º</text:p>
          </table:table-cell>
          <table:table-cell table:style-name="ce59" table:formula="of:=DEGREES(ASIN([.$D$20]/[.F13]))" office:value-type="float" office:value="7.00582192600359" calcext:value-type="float">
            <text:p>7º</text:p>
          </table:table-cell>
          <table:table-cell table:style-name="ce67" table:formula="of:=SIN(RADIANS([.H13]))/SIN(RADIANS([.G13]))" office:value-type="percentage" office:value="1" calcext:value-type="percentage">
            <text:p>100%</text:p>
          </table:table-cell>
          <table:table-cell table:style-name="ce71"/>
          <table:table-cell table:style-name="ce73" office:value-type="string" calcext:value-type="string">
            <text:p>For 20 paired spokes laced 2x, enter 2.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R, width from center to right flange</text:p>
          </table:table-cell>
          <table:table-cell table:style-name="ce25" office:value-type="float" office:value="35.4" calcext:value-type="float">
            <text:p>35.4</text:p>
          </table:table-cell>
          <table:table-cell table:style-name="ce37" office:value-type="float" office:value="3" calcext:value-type="float">
            <text:p>3</text:p>
          </table:table-cell>
          <table:table-cell table:style-name="ce43" table:formula="of:=SQRT(([.C$15]/2*SIN(2*PI()*[.D14]/([.C$10]/2)))^2+([.C$11]/2-(([.C$15]/2)*COS(2*PI()*[.D14]/([.C$10]/2))))^2+[.D$19]^2)-[.C$17]/2" office:value-type="float" office:value="293.470659675034" calcext:value-type="float">
            <text:p>293.5</text:p>
          </table:table-cell>
          <table:table-cell table:style-name="ce52" table:formula="of:=SQRT(([.C$16]/2*SIN(2*PI()*[.D14]/([.C10]/2)))^2+([.C$11]/2-(([.C$16]/2)*COS(2*PI()*[.D14]/([.C10]/2))))^2+[.D$20]^2)-[.C$17]/2" office:value-type="float" office:value="293.470659675034" calcext:value-type="float">
            <text:p>293.5</text:p>
          </table:table-cell>
          <table:table-cell table:style-name="ce59" table:formula="of:=DEGREES(ASIN([.$D$19]/[.E14]))" office:value-type="float" office:value="6.9281944627378" calcext:value-type="float">
            <text:p>6.9º</text:p>
          </table:table-cell>
          <table:table-cell table:style-name="ce59" table:formula="of:=DEGREES(ASIN([.$D$20]/[.F14]))" office:value-type="float" office:value="6.9281944627378" calcext:value-type="float">
            <text:p>6.9º</text:p>
          </table:table-cell>
          <table:table-cell table:style-name="ce67" table:formula="of:=SIN(RADIANS([.H14]))/SIN(RADIANS([.G14]))" office:value-type="percentage" office:value="1" calcext:value-type="percentage">
            <text:p>100%</text:p>
          </table:table-cell>
          <table:table-cell table:style-name="ce71"/>
          <table:table-cell table:style-name="ce73" office:value-type="string" calcext:value-type="string">
            <text:p>For 20 paired spokes laced 1x, enter 1.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L, left flange diameter</text:p>
          </table:table-cell>
          <table:table-cell table:style-name="ce25" office:value-type="float" office:value="39" calcext:value-type="float">
            <text:p>39.0</text:p>
          </table:table-cell>
          <table:table-cell table:style-name="ce37" office:value-type="float" office:value="4" calcext:value-type="float">
            <text:p>4</text:p>
          </table:table-cell>
          <table:table-cell table:style-name="ce43" table:formula="of:=SQRT(([.C$15]/2*SIN(2*PI()*[.D15]/([.C$10]/2)))^2+([.C$11]/2-(([.C$15]/2)*COS(2*PI()*[.D15]/([.C$10]/2))))^2+[.D$19]^2)-[.C$17]/2" office:value-type="float" office:value="297.635088301223" calcext:value-type="float">
            <text:p>297.6</text:p>
          </table:table-cell>
          <table:table-cell table:style-name="ce52" table:formula="of:=SQRT(([.C$16]/2*SIN(2*PI()*[.D15]/([.C10]/2)))^2+([.C$11]/2-(([.C$16]/2)*COS(2*PI()*[.D15]/([.C10]/2))))^2+[.D$20]^2)-[.C$17]/2" office:value-type="float" office:value="297.635088301223" calcext:value-type="float">
            <text:p>297.6</text:p>
          </table:table-cell>
          <table:table-cell table:style-name="ce59" table:formula="of:=DEGREES(ASIN([.$D$19]/[.E15]))" office:value-type="float" office:value="6.83079183734501" calcext:value-type="float">
            <text:p>6.8º</text:p>
          </table:table-cell>
          <table:table-cell table:style-name="ce59" table:formula="of:=DEGREES(ASIN([.$D$20]/[.F15]))" office:value-type="float" office:value="6.83079183734501" calcext:value-type="float">
            <text:p>6.8º</text:p>
          </table:table-cell>
          <table:table-cell table:style-name="ce67" table:formula="of:=SIN(RADIANS([.H15]))/SIN(RADIANS([.G15]))" office:value-type="percentage" office:value="1" calcext:value-type="percentage">
            <text:p>100%</text:p>
          </table:table-cell>
          <table:table-cell table:style-name="ce71"/>
          <table:table-cell table:style-name="ce74" office:value-type="string" calcext:value-type="string">
            <text:p>For 16 paired spokes laced 1x, enter 1.33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R, right flange diameter</text:p>
          </table:table-cell>
          <table:table-cell table:style-name="ce25" office:value-type="float" office:value="39" calcext:value-type="float">
            <text:p>39.0</text:p>
          </table:table-cell>
          <table:table-cell table:style-name="ce38" table:formula="of:=[.C18]" office:value-type="float" office:value="0" calcext:value-type="float">
            <text:p>0.00</text:p>
          </table:table-cell>
          <table:table-cell table:style-name="ce44" table:formula="of:=SQRT(([.C$15]/2*SIN(2*PI()*[.D16]/([.C$10]/2)))^2+([.C$11]/2-(([.C$15]/2)*COS(2*PI()*[.D16]/([.C$10]/2))))^2+[.D$19]^2)-[.C$17]/2" office:value-type="float" office:value="287.478731464582" calcext:value-type="float">
            <text:p>287.5</text:p>
          </table:table-cell>
          <table:table-cell table:style-name="ce53" table:formula="of:=SQRT(([.C$16]/2*SIN(2*PI()*[.D16]/([.C10]/2)))^2+([.C$11]/2-(([.C$16]/2)*COS(2*PI()*[.D16]/([.C10]/2))))^2+[.D$20]^2)-[.C$17]/2" office:value-type="float" office:value="287.478731464582" calcext:value-type="float">
            <text:p>287.5</text:p>
          </table:table-cell>
          <table:table-cell table:style-name="ce60" table:formula="of:=DEGREES(ASIN([.$D$19]/[.E16]))" office:value-type="float" office:value="7.07332947810413" calcext:value-type="float">
            <text:p>7.1º</text:p>
          </table:table-cell>
          <table:table-cell table:style-name="ce60" table:formula="of:=DEGREES(ASIN([.$D$20]/[.F16]))" office:value-type="float" office:value="7.07332947810413" calcext:value-type="float">
            <text:p>7.1º</text:p>
          </table:table-cell>
          <table:table-cell table:style-name="ce68" table:formula="of:=SIN(RADIANS([.H16]))/SIN(RADIANS([.G16]))" office:value-type="percentage" office:value="1" calcext:value-type="percentage">
            <text:p>100%</text:p>
          </table:table-cell>
          <table:table-cell table:style-name="ce71"/>
          <table:table-cell table:style-name="ce73"/>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S, spoke hole diameter</text:p>
          </table:table-cell>
          <table:table-cell table:style-name="ce25" office:value-type="float" office:value="2.4" calcext:value-type="float">
            <text:p>2.4</text:p>
          </table:table-cell>
          <table:table-cell table:style-name="ce39"/>
          <table:table-cell table:style-name="ce45"/>
          <table:table-cell table:style-name="ce54"/>
          <table:table-cell table:style-name="ce61" table:number-columns-repeated="2"/>
          <table:table-cell table:style-name="ce12" table:number-columns-repeated="2"/>
          <table:table-cell table:style-name="ce73" office:value-type="string" calcext:value-type="string">
            <text:p>If paired hub spoke holes are <text:span text:style-name="T9">20</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0" calcext:value-type="float">
            <text:p>0.00</text:p>
          </table:table-cell>
          <table:table-cell table:style-name="ce39"/>
          <table:table-cell table:style-name="ce46"/>
          <table:table-cell table:style-name="ce54"/>
          <table:table-cell table:style-name="ce61" table:number-columns-repeated="2"/>
          <table:table-cell table:style-name="ce12" table:number-columns-repeated="2"/>
          <table:table-cell table:style-name="ce75" office:value-type="string" calcext:value-type="string">
            <text:p>For 16 paired spokes laced 1x, enter 1.275 cross.</text:p>
          </table:table-cell>
          <table:table-cell table:style-name="ce78" table:number-columns-repeated="2"/>
          <table:table-cell table:style-name="ce82"/>
          <table:table-cell table:style-name="ce12" table:number-columns-repeated="242"/>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13]+[.C12]" office:value-type="float" office:value="35.4" calcext:value-type="float">
            <text:p>35.4</text:p>
          </table:table-cell>
          <table:table-cell table:style-name="ce47"/>
          <table:table-cell table:style-name="ce54"/>
          <table:table-cell table:style-name="ce61" table:number-columns-repeated="2"/>
          <table:table-cell table:style-name="ce12" table:number-columns-repeated="248"/>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14]-[.C12]" office:value-type="float" office:value="35.4" calcext:value-type="float">
            <text:p>35.4</text:p>
          </table:table-cell>
          <table:table-cell table:style-name="ce48"/>
          <table:table-cell table:style-name="ce55"/>
          <table:table-cell table:style-name="ce61" table:number-columns-repeated="2"/>
          <table:table-cell table:style-name="ce12" table:number-columns-repeated="248"/>
        </table:table-row>
        <table:table-row table:style-name="ro1">
          <table:table-cell table:style-name="ce12"/>
          <table:table-cell table:style-name="ce13"/>
          <table:table-cell table:style-name="ce22" table:number-columns-repeated="2"/>
          <table:table-cell table:style-name="ce13" table:number-columns-repeated="2"/>
          <table:table-cell table:style-name="ce61" table:number-columns-repeated="2"/>
          <table:table-cell table:style-name="ce12" table:number-columns-repeated="248"/>
        </table:table-row>
        <table:table-row table:style-name="ro1">
          <table:table-cell table:style-name="ce12"/>
          <table:table-cell table:style-name="ce15" office:value-type="string" calcext:value-type="string">
            <text:p>Rear Wheel</text:p>
          </table:table-cell>
          <table:table-cell table:style-name="ce23" office:value-type="string" calcext:value-type="string">
            <office:annotation draw:style-name="gr1" draw:text-style-name="P2" svg:width="82.03pt" svg:height="50.49pt" svg:x="315.18pt" svg:y="240.41pt" draw:caption-point-x="-16.19pt" draw:caption-point-y="39.71pt">
              <dc:creator>MS</dc:creator>
              <dc:date>2005-10-02T00:00:00</dc:date>
              <text:p text:style-name="P1"><text:span text:style-name="T1">Enter your components' dimensions in this column.</text:span></text:p>
            </office:annotation>
            <text:p>Input Data</text:p>
          </table:table-cell>
          <table:table-cell table:style-name="ce35" office:value-type="string" calcext:value-type="string" table:number-columns-spanned="3" table:number-rows-spanned="1">
            <office:annotation draw:style-name="gr1" draw:text-style-name="P2" svg:width="164.24pt" svg:height="50.49pt" svg:x="473.24pt" svg:y="240.41pt" draw:caption-point-x="-15.59pt" draw:caption-point-y="39.71pt">
              <dc:creator>MS</dc:creator>
              <dc:date>2005-10-02T00:00:00</dc:date>
              <text:p text:style-name="P1"><text:span text:style-name="T1">Spocalc2002.xls continuously re-calculates the correct lengths for the cross numbers indicated in column D.</text:span></text:p>
            </office:annotation>
            <text:p>Output Data</text:p>
          </table:table-cell>
          <table:covered-table-cell table:style-name="ce42"/>
          <table:covered-table-cell table:style-name="ce50"/>
          <table:table-cell table:style-name="ce62" office:value-type="string" calcext:value-type="string">
            <text:p>Reference information:</text:p>
          </table:table-cell>
          <table:table-cell table:style-name="ce62"/>
          <table:table-cell table:style-name="ce64"/>
          <table:table-cell table:style-name="ce12" table:number-columns-repeated="4"/>
          <table:table-cell table:style-name="ce83"/>
          <table:table-cell table:style-name="ce84"/>
          <table:table-cell table:style-name="ce12" table:number-columns-repeated="241"/>
        </table:table-row>
        <table:table-row table:style-name="ro1">
          <table:table-cell table:style-name="ce12"/>
          <table:table-cell table:style-name="ce16" office:value-type="string" calcext:value-type="string">
            <text:p>N, total number of spokes</text:p>
          </table:table-cell>
          <table:table-cell table:style-name="ce24" office:value-type="float" office:value="48" calcext:value-type="float">
            <text:p>48</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63" office:value-type="string" calcext:value-type="string">
            <text:p>left bracing angle</text:p>
          </table:table-cell>
          <table:table-cell table:style-name="ce63" office:value-type="string" calcext:value-type="string">
            <text:p>right bracing angle</text:p>
          </table:table-cell>
          <table:table-cell table:style-name="ce69"/>
          <table:table-cell table:style-name="ce12" table:number-columns-repeated="247"/>
        </table:table-row>
        <table:table-row table:style-name="ro2">
          <table:table-cell table:style-name="ce12"/>
          <table:table-cell table:style-name="ce17" office:value-type="string" calcext:value-type="string">
            <text:p>ERD, effective rim diameter</text:p>
          </table:table-cell>
          <table:table-cell table:style-name="ce25" office:value-type="float" office:value="605" calcext:value-type="float">
            <text:p>605.0</text:p>
          </table:table-cell>
          <table:table-cell table:style-name="ce37" office:value-type="float" office:value="0" calcext:value-type="float">
            <text:p>0</text:p>
          </table:table-cell>
          <table:table-cell table:style-name="ce43" table:formula="of:=SQRT(([.C$28]/2*SIN(2*PI()*[.D24]/([.C$23]/2)))^2+([.C$24]/2-(([.C$28]/2)*COS(2*PI()*[.D24]/([.C$23]/2))))^2+[.D$32]^2)-[.C$30]/2" office:value-type="float" office:value="281.206564371298" calcext:value-type="float">
            <text:p>281.2</text:p>
          </table:table-cell>
          <table:table-cell table:style-name="ce52" table:formula="of:=SQRT(([.C$29]/2*SIN(2*PI()*[.D24]/([.C$23]/2)))^2+([.C$24]/2-(([.C$29]/2)*COS(2*PI()*[.D24]/([.C$23]/2))))^2+[.D$33]^2)-[.C$30]/2" office:value-type="float" office:value="279.072884881859" calcext:value-type="float">
            <text:p>279.1</text:p>
          </table:table-cell>
          <table:table-cell table:style-name="ce58" table:formula="of:=CONCATENATE(ROUND(DEGREES(ASIN([.$D$32]/[.E24]))-3.5/2;1);&quot; heads out; &quot;;ROUND(DEGREES(ASIN([.$D$32]/[.E24]))+3.5/2;1);&quot; heads in&quot;)" office:value-type="string" office:string-value="4.9 heads out; 8.4 heads in" calcext:value-type="string">
            <text:p>4.9 heads out; 8.4 heads in</text:p>
          </table:table-cell>
          <table:table-cell table:style-name="ce58" table:formula="of:=CONCATENATE(ROUND(DEGREES(ASIN([.$D$33]/[.F24]))-3.5/2;1);&quot; heads out; &quot;;ROUND(DEGREES(ASIN([.$D$33]/[.F24]))+3.5/2;1);&quot; heads in&quot;)" office:value-type="string" office:string-value="2.5 heads out; 6 heads in" calcext:value-type="string">
            <text:p>2.5 heads out; 6 heads in</text:p>
          </table:table-cell>
          <table:table-cell table:style-name="ce66" office:value-type="string" calcext:value-type="string">
            <text:p>Tension L/R</text:p>
          </table:table-cell>
          <table:table-cell table:style-name="ce12"/>
          <table:table-cell table:style-name="ce76" office:value-type="string" calcext:value-type="string">
            <text:p>Tension ratio calc</text:p>
          </table:table-cell>
          <table:table-cell table:style-name="ce76" office:value-type="string" calcext:value-type="string">
            <office:annotation draw:style-name="gr2" draw:text-style-name="P2" svg:width="82.03pt" svg:height="39.29pt" svg:x="872.39pt" svg:y="266pt" draw:caption-point-x="-14.09pt" draw:caption-point-y="39.71pt">
              <dc:creator>MS</dc:creator>
              <dc:date>2005-10-02T00:00:00</dc:date>
              <text:p text:style-name="P1"><text:span text:style-name="T1">Enter your bracing angles in this column.</text:span></text:p>
            </office:annotation>
            <text:p>Input</text:p>
          </table:table-cell>
          <table:table-cell table:style-name="ce76" office:value-type="string" calcext:value-type="string">
            <text:p>Output</text:p>
          </table:table-cell>
          <table:table-cell table:style-name="ce12" table:number-columns-repeated="243"/>
        </table:table-row>
        <table:table-row table:style-name="ro1">
          <table:table-cell table:style-name="ce12"/>
          <table:table-cell table:style-name="ce17" office:value-type="string" calcext:value-type="string">
            <text:p>OSB, offset spoke bed</text:p>
          </table:table-cell>
          <table:table-cell table:style-name="ce25" office:value-type="float" office:value="4" calcext:value-type="float">
            <text:p>4.0</text:p>
          </table:table-cell>
          <table:table-cell table:style-name="ce37" office:value-type="float" office:value="1" calcext:value-type="float">
            <text:p>1</text:p>
          </table:table-cell>
          <table:table-cell table:style-name="ce43" table:formula="of:=SQRT(([.C$28]/2*SIN(2*PI()*[.D25]/([.C$23]/2)))^2+([.C$24]/2-(([.C$28]/2)*COS(2*PI()*[.D25]/([.C$23]/2))))^2+[.D$32]^2)-[.C$30]/2" office:value-type="float" office:value="282.008394741562" calcext:value-type="float">
            <text:p>282.0</text:p>
          </table:table-cell>
          <table:table-cell table:style-name="ce52" table:formula="of:=SQRT(([.C$29]/2*SIN(2*PI()*[.D25]/([.C$23]/2)))^2+([.C$24]/2-(([.C$29]/2)*COS(2*PI()*[.D25]/([.C$23]/2))))^2+[.D$33]^2)-[.C$30]/2" office:value-type="float" office:value="279.917470334356" calcext:value-type="float">
            <text:p>279.9</text:p>
          </table:table-cell>
          <table:table-cell table:style-name="ce59" table:formula="of:=DEGREES(ASIN([.$D$32]/[.E25]))" office:value-type="float" office:value="6.67092623692841" calcext:value-type="float">
            <text:p>6.7º</text:p>
          </table:table-cell>
          <table:table-cell table:style-name="ce59" table:formula="of:=DEGREES(ASIN([.$D$33]/[.F25]))" office:value-type="float" office:value="4.26144063356614" calcext:value-type="float">
            <text:p>4.3º</text:p>
          </table:table-cell>
          <table:table-cell table:style-name="ce67" table:formula="of:=SIN(RADIANS([.H25]))/SIN(RADIANS([.G25]))" office:value-type="percentage" office:value="0.639663358019013" calcext:value-type="percentage">
            <text:p>64%</text:p>
          </table:table-cell>
          <table:table-cell table:style-name="ce71"/>
          <table:table-cell table:style-name="ce77" office:value-type="string" calcext:value-type="string">
            <text:p>left bracing angle</text:p>
          </table:table-cell>
          <table:table-cell table:style-name="ce79" office:value-type="float" office:value="5.8" calcext:value-type="float">
            <text:p>5.8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L, width from center to left flange</text:p>
          </table:table-cell>
          <table:table-cell table:style-name="ce25" office:value-type="float" office:value="36.76" calcext:value-type="float">
            <text:p>36.8</text:p>
          </table:table-cell>
          <table:table-cell table:style-name="ce37" office:value-type="float" office:value="2" calcext:value-type="float">
            <text:p>2</text:p>
          </table:table-cell>
          <table:table-cell table:style-name="ce43" table:formula="of:=SQRT(([.C$28]/2*SIN(2*PI()*[.D26]/([.C$23]/2)))^2+([.C$24]/2-(([.C$28]/2)*COS(2*PI()*[.D26]/([.C$23]/2))))^2+[.D$32]^2)-[.C$30]/2" office:value-type="float" office:value="284.346265035334" calcext:value-type="float">
            <text:p>284.3</text:p>
          </table:table-cell>
          <table:table-cell table:style-name="ce52" table:formula="of:=SQRT(([.C$29]/2*SIN(2*PI()*[.D26]/([.C$23]/2)))^2+([.C$24]/2-(([.C$29]/2)*COS(2*PI()*[.D26]/([.C$23]/2))))^2+[.D$33]^2)-[.C$30]/2" office:value-type="float" office:value="282.379171495968" calcext:value-type="float">
            <text:p>282.4</text:p>
          </table:table-cell>
          <table:table-cell table:style-name="ce59" table:formula="of:=DEGREES(ASIN([.$D$32]/[.E26]))" office:value-type="float" office:value="6.6158323628761" calcext:value-type="float">
            <text:p>6.6º</text:p>
          </table:table-cell>
          <table:table-cell table:style-name="ce59" table:formula="of:=DEGREES(ASIN([.$D$33]/[.F26]))" office:value-type="float" office:value="4.22422285211475" calcext:value-type="float">
            <text:p>4.2º</text:p>
          </table:table-cell>
          <table:table-cell table:style-name="ce67" table:formula="of:=SIN(RADIANS([.H26]))/SIN(RADIANS([.G26]))" office:value-type="percentage" office:value="0.639343582521005" calcext:value-type="percentage">
            <text:p>64%</text:p>
          </table:table-cell>
          <table:table-cell table:style-name="ce71"/>
          <table:table-cell table:style-name="ce77" office:value-type="string" calcext:value-type="string">
            <text:p>right bracing angle</text:p>
          </table:table-cell>
          <table:table-cell table:style-name="ce79" table:formula="of:=[.H27]" office:value-type="float" office:value="4.16697370548715" calcext:value-type="float">
            <text:p>4.2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R, width from center to right flange</text:p>
          </table:table-cell>
          <table:table-cell table:style-name="ce25" office:value-type="float" office:value="16.8" calcext:value-type="float">
            <text:p>16.8</text:p>
          </table:table-cell>
          <table:table-cell table:style-name="ce37" office:value-type="float" office:value="3" calcext:value-type="float">
            <text:p>3</text:p>
          </table:table-cell>
          <table:table-cell table:style-name="ce43" table:formula="of:=SQRT(([.C$28]/2*SIN(2*PI()*[.D27]/([.C$23]/2)))^2+([.C$24]/2-(([.C$28]/2)*COS(2*PI()*[.D27]/([.C$23]/2))))^2+[.D$32]^2)-[.C$30]/2" office:value-type="float" office:value="288.026341024477" calcext:value-type="float">
            <text:p>288.0</text:p>
          </table:table-cell>
          <table:table-cell table:style-name="ce52" table:formula="of:=SQRT(([.C$29]/2*SIN(2*PI()*[.D27]/([.C$23]/2)))^2+([.C$24]/2-(([.C$29]/2)*COS(2*PI()*[.D27]/([.C$23]/2))))^2+[.D$33]^2)-[.C$30]/2" office:value-type="float" office:value="286.251733582856" calcext:value-type="float">
            <text:p>286.3</text:p>
          </table:table-cell>
          <table:table-cell table:style-name="ce59" table:formula="of:=DEGREES(ASIN([.$D$32]/[.E27]))" office:value-type="float" office:value="6.53093228857115" calcext:value-type="float">
            <text:p>6.5º</text:p>
          </table:table-cell>
          <table:table-cell table:style-name="ce59" table:formula="of:=DEGREES(ASIN([.$D$33]/[.F27]))" office:value-type="float" office:value="4.16697370548715" calcext:value-type="float">
            <text:p>4.2º</text:p>
          </table:table-cell>
          <table:table-cell table:style-name="ce67" table:formula="of:=SIN(RADIANS([.H27]))/SIN(RADIANS([.G27]))" office:value-type="percentage" office:value="0.638856802815467" calcext:value-type="percentage">
            <text:p>64%</text:p>
          </table:table-cell>
          <table:table-cell table:style-name="ce71"/>
          <table:table-cell table:style-name="ce77" office:value-type="string" calcext:value-type="string">
            <text:p>Tension L/R</text:p>
          </table:table-cell>
          <table:table-cell table:style-name="ce80"/>
          <table:table-cell table:style-name="ce81" table:formula="of:=SIN(RADIANS([.L26]))/SIN(RADIANS([.L25]))" office:value-type="percentage" office:value="0.719037976075005" calcext:value-type="percentage">
            <text:p>72%</text:p>
          </table:table-cell>
          <table:table-cell table:style-name="ce12" table:number-columns-repeated="243"/>
        </table:table-row>
        <table:table-row table:style-name="ro1">
          <table:table-cell table:style-name="ce12"/>
          <table:table-cell table:style-name="ce17" office:value-type="string" calcext:value-type="string">
            <text:p>dL, left flange diameter</text:p>
          </table:table-cell>
          <table:table-cell table:style-name="ce25" office:value-type="float" office:value="44" calcext:value-type="float">
            <text:p>44.0</text:p>
          </table:table-cell>
          <table:table-cell table:style-name="ce37" office:value-type="float" office:value="4" calcext:value-type="float">
            <text:p>4</text:p>
          </table:table-cell>
          <table:table-cell table:style-name="ce43" table:formula="of:=SQRT(([.C$28]/2*SIN(2*PI()*[.D28]/([.C$23]/2)))^2+([.C$24]/2-(([.C$28]/2)*COS(2*PI()*[.D28]/([.C$23]/2))))^2+[.D$32]^2)-[.C$30]/2" office:value-type="float" office:value="292.753172461193" calcext:value-type="float">
            <text:p>292.8</text:p>
          </table:table-cell>
          <table:table-cell table:style-name="ce52" table:formula="of:=SQRT(([.C$29]/2*SIN(2*PI()*[.D28]/([.C$23]/2)))^2+([.C$24]/2-(([.C$29]/2)*COS(2*PI()*[.D28]/([.C$23]/2))))^2+[.D$33]^2)-[.C$30]/2" office:value-type="float" office:value="291.221596329683" calcext:value-type="float">
            <text:p>291.2</text:p>
          </table:table-cell>
          <table:table-cell table:style-name="ce59" table:formula="of:=DEGREES(ASIN([.$D$32]/[.E28]))" office:value-type="float" office:value="6.42503505303297" calcext:value-type="float">
            <text:p>6.4º</text:p>
          </table:table-cell>
          <table:table-cell table:style-name="ce59" table:formula="of:=DEGREES(ASIN([.$D$33]/[.F28]))" office:value-type="float" office:value="4.09573948641469" calcext:value-type="float">
            <text:p>4.1º</text:p>
          </table:table-cell>
          <table:table-cell table:style-name="ce67" table:formula="of:=SIN(RADIANS([.H28]))/SIN(RADIANS([.G28]))" office:value-type="percentage" office:value="0.638259773576914" calcext:value-type="percentage">
            <text:p>64%</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dR, right flange diameter</text:p>
          </table:table-cell>
          <table:table-cell table:style-name="ce25" office:value-type="float" office:value="46" calcext:value-type="float">
            <text:p>46.0</text:p>
          </table:table-cell>
          <table:table-cell table:style-name="ce38" table:formula="of:=[.C31]" office:value-type="float" office:value="1.33" calcext:value-type="float">
            <text:p>1.33</text:p>
          </table:table-cell>
          <table:table-cell table:style-name="ce44" table:formula="of:=SQRT(([.C$28]/2*SIN(2*PI()*[.D29]/([.C$23]/2)))^2+([.C$24]/2-(([.C$28]/2)*COS(2*PI()*[.D29]/([.C$23]/2))))^2+[.D$32]^2)-[.C$30]/2" office:value-type="float" office:value="282.617178760333" calcext:value-type="float">
            <text:p>282.6</text:p>
          </table:table-cell>
          <table:table-cell table:style-name="ce53" table:formula="of:=SQRT(([.C$29]/2*SIN(2*PI()*[.D29]/([.C$23]/2)))^2+([.C$24]/2-(([.C$29]/2)*COS(2*PI()*[.D29]/([.C$23]/2))))^2+[.D$33]^2)-[.C$30]/2" office:value-type="float" office:value="280.558618265216" calcext:value-type="float">
            <text:p>280.6</text:p>
          </table:table-cell>
          <table:table-cell table:style-name="ce60" table:formula="of:=DEGREES(ASIN([.$D$32]/[.E29]))" office:value-type="float" office:value="6.65649136039498" calcext:value-type="float">
            <text:p>6.7º</text:p>
          </table:table-cell>
          <table:table-cell table:style-name="ce60" table:formula="of:=DEGREES(ASIN([.$D$33]/[.F29]))" office:value-type="float" office:value="4.25168422075056" calcext:value-type="float">
            <text:p>4.3º</text:p>
          </table:table-cell>
          <table:table-cell table:style-name="ce68" table:formula="of:=SIN(RADIANS([.H29]))/SIN(RADIANS([.G29]))" office:value-type="percentage" office:value="0.639579278253939" calcext:value-type="percentage">
            <text:p>64%</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S, spoke hole diameter</text:p>
          </table:table-cell>
          <table:table-cell table:style-name="ce25" office:value-type="float" office:value="2.4" calcext:value-type="float">
            <text:p>2.4</text:p>
          </table:table-cell>
          <table:table-cell table:style-name="ce39"/>
          <table:table-cell table:style-name="ce47"/>
          <table:table-cell table:style-name="ce54"/>
          <table:table-cell table:style-name="ce12" table:number-columns-repeated="2"/>
          <table:table-cell table:style-name="ce70" table:number-columns-repeated="3"/>
          <table:table-cell table:style-name="ce12" table:number-columns-repeated="245"/>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1.33" calcext:value-type="float">
            <text:p>1.33</text:p>
          </table:table-cell>
          <table:table-cell table:style-name="ce39"/>
          <table:table-cell table:style-name="ce47"/>
          <table:table-cell table:style-name="ce54"/>
          <table:table-cell table:style-name="ce12" table:number-columns-repeated="250"/>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26]-[.C25]" office:value-type="float" office:value="32.76" calcext:value-type="float">
            <text:p>32.8</text:p>
          </table:table-cell>
          <table:table-cell table:style-name="ce47"/>
          <table:table-cell table:style-name="ce54"/>
          <table:table-cell table:style-name="ce12" table:number-columns-repeated="250"/>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27]+[.C25]" office:value-type="float" office:value="20.8" calcext:value-type="float">
            <text:p>20.8</text:p>
          </table:table-cell>
          <table:table-cell table:style-name="ce48"/>
          <table:table-cell table:style-name="ce55"/>
          <table:table-cell table:style-name="ce12" table:number-columns-repeated="250"/>
        </table:table-row>
        <table:table-row table:style-name="ro1">
          <table:table-cell table:style-name="ce12" table:number-columns-repeated="2"/>
          <table:table-cell table:style-name="ce29"/>
          <table:table-cell table:style-name="ce22"/>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hub is</text:p>
          </table:table-cell>
          <table:table-cell table:style-name="ce30" office:value-type="string" calcext:value-type="string">
            <text:p>Campagnolo Chorus, Daytona OS</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rim is</text:p>
          </table:table-cell>
          <table:table-cell table:style-name="ce31" office:value-type="string" calcext:value-type="string">
            <text:p>Sun CR18, single eyelets</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hub is</text:p>
          </table:table-cell>
          <table:table-cell table:style-name="ce30" office:value-type="string" calcext:value-type="string">
            <text:p>Campagnolo Record, Chorus, Daytona OS</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rim is</text:p>
          </table:table-cell>
          <table:table-cell table:style-name="ce32" office:value-type="string" calcext:value-type="string">
            <text:p>Velocity Synergy O/C</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Today is</text:p>
          </table:table-cell>
          <table:table-cell table:style-name="ce33" table:formula="of:=TODAY()" office:value-type="date" office:date-value="2019-11-05" calcext:value-type="date">
            <text:p>11/05/2019</text:p>
          </table:table-cell>
          <table:table-cell table:style-name="ce19"/>
          <table:table-cell table:style-name="ce13" table:number-columns-repeated="2"/>
          <table:table-cell table:style-name="ce12" table:number-columns-repeated="250"/>
        </table:table-row>
        <table:table-row table:style-name="ro1">
          <table:table-cell/>
          <table:table-cell table:style-name="ce20" office:value-type="string" calcext:value-type="string">
            <text:p>Notes:</text:p>
          </table:table-cell>
          <table:table-cell table:style-name="ce34" table:number-columns-repeated="2"/>
          <table:table-cell table:style-name="ce49" table:number-columns-repeated="2"/>
          <table:table-cell table:number-columns-repeated="250"/>
        </table:table-row>
        <table:table-row table:style-name="ro1">
          <table:table-cell table:number-columns-repeated="2"/>
          <table:table-cell table:style-name="ce34" table:number-columns-repeated="2"/>
          <table:table-cell table:style-name="ce49" table:number-columns-repeated="2"/>
          <table:table-cell table:number-columns-repeated="250"/>
        </table:table-row>
        <table:table-row table:style-name="ro1" table:number-rows-repeated="2">
          <table:table-cell table:number-columns-repeated="3"/>
          <table:table-cell table:style-name="ce34"/>
          <table:table-cell table:style-name="ce49" table:number-columns-repeated="2"/>
          <table:table-cell table:number-columns-repeated="250"/>
        </table:table-row>
        <table:table-row table:style-name="ro1" table:number-rows-repeated="31956">
          <table:table-cell table:number-columns-repeated="256"/>
        </table:table-row>
        <table:table-row table:style-name="ro1">
          <table:table-cell table:number-columns-repeated="256"/>
        </table:table-row>
      </table:table>
      <table:table table:name="rims" table:style-name="ta3" table:print="false">
        <table:table-column table:style-name="co17" table:default-cell-style-name="ce91"/>
        <table:table-column table:style-name="co18" table:default-cell-style-name="ce91"/>
        <table:table-column table:style-name="co19" table:default-cell-style-name="ce91"/>
        <table:table-column table:style-name="co20" table:default-cell-style-name="ce91"/>
        <table:table-column table:style-name="co21" table:default-cell-style-name="ce225"/>
        <table:table-column table:style-name="co22" table:default-cell-style-name="ce225"/>
        <table:table-column table:style-name="co23" table:default-cell-style-name="ce225"/>
        <table:table-column table:style-name="co16" table:number-columns-repeated="249" table:default-cell-style-name="ce321"/>
        <table:table-row table:style-name="ro3">
          <table:table-cell table:style-name="ce85" office:value-type="string" calcext:value-type="string">
            <text:p>ERD<text:span text:style-name="T11">is the Effective Rim Diameter.  </text:span></text:p>
          </table:table-cell>
          <table:table-cell table:style-name="ce85"/>
          <table:table-cell table:style-name="ce303" table:number-columns-repeated="2"/>
          <table:table-cell table:style-name="ce308"/>
          <table:table-cell table:number-columns-repeated="251"/>
        </table:table-row>
        <table:table-row table:style-name="ro3">
          <table:table-cell table:style-name="ce86" office:value-type="string" calcext:value-type="string">
            <text:p>ERD<text:span text:style-name="T11">is measured to the end of the spoke, usually flush with the head of the nipple.</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OSB <text:span text:style-name="T11">is the lateral spoke bed offset (from wheel center). Non-zero for asymmetric rims.</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size<text:span text:style-name="T11">is the nominal size of the wheel, and usually does not correspond to any particular dimension.</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ISO <text:span text:style-name="T11">is the diameter of the bead seat of the rim, in millimeters. </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7" office:value-type="string" calcext:value-type="string">
            <text:p>(See http://www.sheldonbrown.com/tire_sizing.html for more on ISO dimension.)</text:p>
          </table:table-cell>
          <table:table-cell table:style-name="ce87"/>
          <table:table-cell table:style-name="ce94" table:number-columns-repeated="2"/>
          <table:table-cell table:style-name="ce310"/>
          <table:table-cell table:number-columns-repeated="251"/>
        </table:table-row>
        <table:table-row table:style-name="ro3">
          <table:table-cell table:style-name="ce87" table:number-columns-repeated="2"/>
          <table:table-cell table:style-name="ce94" table:number-columns-repeated="2"/>
          <table:table-cell table:style-name="ce310"/>
          <table:table-cell table:number-columns-repeated="251"/>
        </table:table-row>
        <table:table-row table:style-name="ro4">
          <table:table-cell table:style-name="ce88" office:value-type="string" calcext:value-type="string">
            <text:p>ERD</text:p>
          </table:table-cell>
          <table:table-cell table:style-name="ce88" office:value-type="string" calcext:value-type="string">
            <text:p>OSB, mm</text:p>
          </table:table-cell>
          <table:table-cell table:style-name="ce95" office:value-type="string" calcext:value-type="string">
            <text:p>size</text:p>
          </table:table-cell>
          <table:table-cell table:style-name="ce95" office:value-type="string" calcext:value-type="string">
            <text:p>ISO, mm</text:p>
          </table:table-cell>
          <table:table-cell table:style-name="ce100" office:value-type="string" calcext:value-type="string">
            <text:p>Select a Rim:<text:span text:style-name="T11">select a cell in this column, then choose "Enter Front Rim Dims" or "Enter Rear Rim Dims"  from the "Tools" menu.</text:span></text:p>
          </table:table-cell>
          <table:table-cell office:value-type="string" calcext:value-type="string">
            <text:p>date</text:p>
          </table:table-cell>
          <table:table-cell office:value-type="string" calcext:value-type="string">
            <text:p>by</text:p>
          </table:table-cell>
          <table:table-cell table:style-name="ce111"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aero (with washers)</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Crono</text:p>
          </table:table-cell>
          <table:table-cell table:style-name="ce312" table:number-columns-repeated="2"/>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Excellenc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Formula 20 Crono - MEASURE TO BE SURE</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Crono F.20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etamorphosis</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312" table:number-columns-repeated="2"/>
          <table:table-cell table:number-columns-repeated="249"/>
        </table:table-row>
        <table:table-row table:style-name="ro5">
          <table:table-cell table:style-name="ce300" office:value-type="float" office:value="610.5" calcext:value-type="float">
            <text:p>61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Nemesis</text:p>
          </table:table-cell>
          <table:table-cell table:style-name="ce312" table:number-columns-repeated="2"/>
          <table:table-cell table:number-columns-repeated="249"/>
        </table:table-row>
        <table:table-row table:style-name="ro5">
          <table:table-cell table:style-name="ce300" office:value-type="float" office:value="610.5" calcext:value-type="float">
            <text:p>61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Nemesis 2000</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Synthesis</text:p>
          </table:table-cell>
          <table:table-cell table:style-name="ce312" table:number-columns-repeated="2"/>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Thesis</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Tour de Franc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67" calcext:value-type="float">
            <text:p>56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 Gold</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 Red</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GOLDNEW track, classic tub, 335g</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1</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2</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5</text:p>
          </table:table-cell>
          <table:table-cell table:style-name="ce312" table:number-columns-repeated="2"/>
          <table:table-cell table:number-columns-repeated="249"/>
        </table:table-row>
        <table:table-row table:style-name="ro5">
          <table:table-cell table:style-name="ce300" office:value-type="float" office:value="606.3" calcext:value-type="float">
            <text:p>606.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Pro Staff 340</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Pro Staff 40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R-50, classic tub, 415g</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81.4" calcext:value-type="float">
            <text:p>581.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Tita-Ace</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0042 Race X-Lite alu</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57+30"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1065 Race X-Lite OCLV Carbon Aero</text:p>
          </table:table-cell>
          <table:table-cell table:style-name="ce106" office:value-type="date" office:date-value="2002-02-18" calcext:value-type="date">
            <text:p>18-Feb-2002</text:p>
          </table:table-cell>
          <table:table-cell table:style-name="ce312" office:value-type="string" calcext:value-type="string">
            <text:p>dcg</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1636 Race X-Lite alu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31573 Race X-Lite alu, new wider rim</text:p>
          </table:table-cell>
          <table:table-cell table:style-name="ce106" office:value-type="date" office:date-value="2002-06-05" calcext:value-type="date">
            <text:p>5-Jun-2002</text:p>
          </table:table-cell>
          <table:table-cell table:style-name="ce312" office:value-type="string" calcext:value-type="string">
            <text:p>DGR</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31574 Race X-Lite alu OSB, new wider rim</text:p>
          </table:table-cell>
          <table:table-cell table:style-name="ce106" office:value-type="date" office:date-value="2002-06-05" calcext:value-type="date">
            <text:p>5-Jun-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Barcelona '92 (12mm tall)</text:p>
          </table:table-cell>
          <table:table-cell table:style-name="ce105"/>
          <table:table-cell table:style-name="ce31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Barcelona '92 (15mm tall)</text:p>
          </table:table-cell>
          <table:table-cell table:style-name="ce105" office:value-type="date" office:date-value="2006-12-02" calcext:value-type="date">
            <text:p>2-Dec-06</text:p>
          </table:table-cell>
          <table:table-cell table:style-name="ce312" office:value-type="string" calcext:value-type="string">
            <text:p>Knoch, Andreas &lt;A.Knoch@FAZ-INSTITUT.DE&gt;</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Delta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Lambda (box section)</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Los Angeles '84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Omega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Record (box section)</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eoul '88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igma (box sectio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V profile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Victory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Ergal (Yellow Label)</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Ergal-Iride</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Hard Silve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Maste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Red Label</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Speedy (track)</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Super Corsa</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Alkor</text:p>
          </table:table-cell>
          <table:table-cell table:style-name="ce312" table:number-columns-repeated="2"/>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Isidis</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Pulsa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Quasa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irus</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T120 (400g)</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T120L (340g)</text:p>
          </table:table-cell>
          <table:table-cell table:style-name="ce312" table:number-columns-repeated="2"/>
          <table:table-cell table:number-columns-repeated="249"/>
        </table:table-row>
        <table:table-row table:style-name="ro5">
          <table:table-cell table:style-name="ce300" office:value-type="float" office:value="572" calcext:value-type="float">
            <text:p>57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LEW Composite</text:p>
          </table:table-cell>
          <table:table-cell table:style-name="ce312"/>
          <table:table-cell table:style-name="ce312" office:value-type="string" calcext:value-type="string">
            <text:p>www.bicycleracewheels.com</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trix Iso </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10</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12 SSC</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7</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8</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Bleu SSC</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CX18</text:p>
          </table:table-cell>
          <table:table-cell table:style-name="ce312" table:number-columns-repeated="2"/>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CXP3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EL280</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L330</text:p>
          </table:table-cell>
          <table:table-cell table:style-name="ce312" table:number-columns-repeated="2"/>
          <table:table-cell table:number-columns-repeated="249"/>
        </table:table-row>
        <table:table-row table:style-name="ro5">
          <table:table-cell table:style-name="ce300" table:formula="of:=609+3"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P4 new angular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P4 old rounder</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ach 2CD2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ach2</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ontlhery Pro</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OR7</text:p>
          </table:table-cell>
          <table:table-cell table:style-name="ce312" table:number-columns-repeated="2"/>
          <table:table-cell table:number-columns-repeated="249"/>
        </table:table-row>
        <table:table-row table:style-name="ro5">
          <table:table-cell table:style-name="ce300" table:formula="of:=612+3"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Paris Roubaix SSC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Piste (track)</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AN-85</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Countach</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G-27</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ludi Mod 29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ludi Mod 320</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olidal</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Performance A19T </text:p>
          </table:table-cell>
          <table:table-cell table:style-name="ce312" table:number-columns-repeated="2"/>
          <table:table-cell table:number-columns-repeated="249"/>
        </table:table-row>
        <table:table-row table:style-name="ro5">
          <table:table-cell table:style-name="ce300" office:value-type="float" office:value="608.1" calcext:value-type="float">
            <text:p>608.1</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Rolf Vector Pro, Araya made. For Greer internal nipples + 4mm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3.7" calcext:value-type="float">
            <text:p>603.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Rolf Vector Pro, Trek made. For Greer internal nipples, no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aavedra aero</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aturae: <text:s/>All greay anodized models</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Buzz Road (carbon, alu brake track)</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Buzz Special Event (carbon, no brake track)</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7A (tubular)</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9A</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9A<text:span text:style-name="T12">II</text:span><text:span text:style-name="T13"> (632 mm OD)</text:span></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20B</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Velocity Escape 19mm x 19mm</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Velocity Pro/Elite</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Aspin </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20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A </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rc-en-ciel</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spi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ubisqu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Competitio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Medaile d'Or</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140 12mm deep box section aluminum tubular</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250 24.8mm deep carbon tubular</text:p>
          </table:table-cell>
          <table:table-cell table:style-name="ce105" office:value-type="date" office:date-value="2005-06-16" calcext:value-type="date">
            <text:p>16-Jun-05</text:p>
          </table:table-cell>
          <table:table-cell table:style-name="ce312" office:value-type="string" calcext:value-type="string">
            <text:p>Zipp</text:p>
          </table:table-cell>
          <table:table-cell table:number-columns-repeated="249"/>
        </table:table-row>
        <table:table-row table:style-name="ro5">
          <table:table-cell table:style-name="ce300" office:value-type="float" office:value="569" calcext:value-type="float">
            <text:p>56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280 38mm deep carbon tubular </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66" calcext:value-type="float">
            <text:p>56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340 38mm deep carbon tubular</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360 58mm deep carbon tubular</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4" calcext:value-type="float">
            <text:p>48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420 82mm deep carbon tubular</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440 58mm deep carbon tubular</text:p>
          </table:table-cell>
          <table:table-cell table:style-name="ce312" table:number-columns-repeated="2"/>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ccel </text:p>
          </table:table-cell>
          <table:table-cell table:style-name="ce312" table:number-columns-repeated="2"/>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brosio Crono F.20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20" calcext:value-type="float">
            <text:p>52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553.3" calcext:value-type="float">
            <text:p>553.3</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63.4" calcext:value-type="float">
            <text:p>563.4</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R-5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68" calcext:value-type="float">
            <text:p>56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565" calcext:value-type="float">
            <text:p>56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FiR Alkor</text:p>
          </table:table-cell>
          <table:table-cell table:style-name="ce312"/>
          <table:table-cell table:style-name="ce312" office:value-type="string" calcext:value-type="string">
            <text:p>Mark Hoskin, FiRUSA@aol.com</text:p>
          </table:table-cell>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LEW Composite</text:p>
          </table:table-cell>
          <table:table-cell table:style-name="ce312"/>
          <table:table-cell table:style-name="ce312" office:value-type="string" calcext:value-type="string">
            <text:p>www.lew-usa.com</text:p>
          </table:table-cell>
          <table:table-cell table:number-columns-repeated="249"/>
        </table:table-row>
        <table:table-row table:style-name="ro5">
          <table:table-cell table:style-name="ce300" office:value-type="float" office:value="577" calcext:value-type="float">
            <text:p>57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CX18 </text:p>
          </table:table-cell>
          <table:table-cell table:style-name="ce312" table:number-columns-repeated="2"/>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GL330 </text:p>
          </table:table-cell>
          <table:table-cell table:style-name="ce312" table:number-columns-repeated="2"/>
          <table:table-cell table:number-columns-repeated="249"/>
        </table:table-row>
        <table:table-row table:style-name="ro5">
          <table:table-cell table:style-name="ce300" office:value-type="float" office:value="563" calcext:value-type="float">
            <text:p>56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Mach 2 </text:p>
          </table:table-cell>
          <table:table-cell table:style-name="ce312" table:number-columns-repeated="2"/>
          <table:table-cell table:number-columns-repeated="249"/>
        </table:table-row>
        <table:table-row table:style-name="ro5">
          <table:table-cell table:style-name="ce300" office:value-type="float" office:value="557" calcext:value-type="float">
            <text:p>55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Mach 2CD2 </text:p>
          </table:table-cell>
          <table:table-cell table:style-name="ce312" table:number-columns-repeated="2"/>
          <table:table-cell table:number-columns-repeated="249"/>
        </table:table-row>
        <table:table-row table:style-name="ro5">
          <table:table-cell table:style-name="ce300" office:value-type="float" office:value="530.4" calcext:value-type="float">
            <text:p>530.4</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Carbon, Lew made. For Greer internal nipples + 2.5mm washers</text:p>
          </table:table-cell>
          <table:table-cell table:style-name="ce106" office:value-type="date" office:date-value="2002-05-06" calcext:value-type="date">
            <text:p>6-May-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Pro, Araya made. For Greer internal nipples + 4mm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Pro, Trek made. For Greer internal nipples, no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aavedra aero</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Buzz Road (carbon, alu brake track)</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Buzz Special Event (carbon, no brake track)</text:p>
          </table:table-cell>
          <table:table-cell table:style-name="ce312" table:number-columns-repeated="2"/>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17A (582 mm OD)</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582 mm OD)</text:span></text:p>
          </table:table-cell>
          <table:table-cell table:style-name="ce312" table:number-columns-repeated="2"/>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20B (582 mm OD)</text:p>
          </table:table-cell>
          <table:table-cell table:style-name="ce312" table:number-columns-repeated="2"/>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Velocity Escape 19mm x 19mm</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Velocity Pro/Elite</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Wolber Profil 20 </text:p>
          </table:table-cell>
          <table:table-cell table:style-name="ce312" table:number-columns-repeated="2"/>
          <table:table-cell table:number-columns-repeated="249"/>
        </table:table-row>
        <table:table-row table:style-name="ro5">
          <table:table-cell table:style-name="ce300" office:value-type="float" office:value="521" calcext:value-type="float">
            <text:p>52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245 38mm deep carbon tubula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0" calcext:value-type="float">
            <text:p>52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310 38mm deep carbon tubular</text:p>
          </table:table-cell>
          <table:table-cell table:style-name="ce312" table:number-columns-repeated="2"/>
          <table:table-cell table:number-columns-repeated="249"/>
        </table:table-row>
        <table:table-row table:style-name="ro5">
          <table:table-cell table:style-name="ce300" office:value-type="float" office:value="484" calcext:value-type="float">
            <text:p>48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330 58mm deep carbon tubula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400 58mm deep carbon tubular</text:p>
          </table:table-cell>
          <table:table-cell table:style-name="ce312" table:number-columns-repeated="2"/>
          <table:table-cell table:number-columns-repeated="249"/>
        </table:table-row>
        <table:table-row table:style-name="ro5">
          <table:table-cell table:style-name="ce300" table:formula="of:=24.5*25.4" office:value-type="float" office:value="622.3" calcext:value-type="float">
            <text:p>622.3</text:p>
          </table:table-cell>
          <table:table-cell table:style-name="ce300" office:value-type="float" office:value="0" calcext:value-type="float">
            <text:p>0.0</text:p>
          </table:table-cell>
          <table:table-cell table:style-name="ce307" office:value-type="string" calcext:value-type="string">
            <text:p>28"</text:p>
          </table:table-cell>
          <table:table-cell table:style-name="ce307" office:value-type="string" calcext:value-type="string">
            <text:p>tubular</text:p>
          </table:table-cell>
          <table:table-cell table:style-name="ce312" office:value-type="string" calcext:value-type="string">
            <text:p>Wood, unknown make, vintage 1900 or so.</text:p>
          </table:table-cell>
          <table:table-cell table:style-name="ce312" table:number-columns-repeated="2"/>
          <table:table-cell table:number-columns-repeated="249"/>
        </table:table-row>
        <table:table-row table:style-name="ro5">
          <table:table-cell table:style-name="ce300" office:value-type="float" office:value="481" calcext:value-type="float">
            <text:p>481.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ccel </text:p>
          </table:table-cell>
          <table:table-cell table:style-name="ce107" table:number-columns-repeated="2"/>
          <table:table-cell table:number-columns-repeated="249"/>
        </table:table-row>
        <table:table-row table:style-name="ro5">
          <table:table-cell table:style-name="ce300" office:value-type="float" office:value="506" calcext:value-type="float">
            <text:p>506.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503.2" calcext:value-type="float">
            <text:p>503.2</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78.2" calcext:value-type="float">
            <text:p>478.2</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CX18 </text:p>
          </table:table-cell>
          <table:table-cell table:style-name="ce312" table:number-columns-repeated="2"/>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GL330 </text:p>
          </table:table-cell>
          <table:table-cell table:style-name="ce312" table:number-columns-repeated="2"/>
          <table:table-cell table:number-columns-repeated="249"/>
        </table:table-row>
        <table:table-row table:style-name="ro5">
          <table:table-cell table:style-name="ce300" office:value-type="float" office:value="504" calcext:value-type="float">
            <text:p>504.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Mach 2 </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2" calcext:value-type="float">
            <text:p>50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9A </text:p>
          </table:table-cell>
          <table:table-cell table:style-name="ce312" table:number-columns-repeated="2"/>
          <table:table-cell table:number-columns-repeated="249"/>
        </table:table-row>
        <table:table-row table:style-name="ro5">
          <table:table-cell table:style-name="ce300" office:value-type="float" office:value="503" calcext:value-type="float">
            <text:p>503.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9A<text:span text:style-name="T12">II</text:span><text:span text:style-name="T13"> (532 mm OD)</text:span></text:p>
          </table:table-cell>
          <table:table-cell table:style-name="ce312" table:number-columns-repeated="2"/>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409" calcext:value-type="float">
            <text:p>409.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02" calcext:value-type="float">
            <text:p>402.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432 mm OD)</text:span></text:p>
          </table:table-cell>
          <table:table-cell table:style-name="ce312" table:number-columns-repeated="2"/>
          <table:table-cell table:number-columns-repeated="249"/>
        </table:table-row>
        <table:table-row table:style-name="ro5">
          <table:table-cell table:style-name="ce300" office:value-type="float" office:value="352" calcext:value-type="float">
            <text:p>352.0</text:p>
          </table:table-cell>
          <table:table-cell table:style-name="ce300" office:value-type="float" office:value="0" calcext:value-type="float">
            <text:p>0.0</text:p>
          </table:table-cell>
          <table:table-cell table:style-name="ce307" office:value-type="string" calcext:value-type="string">
            <text:p>18"</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382 mm OD)</text:span></text:p>
          </table:table-cell>
          <table:table-cell table:style-name="ce312" table:number-columns-repeated="2"/>
          <table:table-cell table:number-columns-repeated="249"/>
        </table:table-row>
        <table:table-row table:style-name="ro5">
          <table:table-cell table:style-name="ce300" office:value-type="float" office:value="298" calcext:value-type="float">
            <text:p>298.0</text:p>
          </table:table-cell>
          <table:table-cell table:style-name="ce300" office:value-type="float" office:value="0" calcext:value-type="float">
            <text:p>0.0</text:p>
          </table:table-cell>
          <table:table-cell table:style-name="ce307" office:value-type="string" calcext:value-type="string">
            <text:p>16"</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331 mm OD)</text:sp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mbrosio Aero Elite (rim washers)</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mbrosio Elite (single eyelets)</text:p>
          </table:table-cell>
          <table:table-cell table:style-name="ce312" table:number-columns-repeated="2"/>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16A(3)</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16A(5)</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20A</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ADX-1W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ADX-2W</text:p>
          </table:table-cell>
          <table:table-cell table:style-name="ce312" table:number-columns-repeated="2"/>
          <table:table-cell table:number-columns-repeated="249"/>
        </table:table-row>
        <table:table-row table:style-name="ro5">
          <table:table-cell table:style-name="ce300" office:value-type="float" office:value="616.4" calcext:value-type="float">
            <text:p>616.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LP-6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P-3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S-40</text:p>
          </table:table-cell>
          <table:table-cell table:style-name="ce312" table:number-columns-repeated="2"/>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S-45</text:p>
          </table:table-cell>
          <table:table-cell table:style-name="ce312" table:number-columns-repeated="2"/>
          <table:table-cell table:number-columns-repeated="249"/>
        </table:table-row>
        <table:table-row table:style-name="ro5">
          <table:table-cell table:style-name="ce300" office:value-type="float" office:value="616.4" calcext:value-type="float">
            <text:p>616.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TF-11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8.4" calcext:value-type="float">
            <text:p>618.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W/O-2 steel</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Dunlop Special Lightweight</text:p>
          </table:table-cell>
          <table:table-cell table:style-name="ce106" office:value-type="date" office:date-value="2007-02-11" calcext:value-type="date">
            <text:p>11-Feb-2007</text:p>
          </table:table-cell>
          <table:table-cell table:style-name="ce312" office:value-type="string" calcext:value-type="string">
            <text:p>"Sheldon Brown" &lt;CaptBike@sheldonbrown.com&gt;</text:p>
          </table:table-cell>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Fiamme 71-Sport</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Fiamme 80-Elan</text:p>
          </table:table-cell>
          <table:table-cell table:style-name="ce312" table:number-columns-repeated="2"/>
          <table:table-cell table:number-columns-repeated="249"/>
        </table:table-row>
        <table:table-row table:style-name="ro5">
          <table:table-cell table:style-name="ce300" table:formula="of:=610*630/622" office:value-type="float" office:value="617.845659163987" calcext:value-type="float">
            <text:p>617.8</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Aurora </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Titan</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Titan T (touring)</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E2, G40, Mod E</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 single eyelets</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2</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4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od 3</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od 4</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Performance TR22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1320 </text:p>
          </table:table-cell>
          <table:table-cell table:style-name="ce312" table:number-columns-repeated="2"/>
          <table:table-cell table:number-columns-repeated="249"/>
        </table:table-row>
        <table:table-row table:style-name="ro5">
          <table:table-cell table:style-name="ce300" table:formula="of:=618.2+3" office:value-type="float" office:value="621.2" calcext:value-type="float">
            <text:p>621.2</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steel Superchromix 1.25 </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C20</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C22</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HC19</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16</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102" office:value-type="string" calcext:value-type="string">
            <text:p>Sun D253</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L13</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L17, L2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4A (old)</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7</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102" office:value-type="string" calcext:value-type="string">
            <text:p>Sun M20A</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per Champ Competition</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Velocity Twin Hollow</text:p>
          </table:table-cell>
          <table:table-cell table:style-name="ce312" table:number-columns-repeated="2"/>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einmann 2115 </text:p>
          </table:table-cell>
          <table:table-cell table:style-name="ce312" table:number-columns-repeated="2"/>
          <table:table-cell table:number-columns-repeated="249"/>
        </table:table-row>
        <table:table-row table:style-name="ro5">
          <table:table-cell table:style-name="ce300" office:value-type="float" office:value="624" calcext:value-type="float">
            <text:p>624.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 M58, GTA , GTX </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81</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GTA2</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GTX</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Module 58</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Module 59</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T430 Alpine</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sa 913 - MEASURE TO BE SURE!</text:p>
          </table:table-cell>
          <table:table-cell table:style-name="ce106" office:value-type="date" office:date-value="2004-12-28" calcext:value-type="date">
            <text:p>28-Dec-2004</text:p>
          </table:table-cell>
          <table:table-cell table:style-name="ce312" office:value-type="string" calcext:value-type="string">
            <text:p>unknown</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DA22</text:p>
          </table:table-cell>
          <table:table-cell table:style-name="ce106" office:value-type="date" office:date-value="2004-01-22" calcext:value-type="date">
            <text:p>22-Jan-2004</text:p>
          </table:table-cell>
          <table:table-cell table:style-name="ce312" office:value-type="string" calcext:value-type="string">
            <text:p>shane.halpin@london-fire.gov.uk</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DV15</text:p>
          </table:table-cell>
          <table:table-cell table:style-name="ce106" office:value-type="date" office:date-value="2004-01-26" calcext:value-type="date">
            <text:p>26-Jan-2004</text:p>
          </table:table-cell>
          <table:table-cell table:style-name="ce312" office:value-type="string" calcext:value-type="string">
            <text:p>Dane Jackson &lt;dane@unixbigots.org&gt;</text:p>
          </table:table-cell>
          <table:table-cell table:number-columns-repeated="249"/>
        </table:table-row>
        <table:table-row table:style-name="ro5">
          <table:table-cell table:style-name="ce300" table:formula="of:=580.8+3" office:value-type="float" office:value="583.8" calcext:value-type="float">
            <text:p>583.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G6000 22mm wide x 29mm deep, 686g</text:p>
          </table:table-cell>
          <table:table-cell table:style-name="ce106" office:value-type="date" office:date-value="2003-09-15" calcext:value-type="date">
            <text:p>15-Sep-2003</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R390 (19.6mm wide, 19.1mm tall, double eyelets, 480g)</text:p>
          </table:table-cell>
          <table:table-cell table:style-name="ce106" office:value-type="date" office:date-value="2003-04-18" calcext:value-type="date">
            <text:p>18-Apr-2003</text:p>
          </table:table-cell>
          <table:table-cell table:style-name="ce312" office:value-type="string" calcext:value-type="string">
            <text:p>"Raul Cabrera" &lt;r-cabrera@tamu.edu&gt;</text:p>
          </table:table-cell>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R390 19.6w x 19.1h, double eyelets (MEASURE TO BE SURE!)</text:p>
          </table:table-cell>
          <table:table-cell table:style-name="ce106" office:value-type="date" office:date-value="2003-04-18" calcext:value-type="date">
            <text:p>18-Apr-2003</text:p>
          </table:table-cell>
          <table:table-cell table:style-name="ce312" office:value-type="string" calcext:value-type="string">
            <text:p>vheidner@charter.net</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Aero Elite</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Area 4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8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6" office:value-type="date" office:date-value="2004-09-09" calcext:value-type="date">
            <text:p>9-Sep-2004</text:p>
          </table:table-cell>
          <table:table-cell table:style-name="ce312" office:value-type="string" calcext:value-type="string">
            <text:p>morgan@hahaha.org</text:p>
          </table:table-cell>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C.C.28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88" calcext:value-type="float">
            <text:p>58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Camel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 City 22</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 Prisma</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urosport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volution</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David.Kahn@tomy.co.uk" xlink:type="simple">David.Kahn@tomy.co.uk</text:a></text:span></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ence - MEASURE TO BE SURE</text:p>
          </table:table-cell>
          <table:table-cell table:style-name="ce312" table:number-columns-repeated="2"/>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ence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ight S.S.C.</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ursion</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90" calcext:value-type="float">
            <text:p>59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FCS 28</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Keba (Touring/Trekking)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8.4" calcext:value-type="float">
            <text:p>608.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Nexus</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Super Elite</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The Frog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carbon fiber V rim by Zipp</text:p>
          </table:table-cell>
          <table:table-cell table:style-name="ce312" table:number-columns-repeated="2"/>
          <table:table-cell table:number-columns-repeated="249"/>
        </table:table-row>
        <table:table-row table:style-name="ro5">
          <table:table-cell table:style-name="ce300" office:value-type="float" office:value="590.5" calcext:value-type="float">
            <text:p>59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CR-350, new 24mm deep model</text:p>
          </table:table-cell>
          <table:table-cell table:style-name="ce106" office:value-type="date" office:date-value="2003-07-25" calcext:value-type="date">
            <text:p>25-Jul-2003</text:p>
          </table:table-cell>
          <table:table-cell table:style-name="ce312" office:value-type="string" calcext:value-type="string">
            <text:p>American Classic</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Design's "CR350"</text:p>
          </table:table-cell>
          <table:table-cell table:style-name="ce106" office:value-type="date" office:date-value="2003-04-17" calcext:value-type="date">
            <text:p>17-Apr-2003</text:p>
          </table:table-cell>
          <table:table-cell table:style-name="ce312" office:value-type="string" calcext:value-type="string">
            <text:p>http://www.amclassic.com/Rims.html</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5</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6A(3)</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6A(5)</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8</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20A</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1W</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2W</text:p>
          </table:table-cell>
          <table:table-cell table:style-name="ce312" table:number-columns-repeated="2"/>
          <table:table-cell table:number-columns-repeated="249"/>
        </table:table-row>
        <table:table-row table:style-name="ro5">
          <table:table-cell table:style-name="ce300" office:value-type="float" office:value="600.3" calcext:value-type="float">
            <text:p>600.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51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19</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185</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370</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385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PX35</text:p>
          </table:table-cell>
          <table:table-cell table:style-name="ce312" table:number-columns-repeated="2"/>
          <table:table-cell table:number-columns-repeated="249"/>
        </table:table-row>
        <table:table-row table:style-name="ro5">
          <table:table-cell table:style-name="ce300" office:value-type="float" office:value="610.4" calcext:value-type="float">
            <text:p>610.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PX-645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06.3" calcext:value-type="float">
            <text:p>606.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RC-54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610.4+2" office:value-type="float" office:value="612.4" calcext:value-type="float">
            <text:p>61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RT-52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A-530C Super Aero clincher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P-20</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P-3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S-4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S-45</text:p>
          </table:table-cell>
          <table:table-cell table:style-name="ce312" table:number-columns-repeated="2"/>
          <table:table-cell table:number-columns-repeated="249"/>
        </table:table-row>
        <table:table-row table:style-name="ro5">
          <table:table-cell table:style-name="ce300" office:value-type="float" office:value="610.4" calcext:value-type="float">
            <text:p>610.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TX-310F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TX35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VX300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VX400</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21 Race X-Lite road </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table:formula="of:=0.06*25.4" office:value-type="float" office:value="1.524"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29 Race Lite road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1" calcext:value-type="float">
            <text:p>604.1</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37 Select OSB</text:p>
          </table:table-cell>
          <table:table-cell table:style-name="ce106" office:value-type="date" office:date-value="2002-08-30" calcext:value-type="date">
            <text:p>30-Aug-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72 Race Tubeless 29" OSB rim brake compatible </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1715 Race Lite Tandem</text:p>
          </table:table-cell>
          <table:table-cell table:style-name="ce106" office:value-type="date" office:date-value="2002-12-03" calcext:value-type="date">
            <text:p>3-Dec-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1850 Race Lite Tubeless 29" OSB rim brake compatibl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31404 Race X-Light Aero aluminum clincher</text:p>
          </table:table-cell>
          <table:table-cell table:style-name="ce106" office:value-type="date" office:date-value="2002-12-03" calcext:value-type="date">
            <text:p>3-Dec-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3.64" calcext:value-type="float">
            <text:p>593.6</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0064 RXXXL OCLV Carbon Tubular Front/Rear with SS washer (.82mm thick)</text:p>
          </table:table-cell>
          <table:table-cell table:style-name="ce106" office:value-type="date" office:date-value="2003-04-17" calcext:value-type="date">
            <text:p>17-Apr-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1.99" calcext:value-type="float">
            <text:p>59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0064 RXXXL OCLV Carbon Tubular Front/Rear with SS washer (.82mm thick)</text:p>
          </table:table-cell>
          <table:table-cell table:style-name="ce106" office:value-type="date" office:date-value="2003-04-17" calcext:value-type="date">
            <text:p>17-Apr-2003</text:p>
          </table:table-cell>
          <table:table-cell table:style-name="ce312" office:value-type="string" calcext:value-type="string">
            <text:p>DCG</text:p>
          </table:table-cell>
          <table:table-cell table:number-columns-repeated="249"/>
        </table:table-row>
        <table:table-row table:style-name="ro5">
          <table:table-cell table:style-name="ce300" table:formula="of:=593+3"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2752, R455 (04 Select Rd. extrusion)</text:p>
          </table:table-cell>
          <table:table-cell table:style-name="ce106" office:value-type="date" office:date-value="2003-07-30" calcext:value-type="date">
            <text:p>30-Jul-2003</text:p>
          </table:table-cell>
          <table:table-cell table:style-name="ce312" office:value-type="string" calcext:value-type="string">
            <text:p>DCG</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3628 Race Lite OSB 29"</text:p>
          </table:table-cell>
          <table:table-cell table:style-name="ce106" office:value-type="date" office:date-value="2004-03-08" calcext:value-type="date">
            <text:p>8-Mar-2004</text:p>
          </table:table-cell>
          <table:table-cell table:style-name="ce312" office:value-type="string" calcext:value-type="string">
            <text:p>DGR</text:p>
          </table:table-cell>
          <table:table-cell table:number-columns-repeated="249"/>
        </table:table-row>
        <table:table-row table:style-name="ro5">
          <table:table-cell table:style-name="ce301" office:value-type="float" office:value="589.18" calcext:value-type="float">
            <text:p>589.1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50032 RXXXL OCLV Carbon Clincher Front w/SS washer (.82mm thick)</text:p>
          </table:table-cell>
          <table:table-cell table:style-name="ce106" office:value-type="date" office:date-value="2004-03-05" calcext:value-type="date">
            <text:p>5-Mar-2004</text:p>
          </table:table-cell>
          <table:table-cell table:style-name="ce312" office:value-type="string" calcext:value-type="string">
            <text:p>DCG</text:p>
          </table:table-cell>
          <table:table-cell table:number-columns-repeated="249"/>
        </table:table-row>
        <table:table-row table:style-name="ro5">
          <table:table-cell table:style-name="ce301" office:value-type="float" office:value="589.18" calcext:value-type="float">
            <text:p>589.18</text:p>
          </table:table-cell>
          <table:table-cell table:style-name="ce300" office:value-type="float" office:value="2" calcext:value-type="float">
            <text:p>2.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50033 RXXXL OCLV Carbon Clincher OSB Rear w/SS washer (.82mm thick)</text:p>
          </table:table-cell>
          <table:table-cell table:style-name="ce106" office:value-type="date" office:date-value="2004-03-05" calcext:value-type="date">
            <text:p>5-Mar-2004</text:p>
          </table:table-cell>
          <table:table-cell table:style-name="ce312" office:value-type="string" calcext:value-type="string">
            <text:p>DCG</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81886 Clyde (24mm wid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92115, 994103 Fairlane symmetri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92116, 994305 Fairlane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0.5" calcext:value-type="float">
            <text:p>59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Carbon Clincher Front PROTOTYPE</text:p>
          </table:table-cell>
          <table:table-cell table:style-name="ce106" office:value-type="date" office:date-value="2002-07-02" calcext:value-type="date">
            <text:p>2-Jul-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3.5" calcext:value-type="float">
            <text:p>593.5</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Carbon Clincher Rear OSB PROTOTYPE</text:p>
          </table:table-cell>
          <table:table-cell table:style-name="ce106" office:value-type="date" office:date-value="2002-02-13" calcext:value-type="date">
            <text:p>13-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86.15" calcext:value-type="float">
            <text:p>586.2</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OCLV Carbon Tubular Front/Rear Prototype</text:p>
          </table:table-cell>
          <table:table-cell table:style-name="ce106" office:value-type="date" office:date-value="2002-07-22" calcext:value-type="date">
            <text:p>22-Jul-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Amber </text:p>
          </table:table-cell>
          <table:table-cell table:style-name="ce312" table:number-columns-repeated="2"/>
          <table:table-cell table:number-columns-repeated="249"/>
        </table:table-row>
        <table:table-row table:style-name="ro5">
          <table:table-cell table:style-name="ce300" office:value-type="float" office:value="575" calcext:value-type="float">
            <text:p>57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Atlanta '96 (about 30mm tall)</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Delta XL, Omega XL, Lambda, Omicron box (very low profile)</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Gamma box</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Helsinki '52</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Lambda "V" profile <text:s/>(about 21mm tall)</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elbourne '56</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exico '68 "V" profile (about 23mm tall)</text:p>
          </table:table-cell>
          <table:table-cell table:style-name="ce105" office:value-type="date" office:date-value="2005-08-29" calcext:value-type="date">
            <text:p>29-Aug-05</text:p>
          </table:table-cell>
          <table:table-cell table:style-name="ce319" office:value-type="string" calcext:value-type="string">
            <text:p><text:span text:style-name="T14"><text:a xlink:href="mailto:nick@nickpashley.com" xlink:type="simple">nick@nickpashley.com</text:a></text:span></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ntreal '76 box style</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ntreal '76, new style (beveled semi-aero)</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skva '80 </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unchen '72</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V" profile (about 21mm tall)</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19 box style (about 19mm wid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Strada and Strada Hardox box style (about 20mm wide)</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Roma '6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Tokyo '64 </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Topaz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XL Strada </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Ypsilon "V" profile (about 21mm tall)</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Ypsilon box</text:p>
          </table:table-cell>
          <table:table-cell table:style-name="ce312" table:number-columns-repeated="2"/>
          <table:table-cell table:number-columns-repeated="249"/>
        </table:table-row>
        <table:table-row table:style-name="ro5">
          <table:table-cell table:style-name="ce300" table:formula="of:=AVERAGE(597;596;596;597;596.5)" office:value-type="float" office:value="596.5" calcext:value-type="float">
            <text:p>596.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a Vinci V22 http://www.davincitandems.com/</text:p>
          </table:table-cell>
          <table:table-cell table:style-name="ce106" office:value-type="date" office:date-value="2002-07-15" calcext:value-type="date">
            <text:p>15-Jul-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9" calcext:value-type="float">
            <text:p>59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T Swiss RR 1.1</text:p>
          </table:table-cell>
          <table:table-cell table:style-name="ce106" office:value-type="date" office:date-value="2005-11-05" calcext:value-type="date">
            <text:p>5-Nov-2005</text:p>
          </table:table-cell>
          <table:table-cell table:style-name="ce312" office:value-type="string" calcext:value-type="string">
            <text:p>http://www.dtswiss.com</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T Swiss TK 7.1</text:p>
          </table:table-cell>
          <table:table-cell table:style-name="ce106" office:value-type="date" office:date-value="2005-11-05" calcext:value-type="date">
            <text:p>5-Nov-2005</text:p>
          </table:table-cell>
          <table:table-cell table:style-name="ce312" office:value-type="string" calcext:value-type="string">
            <text:p>http://www.dtswiss.com</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amme 80-Elan</text:p>
          </table:table-cell>
          <table:table-cell table:style-name="ce312" table:number-columns-repeated="2"/>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10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50</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0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1</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5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L2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L45</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S35</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U90</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MT 232</text:p>
          </table:table-cell>
          <table:table-cell table:style-name="ce312" table:number-columns-repeated="2"/>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text:p>
          </table:table-cell>
          <table:table-cell table:style-name="ce312" table:number-columns-repeated="2"/>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 (MEASURE TO BE SURE!)</text:p>
          </table:table-cell>
          <table:table-cell table:style-name="ce106" office:value-type="date" office:date-value="2003-12-19" calcext:value-type="date">
            <text:p>19-Dec-2003</text:p>
          </table:table-cell>
          <table:table-cell table:style-name="ce312" office:value-type="string" calcext:value-type="string">
            <text:p>Bruce Lange &lt;brucelange@comcast.net&gt;</text:p>
          </table:table-cell>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 (MEASURE TO BE SURE!)</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150 actual weight 380gms!</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170</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200</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350</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RG30 (30mm deep aero rim, 500gms)</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 VSR (virtual symmetry rim)</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 Aero (30 mm deep)</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lyde 24 mm wide</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table:formula="of:=61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Aurora</text:p>
          </table:table-cell>
          <table:table-cell table:style-name="ce312" table:number-columns-repeated="2"/>
          <table:table-cell table:number-columns-repeated="249"/>
        </table:table-row>
        <table:table-row table:style-name="ro5">
          <table:table-cell table:style-name="ce300" table:formula="of:=603+3" office:value-type="float" office:value="606" calcext:value-type="float">
            <text:p>606.0</text:p>
          </table:table-cell>
          <table:table-cell table:style-name="ce300" office:value-type="float" office:value="2" calcext:value-type="float">
            <text:p>2.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Aurora OSB (offset spoke bed)</text:p>
          </table:table-cell>
          <table:table-cell table:style-name="ce105" office:value-type="date" office:date-value="2005-01-24" calcext:value-type="date">
            <text:p>24-Jan-05</text:p>
          </table:table-cell>
          <table:table-cell table:style-name="ce312" office:value-type="string" calcext:value-type="string">
            <text:p>bontrager.com tech support </text:p>
          </table:table-cell>
          <table:table-cell table:number-columns-repeated="249"/>
        </table:table-row>
        <table:table-row table:style-name="ro5">
          <table:table-cell table:style-name="ce300" office:value-type="float" office:value="597" calcext:value-type="float">
            <text:p>59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ext:span text:style-name="T11">Titan S</text:span></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 T (touring)</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text:span text:style-name="T12">II</text:sp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192 </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195</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1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4.5" calcext:value-type="float">
            <text:p>604.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9 D</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9 D 0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7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0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0 </text:p>
          </table:table-cell>
          <table:table-cell table:style-name="ce312" table:number-columns-repeated="2"/>
          <table:table-cell table:number-columns-repeated="249"/>
        </table:table-row>
        <table:table-row table:style-name="ro5">
          <table:table-cell table:style-name="ce300" table:formula="of:=598.5+3"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4+3" office:value-type="float" office:value="597" calcext:value-type="float">
            <text:p>59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4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8.5+3"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98.5" calcext:value-type="float">
            <text:p>598.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2N</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99.5" calcext:value-type="float">
            <text:p>599.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2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3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3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E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G40</text:p>
          </table:table-cell>
          <table:table-cell table:style-name="ce312" table:number-columns-repeated="2"/>
          <table:table-cell table:number-columns-repeated="249"/>
        </table:table-row>
        <table:table-row table:style-name="ro5">
          <table:table-cell table:style-name="ce300"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610+3"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7.5" calcext:value-type="float">
            <text:p>607.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3</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3</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4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3</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3D Argent</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4</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5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E</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D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D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4CD</text:p>
          </table:table-cell>
          <table:table-cell table:style-name="ce106" office:value-type="date" office:date-value="2001-10-11" calcext:value-type="date">
            <text:p>11-Oct-2001</text:p>
          </table:table-cell>
          <table:table-cell table:style-name="ce312" office:value-type="string" calcext:value-type="string">
            <text:p>Martin Staines mstaines@superform-aluminium.com</text:p>
          </table:table-cell>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Pro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SUP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Reflex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138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6+3"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15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17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2.5+3" office:value-type="float" office:value="605.5" calcext:value-type="float">
            <text:p>605.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4.5" calcext:value-type="float">
            <text:p>604.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4</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603.5+3" office:value-type="float" office:value="606.5" calcext:value-type="float">
            <text:p>606.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38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8+3"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6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5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520</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ashbar UC13</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isi Mixer</text:p>
          </table:table-cell>
          <table:table-cell table:style-name="ce106" office:value-type="date" office:date-value="2004-02-18" calcext:value-type="date">
            <text:p>18-Feb-2004</text:p>
          </table:table-cell>
          <table:table-cell table:style-name="ce312" office:value-type="string" calcext:value-type="string">
            <text:p>Jon Senior &lt;jon@restlesslemon.co.uk&gt;</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OTUBES ZTR 355 29'er</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417" calcext:value-type="float">
            <text:p>4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OTUBES ZTR Olympic 29'er</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ancenti Forza asymmetrical</text:p>
          </table:table-cell>
          <table:table-cell table:style-name="ce106" office:value-type="date" office:date-value="2019-09-28" calcext:value-type="date">
            <text:p>28-Sep-2019</text:p>
          </table:table-cell>
          <table:table-cell table:style-name="ce312" office:value-type="string" calcext:value-type="string">
            <text:p><text:a xlink:href="https://pacenticycledesign.com/products/forza-road-front-rim-1" xlink:type="simple">https://pacenticycledesign.com/products/forza-road-front-rim-1</text:a></text:p>
          </table:table-cell>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erformance C19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erformance C19SL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1320 </text:p>
          </table:table-cell>
          <table:table-cell table:style-name="ce312" table:number-columns-repeated="2"/>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RIE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10.7+3" office:value-type="float" office:value="613.7" calcext:value-type="float">
            <text:p>613.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3"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CHP-6</text:p>
          </table:table-cell>
          <table:table-cell table:style-name="ce312" table:number-columns-repeated="2"/>
          <table:table-cell table:number-columns-repeated="249"/>
        </table:table-row>
        <table:table-row table:style-name="ro5">
          <table:table-cell table:style-name="ce300" table:formula="of:=605+3"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CHRIN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78+3" office:value-type="float" office:value="581" calcext:value-type="float">
            <text:p>58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18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1.34+3" office:value-type="float" office:value="584.34" calcext:value-type="float">
            <text:p>584.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2.6+3" office:value-type="float" office:value="595.6" calcext:value-type="float">
            <text:p>595.6</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9.4+3"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5+3"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EXCE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HLC2000 </text:p>
          </table:table-cell>
          <table:table-cell table:style-name="ce312" table:number-columns-repeated="2"/>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LIBR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5+3"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5+3"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7.8+3" office:value-type="float" office:value="600.8" calcext:value-type="float">
            <text:p>600.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NOV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2.4"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OLYMP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ORION/MENS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1.8+3" office:value-type="float" office:value="604.8" calcext:value-type="float">
            <text:p>604.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PHOENI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core </text:p>
          </table:table-cell>
          <table:table-cell table:style-name="ce312" table:number-columns-repeated="2"/>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HC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HP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IR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1.3+3" office:value-type="float" office:value="604.3" calcext:value-type="float">
            <text:p>604.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TUB 25/ TUB 26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VEL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9.4+3"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6.84+3" office:value-type="float" office:value="599.84" calcext:value-type="float">
            <text:p>599.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ZAC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Weinmann ZAC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nard/Hollenbeck carbon clincher proto #1</text:p>
          </table:table-cell>
          <table:table-cell table:style-name="ce312" table:number-columns-repeated="2"/>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Comp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Comp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Pro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Pro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WCS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WCS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50CE</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90</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90C</text:p>
          </table:table-cell>
          <table:table-cell table:style-name="ce312" table:number-columns-repeated="2"/>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700 Pro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Trekking Comp</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Trekking Comp OCR</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Vantage Comp</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Vantage Cross-Sport </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Sestriere</text:p>
          </table:table-cell>
          <table:table-cell table:style-name="ce106" office:value-type="date" office:date-value="2002-07-25" calcext:value-type="date">
            <text:p>25-Jul-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Comp, Trek made</text:p>
          </table:table-cell>
          <table:table-cell table:style-name="ce106" office:value-type="date" office:date-value="2002-04-15" calcext:value-type="date">
            <text:p>15-Ap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1" calcext:value-type="float">
            <text:p>604.1</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Pro, Araya made. For Greer internal nipples + 4mm washer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Pro, Trek made. For Greer internal nipples, no washer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alsa Delgado Cross 22.5w x 18h</text:p>
          </table:table-cell>
          <table:table-cell table:style-name="ce106" office:value-type="date" office:date-value="2004-06-10" calcext:value-type="date">
            <text:p>10-Jun-2004</text:p>
          </table:table-cell>
          <table:table-cell table:style-name="ce319" office:value-type="string" calcext:value-type="string">
            <text:p><text:span text:style-name="T14"><text:a xlink:href="http://www.salsacycles.com/comps_rims.html" xlink:type="simple">http://www.salsacycles.com/comps_rims.html</text:a></text:span></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C2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C2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HC19</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HC20</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0 degree XC</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Ascent</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Buzz Clincher (carbon, alu brake track)</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7A</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3</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25</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4A (old)</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7</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0B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5</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Rhyno Lite (newer version)</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592" calcext:value-type="float">
            <text:p>59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Venus (medium deep aero)</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Torelli Master</text:p>
          </table:table-cell>
          <table:table-cell table:style-name="ce312"/>
          <table:table-cell table:style-name="ce312" office:value-type="string" calcext:value-type="string">
            <text:p>Southerlands</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Torelli Master, new style</text:p>
          </table:table-cell>
          <table:table-cell table:style-name="ce106" office:value-type="date" office:date-value="2002-04-03" calcext:value-type="date">
            <text:p>3-Apr-2002</text:p>
          </table:table-cell>
          <table:table-cell table:style-name="ce312" office:value-type="string" calcext:value-type="string">
            <text:p>http://www.rivendellbicycles.com/Webalog/wheels/18094.html</text:p>
          </table:table-cell>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 (20mm wide x 21mm deep)</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20mm wide x 19mm deep, 2001)</text:p>
          </table:table-cell>
          <table:table-cell table:style-name="ce312" table:number-columns-repeated="2"/>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20mm wide x 21mm deep, 2000 and earlier)</text:p>
          </table:table-cell>
          <table:table-cell table:style-name="ce312" table:number-columns-repeated="2"/>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4" calcext:value-type="float">
            <text:p>4.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OC (Off Center)</text:p>
          </table:table-cell>
          <table:table-cell table:style-name="ce106" office:value-type="date" office:date-value="2003-07-29" calcext:value-type="date">
            <text:p>29-Jul-2003</text:p>
          </table:table-cell>
          <table:table-cell table:style-name="ce319" office:value-type="string" calcext:value-type="string">
            <text:p><text:span text:style-name="T14"><text:a xlink:href="mailto:velocity@velocityusa.com" xlink:type="simple">velocity@velocityusa.com</text:a></text:span></text:p>
          </table:table-cell>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Deep V (19mm wide x 30mm deep)</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Dyad (24mm wide x 22mm deep)</text:p>
          </table:table-cell>
          <table:table-cell table:style-name="ce312" table:number-columns-repeated="2"/>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Fusion (19mm wide x 25mm deep) Measured 596.4. MEASURE TO BE SURE!</text:p>
          </table:table-cell>
          <table:table-cell table:style-name="ce106" office:value-type="date" office:date-value="2002-09-18" calcext:value-type="date">
            <text:p>18-Sep-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Glider (26mm wide x 14mm deep)</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Razor (20mm wide x 16mm deep)</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Synergy</text:p>
          </table:table-cell>
          <table:table-cell table:style-name="ce197" office:value-type="date" office:date-value="2019-09-28" calcext:value-type="date">
            <text:p>09/28/19</text:p>
          </table:table-cell>
          <table:table-cell table:style-name="ce312" office:value-type="string" calcext:value-type="string">
            <text:p><text:a xlink:href="https://www.peterwhitecycles.com/velocity.php" xlink:type="simple">https://www.peterwhitecycles.com/velocity.php</text:a></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4" calcext:value-type="float">
            <text:p>4.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Synergy O/C</text:p>
          </table:table-cell>
          <table:table-cell table:style-name="ce197" office:value-type="date" office:date-value="2019-09-28" calcext:value-type="date">
            <text:p>09/28/19</text:p>
          </table:table-cell>
          <table:table-cell table:style-name="ce199" office:value-type="string" calcext:value-type="string">
            <text:p><text:a xlink:href="https://www.peterwhitecycles.com/velocity.php" xlink:type="simple">https://www.peterwhitecycles.com/velocity.php</text:a></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Twin Hollow (22mm wide x 14mm deep)</text:p>
          </table:table-cell>
          <table:table-cell table:style-name="ce312" table:number-columns-repeated="2"/>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ulta Airline 3 </text:p>
          </table:table-cell>
          <table:table-cell table:style-name="ce106" office:value-type="date" office:date-value="2002-02-28" calcext:value-type="date">
            <text:p>28-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5.9" calcext:value-type="float">
            <text:p>595.9</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Airline 2 622x13</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99.3" calcext:value-type="float">
            <text:p>599.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Stylus 622x13</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Vision</text:p>
          </table:table-cell>
          <table:table-cell table:style-name="ce106" office:value-type="date" office:date-value="2002-02-28" calcext:value-type="date">
            <text:p>28-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heelsmith Rimfire </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 TX Profil aero</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81</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GTA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GTX</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Module 58</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Module 59</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T430 Alpine</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103" office:value-type="string" calcext:value-type="string">
            <text:p>WTB SpeedMaster 21x11.3 700c (32h, 21mm wide) </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110 17mm deep box section aluminum clincher</text:p>
          </table:table-cell>
          <table:table-cell table:style-name="ce312" table:number-columns-repeated="2"/>
          <table:table-cell table:number-columns-repeated="249"/>
        </table:table-row>
        <table:table-row table:style-name="ro5">
          <table:table-cell table:style-name="ce300" office:value-type="float" office:value="584" calcext:value-type="float">
            <text:p>58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310 30mm deep aluminum clincher </text:p>
          </table:table-cell>
          <table:table-cell table:style-name="ce312" table:number-columns-repeated="2"/>
          <table:table-cell table:number-columns-repeated="249"/>
        </table:table-row>
        <table:table-row table:style-name="ro5">
          <table:table-cell table:style-name="ce300" office:value-type="float" office:value="567" calcext:value-type="float">
            <text:p>56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415 40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77" calcext:value-type="float">
            <text:p>47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20 82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05 58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30 58mm deep carbon/aluminum clincher</text:p>
          </table:table-cell>
          <table:table-cell table:style-name="ce312" table:number-columns-repeated="2"/>
          <table:table-cell table:number-columns-repeated="249"/>
        </table:table-row>
        <table:table-row table:style-name="ro5">
          <table:table-cell table:style-name="ce300" table:formula="of:=578+3" office:value-type="float" office:value="581" calcext:value-type="float">
            <text:p>581.0</text:p>
          </table:table-cell>
          <table:table-cell table:style-name="ce300" office:value-type="float" office:value="0" calcext:value-type="float">
            <text:p>0.0</text:p>
          </table:table-cell>
          <table:table-cell table:style-name="ce307" office:value-type="string" calcext:value-type="string">
            <text:p>650A</text:p>
          </table:table-cell>
          <table:table-cell table:style-name="ce307" office:value-type="float" office:value="590" calcext:value-type="float">
            <text:p>59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3"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650A</text:p>
          </table:table-cell>
          <table:table-cell table:style-name="ce307" office:value-type="float" office:value="590" calcext:value-type="float">
            <text:p>590</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Rigida steel 26x1 3/8</text:p>
          </table:table-cell>
          <table:table-cell table:style-name="ce312" table:number-columns-repeated="2"/>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78" calcext:value-type="float">
            <text:p>578.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570" calcext:value-type="float">
            <text:p>570.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79" calcext:value-type="float">
            <text:p>579.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Weinmann 2120 26x1 3/8</text:p>
          </table:table-cell>
          <table:table-cell table:style-name="ce312" table:number-columns-repeated="2"/>
          <table:table-cell table:number-columns-repeated="249"/>
        </table:table-row>
        <table:table-row table:style-name="ro5">
          <table:table-cell table:style-name="ce300" office:value-type="float" office:value="572" calcext:value-type="float">
            <text:p>572.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Mavic Module 3, Module 4 ArgentD</text:p>
          </table:table-cell>
          <table:table-cell table:style-name="ce312" table:number-columns-repeated="2"/>
          <table:table-cell table:number-columns-repeated="249"/>
        </table:table-row>
        <table:table-row table:style-name="ro5">
          <table:table-cell table:style-name="ce300" table:formula="of:=570.5+3" office:value-type="float" office:value="573.5" calcext:value-type="float">
            <text:p>573.5</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74" calcext:value-type="float">
            <text:p>574.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Wolber M58 </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table:formula="of:=600.3+571-622"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ADX-5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2" calcext:value-type="float">
            <text:p>547.2</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RC-54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SA-530C Super Aero clincher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carbon aero, back-calculated from 221441 using 255, 257 spokes.</text:p>
          </table:table-cell>
          <table:table-cell table:style-name="ce106" office:value-type="date" office:date-value="2002-12-19" calcext:value-type="date">
            <text:p>19-Dec-2002</text:p>
          </table:table-cell>
          <table:table-cell table:style-name="ce312" office:value-type="string" calcext:value-type="string">
            <text:p>DGR</text:p>
          </table:table-cell>
          <table:table-cell table:number-columns-repeated="249"/>
        </table:table-row>
        <table:table-row table:style-name="ro5">
          <table:table-cell table:style-name="ce300" table:formula="of:=543+3"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PN 220430 Race Lite road</text:p>
          </table:table-cell>
          <table:table-cell table:style-name="ce106" office:value-type="date" office:date-value="2002-03-22" calcext:value-type="date">
            <text:p>22-Mar-2002</text:p>
          </table:table-cell>
          <table:table-cell table:style-name="ce312" office:value-type="string" calcext:value-type="string">
            <text:p>DGR</text:p>
          </table:table-cell>
          <table:table-cell table:number-columns-repeated="249"/>
        </table:table-row>
        <table:table-row table:style-name="ro5">
          <table:table-cell table:style-name="ce300" table:formula="of:=544+3"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PN 231265 Race Lite OSB road</text:p>
          </table:table-cell>
          <table:table-cell table:style-name="ce106" office:value-type="date" office:date-value="2002-03-22" calcext:value-type="date">
            <text:p>22-Mar-2002</text:p>
          </table:table-cell>
          <table:table-cell table:style-name="ce312" office:value-type="string" calcext:value-type="string">
            <text:p>DGR</text:p>
          </table:table-cell>
          <table:table-cell table:number-columns-repeated="249"/>
        </table:table-row>
        <table:table-row table:style-name="ro5">
          <table:table-cell table:style-name="ce300" table:formula="of:=525+2*(9+2)"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104" office:value-type="string" calcext:value-type="string">
            <text:p>Bontrager PN 243756 RXL Aero Clincher</text:p>
          </table:table-cell>
          <table:table-cell table:style-name="ce106" office:value-type="date" office:date-value="2003-06-05" calcext:value-type="date">
            <text:p>5-Jun-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Campagnolo Montreal '76 </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Campagnolo Omega 19 </text:p>
          </table:table-cell>
          <table:table-cell table:style-name="ce312" table:number-columns-repeated="2"/>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525" calcext:value-type="float">
            <text:p>52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FiR SRG30 (30mm deep aero rim, 440gms)</text:p>
          </table:table-cell>
          <table:table-cell table:style-name="ce312" table:number-columns-repeated="2"/>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39.5" calcext:value-type="float">
            <text:p>539.5</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37+3"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 MEASURE TO BE SURE!!</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3+3"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 MEASURE TO BE SURE!!</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7+3"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33 (ERD is Mavic's Nipple Seat Dia + 3mm for nipples) </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MA40 </text:p>
          </table:table-cell>
          <table:table-cell table:style-name="ce312" table:number-columns-repeated="2"/>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Open 4CD</text:p>
          </table:table-cell>
          <table:table-cell table:style-name="ce312" table:number-columns-repeated="2"/>
          <table:table-cell table:number-columns-repeated="249"/>
        </table:table-row>
        <table:table-row table:style-name="ro5">
          <table:table-cell table:style-name="ce300" table:formula="of:=551+3"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Open Pro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27.7+3" office:value-type="float" office:value="530.7" calcext:value-type="float">
            <text:p>530.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igida DP 18</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8.7+3" office:value-type="float" office:value="551.7" calcext:value-type="float">
            <text:p>551.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igida NOVA 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51.7" calcext:value-type="float">
            <text:p>551.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olf Vector Pro, Araya rim, including 9mm Greer nipple + 4mm washer</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olf Vector Pro, Trek made. For Greer internal nipples, no washers</text:p>
          </table:table-cell>
          <table:table-cell table:style-name="ce106" office:value-type="date" office:date-value="2006-07-07" calcext:value-type="date">
            <text:p>7-Jul-2006</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Ascent</text:p>
          </table:table-cell>
          <table:table-cell table:style-name="ce312" table:number-columns-repeated="2"/>
          <table:table-cell office:value-type="string" calcext:value-type="string">
            <text:p>NOTE= 525 SPOKE SET DIA + 9 (GREER HEIGHT) + 2 (SPOKE PROTRUDING ABOVE NIPPLE)</text:p>
          </table:table-cell>
          <table:table-cell table:number-columns-repeated="248"/>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61" calcext:value-type="float">
            <text:p>56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Venus (medium deep aero)</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Aerohead (20mm wide x 19mm deep, 2001) MEASURE TO BE SURE!</text:p>
          </table:table-cell>
          <table:table-cell table:style-name="ce105" office:value-type="date" office:date-value="2006-12-02" calcext:value-type="date">
            <text:p>2-Dec-06</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Aerohead (20mm wide x 21mm deep)</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Deep V (19mm wide x 30mm deep)</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Razor (like Mavic Open Pro)</text:p>
          </table:table-cell>
          <table:table-cell table:style-name="ce312" table:number-columns-repeated="2"/>
          <table:table-cell table:number-columns-repeated="249"/>
        </table:table-row>
        <table:table-row table:style-name="ro5">
          <table:table-cell table:style-name="ce300" office:value-type="float" office:value="518" calcext:value-type="float">
            <text:p>51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370 40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77" calcext:value-type="float">
            <text:p>47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460 58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500 58mm deep carbon/aluminum clincher</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lex DX32</text:p>
          </table:table-cell>
          <table:table-cell table:style-name="ce106" office:value-type="date" office:date-value="2004-11-13" calcext:value-type="date">
            <text:p>13-Nov-2004</text:p>
          </table:table-cell>
          <table:table-cell table:style-name="ce312" office:value-type="string" calcext:value-type="string">
            <text:p>Arseniy Vasilyev &lt;Trailmax@yandex.ru&gt;</text:p>
          </table:table-cell>
          <table:table-cell table:number-columns-repeated="249"/>
        </table:table-row>
        <table:table-row table:style-name="ro5">
          <table:table-cell table:style-name="ce300" table:formula="of:=537.1+1.5" office:value-type="float" office:value="538.6" calcext:value-type="float">
            <text:p>538.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Big Willie MG200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47.8+1.5"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14</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17</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20</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25</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395</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400</text:p>
          </table:table-cell>
          <table:table-cell table:style-name="ce312" table:number-columns-repeated="2"/>
          <table:table-cell table:number-columns-repeated="249"/>
        </table:table-row>
        <table:table-row table:style-name="ro5">
          <table:table-cell table:style-name="ce300" table:formula="of:=545.7+1.5" office:value-type="float" office:value="547.2" calcext:value-type="float">
            <text:p>547.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915DH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38.1+1.5" office:value-type="float" office:value="539.6" calcext:value-type="float">
            <text:p>53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930DISC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47.8+1.5"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TM-840F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VP20</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XA-1</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tomic Trailpimp</text:p>
          </table:table-cell>
          <table:table-cell table:style-name="ce106" office:value-type="date" office:date-value="2003-10-06" calcext:value-type="date">
            <text:p>6-Oct-2003</text:p>
          </table:table-cell>
          <table:table-cell table:style-name="ce109" office:value-type="string" calcext:value-type="string">
            <text:p><text:span text:style-name="T14"><text:a xlink:href="mailto:barsiantony@hotmail.com" xlink:type="simple">barsiantony@hotmail.com</text:a></text:span></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venir Duro 17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 Blue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 Red</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1, BCX2, BCX3 </text:p>
          </table:table-cell>
          <table:table-cell table:style-name="ce312" table:number-columns-repeated="2"/>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01752 Mustang OSB Dis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11931 Mustang tubeles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0459 Race Mod Tubeless front</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0481 Race Mod Disc specifi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248 Race X-Lite OSB</text:p>
          </table:table-cell>
          <table:table-cell table:style-name="ce106" office:value-type="date" office:date-value="2002-06-14" calcext:value-type="date">
            <text:p>14-Jun-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714 Race X-Lite symmetrical</text:p>
          </table:table-cell>
          <table:table-cell table:style-name="ce106" office:value-type="date" office:date-value="2002-06-14" calcext:value-type="date">
            <text:p>14-Jun-2002</text:p>
          </table:table-cell>
          <table:table-cell table:style-name="ce312" office:value-type="string" calcext:value-type="string">
            <text:p>DGR</text:p>
          </table:table-cell>
          <table:table-cell table:number-columns-repeated="249"/>
        </table:table-row>
        <table:table-row table:style-name="ro5">
          <table:table-cell table:style-name="ce300" table:formula="of:=539"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2951 Valiant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7 Maverick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8 Maverick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9 Mustang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42 Clyd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238 Mustang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574 Valiant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92201Corvair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93524 Corvair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RaceLite Asym rear</text:p>
          </table:table-cell>
          <table:table-cell table:style-name="ce312" table:number-columns-repeated="2"/>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RaceLite front</text:p>
          </table:table-cell>
          <table:table-cell table:style-name="ce312" table:number-columns-repeated="2"/>
          <table:table-cell table:number-columns-repeated="249"/>
        </table:table-row>
        <table:table-row table:style-name="ro5">
          <table:table-cell table:style-name="ce300" office:value-type="float" office:value="537.5" calcext:value-type="float">
            <text:p>537.5</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TubeLess Disc, OSB, SSD=534.5+3mm for eyelettes</text:p>
          </table:table-cell>
          <table:table-cell table:style-name="ce106" office:value-type="date" office:date-value="2002-03-18" calcext:value-type="date">
            <text:p>18-Mar-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1723, Mustang OSB, Tubeless</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323, Mustang, Front, Tubeless, lightweight extrusion</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327, Mustang, Disc, Tubeless</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Mavic MA2, MA40 </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Weinmann BCR1</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reezer Backdraft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concagua</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lpha XL</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tek</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Beta</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Contax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Everest</text:p>
          </table:table-cell>
          <table:table-cell table:style-name="ce312" table:number-columns-repeated="2"/>
          <table:table-cell table:number-columns-repeated="249"/>
        </table:table-row>
        <table:table-row table:style-name="ro5">
          <table:table-cell table:style-name="ce300" office:value-type="float" office:value="519" calcext:value-type="float">
            <text:p>51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2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appa</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ilimangiaro</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Mirox</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Stheno</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Thorr </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Zark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Zeta</text:p>
          </table:table-cell>
          <table:table-cell table:style-name="ce312" table:number-columns-repeated="2"/>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E 540 Enduro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EX 5.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FR 6.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 (rim or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 cerami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 450 MTB non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 450 MTB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MS26, Downhill (same w/ machined sidewalls)</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MT 232</text:p>
          </table:table-cell>
          <table:table-cell table:style-name="ce312" table:number-columns-repeated="2"/>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W 400</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IRD Tsunami</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IRD Tsunami disk</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K525</text:p>
          </table:table-cell>
          <table:table-cell table:style-name="ce312" table:number-columns-repeated="2"/>
          <table:table-cell table:number-columns-repeated="249"/>
        </table:table-row>
        <table:table-row table:style-name="ro5">
          <table:table-cell table:style-name="ce300" table:formula="of:=2*256+AVERAGE(33;32.5;33;32.5;31.9;31.4;32.1;32.3)" office:value-type="float" office:value="544.3375" calcext:value-type="float">
            <text:p>544.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750 (22mm w x 20.5mm deep)</text:p>
          </table:table-cell>
          <table:table-cell table:style-name="ce106" office:value-type="date" office:date-value="2002-09-29" calcext:value-type="date">
            <text:p>29-Sep-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Lobo</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Mt. Titan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 T Comp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ingle Track</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wami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117</text:p>
          </table:table-cell>
          <table:table-cell table:style-name="ce312" table:number-columns-repeated="2"/>
          <table:table-cell table:number-columns-repeated="249"/>
        </table:table-row>
        <table:table-row table:style-name="ro5">
          <table:table-cell table:style-name="ce300" table:formula="of:=541+3"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12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17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17D</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2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0.5+3"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2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1.5+3" office:value-type="float" office:value="544.5" calcext:value-type="float">
            <text:p>54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38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38N</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3.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34.5+3" office:value-type="float" office:value="537.5" calcext:value-type="float">
            <text:p>537.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321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2+3"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5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nergie M217</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nergie M7</text:p>
          </table:table-cell>
          <table:table-cell table:style-name="ce312" table:number-columns-repeated="2"/>
          <table:table-cell table:number-columns-repeated="249"/>
        </table:table-row>
        <table:table-row table:style-name="ro5">
          <table:table-cell table:style-name="ce300" office:value-type="float" office:value="536.5" calcext:value-type="float">
            <text:p>536.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325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72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72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823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0.5" calcext:value-type="float">
            <text:p>53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823 Disc 0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 21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5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519</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1</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61</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81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A40</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Oxygen M6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Rando M4</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Rando M5</text:p>
          </table:table-cell>
          <table:table-cell table:style-name="ce312" table:number-columns-repeated="2"/>
          <table:table-cell table:number-columns-repeated="249"/>
        </table:table-row>
        <table:table-row table:style-name="ro5">
          <table:table-cell table:style-name="ce300" office:value-type="float" office:value="540.2" calcext:value-type="float">
            <text:p>540.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T519</text:p>
          </table:table-cell>
          <table:table-cell table:style-name="ce312" table:number-columns-repeated="2"/>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8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8N no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9N no eyelet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40.5+3"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1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9.5+3"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1N no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9.5+3"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2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3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 UST disc specific. 16 to 18mm nipples required.</text:p>
          </table:table-cell>
          <table:table-cell table:style-name="ce106" office:value-type="date" office:date-value="2002-02-20" calcext:value-type="date">
            <text:p>20-Feb-2002</text:p>
          </table:table-cell>
          <table:table-cell table:style-name="ce312" office:value-type="string" calcext:value-type="string">
            <text:p>Mavic tech via charlieb@attbi.com</text:p>
          </table:table-cell>
          <table:table-cell table:number-columns-repeated="249"/>
        </table:table-row>
        <table:table-row table:style-name="ro5">
          <table:table-cell table:style-name="ce300" table:formula="of:=538.5+3" office:value-type="float" office:value="541.5" calcext:value-type="float">
            <text:p>541.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7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7.5+3"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517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618</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 7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7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1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1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321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5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7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8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81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355</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Freeride</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Olympic</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table:formula="of:=538+3"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RIES (ERD is Rigida's Nipple Seat Dia + 3mm for nipples)</text:p>
          </table:table-cell>
          <table:table-cell table:style-name="ce312"/>
          <table:table-cell table:style-name="ce312" office:value-type="string" calcext:value-type="string">
            <text:p>www.rigida.com/anglais/</text:p>
          </table:table-cell>
          <table:table-cell table:number-columns-repeated="249"/>
        </table:table-row>
        <table:table-row table:style-name="ro5">
          <table:table-cell table:style-name="ce300" table:formula="of:=545.4+3" office:value-type="float" office:value="548.4" calcext:value-type="float">
            <text:p>548.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5.4+3" office:value-type="float" office:value="548.4" calcext:value-type="float">
            <text:p>548.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85+3" office:value-type="float" office:value="539.85"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H 3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18+3" office:value-type="float" office:value="521" calcext:value-type="float">
            <text:p>52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16.6+3" office:value-type="float" office:value="519.6" calcext:value-type="float">
            <text:p>51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2 (ERD is Rigida's Nipple Seat Dia + 3mm for nipples)</text:p>
          </table:table-cell>
          <table:table-cell table:style-name="ce312"/>
          <table:table-cell table:style-name="ce312" office:value-type="string" calcext:value-type="string">
            <text:p>www.rigida.com/anglais/</text:p>
          </table:table-cell>
          <table:table-cell table:number-columns-repeated="249"/>
        </table:table-row>
        <table:table-row table:style-name="ro5">
          <table:table-cell table:style-name="ce300" table:formula="of:=529+3"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1+3"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EN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1.1+3" office:value-type="float" office:value="544.1" calcext:value-type="float">
            <text:p>544.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RIFFIN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6+3" office:value-type="float" office:value="539.6" calcext:value-type="float">
            <text:p>53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RIZZLY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LIBR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1+3"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ENS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1+3"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NORM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8.9+3" office:value-type="float" office:value="531.9" calcext:value-type="float">
            <text:p>531.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OLYMP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ORION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8+3"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PHOENI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IR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3"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LP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teel Superchromix 1.75 </text:p>
          </table:table-cell>
          <table:table-cell table:style-name="ce312" table:number-columns-repeated="2"/>
          <table:table-cell table:number-columns-repeated="249"/>
        </table:table-row>
        <table:table-row table:style-name="ro5">
          <table:table-cell table:style-name="ce300" table:formula="of:=540.4+3" office:value-type="float" office:value="543.4" calcext:value-type="float">
            <text:p>543.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AUR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7.1+3" office:value-type="float" office:value="540.1" calcext:value-type="float">
            <text:p>540.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AURUS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9+3" office:value-type="float" office:value="539.9"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B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9+3" office:value-type="float" office:value="539.9"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B 26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0.2+3" office:value-type="float" office:value="543.2" calcext:value-type="float">
            <text:p>543.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CAN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4.2+3" office:value-type="float" office:value="537.2" calcext:value-type="float">
            <text:p>537.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RBO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6.4+3" office:value-type="float" office:value="529.4" calcext:value-type="float">
            <text:p>529.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0.8+3" office:value-type="float" office:value="543.8" calcext:value-type="float">
            <text:p>543.8</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XC 42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3.5+3" office:value-type="float" office:value="536.5" calcext:value-type="float">
            <text:p>536.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ZAC 2000+D574</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1+3"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Weinmann ZAC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3+3" office:value-type="float" office:value="546" calcext:value-type="float">
            <text:p>546.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Disc OCR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Comp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Pro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WCS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395</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415</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440SC </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Comp (ERD is Nipple Seat Dia + 3mm for nipples)</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Pro (ERD is Nipple Seat Dia + 3mm for nipples)</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WCS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Comp</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Cross-Sport </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Expert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Pro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Sport</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Delgado 22.5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Gordo 27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Semi 24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8.8" calcext:value-type="float">
            <text:p>8.8</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now Cat ASYM (44mm wide) http://www.allweathersports.com/winter/snowcats.html</text:p>
          </table:table-cell>
          <table:table-cell table:style-name="ce106" office:value-type="date" office:date-value="2002-03-17" calcext:value-type="date">
            <text:p>17-Mar-2002</text:p>
          </table:table-cell>
          <table:table-cell table:style-name="ce312" office:value-type="string" calcext:value-type="string">
            <text:p>charlieb@prodigy.net</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now Cat SYM (44mm wide) http://www.allweathersports.com/winter/snowcats.html</text:p>
          </table:table-cell>
          <table:table-cell table:style-name="ce106" office:value-type="date" office:date-value="2002-03-17" calcext:value-type="date">
            <text:p>17-Mar-2002</text:p>
          </table:table-cell>
          <table:table-cell table:style-name="ce312" office:value-type="string" calcext:value-type="string">
            <text:p>charlieb@prodigy.net</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GX23</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GX26</text:p>
          </table:table-cell>
          <table:table-cell table:style-name="ce312" table:number-columns-repeated="2"/>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22</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2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32</text:p>
          </table:table-cell>
          <table:table-cell table:style-name="ce312" table:number-columns-repeated="2"/>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22</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2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32</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26</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L21</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L23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Z21 </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0 degree Lite</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0 degree XC</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471" calcext:value-type="float">
            <text:p>47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Buzz MTB</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16</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C20</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20 tandem </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7A</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6</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7A</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DoubleWide</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DS1-XC</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20 Style I</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25</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25</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Phat Albert</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553.4" calcext:value-type="float">
            <text:p>553.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Damon measured Nov. 06 2002)</text:p>
          </table:table-cell>
          <table:table-cell table:style-name="ce106" office:value-type="date" office:date-value="2002-11-06" calcext:value-type="date">
            <text:p>6-Nov-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newer version and XL-1.75 version)</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XL version)</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MEASURE TO BE SURE!</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Sub IV</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ynchros Lil' Snapper</text:p>
          </table:table-cell>
          <table:table-cell table:style-name="ce106" office:value-type="date" office:date-value="2003-10-06" calcext:value-type="date">
            <text:p>6-Oct-2003</text:p>
          </table:table-cell>
          <table:table-cell table:style-name="ce319" office:value-type="string" calcext:value-type="string">
            <text:p><text:span text:style-name="T14"><text:a xlink:href="mailto:fox-muller@comcast.net" xlink:type="simple">fox-muller@comcast.net</text:a></text:span></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Tioga XC</text:p>
          </table:table-cell>
          <table:table-cell table:style-name="ce106" office:value-type="date" office:date-value="2003-09-06" calcext:value-type="date">
            <text:p>6-Sep-2003</text:p>
          </table:table-cell>
          <table:table-cell table:style-name="ce319" office:value-type="string" calcext:value-type="string">
            <text:p><text:span text:style-name="T14"><text:a xlink:href="mailto:Kelly_Paasch@und.nodak.edu" xlink:type="simple">Kelly_Paasch@und.nodak.edu</text:a></text:span></text:p>
          </table:table-cell>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Aero Heat AT (24mm wide x 22mm deep)</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Cliff Hanger (28mm wide x 25mm deep)</text:p>
          </table:table-cell>
          <table:table-cell table:style-name="ce312" table:number-columns-repeated="2"/>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K525 (21mm wide x 21mm deep)</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Mt. GoAT (25mm wide x 18mm deep)</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Synergy (23mm wide x 20mm deep, symmetrical and asymmetrical)</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Triple V (26mm wide x 17mm deep)</text:p>
          </table:table-cell>
          <table:table-cell table:style-name="ce312" table:number-columns-repeated="2"/>
          <table:table-cell table:number-columns-repeated="249"/>
        </table:table-row>
        <table:table-row table:style-name="ro5">
          <table:table-cell table:style-name="ce300" office:value-type="float" office:value="529.3" calcext:value-type="float">
            <text:p>52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Airline 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0.9" calcext:value-type="float">
            <text:p>540.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DH 559x27</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6" calcext:value-type="float">
            <text:p>543.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FR 559x2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XC 559x2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Strong, no eyelets</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2" calcext:value-type="float">
            <text:p>543.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Vision 559x18</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einmann Mod 2719 </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heelsmith Cowpie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heelsmith Speedcow </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15</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18</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2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Canyon </text:p>
          </table:table-cell>
          <table:table-cell table:style-name="ce312" table:number-columns-repeated="2"/>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Dual Duty 30x11.8 (32h, 30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Beam 22x11.8 (32h, 22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Beam 25x11.3 (32h, 25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Disc DH 36x0 (32h, 36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Disc XC 24x0 (32h, 24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PowerBeam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PowerBeam (old)</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SpeedDisc XC 24x0 (32h, 24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SpeedMaster 23x11.3 (32h, 23mm wide) </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SpeedMaster 25mm </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SpeedMaster II </text:p>
          </table:table-cell>
          <table:table-cell table:style-name="ce312" table:number-columns-repeated="2"/>
          <table:table-cell table:number-columns-repeated="249"/>
        </table:table-row>
        <table:table-row table:style-name="ro5">
          <table:table-cell table:style-name="ce300" table:formula="of:=537+3" office:value-type="float" office:value="540" calcext:value-type="float">
            <text:p>540.0</text:p>
          </table:table-cell>
          <table:table-cell table:style-name="ce300" office:value-type="float" office:value="2.5" calcext:value-type="float">
            <text:p>2.5</text:p>
          </table:table-cell>
          <table:table-cell table:style-name="ce307" office:value-type="string" calcext:value-type="string">
            <text:p>26"</text:p>
          </table:table-cell>
          <table:table-cell table:style-name="ce307" office:value-type="float" office:value="559" calcext:value-type="float">
            <text:p>559</text:p>
          </table:table-cell>
          <table:table-cell table:style-name="ce312" office:value-type="string" calcext:value-type="string">
            <text:p>Bontrager PN 230855 Race Lite Disc Tubeless OSB</text:p>
          </table:table-cell>
          <table:table-cell table:style-name="ce106" office:value-type="date" office:date-value="2004-03-08" calcext:value-type="date">
            <text:p>8-Mar-2004</text:p>
          </table:table-cell>
          <table:table-cell table:style-name="ce312" office:value-type="string" calcext:value-type="string">
            <text:p>DGR</text:p>
          </table:table-cell>
          <table:table-cell table:number-columns-repeated="249"/>
        </table:table-row>
        <table:table-row table:style-name="ro5">
          <table:table-cell table:style-name="ce300" table:formula="of:=529.2+3" office:value-type="float" office:value="532.2" calcext:value-type="float">
            <text:p>532.2</text:p>
          </table:table-cell>
          <table:table-cell table:style-name="ce300" office:value-type="float" office:value="0" calcext:value-type="float">
            <text:p>0.0</text:p>
          </table:table-cell>
          <table:table-cell table:style-name="ce307" office:value-type="string" calcext:value-type="string">
            <text:p>600A</text:p>
          </table:table-cell>
          <table:table-cell table:style-name="ce307" office:value-type="float" office:value="540" calcext:value-type="float">
            <text:p>5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8.1+3" office:value-type="float" office:value="531.1" calcext:value-type="float">
            <text:p>531.1</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20</text:p>
          </table:table-cell>
          <table:table-cell table:style-name="ce312" table:number-columns-repeated="2"/>
          <table:table-cell table:number-columns-repeated="249"/>
        </table:table-row>
        <table:table-row table:style-name="ro5">
          <table:table-cell table:style-name="ce300" office:value-type="float" office:value="527" calcext:value-type="float">
            <text:p>527.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Wolber GTA</text:p>
          </table:table-cell>
          <table:table-cell table:style-name="ce312" table:number-columns-repeated="2"/>
          <table:table-cell table:number-columns-repeated="249"/>
        </table:table-row>
        <table:table-row table:style-name="ro5">
          <table:table-cell table:style-name="ce300" table:formula="of:=506.6+1.5" office:value-type="float" office:value="508.1" calcext:value-type="float">
            <text:p>508.1</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Araya 20A <text:s/>(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00" calcext:value-type="float">
            <text:p>500.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Mavic Open 4 CD </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10" calcext:value-type="float">
            <text:p>510.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02" calcext:value-type="float">
            <text:p>502.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496" calcext:value-type="float">
            <text:p>496.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7X </text:p>
          </table:table-cell>
          <table:table-cell table:style-name="ce312" table:number-columns-repeated="2"/>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99" calcext:value-type="float">
            <text:p>499.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B-907X/Super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96" calcext:value-type="float">
            <text:p>496.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M20 </text:p>
          </table:table-cell>
          <table:table-cell table:style-name="ce312" table:number-columns-repeated="2"/>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VP-2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92+3" office:value-type="float" office:value="495" calcext:value-type="float">
            <text:p>495.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Bontrager Mack</text:p>
          </table:table-cell>
          <table:table-cell table:style-name="ce106" office:value-type="date" office:date-value="2002-10-16" calcext:value-type="date">
            <text:p>16-Oct-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492.5" calcext:value-type="float">
            <text:p>492.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Mavic XY</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494+3"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84.4+3" office:value-type="float" office:value="487.4" calcext:value-type="float">
            <text:p>487.4</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DH 3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8+3" office:value-type="float" office:value="497.8" calcext:value-type="float">
            <text:p>497.8</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8+3" office:value-type="float" office:value="497.8" calcext:value-type="float">
            <text:p>497.8</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94" calcext:value-type="float">
            <text:p>494.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E16, CRT16II</text:p>
          </table:table-cell>
          <table:table-cell table:style-name="ce312" table:number-columns-repeated="2"/>
          <table:table-cell table:number-columns-repeated="249"/>
        </table:table-row>
        <table:table-row table:style-name="ro5">
          <table:table-cell table:style-name="ce300" office:value-type="float" office:value="492" calcext:value-type="float">
            <text:p>492.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102" office:value-type="string" calcext:value-type="string">
            <text:p>Sun DS1-XC</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102" office:value-type="string" calcext:value-type="string">
            <text:p>Sun ICI-1</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491" calcext:value-type="float">
            <text:p>491.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492" calcext:value-type="float">
            <text:p>492.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Rhyno Lite</text:p>
          </table:table-cell>
          <table:table-cell table:style-name="ce312" table:number-columns-repeated="2"/>
          <table:table-cell table:number-columns-repeated="249"/>
        </table:table-row>
        <table:table-row table:style-name="ro5">
          <table:table-cell table:style-name="ce300" office:value-type="float" office:value="486" calcext:value-type="float">
            <text:p>486.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Rhyno Lite (newer version)</text:p>
          </table:table-cell>
          <table:table-cell table:style-name="ce312" table:number-columns-repeated="2"/>
          <table:table-cell table:number-columns-repeated="249"/>
        </table:table-row>
        <table:table-row table:style-name="ro5">
          <table:table-cell table:style-name="ce300" office:value-type="float" office:value="483" calcext:value-type="float">
            <text:p>48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Aero Heat AT</text:p>
          </table:table-cell>
          <table:table-cell table:style-name="ce312" table:number-columns-repeated="2"/>
          <table:table-cell table:number-columns-repeated="249"/>
        </table:table-row>
        <table:table-row table:style-name="ro5">
          <table:table-cell table:style-name="ce300" office:value-type="float" office:value="464.5" calcext:value-type="float">
            <text:p>464.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480" calcext:value-type="float">
            <text:p>480.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TAIPAN</text:p>
          </table:table-cell>
          <table:table-cell table:style-name="ce312" table:number-columns-repeated="2"/>
          <table:table-cell table:number-columns-repeated="249"/>
        </table:table-row>
        <table:table-row table:style-name="ro5">
          <table:table-cell table:style-name="ce300" office:value-type="float" office:value="495.5" calcext:value-type="float">
            <text:p>495.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Triple V </text:p>
          </table:table-cell>
          <table:table-cell table:style-name="ce312" table:number-columns-repeated="2"/>
          <table:table-cell table:number-columns-repeated="249"/>
        </table:table-row>
        <table:table-row table:style-name="ro5">
          <table:table-cell table:style-name="ce300" table:formula="of:=478+3" office:value-type="float" office:value="481" calcext:value-type="float">
            <text:p>481.0</text:p>
          </table:table-cell>
          <table:table-cell table:style-name="ce300" office:value-type="float" office:value="0" calcext:value-type="float">
            <text:p>0.0</text:p>
          </table:table-cell>
          <table:table-cell table:style-name="ce307" office:value-type="string" calcext:value-type="string">
            <text:p>550A</text:p>
          </table:table-cell>
          <table:table-cell table:style-name="ce307" office:value-type="float" office:value="490" calcext:value-type="float">
            <text:p>49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8.7" calcext:value-type="float">
            <text:p>438.7</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Araya 20A </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30+3" office:value-type="float" office:value="433" calcext:value-type="float">
            <text:p>433.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9" calcext:value-type="float">
            <text:p>439.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438" calcext:value-type="float">
            <text:p>438.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435" calcext:value-type="float">
            <text:p>435.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438" calcext:value-type="float">
            <text:p>438.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102" office:value-type="string" calcext:value-type="string">
            <text:p>Sun ICI-1</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440" calcext:value-type="float">
            <text:p>440.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432" calcext:value-type="float">
            <text:p>432.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440" calcext:value-type="float">
            <text:p>440.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7 </text:p>
          </table:table-cell>
          <table:table-cell table:style-name="ce312" table:number-columns-repeated="2"/>
          <table:table-cell table:number-columns-repeated="249"/>
        </table:table-row>
        <table:table-row table:style-name="ro5">
          <table:table-cell table:style-name="ce300" office:value-type="float" office:value="426" calcext:value-type="float">
            <text:p>426.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429" calcext:value-type="float">
            <text:p>429.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Velocity Aerohead (20mm wide x 21mm deep)</text:p>
          </table:table-cell>
          <table:table-cell table:style-name="ce312" table:number-columns-repeated="2"/>
          <table:table-cell table:number-columns-repeated="249"/>
        </table:table-row>
        <table:table-row table:style-name="ro5">
          <table:table-cell table:style-name="ce300" table:formula="of:=428.3+3" office:value-type="float" office:value="431.3" calcext:value-type="float">
            <text:p>431.3</text:p>
          </table:table-cell>
          <table:table-cell table:style-name="ce300" office:value-type="float" office:value="0" calcext:value-type="float">
            <text:p>0.0</text:p>
          </table:table-cell>
          <table:table-cell table:style-name="ce307" office:value-type="string" calcext:value-type="string">
            <text:p>500A</text:p>
          </table:table-cell>
          <table:table-cell table:style-name="ce307" office:value-type="float" office:value="440" calcext:value-type="float">
            <text:p>4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6" calcext:value-type="float">
            <text:p>436.0</text:p>
          </table:table-cell>
          <table:table-cell table:style-name="ce300" office:value-type="float" office:value="0" calcext:value-type="float">
            <text:p>0.0</text:p>
          </table:table-cell>
          <table:table-cell table:style-name="ce307" office:value-type="string" calcext:value-type="string">
            <text:p>500A</text:p>
          </table:table-cell>
          <table:table-cell table:style-name="ce307" office:value-type="float" office:value="440" calcext:value-type="float">
            <text:p>440</text:p>
          </table:table-cell>
          <table:table-cell table:style-name="ce312" office:value-type="string" calcext:value-type="string">
            <text:p>Weinmann</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CS Z </text:p>
          </table:table-cell>
          <table:table-cell table:style-name="ce312" table:number-columns-repeated="2"/>
          <table:table-cell table:number-columns-repeated="249"/>
        </table:table-row>
        <table:table-row table:style-name="ro5">
          <table:table-cell table:style-name="ce300" office:value-type="float" office:value="378" calcext:value-type="float">
            <text:p>378.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lesa Explorer</text:p>
          </table:table-cell>
          <table:table-cell table:style-name="ce312" table:number-columns-repeated="2"/>
          <table:table-cell table:number-columns-repeated="249"/>
        </table:table-row>
        <table:table-row table:style-name="ro5">
          <table:table-cell table:style-name="ce300" office:value-type="float" office:value="376.9" calcext:value-type="float">
            <text:p>376.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nswer Aero Tech</text:p>
          </table:table-cell>
          <table:table-cell table:style-name="ce312" table:number-columns-repeated="2"/>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96.4" calcext:value-type="float">
            <text:p>396.4</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MP-70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79" calcext:value-type="float">
            <text:p>37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77.9" calcext:value-type="float">
            <text:p>377.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907X/Super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82" calcext:value-type="float">
            <text:p>38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J1/HIMIKO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92.3" calcext:value-type="float">
            <text:p>392.3</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TB-807X/Ultra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39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Bontrager Mack</text:p>
          </table:table-cell>
          <table:table-cell table:style-name="ce312" table:number-columns-repeated="2"/>
          <table:table-cell table:number-columns-repeated="249"/>
        </table:table-row>
        <table:table-row table:style-name="ro5">
          <table:table-cell table:style-name="ce300" table:formula="of:=396+3" office:value-type="float" office:value="399" calcext:value-type="float">
            <text:p>39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x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389+3"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y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387.5" calcext:value-type="float">
            <text:p>387.5</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Z</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392.2+3" office:value-type="float" office:value="395.2" calcext:value-type="float">
            <text:p>395.2</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92.85+3" office:value-type="float" office:value="395.85" calcext:value-type="float">
            <text:p>395.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92.85+3" office:value-type="float" office:value="395.85" calcext:value-type="float">
            <text:p>395.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73+3" office:value-type="float" office:value="376" calcext:value-type="float">
            <text:p>376.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389" calcext:value-type="float">
            <text:p>38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Big City</text:p>
          </table:table-cell>
          <table:table-cell table:style-name="ce312" table:number-columns-repeated="2"/>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E16, CRT16II</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394" calcext:value-type="float">
            <text:p>394.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 (MEAURE TO BE SURE!)</text:p>
          </table:table-cell>
          <table:table-cell table:style-name="ce106" office:value-type="date" office:date-value="2004-07-15" calcext:value-type="date">
            <text:p>15-Jul-2004</text:p>
          </table:table-cell>
          <table:table-cell table:style-name="ce312" office:value-type="string" calcext:value-type="string">
            <text:p>Robert Perkins &lt;rperkins1@nc.rr.com&gt;</text:p>
          </table:table-cell>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 (MEAURE TO BE SURE!)</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383" calcext:value-type="float">
            <text:p>38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Aero Heat AT</text:p>
          </table:table-cell>
          <table:table-cell table:style-name="ce312" table:number-columns-repeated="2"/>
          <table:table-cell table:number-columns-repeated="249"/>
        </table:table-row>
        <table:table-row table:style-name="ro5">
          <table:table-cell table:style-name="ce300" office:value-type="float" office:value="364" calcext:value-type="float">
            <text:p>364.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380" calcext:value-type="float">
            <text:p>38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TAIPAN</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Triple V </text:p>
          </table:table-cell>
          <table:table-cell table:style-name="ce312" table:number-columns-repeated="2"/>
          <table:table-cell table:number-columns-repeated="249"/>
        </table:table-row>
        <table:table-row table:style-name="ro5">
          <table:table-cell table:style-name="ce300" office:value-type="float" office:value="376.9" calcext:value-type="float">
            <text:p>376.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uelta Airline 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400" calcext:value-type="float">
            <text:p>40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387" calcext:value-type="float">
            <text:p>387.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Weinmann Zac19 </text:p>
          </table:table-cell>
          <table:table-cell table:style-name="ce106" office:value-type="date" office:date-value="2004-07-15" calcext:value-type="date">
            <text:p>15-Jul-2004</text:p>
          </table:table-cell>
          <table:table-cell table:style-name="ce312" office:value-type="string" calcext:value-type="string">
            <text:p>Robert Perkins &lt;rperkins1@nc.rr.com&gt;</text:p>
          </table:table-cell>
          <table:table-cell table:number-columns-repeated="249"/>
        </table:table-row>
        <table:table-row table:style-name="ro5">
          <table:table-cell table:style-name="ce300" office:value-type="float" office:value="363.7" calcext:value-type="float">
            <text:p>363.7</text:p>
          </table:table-cell>
          <table:table-cell table:style-name="ce300" office:value-type="float" office:value="0" calcext:value-type="float">
            <text:p>0.0</text:p>
          </table:table-cell>
          <table:table-cell table:style-name="ce307" office:value-type="string" calcext:value-type="string">
            <text:p>17x1 1/4</text:p>
          </table:table-cell>
          <table:table-cell table:style-name="ce307" office:value-type="float" office:value="369" calcext:value-type="float">
            <text:p>369</text:p>
          </table:table-cell>
          <table:table-cell table:style-name="ce312" office:value-type="string" calcext:value-type="string">
            <text:p>Moulton, Alex (factory rim)</text:p>
          </table:table-cell>
          <table:table-cell table:style-name="ce312" table:number-columns-repeated="2"/>
          <table:table-cell table:number-columns-repeated="249"/>
        </table:table-row>
        <table:table-row table:style-name="ro5">
          <table:table-cell table:style-name="ce300" office:value-type="float" office:value="364" calcext:value-type="float">
            <text:p>364.0</text:p>
          </table:table-cell>
          <table:table-cell table:style-name="ce300" office:value-type="float" office:value="0" calcext:value-type="float">
            <text:p>0.0</text:p>
          </table:table-cell>
          <table:table-cell table:style-name="ce307" office:value-type="string" calcext:value-type="string">
            <text:p>17x1 1/4</text:p>
          </table:table-cell>
          <table:table-cell table:style-name="ce307" office:value-type="float" office:value="369" calcext:value-type="float">
            <text:p>369</text:p>
          </table:table-cell>
          <table:table-cell table:style-name="ce312" office:value-type="string" calcext:value-type="string">
            <text:p>Sun M17 Moulton</text:p>
          </table:table-cell>
          <table:table-cell table:style-name="ce312" table:number-columns-repeated="2"/>
          <table:table-cell table:number-columns-repeated="249"/>
        </table:table-row>
        <table:table-row table:style-name="ro5">
          <table:table-cell table:style-name="ce300" office:value-type="float" office:value="345" calcext:value-type="float">
            <text:p>345.0</text:p>
          </table:table-cell>
          <table:table-cell table:style-name="ce300" office:value-type="float" office:value="0" calcext:value-type="float">
            <text:p>0.0</text:p>
          </table:table-cell>
          <table:table-cell table:style-name="ce307" office:value-type="string" calcext:value-type="string">
            <text:p>16x1 3/8</text:p>
          </table:table-cell>
          <table:table-cell table:style-name="ce307" office:value-type="float" office:value="349" calcext:value-type="float">
            <text:p>349</text:p>
          </table:table-cell>
          <table:table-cell table:style-name="ce312" office:value-type="string" calcext:value-type="string">
            <text:p>Alesa Alloy 219 Brompton standard rim</text:p>
          </table:table-cell>
          <table:table-cell table:style-name="ce106" office:value-type="date" office:date-value="2004-05-21" calcext:value-type="date">
            <text:p>21-May-2004</text:p>
          </table:table-cell>
          <table:table-cell table:style-name="ce312" office:value-type="string" calcext:value-type="string">
            <text:p>Wolf, Michael &lt;m.wolf@waterman-group.co.uk&gt;</text:p>
          </table:table-cell>
          <table:table-cell table:number-columns-repeated="249"/>
        </table:table-row>
        <table:table-row table:style-name="ro5">
          <table:table-cell table:style-name="ce300" office:value-type="float" office:value="330" calcext:value-type="float">
            <text:p>330.0</text:p>
          </table:table-cell>
          <table:table-cell table:style-name="ce300" office:value-type="float" office:value="0" calcext:value-type="float">
            <text:p>0.0</text:p>
          </table:table-cell>
          <table:table-cell table:style-name="ce307" office:value-type="string" calcext:value-type="string">
            <text:p>16x1 3/8</text:p>
          </table:table-cell>
          <table:table-cell table:style-name="ce307" office:value-type="float" office:value="349" calcext:value-type="float">
            <text:p>349</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table:formula="of:=326.3+3" office:value-type="float" office:value="329.3" calcext:value-type="float">
            <text:p>329.3</text:p>
          </table:table-cell>
          <table:table-cell table:style-name="ce300" office:value-type="float" office:value="0" calcext:value-type="float">
            <text:p>0.0</text:p>
          </table:table-cell>
          <table:table-cell table:style-name="ce307" office:value-type="string" calcext:value-type="string">
            <text:p>400A</text:p>
          </table:table-cell>
          <table:table-cell table:style-name="ce307" office:value-type="float" office:value="340" calcext:value-type="float">
            <text:p>340</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288" calcext:value-type="float">
            <text:p>288.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Alex DM24</text:p>
          </table:table-cell>
          <table:table-cell table:style-name="ce106" office:value-type="date" office:date-value="2003-05-23" calcext:value-type="date">
            <text:p>23-May-2003</text:p>
          </table:table-cell>
          <table:table-cell table:style-name="ce312" office:value-type="string" calcext:value-type="string">
            <text:p>Brian McDaniel &lt;bambooland@earthlink.net&gt;</text:p>
          </table:table-cell>
          <table:table-cell table:number-columns-repeated="249"/>
        </table:table-row>
        <table:table-row table:style-name="ro5">
          <table:table-cell table:style-name="ce300" office:value-type="float" office:value="262.8" calcext:value-type="float">
            <text:p>262.8</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291.95+3" office:value-type="float" office:value="294.95" calcext:value-type="float">
            <text:p>295.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291.95+3" office:value-type="float" office:value="294.95" calcext:value-type="float">
            <text:p>295.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1" table:number-rows-repeated="31015">
          <table:table-cell table:number-columns-repeated="256"/>
        </table:table-row>
        <table:table-row table:style-name="ro1">
          <table:table-cell table:number-columns-repeated="256"/>
        </table:table-row>
      </table:table>
      <table:table table:name="hubs" table:style-name="ta4" table:print="false">
        <office:forms form:automatic-focus="false" form:apply-design-mode="false"/>
        <table:table-column table:style-name="co24" table:default-cell-style-name="ce328"/>
        <table:table-column table:style-name="co25" table:default-cell-style-name="ce328"/>
        <table:table-column table:style-name="co12" table:default-cell-style-name="ce328"/>
        <table:table-column table:style-name="co26" table:default-cell-style-name="ce328"/>
        <table:table-column table:style-name="co7" table:default-cell-style-name="ce225"/>
        <table:table-column table:style-name="co27" table:default-cell-style-name="ce225"/>
        <table:table-column table:style-name="co28" table:default-cell-style-name="ce225"/>
        <table:table-column table:style-name="co8" table:default-cell-style-name="ce225"/>
        <table:table-column table:style-name="co29" table:default-cell-style-name="ce225"/>
        <table:table-column table:style-name="co22" table:default-cell-style-name="ce321"/>
        <table:table-column table:style-name="co30" table:default-cell-style-name="ce356"/>
        <table:table-column table:style-name="co16" table:number-columns-repeated="245" table:default-cell-style-name="ce225"/>
        <table:table-row table:style-name="ro3">
          <table:table-cell table:style-name="ce323" office:value-type="string" calcext:value-type="string">
            <text:p>S<text:span text:style-name="T11">is the Spoke hole diameter, usually 2.4mm.</text:span></text:p>
          </table:table-cell>
          <table:table-cell table:style-name="ce329" table:number-columns-repeated="3"/>
          <table:table-cell table:style-name="ce337" table:number-columns-repeated="4"/>
          <table:table-cell table:style-name="ce308"/>
          <table:table-cell table:number-columns-repeated="247"/>
        </table:table-row>
        <table:table-row table:style-name="ro3">
          <table:table-cell table:style-name="ce324" office:value-type="string" calcext:value-type="string">
            <text:p>d<text:span text:style-name="T11">is the diameter of the circle through the centers of the spoke holes.</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W<text:span text:style-name="T11">is the hub width from the center of the wheel to the center of the flange.</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F/R<text:span text:style-name="T11">indicates whether the hub is for a front or rear wheel.</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OLD<text:span text:style-name="T11">is the Over Lock Nut dimension, or frame spacing.</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5" office:value-type="string" calcext:value-type="string">
            <text:p>cogs<text:span text:style-name="T11">is the number of cogs the hub accepts.</text:span></text:p>
          </table:table-cell>
          <table:table-cell table:style-name="ce331" table:number-columns-repeated="3"/>
          <table:table-cell table:style-name="ce339" table:number-columns-repeated="4"/>
          <table:table-cell table:style-name="ce310"/>
          <table:table-cell table:number-columns-repeated="247"/>
        </table:table-row>
        <table:table-row table:style-name="ro3">
          <table:table-cell table:style-name="ce324"/>
          <table:table-cell table:style-name="ce330" table:number-columns-repeated="3"/>
          <table:table-cell table:style-name="ce338" table:number-columns-repeated="4"/>
          <table:table-cell table:style-name="ce309"/>
          <table:table-cell table:number-columns-repeated="247"/>
        </table:table-row>
        <table:table-row table:style-name="ro6">
          <table:table-cell table:style-name="ce326"/>
          <table:table-cell table:style-name="ce332" office:value-type="string" calcext:value-type="string" table:number-columns-spanned="2" table:number-rows-spanned="1">
            <text:p>Left Flange</text:p>
          </table:table-cell>
          <table:covered-table-cell table:style-name="ce335"/>
          <table:table-cell table:style-name="ce332" office:value-type="string" calcext:value-type="string" table:number-columns-spanned="2" table:number-rows-spanned="1">
            <text:p>Right Flange</text:p>
          </table:table-cell>
          <table:covered-table-cell table:style-name="ce335"/>
          <table:table-cell table:style-name="ce303" table:number-columns-repeated="3"/>
          <table:table-cell table:style-name="ce348" office:value-type="string" calcext:value-type="string">
            <text:p>Select a <text:span text:style-name="T9">Hub:</text:span><text:span text:style-name="T10"> select a cell in this column, then choose "Enter Front Hub Dims" or "Enter Rear Hub Dims"  from the "Tools" menu.</text:span></text:p>
          </table:table-cell>
          <table:table-cell table:number-columns-repeated="247"/>
        </table:table-row>
        <table:table-row table:style-name="ro1">
          <table:table-cell table:style-name="ce327" office:value-type="string" calcext:value-type="string">
            <text:p>S, mm</text:p>
          </table:table-cell>
          <table:table-cell table:style-name="ce327" office:value-type="string" calcext:value-type="string">
            <text:p>dL, mm</text:p>
          </table:table-cell>
          <table:table-cell table:style-name="ce336" office:value-type="string" calcext:value-type="string">
            <text:p>WL, mm</text:p>
          </table:table-cell>
          <table:table-cell table:style-name="ce327" office:value-type="string" calcext:value-type="string">
            <text:p>dR, mm</text:p>
          </table:table-cell>
          <table:table-cell table:style-name="ce336" office:value-type="string" calcext:value-type="string">
            <text:p>WR, mm</text:p>
          </table:table-cell>
          <table:table-cell table:style-name="ce340" office:value-type="string" calcext:value-type="string">
            <text:p>F/R</text:p>
          </table:table-cell>
          <table:table-cell table:style-name="ce340" office:value-type="string" calcext:value-type="string">
            <text:p>cogs</text:p>
          </table:table-cell>
          <table:table-cell table:style-name="ce340" office:value-type="string" calcext:value-type="string">
            <text:p>OLD, mm</text:p>
          </table:table-cell>
          <table:table-cell table:style-name="ce349" office:value-type="string" calcext:value-type="string">
            <text:p>Hub</text:p>
          </table:table-cell>
          <table:table-cell office:value-type="string" calcext:value-type="string">
            <text:p>date</text:p>
          </table:table-cell>
          <table:table-cell office:value-type="string" calcext:value-type="string">
            <text:p>by</text:p>
          </table:table-cell>
          <table:table-cell table:number-columns-repeated="244"/>
          <table:table-cell table:style-name="ce361"/>
        </table:table-row>
        <table:table-row table:style-name="ro5">
          <table:table-cell table:style-name="ce300" office:value-type="float" office:value="2.6" calcext:value-type="float">
            <text:p>2.6</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C AP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AC AP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8.5" calcext:value-type="float">
            <text:p>38.5</text:p>
          </table:table-cell>
          <table:table-cell table:style-name="ce300" office:value-type="float" office:value="42" calcext:value-type="float">
            <text:p>42.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26" calcext:value-type="float">
            <text:p>126</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41" calcext:value-type="float">
            <text:p>41.0</text:p>
          </table:table-cell>
          <table:table-cell table:style-name="ce300" office:value-type="float" office:value="42" calcext:value-type="float">
            <text:p>42.0</text:p>
          </table:table-cell>
          <table:table-cell table:style-name="ce300" office:value-type="float" office:value="16" calcext:value-type="float">
            <text:p>16.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6.5" calcext:value-type="float">
            <text:p>36.5</text:p>
          </table:table-cell>
          <table:table-cell table:style-name="ce300" office:value-type="float" office:value="42" calcext:value-type="float">
            <text:p>42.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0" calcext:value-type="float">
            <text:p>13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0" office:value-type="float" office:value="42" calcext:value-type="float">
            <text:p>42.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0" office:value-type="float" office:value="42" calcext:value-type="float">
            <text:p>42.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5" calcext:value-type="float">
            <text:p>135</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6.5" calcext:value-type="float">
            <text:p>36.5</text:p>
          </table:table-cell>
          <table:table-cell table:style-name="ce300" office:value-type="float" office:value="42" calcext:value-type="float">
            <text:p>42.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5" calcext:value-type="float">
            <text:p>56.5</text:p>
          </table:table-cell>
          <table:table-cell table:style-name="ce300" office:value-type="float" office:value="23" calcext:value-type="float">
            <text:p>23.0</text:p>
          </table:table-cell>
          <table:table-cell table:style-name="ce300" office:value-type="float" office:value="56.5" calcext:value-type="float">
            <text:p>56.5</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HD-140 disc</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6.2" calcext:value-type="float">
            <text:p>66.2</text:p>
          </table:table-cell>
          <table:table-cell table:style-name="ce300" office:value-type="float" office:value="29" calcext:value-type="float">
            <text:p>29.0</text:p>
          </table:table-cell>
          <table:table-cell table:style-name="ce300" office:value-type="float" office:value="66.2" calcext:value-type="float">
            <text:p>66.2</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HD-240 Ultra-Light, 135mm Dis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HH-120 suspension</text:p>
          </table:table-cell>
          <table:table-cell table:style-name="ce353" office:value-type="date" office:date-value="2003-04-17" calcext:value-type="date">
            <text:p>17-Apr-2003</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0" calcext:value-type="float">
            <text:p>30.0</text:p>
          </table:table-cell>
          <table:table-cell table:style-name="ce300" office:value-type="float" office:value="33.5" calcext:value-type="float">
            <text:p>33.5</text:p>
          </table:table-cell>
          <table:table-cell table:style-name="ce300" office:value-type="float" office:value="30" calcext:value-type="float">
            <text:p>30.0</text:p>
          </table:table-cell>
          <table:table-cell table:style-name="ce300" office:value-type="float" office:value="33.5" calcext:value-type="float">
            <text:p>33.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American Classic Micro, newer wider version</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0" calcext:value-type="float">
            <text:p>30.0</text:p>
          </table:table-cell>
          <table:table-cell table:style-name="ce300" office:value-type="float" office:value="25" calcext:value-type="float">
            <text:p>25.0</text:p>
          </table:table-cell>
          <table:table-cell table:style-name="ce300" office:value-type="float" office:value="30" calcext:value-type="float">
            <text:p>30.0</text:p>
          </table:table-cell>
          <table:table-cell table:style-name="ce300" office:value-type="float" office:value="25" calcext:value-type="float">
            <text:p>2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American Classic Speedster, older narrow version</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Suspension small flange</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trac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0.5" calcext:value-type="float">
            <text:p>30.5</text:p>
          </table:table-cell>
          <table:table-cell table:style-name="ce300" office:value-type="float" office:value="42" calcext:value-type="float">
            <text:p>42.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1" calcext:value-type="float">
            <text:p>121</text:p>
          </table:table-cell>
          <table:table-cell table:style-name="ce351" office:value-type="string" calcext:value-type="string">
            <text:p>American Classic trac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2" calcext:value-type="float">
            <text:p>66.2</text:p>
          </table:table-cell>
          <table:table-cell table:style-name="ce300" office:value-type="float" office:value="31" calcext:value-type="float">
            <text:p>31.0</text:p>
          </table:table-cell>
          <table:table-cell table:style-name="ce300" office:value-type="float" office:value="66.2" calcext:value-type="float">
            <text:p>66.2</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American Classic Ultra-Light, 130mm</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2" calcext:value-type="float">
            <text:p>66.2</text:p>
          </table:table-cell>
          <table:table-cell table:style-name="ce300" office:value-type="float" office:value="29" calcext:value-type="float">
            <text:p>29.0</text:p>
          </table:table-cell>
          <table:table-cell table:style-name="ce300" office:value-type="float" office:value="66.2" calcext:value-type="float">
            <text:p>66.2</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Ultra-Light, 135mm</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29" calcext:value-type="float">
            <text:p>29.0</text:p>
          </table:table-cell>
          <table:table-cell table:style-name="ce300" office:value-type="float" office:value="42" calcext:value-type="float">
            <text:p>42.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Ultra-Light, CHECK DIAMETER!</text:p>
          </table:table-cell>
          <table:table-cell table:style-name="ce355" office:value-type="date" office:date-value="2005-10-10" calcext:value-type="date">
            <text:p>10-Oct-05</text:p>
          </table:table-cell>
          <table:table-cell table:style-name="ce358" office:value-type="string" calcext:value-type="string">
            <text:p><text:span text:style-name="T14"><text:a xlink:href="mailto:OKVELO@aol.com" xlink:type="simple">OKVELO@aol.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Ariel</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Bee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2" calcext:value-type="float">
            <text:p>62.2</text:p>
          </table:table-cell>
          <table:table-cell table:style-name="ce300" office:value-type="float" office:value="20.2" calcext:value-type="float">
            <text:p>20.2</text:p>
          </table:table-cell>
          <table:table-cell table:style-name="ce300" office:value-type="float" office:value="45.3" calcext:value-type="float">
            <text:p>45.3</text:p>
          </table:table-cell>
          <table:table-cell table:style-name="ce300" office:value-type="float" office:value="38.2" calcext:value-type="float">
            <text:p>38.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BikeE 16 hole disc hub</text:p>
          </table:table-cell>
          <table:table-cell table:style-name="ce353" office:value-type="date" office:date-value="2003-05-23" calcext:value-type="date">
            <text:p>23-May-2003</text:p>
          </table:table-cell>
          <table:table-cell table:style-name="ce357" office:value-type="string" calcext:value-type="string">
            <text:p>Brian McDaniel &lt;bambooland@earthlink.net&gt;</text:p>
          </table:table-cell>
          <table:table-cell table:number-columns-repeated="245"/>
        </table:table-row>
        <table:table-row table:style-name="ro5">
          <table:table-cell table:style-name="ce300" office:value-type="float" office:value="2.5" calcext:value-type="float">
            <text:p>2.5</text:p>
          </table:table-cell>
          <table:table-cell table:style-name="ce333" office:value-type="float" office:value="38" calcext:value-type="float">
            <text:p>38.0</text:p>
          </table:table-cell>
          <table:table-cell table:style-name="ce300" office:value-type="float" office:value="34.1" calcext:value-type="float">
            <text:p>34.1</text:p>
          </table:table-cell>
          <table:table-cell table:style-name="ce300" office:value-type="float" office:value="38" calcext:value-type="float">
            <text:p>38.0</text:p>
          </table:table-cell>
          <table:table-cell table:style-name="ce300" office:value-type="float" office:value="34.1"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00128 Superstock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3.3" calcext:value-type="float">
            <text:p>33.3</text:p>
          </table:table-cell>
          <table:table-cell table:style-name="ce300" office:value-type="float" office:value="45" calcext:value-type="float">
            <text:p>45.0</text:p>
          </table:table-cell>
          <table:table-cell table:style-name="ce300" office:value-type="float" office:value="20.3"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00129 Superstock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9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00171 Race by Formula (semi-sealed bearings)</text:p>
          </table:table-cell>
          <table:table-cell table:style-name="ce353" office:value-type="date" office:date-value="2002-02-22" calcext:value-type="date">
            <text:p>22-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7" calcext:value-type="float">
            <text:p>38.7</text:p>
          </table:table-cell>
          <table:table-cell table:style-name="ce300" office:value-type="float" office:value="45" calcext:value-type="float">
            <text:p>45.0</text:p>
          </table:table-cell>
          <table:table-cell table:style-name="ce300" office:value-type="float" office:value="20.3"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10240 Race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25" calcext:value-type="float">
            <text:p>23.3</text:p>
          </table:table-cell>
          <table:table-cell table:style-name="ce300" office:value-type="float" office:value="45" calcext:value-type="float">
            <text:p>45.0</text:p>
          </table:table-cell>
          <table:table-cell table:style-name="ce300" office:value-type="float" office:value="35.25" calcext:value-type="float">
            <text:p>35.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10248 Race Mod Disc by DT Swiss (Onyx)</text:p>
          </table:table-cell>
          <table:table-cell table:style-name="ce353" office:value-type="date" office:date-value="2002-02-26" calcext:value-type="date">
            <text:p>26-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75" calcext:value-type="float">
            <text:p>33.8</text:p>
          </table:table-cell>
          <table:table-cell table:style-name="ce300" office:value-type="float" office:value="58" calcext:value-type="float">
            <text:p>58.0</text:p>
          </table:table-cell>
          <table:table-cell table:style-name="ce300" office:value-type="float" office:value="20.35" calcext:value-type="float">
            <text:p>20.4</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10249 Race Mod Disc by DT Swiss (Onyx)</text:p>
          </table:table-cell>
          <table:table-cell table:style-name="ce353" office:value-type="date" office:date-value="2002-02-19" calcext:value-type="date">
            <text:p>19-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4" calcext:value-type="float">
            <text:p>22.4</text:p>
          </table:table-cell>
          <table:table-cell table:style-name="ce300" office:value-type="float" office:value="58" calcext:value-type="float">
            <text:p>58.0</text:p>
          </table:table-cell>
          <table:table-cell table:style-name="ce300" office:value-type="float" office:value="32.5" calcext:value-type="float">
            <text:p>32.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028 Select Disc </text:p>
          </table:table-cell>
          <table:table-cell table:style-name="ce353" office:value-type="date" office:date-value="2002-02-13" calcext:value-type="date">
            <text:p>13-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4.4" calcext:value-type="float">
            <text:p>34.4</text:p>
          </table:table-cell>
          <table:table-cell table:style-name="ce300" office:value-type="float" office:value="58" calcext:value-type="float">
            <text:p>58.0</text:p>
          </table:table-cell>
          <table:table-cell table:style-name="ce300" office:value-type="float" office:value="20.4" calcext:value-type="float">
            <text:p>20.4</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029 Select Disc </text:p>
          </table:table-cell>
          <table:table-cell table:style-name="ce353" office:value-type="date" office:date-value="2002-02-13" calcext:value-type="date">
            <text:p>13-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196 Race by Formula (sealed bearings)</text:p>
          </table:table-cell>
          <table:table-cell table:style-name="ce353" office:value-type="date" office:date-value="2002-02-22" calcext:value-type="date">
            <text:p>22-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45" calcext:value-type="float">
            <text:p>38.5</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PN 220197 Race by Formula (sealed bearings)</text:p>
          </table:table-cell>
          <table:table-cell table:style-name="ce353" office:value-type="date" office:date-value="2002-06-06" calcext:value-type="date">
            <text:p>6-Ju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16.7" calcext:value-type="float">
            <text:p>16.7</text:p>
          </table:table-cell>
          <table:table-cell table:style-name="ce300" office:value-type="float" office:value="45" calcext:value-type="float">
            <text:p>45.0</text:p>
          </table:table-cell>
          <table:table-cell table:style-name="ce300" office:value-type="float" office:value="27.2" calcext:value-type="float">
            <text:p>27.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200 Race Disc by Formula</text:p>
          </table:table-cell>
          <table:table-cell table:style-name="ce353" office:value-type="date" office:date-value="2002-01-02" calcext:value-type="date">
            <text:p>2-Jan-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85" calcext:value-type="float">
            <text:p>33.9</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201 Race Disc by Formula</text:p>
          </table:table-cell>
          <table:table-cell table:style-name="ce353" office:value-type="date" office:date-value="2002-01-02" calcext:value-type="date">
            <text:p>2-Jan-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628 Select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3.25" calcext:value-type="float">
            <text:p>33.3</text:p>
          </table:table-cell>
          <table:table-cell table:style-name="ce300" office:value-type="float" office:value="45" calcext:value-type="float">
            <text:p>45.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629 Select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office:value-type="float" office:value="39" calcext:value-type="float">
            <text:p>39.0</text:p>
          </table:table-cell>
          <table:table-cell table:style-name="ce300" office:value-type="float" office:value="53" calcext:value-type="float">
            <text:p>53.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Bontrager ATB PN 220864 Race Lite by DT</text:p>
          </table:table-cell>
          <table:table-cell table:style-name="ce353" office:value-type="date" office:date-value="2002-01-07" calcext:value-type="date">
            <text:p>7-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53" calcext:value-type="float">
            <text:p>53.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Bontrager ATB PN 220864 Race Lite by DT, 130mm</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5" calcext:value-type="float">
            <text:p>38.5</text:p>
          </table:table-cell>
          <table:table-cell table:style-name="ce300" office:value-type="float" office:value="58" calcext:value-type="float">
            <text:p>58.0</text:p>
          </table:table-cell>
          <table:table-cell table:style-name="ce300" office:value-type="float" office:value="20.2" calcext:value-type="float">
            <text:p>20.2</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865 Race Modified by DT Swiss (Onyx)</text:p>
          </table:table-cell>
          <table:table-cell table:style-name="ce353" office:value-type="date" office:date-value="2001-12-31" calcext:value-type="date">
            <text:p>31-Dec-2001</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34" office:value-type="float" office:value="40.5" calcext:value-type="float">
            <text:p>40.5</text:p>
          </table:table-cell>
          <table:table-cell table:style-name="ce300" office:value-type="float" office:value="37.4" calcext:value-type="float">
            <text:p>37.4</text:p>
          </table:table-cell>
          <table:table-cell table:style-name="ce300" office:value-type="float" office:value="40.5" calcext:value-type="float">
            <text:p>40.5</text:p>
          </table:table-cell>
          <table:table-cell table:style-name="ce300" office:value-type="float" office:value="37.4" calcext:value-type="float">
            <text:p>37.4</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866 Race Lite by DT</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867 Race Modified by DT Swiss (Onyx) </text:p>
          </table:table-cell>
          <table:table-cell table:style-name="ce353" office:value-type="date" office:date-value="2001-12-31" calcext:value-type="date">
            <text:p>31-Dec-2001</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30044 sealed bearings</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6.25" calcext:value-type="float">
            <text:p>36.3</text:p>
          </table:table-cell>
          <table:table-cell table:style-name="ce300" office:value-type="float" office:value="58" calcext:value-type="float">
            <text:p>58.0</text:p>
          </table:table-cell>
          <table:table-cell table:style-name="ce300" office:value-type="float" office:value="22.25" calcext:value-type="float">
            <text:p>22.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30515 sealed bearings disc</text:p>
          </table:table-cell>
          <table:table-cell table:style-name="ce353" office:value-type="date" office:date-value="2002-11-13" calcext:value-type="date">
            <text:p>13-Nov-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85" calcext:value-type="float">
            <text:p>33.9</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30516 sealed bearings disc</text:p>
          </table:table-cell>
          <table:table-cell table:style-name="ce353" office:value-type="date" office:date-value="2003-10-14" calcext:value-type="date">
            <text:p>14-Oct-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4" calcext:value-type="float">
            <text:p>22.4</text:p>
          </table:table-cell>
          <table:table-cell table:style-name="ce300" office:value-type="float" office:value="46" calcext:value-type="float">
            <text:p>46.0</text:p>
          </table:table-cell>
          <table:table-cell table:style-name="ce301" office:value-type="float" office:value="35.35" calcext:value-type="float">
            <text:p>35.3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40141 Disc, Team</text:p>
          </table:table-cell>
          <table:table-cell table:style-name="ce353" office:value-type="date" office:date-value="2003-07-22" calcext:value-type="date">
            <text:p>22-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1" office:value-type="float" office:value="19.45" calcext:value-type="float">
            <text:p>19.45</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5" calcext:value-type="float">
            <text:p>135</text:p>
          </table:table-cell>
          <table:table-cell table:style-name="ce350" office:value-type="string" calcext:value-type="string">
            <text:p>Bontrager ATB PN 240175 Disc, Team</text:p>
          </table:table-cell>
          <table:table-cell table:style-name="ce353" office:value-type="date" office:date-value="2003-07-22" calcext:value-type="date">
            <text:p>22-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21+3.5/2" office:value-type="float" office:value="22.75" calcext:value-type="float">
            <text:p>22.8</text:p>
          </table:table-cell>
          <table:table-cell table:style-name="ce300" office:value-type="float" office:value="40" calcext:value-type="float">
            <text:p>40.0</text:p>
          </table:table-cell>
          <table:table-cell table:style-name="ce300" table:formula="of:=31.66+3.5/2" office:value-type="float" office:value="33.41" calcext:value-type="float">
            <text:p>33.4</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42146 Race X Lite centerlock</text:p>
          </table:table-cell>
          <table:table-cell table:style-name="ce353" office:value-type="date" office:date-value="2004-03-08" calcext:value-type="date">
            <text:p>8-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135/2-36.8-3.5/2" office:value-type="float" office:value="28.95" calcext:value-type="float">
            <text:p>29.0</text:p>
          </table:table-cell>
          <table:table-cell table:style-name="ce300" office:value-type="float" office:value="47" calcext:value-type="float">
            <text:p>47.0</text:p>
          </table:table-cell>
          <table:table-cell table:style-name="ce300" table:formula="of:=135/2-44.6+3.5/2" office:value-type="float" office:value="24.65" calcext:value-type="float">
            <text:p>24.7</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42147 Race X Lite centerlock</text:p>
          </table:table-cell>
          <table:table-cell table:style-name="ce353" office:value-type="date" office:date-value="2004-03-08" calcext:value-type="date">
            <text:p>8-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9-20.3" office:value-type="float" office:value="38.6" calcext:value-type="float">
            <text:p>38.6</text:p>
          </table:table-cell>
          <table:table-cell table:style-name="ce300" office:value-type="float" office:value="58" calcext:value-type="float">
            <text:p>58.0</text:p>
          </table:table-cell>
          <table:table-cell table:style-name="ce300" table:formula="of:=135/2-40.5-5-3.5/2" office:value-type="float" office:value="20.25" calcext:value-type="float">
            <text:p>20.3</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Bontrager ATB PN 990704 Yellow or red seals</text:p>
          </table:table-cell>
          <table:table-cell table:style-name="ce353" office:value-type="date" office:date-value="2002-04-12" calcext:value-type="date">
            <text:p>12-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4.25" calcext:value-type="float">
            <text:p>34.3</text:p>
          </table:table-cell>
          <table:table-cell table:style-name="ce300" office:value-type="float" office:value="45" calcext:value-type="float">
            <text:p>45.0</text:p>
          </table:table-cell>
          <table:table-cell table:style-name="ce300" office:value-type="float" office:value="19.75" calcext:value-type="float">
            <text:p>19.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PN Prototype LB/4 "XT class"</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7.6" calcext:value-type="float">
            <text:p>37.6</text:p>
          </table:table-cell>
          <table:table-cell table:style-name="ce300" office:value-type="float" office:value="40" calcext:value-type="float">
            <text:p>40.0</text:p>
          </table:table-cell>
          <table:table-cell table:style-name="ce300" office:value-type="float" office:value="37.6" calcext:value-type="float">
            <text:p>37.6</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Race X-Lite by Chris King</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table:formula="of:=135/2-31.5" office:value-type="float" office:value="36" calcext:value-type="float">
            <text:p>36.0</text:p>
          </table:table-cell>
          <table:table-cell table:style-name="ce300" office:value-type="float" office:value="53" calcext:value-type="float">
            <text:p>53.0</text:p>
          </table:table-cell>
          <table:table-cell table:style-name="ce300" table:formula="of:=135/2-46.3" office:value-type="float" office:value="21.2" calcext:value-type="float">
            <text:p>21.2</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Race X-Lite by Chris King</text:p>
          </table:table-cell>
          <table:table-cell table:style-name="ce353" office:value-type="date" office:date-value="2002-01-09" calcext:value-type="date">
            <text:p>9-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23" calcext:value-type="float">
            <text:p>23.0</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PN 242146 Race X Lite disc</text:p>
          </table:table-cell>
          <table:table-cell table:style-name="ce353" office:value-type="date" office:date-value="2003-05-23" calcext:value-type="date">
            <text:p>23-May-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 calcext:value-type="float">
            <text:p>33.0</text:p>
          </table:table-cell>
          <table:table-cell table:style-name="ce300" office:value-type="float" office:value="47" calcext:value-type="float">
            <text:p>47.0</text:p>
          </table:table-cell>
          <table:table-cell table:style-name="ce300" office:value-type="float" office:value="21.25" calcext:value-type="float">
            <text:p>21.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PN 242146 Race X Lite disc</text:p>
          </table:table-cell>
          <table:table-cell table:style-name="ce353" office:value-type="date" office:date-value="2003-05-23" calcext:value-type="date">
            <text:p>23-May-2003</text:p>
          </table:table-cell>
          <table:table-cell table:style-name="ce357" office:value-type="string" calcext:value-type="string">
            <text:p>DGR</text:p>
          </table:table-cell>
          <table:table-cell table:number-columns-repeated="245"/>
        </table:table-row>
        <table:table-row table:style-name="ro5">
          <table:table-cell table:style-name="ce300" table:formula="of:=1.35*2" office:value-type="float" office:value="2.7" calcext:value-type="float">
            <text:p>2.7</text:p>
          </table:table-cell>
          <table:table-cell table:style-name="ce300" office:value-type="float" office:value="77.8" calcext:value-type="float">
            <text:p>77.8</text:p>
          </table:table-cell>
          <table:table-cell table:style-name="ce300" table:formula="of:=130/2-32.5" office:value-type="float" office:value="32.5" calcext:value-type="float">
            <text:p>32.5</text:p>
          </table:table-cell>
          <table:table-cell table:style-name="ce300" office:value-type="float" office:value="63" calcext:value-type="float">
            <text:p>63.0</text:p>
          </table:table-cell>
          <table:table-cell table:style-name="ce300" table:formula="of:=130/2-48" office:value-type="float" office:value="17" calcext:value-type="float">
            <text:p>17.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16H hi/lo proto. Even spacing. Use 1x.</text:p>
          </table:table-cell>
          <table:table-cell table:style-name="ce353" office:value-type="date" office:date-value="2002-05-28" calcext:value-type="date">
            <text:p>28-May-2002</text:p>
          </table:table-cell>
          <table:table-cell table:style-name="ce357" office:value-type="string" calcext:value-type="string">
            <text:p>DGR</text:p>
          </table:table-cell>
          <table:table-cell table:number-columns-repeated="245"/>
        </table:table-row>
        <table:table-row table:style-name="ro5">
          <table:table-cell table:style-name="ce300" table:formula="of:=0.1*25.4" office:value-type="float" office:value="2.54" calcext:value-type="float">
            <text:p>2.5</text:p>
          </table:table-cell>
          <table:table-cell table:style-name="ce300" office:value-type="float" office:value="78" calcext:value-type="float">
            <text:p>78.0</text:p>
          </table:table-cell>
          <table:table-cell table:style-name="ce300" table:formula="of:=130/2-32" office:value-type="float" office:value="33" calcext:value-type="float">
            <text:p>33.0</text:p>
          </table:table-cell>
          <table:table-cell table:style-name="ce300" office:value-type="float" office:value="66" calcext:value-type="float">
            <text:p>66.0</text:p>
          </table:table-cell>
          <table:table-cell table:style-name="ce300" table:formula="of:=130/2-45" office:value-type="float" office:value="20" calcext:value-type="float">
            <text:p>20.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16H hi/lo proto. Paired. Calc1.33x, build1x.</text:p>
          </table:table-cell>
          <table:table-cell table:style-name="ce353" office:value-type="date" office:date-value="2002-08-31" calcext:value-type="date">
            <text:p>31-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8" calcext:value-type="float">
            <text:p>78.0</text:p>
          </table:table-cell>
          <table:table-cell table:style-name="ce300" table:formula="of:=130/2-33" office:value-type="float" office:value="32" calcext:value-type="float">
            <text:p>32.0</text:p>
          </table:table-cell>
          <table:table-cell table:style-name="ce300" office:value-type="float" office:value="66" calcext:value-type="float">
            <text:p>66.0</text:p>
          </table:table-cell>
          <table:table-cell table:style-name="ce300" table:formula="of:=130/2-47.5" office:value-type="float" office:value="17.5" calcext:value-type="float">
            <text:p>17.5</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24H hi/lo proto. Paired. Calc1.25x, build1x.</text:p>
          </table:table-cell>
          <table:table-cell table:style-name="ce353" office:value-type="date" office:date-value="2002-08-31" calcext:value-type="date">
            <text:p>31-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1.8-2.5" office:value-type="float" office:value="29.3" calcext:value-type="float">
            <text:p>29.3</text:p>
          </table:table-cell>
          <table:table-cell table:style-name="ce300" office:value-type="float" office:value="34.9" calcext:value-type="float">
            <text:p>34.9</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240097,8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3-3.5/2" office:value-type="float" office:value="29.55" calcext:value-type="float">
            <text:p>29.6</text:p>
          </table:table-cell>
          <table:table-cell table:style-name="ce300" office:value-type="float" office:value="47" calcext:value-type="float">
            <text:p>47.0</text:p>
          </table:table-cell>
          <table:table-cell table:style-name="ce300" table:formula="of:=19.3-3.5/2" office:value-type="float" office:value="17.55" calcext:value-type="float">
            <text:p>17.6</text:p>
          </table:table-cell>
          <table:table-cell table:style-name="ce341" office:value-type="string" calcext:value-type="string">
            <text:p>R</text:p>
          </table:table-cell>
          <table:table-cell table:style-name="ce341"/>
          <table:table-cell table:style-name="ce341" office:value-type="float" office:value="130" calcext:value-type="float">
            <text:p>130</text:p>
          </table:table-cell>
          <table:table-cell table:style-name="ce350" office:value-type="string" calcext:value-type="string">
            <text:p>Bontrager Road PN 220212 Race X-Lite.</text:p>
          </table:table-cell>
          <table:table-cell table:style-name="ce353" office:value-type="date" office:date-value="2002-12-26" calcext:value-type="date">
            <text:p>26-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3.45" calcext:value-type="float">
            <text:p>33.5</text:p>
          </table:table-cell>
          <table:table-cell table:style-name="ce300" office:value-type="float" office:value="38" calcext:value-type="float">
            <text:p>38.0</text:p>
          </table:table-cell>
          <table:table-cell table:style-name="ce300" office:value-type="float" office:value="33.45" calcext:value-type="float">
            <text:p>33.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213 Race Lite. Radial only.</text:p>
          </table:table-cell>
          <table:table-cell table:style-name="ce353" office:value-type="date" office:date-value="2002-02-07" calcext:value-type="date">
            <text:p>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7-3.5/2" office:value-type="float" office:value="29.95" calcext:value-type="float">
            <text:p>30.0</text:p>
          </table:table-cell>
          <table:table-cell table:style-name="ce300" office:value-type="float" office:value="47" calcext:value-type="float">
            <text:p>47.0</text:p>
          </table:table-cell>
          <table:table-cell table:style-name="ce300" table:formula="of:=19.8-3.5/2" office:value-type="float" office:value="18.05" calcext:value-type="float">
            <text:p>18.1</text:p>
          </table:table-cell>
          <table:table-cell table:style-name="ce341" office:value-type="string" calcext:value-type="string">
            <text:p>R</text:p>
          </table:table-cell>
          <table:table-cell table:style-name="ce341"/>
          <table:table-cell table:style-name="ce341" office:value-type="float" office:value="130" calcext:value-type="float">
            <text:p>130</text:p>
          </table:table-cell>
          <table:table-cell table:style-name="ce350" office:value-type="string" calcext:value-type="string">
            <text:p>Bontrager Road PN 220271 Race Lite.</text:p>
          </table:table-cell>
          <table:table-cell table:style-name="ce353" office:value-type="date" office:date-value="2002-12-26" calcext:value-type="date">
            <text:p>26-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 calcext:value-type="float">
            <text:p>30.0</text:p>
          </table:table-cell>
          <table:table-cell table:style-name="ce300" office:value-type="float" office:value="47" calcext:value-type="float">
            <text:p>47.0</text:p>
          </table:table-cell>
          <table:table-cell table:style-name="ce300" office:value-type="float" office:value="17" calcext:value-type="float">
            <text:p>17.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0407 Select</text:p>
          </table:table-cell>
          <table:table-cell table:style-name="ce353" office:value-type="date" office:date-value="2002-08-30" calcext:value-type="date">
            <text:p>30-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table:formula="of:=68.1/2" office:value-type="float" office:value="34.05" calcext:value-type="float">
            <text:p>34.1</text:p>
          </table:table-cell>
          <table:table-cell table:style-name="ce300" office:value-type="float" office:value="38" calcext:value-type="float">
            <text:p>38.0</text:p>
          </table:table-cell>
          <table:table-cell table:style-name="ce300" table:formula="of:=68.1/2"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622 Select</text:p>
          </table:table-cell>
          <table:table-cell table:style-name="ce353" office:value-type="date" office:date-value="2002-09-18" calcext:value-type="date">
            <text:p>18-Sep-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2" calcext:value-type="float">
            <text:p>34.2</text:p>
          </table:table-cell>
          <table:table-cell table:style-name="ce300" office:value-type="float" office:value="38" calcext:value-type="float">
            <text:p>38.0</text:p>
          </table:table-cell>
          <table:table-cell table:style-name="ce300" office:value-type="float" office:value="34.2" calcext:value-type="float">
            <text:p>34.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969 RXL Aero. Radial only.</text:p>
          </table:table-cell>
          <table:table-cell table:style-name="ce353" office:value-type="date" office:date-value="2002-02-18" calcext:value-type="date">
            <text:p>1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2.15+1" office:value-type="float" office:value="33.15" calcext:value-type="float">
            <text:p>33.2</text:p>
          </table:table-cell>
          <table:table-cell table:style-name="ce300" office:value-type="float" office:value="47" calcext:value-type="float">
            <text:p>47.0</text:p>
          </table:table-cell>
          <table:table-cell table:style-name="ce300" table:formula="of:=18.3+1" office:value-type="float" office:value="19.3" calcext:value-type="float">
            <text:p>19.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0970 RXL Aero. Use 1.333 cross.</text:p>
          </table:table-cell>
          <table:table-cell table:style-name="ce353" office:value-type="date" office:date-value="2002-01-25" calcext:value-type="date">
            <text:p>25-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75" calcext:value-type="float">
            <text:p>30.8</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1088 Race Lite Campy. Use <text:s/>2.25 cross</text:p>
          </table:table-cell>
          <table:table-cell table:style-name="ce353" office:value-type="date" office:date-value="2002-02-27" calcext:value-type="date">
            <text:p>2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60" calcext:value-type="float">
            <text:p>60.0</text:p>
          </table:table-cell>
          <table:table-cell table:style-name="ce300" table:formula="of:=31.35-3.5/2" office:value-type="float" office:value="29.6" calcext:value-type="float">
            <text:p>29.6</text:p>
          </table:table-cell>
          <table:table-cell table:style-name="ce300" office:value-type="float" office:value="60" calcext:value-type="float">
            <text:p>60.0</text:p>
          </table:table-cell>
          <table:table-cell table:style-name="ce300" table:formula="of:=26.35-3.5/2" office:value-type="float" office:value="24.6" calcext:value-type="float">
            <text:p>24.6</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45" calcext:value-type="float">
            <text:p>145</text:p>
          </table:table-cell>
          <table:table-cell table:style-name="ce350" office:value-type="string" calcext:value-type="string">
            <text:p>Bontrager Road PN 230036 Race Lite Tandem. Use 2.25 cross.</text:p>
          </table:table-cell>
          <table:table-cell table:style-name="ce353" office:value-type="date" office:date-value="2002-12-03" calcext:value-type="date">
            <text:p>3-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60" calcext:value-type="float">
            <text:p>60.0</text:p>
          </table:table-cell>
          <table:table-cell table:style-name="ce300" office:value-type="float" office:value="35.45" calcext:value-type="float">
            <text:p>35.5</text:p>
          </table:table-cell>
          <table:table-cell table:style-name="ce300" office:value-type="float" office:value="60" calcext:value-type="float">
            <text:p>60.0</text:p>
          </table:table-cell>
          <table:table-cell table:style-name="ce300" office:value-type="float" office:value="35.45" calcext:value-type="float">
            <text:p>35.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037 Race Lite Tandem. Use 2.25 cross.</text:p>
          </table:table-cell>
          <table:table-cell table:style-name="ce353" office:value-type="date" office:date-value="2002-02-24" calcext:value-type="date">
            <text:p>2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2.3" calcext:value-type="float">
            <text:p>32.3</text:p>
          </table:table-cell>
          <table:table-cell table:style-name="ce300" office:value-type="float" office:value="38" calcext:value-type="float">
            <text:p>38.0</text:p>
          </table:table-cell>
          <table:table-cell table:style-name="ce300" office:value-type="float" office:value="32.3" calcext:value-type="float">
            <text:p>32.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046 Race Lite. Radial only.</text:p>
          </table:table-cell>
          <table:table-cell table:style-name="ce353" office:value-type="date" office:date-value="2002-03-09" calcext:value-type="date">
            <text:p>9-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291 Formula RXL 28H standard spacing</text:p>
          </table:table-cell>
          <table:table-cell table:style-name="ce353" office:value-type="date" office:date-value="2002-06-03" calcext:value-type="date">
            <text:p>3-Jun-2002</text:p>
          </table:table-cell>
          <table:table-cell table:style-name="ce357" office:value-type="string" calcext:value-type="string">
            <text:p>DCG</text:p>
          </table:table-cell>
          <table:table-cell table:number-columns-repeated="245"/>
        </table:table-row>
        <table:table-row table:style-name="ro5">
          <table:table-cell table:style-name="ce300" table:formula="of:=1.35*2" office:value-type="float" office:value="2.7" calcext:value-type="float">
            <text:p>2.7</text:p>
          </table:table-cell>
          <table:table-cell table:style-name="ce300" office:value-type="float" office:value="77.8" calcext:value-type="float">
            <text:p>77.8</text:p>
          </table:table-cell>
          <table:table-cell table:style-name="ce300" office:value-type="float" office:value="30.02" calcext:value-type="float">
            <text:p>30.0</text:p>
          </table:table-cell>
          <table:table-cell table:style-name="ce300" table:formula="of:=38.9*2" office:value-type="float" office:value="77.8" calcext:value-type="float">
            <text:p>77.8</text:p>
          </table:table-cell>
          <table:table-cell table:style-name="ce300" office:value-type="float" office:value="17.64" calcext:value-type="float">
            <text:p>17.6</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416 Power Tap 16H. Use 1x.</text:p>
          </table:table-cell>
          <table:table-cell table:style-name="ce353" office:value-type="date" office:date-value="2002-05-28" calcext:value-type="date">
            <text:p>28-May-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8-3.5/2" office:value-type="float" office:value="30.05" calcext:value-type="float">
            <text:p>30.1</text:p>
          </table:table-cell>
          <table:table-cell table:style-name="ce300" office:value-type="float" office:value="47" calcext:value-type="float">
            <text:p>47.0</text:p>
          </table:table-cell>
          <table:table-cell table:style-name="ce300" table:formula="of:=19.8-3.5/2" office:value-type="float" office:value="18.05" calcext:value-type="float">
            <text:p>18.1</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849, RXL road</text:p>
          </table:table-cell>
          <table:table-cell table:style-name="ce353" office:value-type="date" office:date-value="2003-06-10" calcext:value-type="date">
            <text:p>10-Jun-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table:formula="of:=(100/2)-13.4-(3.5/2)" office:value-type="float" office:value="34.85" calcext:value-type="float">
            <text:p>34.9</text:p>
          </table:table-cell>
          <table:table-cell table:style-name="ce300" office:value-type="float" office:value="38" calcext:value-type="float">
            <text:p>38.0</text:p>
          </table:table-cell>
          <table:table-cell table:style-name="ce300" table:formula="of:=[.C82]" office:value-type="float" office:value="34.85" calcext:value-type="float">
            <text:p>34.9</text:p>
          </table:table-cell>
          <table:table-cell table:style-name="ce341" office:value-type="string" calcext:value-type="string">
            <text:p>F</text:p>
          </table:table-cell>
          <table:table-cell table:style-name="ce341" office:value-type="string" calcext:value-type="string">
            <text:p>8,9</text:p>
          </table:table-cell>
          <table:table-cell table:style-name="ce341" office:value-type="float" office:value="100" calcext:value-type="float">
            <text:p>100</text:p>
          </table:table-cell>
          <table:table-cell table:style-name="ce350" office:value-type="string" calcext:value-type="string">
            <text:p>Bontrager Road PN 230850, RXL Aero</text:p>
          </table:table-cell>
          <table:table-cell table:style-name="ce353" office:value-type="date" office:date-value="2003-06-05" calcext:value-type="date">
            <text:p>5-Jun-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2.7+1" office:value-type="float" office:value="33.7" calcext:value-type="float">
            <text:p>33.7</text:p>
          </table:table-cell>
          <table:table-cell table:style-name="ce300" office:value-type="float" office:value="47" calcext:value-type="float">
            <text:p>47.0</text:p>
          </table:table-cell>
          <table:table-cell table:style-name="ce300" table:formula="of:=18.8+1" office:value-type="float" office:value="19.8" calcext:value-type="float">
            <text:p>19.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851 RXL Aero. Use 1.333 cross.</text:p>
          </table:table-cell>
          <table:table-cell table:style-name="ce353" office:value-type="date" office:date-value="2002-12-03" calcext:value-type="date">
            <text:p>3-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5.8-2.5" office:value-type="float" office:value="33.3" calcext:value-type="float">
            <text:p>33.3</text:p>
          </table:table-cell>
          <table:table-cell table:style-name="ce300" table:formula="of:=84.1/2+1" office:value-type="float" office:value="43.05" calcext:value-type="float">
            <text:p>43.1</text:p>
          </table:table-cell>
          <table:table-cell table:style-name="ce300" table:formula="of:=35.8-2.5" office:value-type="float" office:value="33.3" calcext:value-type="float">
            <text:p>33.3</text:p>
          </table:table-cell>
          <table:table-cell table:style-name="ce300" table:formula="of:=84.1/2+1" office:value-type="float" office:value="43.05" calcext:value-type="float">
            <text:p>43.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001 prototype 122g</text:p>
          </table:table-cell>
          <table:table-cell table:style-name="ce353" office:value-type="date" office:date-value="2002-05-20" calcext:value-type="date">
            <text:p>20-May-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39" calcext:value-type="float">
            <text:p>39.0</text:p>
          </table:table-cell>
          <table:table-cell table:style-name="ce300" office:value-type="float" office:value="37.5" calcext:value-type="float">
            <text:p>37.5</text:p>
          </table:table-cell>
          <table:table-cell table:style-name="ce300" office:value-type="float" office:value="39" calcext:value-type="float">
            <text:p>39.0</text:p>
          </table:table-cell>
          <table:table-cell table:style-name="ce300" office:value-type="float" office:value="37.5" calcext:value-type="float">
            <text:p>37.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036 Team climbing ft hub</text:p>
          </table:table-cell>
          <table:table-cell table:style-name="ce353" office:value-type="date" office:date-value="2003-11-07" calcext:value-type="date">
            <text:p>7-Nov-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1" office:value-type="float" office:value="30.56" calcext:value-type="float">
            <text:p>30.56</text:p>
          </table:table-cell>
          <table:table-cell table:style-name="ce300" office:value-type="float" office:value="36.5" calcext:value-type="float">
            <text:p>36.5</text:p>
          </table:table-cell>
          <table:table-cell table:style-name="ce300" office:value-type="float" office:value="47" calcext:value-type="float">
            <text:p>47.0</text:p>
          </table:table-cell>
          <table:table-cell table:style-name="ce300" table:formula="of:=19.8-(3.55/2)" office:value-type="float" office:value="18.025" calcext:value-type="float">
            <text:p>1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office:annotation draw:style-name="gr3" draw:text-style-name="P4" svg:width="101.85pt" svg:height="55.53pt" svg:x="627.76pt" svg:y="1102.39pt" draw:caption-point-x="-12.16pt" draw:caption-point-y="148.37pt">
              <dc:date>2018-01-21T00:00:00</dc:date>
              <text:p text:style-name="P3"><text:span text:style-name="T2">Change spoke hole diameter to 0 for left lengths.</text:span></text:p>
            </office:annotation>
            <text:p>Bontrager Road PN 240097 RXXXL from DT</text:p>
          </table:table-cell>
          <table:table-cell table:style-name="ce353" office:value-type="date" office:date-value="2004-03-05" calcext:value-type="date">
            <text:p>5-Mar-2004</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1.8-2.5" office:value-type="float" office:value="29.3" calcext:value-type="float">
            <text:p>29.3</text:p>
          </table:table-cell>
          <table:table-cell table:style-name="ce300" office:value-type="float" office:value="34.9" calcext:value-type="float">
            <text:p>34.9</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097,8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25" calcext:value-type="float">
            <text:p>30.3</text:p>
          </table:table-cell>
          <table:table-cell table:style-name="ce300" office:value-type="float" office:value="47" calcext:value-type="float">
            <text:p>47.0</text:p>
          </table:table-cell>
          <table:table-cell table:style-name="ce300" office:value-type="float" office:value="17.75" calcext:value-type="float">
            <text:p>17.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134 Race.</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0.25-(145-130)/2" office:value-type="float" office:value="22.75" calcext:value-type="float">
            <text:p>22.8</text:p>
          </table:table-cell>
          <table:table-cell table:style-name="ce300" office:value-type="float" office:value="47" calcext:value-type="float">
            <text:p>47.0</text:p>
          </table:table-cell>
          <table:table-cell table:style-name="ce300" table:formula="of:=17.75+(145-130)/2" office:value-type="float" office:value="25.25" calcext:value-type="float">
            <text:p>25.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45" calcext:value-type="float">
            <text:p>145</text:p>
          </table:table-cell>
          <table:table-cell table:style-name="ce350" office:value-type="string" calcext:value-type="string">
            <text:p>Bontrager Road PN 240134 Race. Converted to 145</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8.8" calcext:value-type="float">
            <text:p>28.8</text:p>
          </table:table-cell>
          <table:table-cell table:style-name="ce300" office:value-type="float" office:value="39.7" calcext:value-type="float">
            <text:p>39.7</text:p>
          </table:table-cell>
          <table:table-cell table:style-name="ce300" office:value-type="float" office:value="28.8" calcext:value-type="float">
            <text:p>28.8</text:p>
          </table:table-cell>
          <table:table-cell table:style-name="ce300" office:value-type="float" office:value="39.7" calcext:value-type="float">
            <text:p>39.7</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144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29.1" calcext:value-type="float">
            <text:p>29.1</text:p>
          </table:table-cell>
          <table:table-cell table:style-name="ce301" office:value-type="float" office:value="38.07" calcext:value-type="float">
            <text:p>38.07</text:p>
          </table:table-cell>
          <table:table-cell table:style-name="ce300" table:formula="of:=[.B91]" office:value-type="float" office:value="29.1" calcext:value-type="float">
            <text:p>29.1</text:p>
          </table:table-cell>
          <table:table-cell table:style-name="ce301" table:formula="of:=[.C91]" office:value-type="float" office:value="38.07" calcext:value-type="float">
            <text:p>38.07</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144 RXXXL from DT</text:p>
          </table:table-cell>
          <table:table-cell table:style-name="ce353" office:value-type="date" office:date-value="2004-03-05" calcext:value-type="date">
            <text:p>5-Mar-2004</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7" calcext:value-type="float">
            <text:p>33.7</text:p>
          </table:table-cell>
          <table:table-cell table:style-name="ce300" office:value-type="float" office:value="47" calcext:value-type="float">
            <text:p>47.0</text:p>
          </table:table-cell>
          <table:table-cell table:style-name="ce300" office:value-type="float" office:value="19.5" calcext:value-type="float">
            <text:p>19.5</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441 RXL Aero. Use 1.333 cross.</text:p>
          </table:table-cell>
          <table:table-cell table:style-name="ce353" office:value-type="date" office:date-value="2003-06-10" calcext:value-type="date">
            <text:p>10-Jun-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603 Race Lite. Radial or cross ok.</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9.1" calcext:value-type="float">
            <text:p>29.1</text:p>
          </table:table-cell>
          <table:table-cell table:style-name="ce300" office:value-type="float" office:value="38.3" calcext:value-type="float">
            <text:p>38.3</text:p>
          </table:table-cell>
          <table:table-cell table:style-name="ce300" office:value-type="float" office:value="29.1" calcext:value-type="float">
            <text:p>29.1</text:p>
          </table:table-cell>
          <table:table-cell table:style-name="ce300" office:value-type="float" office:value="38.3" calcext:value-type="float">
            <text:p>38.3</text:p>
          </table:table-cell>
          <table:table-cell table:style-name="ce341" office:value-type="string" calcext:value-type="string">
            <text:p>F</text:p>
          </table:table-cell>
          <table:table-cell table:style-name="ce341" office:value-type="string" calcext:value-type="string">
            <text:p>9,10</text:p>
          </table:table-cell>
          <table:table-cell table:style-name="ce341" office:value-type="float" office:value="100" calcext:value-type="float">
            <text:p>100</text:p>
          </table:table-cell>
          <table:table-cell table:style-name="ce350" office:value-type="string" calcext:value-type="string">
            <text:p>Bontrager Road PN 242220 flangless RXXXL</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0.6" calcext:value-type="float">
            <text:p>30.6</text:p>
          </table:table-cell>
          <table:table-cell table:style-name="ce300" office:value-type="float" office:value="37" calcext:value-type="float">
            <text:p>37.0</text:p>
          </table:table-cell>
          <table:table-cell table:style-name="ce300" office:value-type="float" office:value="47" calcext:value-type="float">
            <text:p>47.0</text:p>
          </table:table-cell>
          <table:table-cell table:style-name="ce301" office:value-type="float" office:value="16.75" calcext:value-type="float">
            <text:p>16.75</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text:p>Bontrager Road PN 242221 flangless RXXXL - for DS calcs</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30.6" calcext:value-type="float">
            <text:p>30.6</text:p>
          </table:table-cell>
          <table:table-cell table:style-name="ce300" office:value-type="float" office:value="37" calcext:value-type="float">
            <text:p>37.0</text:p>
          </table:table-cell>
          <table:table-cell table:style-name="ce300" office:value-type="float" office:value="47" calcext:value-type="float">
            <text:p>47.0</text:p>
          </table:table-cell>
          <table:table-cell table:style-name="ce301" office:value-type="float" office:value="16.75" calcext:value-type="float">
            <text:p>16.75</text:p>
          </table:table-cell>
          <table:table-cell table:style-name="ce341" office:value-type="string" calcext:value-type="string">
            <text:p>F</text:p>
          </table:table-cell>
          <table:table-cell table:style-name="ce341" office:value-type="string" calcext:value-type="string">
            <text:p>9,10</text:p>
          </table:table-cell>
          <table:table-cell table:style-name="ce341" office:value-type="float" office:value="100" calcext:value-type="float">
            <text:p>100</text:p>
          </table:table-cell>
          <table:table-cell table:style-name="ce350" office:value-type="string" calcext:value-type="string">
            <text:p>Bontrager Road PN 242221 flangless RXXXL - for NDS calcs</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7" calcext:value-type="float">
            <text:p>47.0</text:p>
          </table:table-cell>
          <table:table-cell table:style-name="ce300" office:value-type="float" office:value="30.8" calcext:value-type="float">
            <text:p>30.8</text:p>
          </table:table-cell>
          <table:table-cell table:style-name="ce300" office:value-type="float" office:value="47" calcext:value-type="float">
            <text:p>47.0</text:p>
          </table:table-cell>
          <table:table-cell table:style-name="ce301" office:value-type="float" office:value="26.8" calcext:value-type="float">
            <text:p>26.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45" calcext:value-type="float">
            <text:p>145</text:p>
          </table:table-cell>
          <table:table-cell table:style-name="ce350" office:value-type="string" calcext:value-type="string">
            <text:p>Bontrager Road PN 244144 tandem low flange by Formula</text:p>
          </table:table-cell>
          <table:table-cell table:style-name="ce353" office:value-type="date" office:date-value="2005-02-20" calcext:value-type="date">
            <text:p>20-Feb-2005</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8.2" calcext:value-type="float">
            <text:p>28.2</text:p>
          </table:table-cell>
          <table:table-cell table:style-name="ce300" office:value-type="float" office:value="38.1" calcext:value-type="float">
            <text:p>38.1</text:p>
          </table:table-cell>
          <table:table-cell table:style-name="ce300" office:value-type="float" office:value="28.2" calcext:value-type="float">
            <text:p>28.2</text:p>
          </table:table-cell>
          <table:table-cell table:style-name="ce300" office:value-type="float" office:value="38.1" calcext:value-type="float">
            <text:p>38.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xxxxxx prototype carbon shell</text:p>
          </table:table-cell>
          <table:table-cell table:style-name="ce353" office:value-type="date" office:date-value="2003-04-17" calcext:value-type="date">
            <text:p>17-Apr-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0.9" calcext:value-type="float">
            <text:p>30.9</text:p>
          </table:table-cell>
          <table:table-cell table:style-name="ce300" office:value-type="float" office:value="33.8" calcext:value-type="float">
            <text:p>33.8</text:p>
          </table:table-cell>
          <table:table-cell table:style-name="ce300" office:value-type="float" office:value="47" calcext:value-type="float">
            <text:p>47.0</text:p>
          </table:table-cell>
          <table:table-cell table:style-name="ce300" office:value-type="float" office:value="18" calcext:value-type="float">
            <text:p>1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office:annotation draw:style-name="gr3" draw:text-style-name="P4" svg:width="101.85pt" svg:height="55.53pt" svg:x="627.76pt" svg:y="1281.54pt" draw:caption-point-x="-12.16pt" draw:caption-point-y="159.68pt">
              <dc:date>2018-01-21T00:00:00</dc:date>
              <text:p text:style-name="P3"><text:span text:style-name="T2">Change spoke hole diameter to 0 for left lengths.</text:span></text:p>
            </office:annotation>
            <text:p>Bontrager Road PN xxxxxx prototype carbon shell</text:p>
          </table:table-cell>
          <table:table-cell table:style-name="ce353" office:value-type="date" office:date-value="2003-04-17" calcext:value-type="date">
            <text:p>17-Apr-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3" calcext:value-type="float">
            <office:annotation draw:style-name="gr4" draw:text-style-name="P4" svg:width="101.51pt" svg:height="55.53pt" svg:x="139.95pt" svg:y="1294.33pt" draw:caption-point-x="-12.19pt" draw:caption-point-y="161.55pt">
              <dc:date>2018-01-21T00:00:00</dc:date>
              <text:p text:style-name="P3"><text:span text:style-name="T2">center-to-outside</text:span></text:p>
            </office:annotation>
            <text:p>33.3</text:p>
          </table:table-cell>
          <table:table-cell table:style-name="ce300" office:value-type="float" office:value="47" calcext:value-type="float">
            <text:p>47.0</text:p>
          </table:table-cell>
          <table:table-cell table:style-name="ce300" office:value-type="float" office:value="33.3" calcext:value-type="float">
            <office:annotation draw:style-name="gr5" draw:text-style-name="P4" svg:width="71.38pt" svg:height="17.29pt" svg:x="231.87pt" svg:y="1294.33pt" draw:caption-point-x="-12.22pt" draw:caption-point-y="161.55pt">
              <dc:date>2018-01-21T00:00:00</dc:date>
              <text:p text:style-name="P3"><text:span text:style-name="T2">center-to-outside</text:span></text:p>
            </office:annotation>
            <text:p>33.3</text:p>
          </table:table-cell>
          <table:table-cell table:style-name="ce341" office:value-type="string" calcext:value-type="string">
            <text:p>R</text:p>
          </table:table-cell>
          <table:table-cell table:style-name="ce341" office:value-type="float" office:value="1" calcext:value-type="float">
            <text:p>1</text:p>
          </table:table-cell>
          <table:table-cell table:style-name="ce341" office:value-type="float" office:value="120" calcext:value-type="float">
            <text:p>120</text:p>
          </table:table-cell>
          <table:table-cell table:style-name="ce350" office:value-type="string" calcext:value-type="string">
            <office:annotation draw:style-name="gr3" draw:text-style-name="P4" svg:width="101.85pt" svg:height="55.53pt" svg:x="627.76pt" svg:y="1294.33pt" draw:caption-point-x="-12.16pt" draw:caption-point-y="161.55pt">
              <dc:date>2018-01-21T00:00:00</dc:date>
              <text:p text:style-name="P3"><text:span text:style-name="T2">Paired hub spoke holes are 20 degrees apart.</text:span></text:p>
            </office:annotation>
            <text:p>Bontrager Track PN 240007</text:p>
          </table:table-cell>
          <table:table-cell table:style-name="ce353" office:value-type="date" office:date-value="2003-07-24" calcext:value-type="date">
            <text:p>24-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office:annotation draw:style-name="gr4" draw:text-style-name="P4" svg:width="101.51pt" svg:height="55.53pt" svg:x="139.95pt" svg:y="1307.14pt" draw:caption-point-x="-12.19pt" draw:caption-point-y="163.39pt">
              <dc:date>2018-01-21T00:00:00</dc:date>
              <text:p text:style-name="P3"><text:span text:style-name="T2">center-to-center</text:span></text:p>
            </office:annotation>
            <text:p>34.1</text:p>
          </table:table-cell>
          <table:table-cell table:style-name="ce300" office:value-type="float" office:value="38" calcext:value-type="float">
            <text:p>38.0</text:p>
          </table:table-cell>
          <table:table-cell table:style-name="ce300" office:value-type="float" office:value="34.05" calcext:value-type="float">
            <office:annotation draw:style-name="gr5" draw:text-style-name="P4" svg:width="71.38pt" svg:height="17.29pt" svg:x="231.87pt" svg:y="1307.14pt" draw:caption-point-x="-12.22pt" draw:caption-point-y="163.39pt">
              <dc:date>2018-01-21T00:00:00</dc:date>
              <text:p text:style-name="P3"><text:span text:style-name="T2">center-to-center</text:span></text:p>
            </office:annotation>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Track PN 240008</text:p>
          </table:table-cell>
          <table:table-cell table:style-name="ce353" office:value-type="date" office:date-value="2003-07-24" calcext:value-type="date">
            <text:p>24-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25" calcext:value-type="float">
            <text:p>25.0</text:p>
          </table:table-cell>
          <table:table-cell table:style-name="ce300" office:value-type="float" office:value="57.5" calcext:value-type="float">
            <text:p>57.5</text:p>
          </table:table-cell>
          <table:table-cell table:style-name="ce300" office:value-type="float" office:value="21.5" calcext:value-type="float">
            <text:p>21.5</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rave Monster 48-hole BMX freehub 8/9 cogs shimano-compatible</text:p>
          </table:table-cell>
          <table:table-cell table:style-name="ce353" office:value-type="date" office:date-value="2006-12-02" calcext:value-type="date">
            <text:p>2-Dec-2006</text:p>
          </table:table-cell>
          <table:table-cell table:style-name="ce357" office:value-type="string" calcext:value-type="string">
            <text:p>Per Eric Rosén &lt;per@rosnix.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6.5" calcext:value-type="float">
            <text:p>36.5</text:p>
          </table:table-cell>
          <table:table-cell table:style-name="ce300" office:value-type="float" office:value="42.5" calcext:value-type="float">
            <text:p>42.5</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Bullsey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8" calcext:value-type="float">
            <text:p>38.0</text:p>
          </table:table-cell>
          <table:table-cell table:style-name="ce300" office:value-type="float" office:value="42.5" calcext:value-type="float">
            <text:p>42.5</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Bullseye 126mm 6spe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40" calcext:value-type="float">
            <text:p>40.0</text:p>
          </table:table-cell>
          <table:table-cell table:style-name="ce300" office:value-type="float" office:value="42.5" calcext:value-type="float">
            <text:p>42.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Bullseye 130mm 7spe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6.5" calcext:value-type="float">
            <text:p>36.5</text:p>
          </table:table-cell>
          <table:table-cell table:style-name="ce300" office:value-type="float" office:value="53" calcext:value-type="float">
            <text:p>53.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Bullsey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Bullseye tandem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80's, 90's Chorus, C-Record, Athena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5" calcext:value-type="float">
            <text:p>38.5</text:p>
          </table:table-cell>
          <table:table-cell table:style-name="ce300" office:value-type="float" office:value="34.1" calcext:value-type="float">
            <text:p>34.1</text:p>
          </table:table-cell>
          <table:table-cell table:style-name="ce300" office:value-type="float" office:value="38.5" calcext:value-type="float">
            <text:p>38.5</text:p>
          </table:table-cell>
          <table:table-cell table:style-name="ce300" office:value-type="float" office:value="34.1" calcext:value-type="float">
            <text:p>34.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99+ Athena, Veloce, Mirag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44" calcext:value-type="float">
            <text:p>44.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51" office:value-type="string" calcext:value-type="string">
            <text:p>Campagnolo 1999+ Athena, Veloce, Mirag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40" calcext:value-type="float">
            <text:p>40.0</text:p>
          </table:table-cell>
          <table:table-cell table:style-name="ce300" office:value-type="float" office:value="33.6" calcext:value-type="float">
            <text:p>33.6</text:p>
          </table:table-cell>
          <table:table-cell table:style-name="ce300" office:value-type="float" office:value="40" calcext:value-type="float">
            <text:p>40.0</text:p>
          </table:table-cell>
          <table:table-cell table:style-name="ce300" office:value-type="float" office:value="33.6" calcext:value-type="float">
            <text:p>33.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99+ Avanti</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44" calcext:value-type="float">
            <text:p>44.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ampagnolo 1999+ Avanti</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Campagnolo 8-speed cassett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all 120mm hi-flange model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Campagnolo all 126mm hi-flange model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all hi-flange models</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7" calcext:value-type="float">
            <text:p>37.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7" calcext:value-type="float">
            <text:p>127</text:p>
          </table:table-cell>
          <table:table-cell table:style-name="ce351" office:value-type="string" calcext:value-type="string">
            <text:p>Campagnolo Athena, Chorus, Nuovo Record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Campagnolo Centaur 8 spd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Campagnolo Centaur, Eucli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Chorus, Daytona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Campagnolo C-Record low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Hi-Lo</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8.5" calcext:value-type="float">
            <text:p>38.5</text:p>
          </table:table-cell>
          <table:table-cell table:style-name="ce300" office:value-type="float" office:value="35" calcext:value-type="float">
            <text:p>35.0</text:p>
          </table:table-cell>
          <table:table-cell table:style-name="ce300" office:value-type="float" office:value="38.5" calcext:value-type="float">
            <text:p>38.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Nuovo Record low flange</text:p>
          </table:table-cell>
          <table:table-cell table:style-name="ce354"/>
          <table:table-cell table:style-name="ce357"/>
          <table:table-cell table:number-columns-repeated="245"/>
        </table:table-row>
        <table:table-row table:style-name="ro5">
          <table:table-cell table:style-name="ce300" office:value-type="float" office:value="2.7" calcext:value-type="float">
            <text:p>2.7</text:p>
          </table:table-cell>
          <table:table-cell table:style-name="ce300" office:value-type="float" office:value="44" calcext:value-type="float">
            <text:p>44.0</text:p>
          </table:table-cell>
          <table:table-cell table:style-name="ce300" office:value-type="float" office:value="34" calcext:value-type="float">
            <text:p>34.0</text:p>
          </table:table-cell>
          <table:table-cell table:style-name="ce300" office:value-type="float" office:value="44" calcext:value-type="float">
            <text:p>44.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Record</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5.35" calcext:value-type="float">
            <text:p>35.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Record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76" calcext:value-type="float">
            <text:p>36.8</text:p>
          </table:table-cell>
          <table:table-cell table:style-name="ce300" office:value-type="float" office:value="46" calcext:value-type="float">
            <text:p>46.0</text:p>
          </table:table-cell>
          <table:table-cell table:style-name="ce300" office:value-type="float" office:value="16.8" calcext:value-type="float">
            <text:p>16.8</text:p>
          </table:table-cell>
          <table:table-cell table:style-name="ce307" office:value-type="string" calcext:value-type="string">
            <text:p>R</text:p>
          </table:table-cell>
          <table:table-cell table:style-name="ce307" office:value-type="string" calcext:value-type="string">
            <text:p>9,10</text:p>
          </table:table-cell>
          <table:table-cell table:style-name="ce307" office:value-type="float" office:value="130" calcext:value-type="float">
            <text:p>130</text:p>
          </table:table-cell>
          <table:table-cell table:style-name="ce312" office:value-type="string" calcext:value-type="string">
            <text:p>Campagnolo Record, Chorus, Daytona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5" calcext:value-type="float">
            <text:p>65.0</text:p>
          </table:table-cell>
          <table:table-cell table:style-name="ce300" office:value-type="float" office:value="31.5" calcext:value-type="float">
            <text:p>31.5</text:p>
          </table:table-cell>
          <table:table-cell table:style-name="ce300" office:value-type="float" office:value="65" calcext:value-type="float">
            <text:p>65.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8" calcext:value-type="float">
            <text:p>28.0</text:p>
          </table:table-cell>
          <table:table-cell table:style-name="ce300" office:value-type="float" office:value="65" calcext:value-type="float">
            <text:p>65.0</text:p>
          </table:table-cell>
          <table:table-cell table:style-name="ce300" office:value-type="float" office:value="28" calcext:value-type="float">
            <text:p>2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Campagnolo tandem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Campagnolo track hi-flange C Recor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44" calcext:value-type="float">
            <text:p>44.0</text:p>
          </table:table-cell>
          <table:table-cell table:style-name="ce300" office:value-type="float" office:value="67" calcext:value-type="float">
            <text:p>67.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Campagnolo track hi-flange Nuovo Recor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44.5" calcext:value-type="float">
            <text:p>44.5</text:p>
          </table:table-cell>
          <table:table-cell table:style-name="ce300" office:value-type="float" office:value="44" calcext:value-type="float">
            <text:p>44.0</text:p>
          </table:table-cell>
          <table:table-cell table:style-name="ce300" office:value-type="float" office:value="31.5" calcext:value-type="float">
            <text:p>31.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Campagnolo track low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9.9" calcext:value-type="float">
            <text:p>39.9</text:p>
          </table:table-cell>
          <table:table-cell table:style-name="ce300" office:value-type="float" office:value="43.5" calcext:value-type="float">
            <text:p>43.5</text:p>
          </table:table-cell>
          <table:table-cell table:style-name="ce300" office:value-type="float" office:value="14.45" calcext:value-type="float">
            <text:p>14.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Cannondale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7.4" calcext:value-type="float">
            <text:p>37.4</text:p>
          </table:table-cell>
          <table:table-cell table:style-name="ce300" office:value-type="float" office:value="43.5" calcext:value-type="float">
            <text:p>43.5</text:p>
          </table:table-cell>
          <table:table-cell table:style-name="ce300" office:value-type="float" office:value="19.95"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annondale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 calcext:value-type="float">
            <text:p>57.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annondal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1" office:value-type="float" office:value="18.35" calcext:value-type="float">
            <text:p>18.35</text:p>
          </table:table-cell>
          <table:table-cell table:style-name="ce300" office:value-type="float" office:value="45" calcext:value-type="float">
            <text:p>45.0</text:p>
          </table:table-cell>
          <table:table-cell table:style-name="ce301" office:value-type="float" office:value="31.56" calcext:value-type="float">
            <text:p>31.56</text:p>
          </table:table-cell>
          <table:table-cell table:style-name="ce307" office:value-type="string" calcext:value-type="string">
            <text:p>F</text:p>
          </table:table-cell>
          <table:table-cell table:style-name="ce307"/>
          <table:table-cell table:style-name="ce307" office:value-type="string" calcext:value-type="string">
            <text:p>none</text:p>
          </table:table-cell>
          <table:table-cell table:style-name="ce312" office:value-type="string" calcext:value-type="string">
            <text:p>Cannondale Lefty disc</text:p>
          </table:table-cell>
          <table:table-cell table:style-name="ce353" office:value-type="date" office:date-value="2002-02-14" calcext:value-type="date">
            <text:p>14-Feb-2002</text:p>
          </table:table-cell>
          <table:table-cell table:style-name="ce357" office:value-type="string" calcext:value-type="string">
            <text:p>charlieb@attbi.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6" calcext:value-type="float">
            <text:p>52.6</text:p>
          </table:table-cell>
          <table:table-cell table:style-name="ce300" office:value-type="float" office:value="37.5" calcext:value-type="float">
            <text:p>37.5</text:p>
          </table:table-cell>
          <table:table-cell table:style-name="ce300" office:value-type="float" office:value="52.6" calcext:value-type="float">
            <text:p>52.6</text:p>
          </table:table-cell>
          <table:table-cell table:style-name="ce300" office:value-type="float" office:value="16.6" calcext:value-type="float">
            <text:p>16.6</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annondale Moto120</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BMX</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cassette MTB</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8.5" calcext:value-type="float">
            <text:p>38.5</text:p>
          </table:table-cell>
          <table:table-cell table:style-name="ce300" office:value-type="float" office:value="53" calcext:value-type="float">
            <text:p>53.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hris King cassette road</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3.5" calcext:value-type="float">
            <text:p>33.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Classic 140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Classic front narrow</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Classic front wid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Classic mountain</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8.5" calcext:value-type="float">
            <text:p>38.5</text:p>
          </table:table-cell>
          <table:table-cell table:style-name="ce300" office:value-type="float" office:value="53" calcext:value-type="float">
            <text:p>53.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hris King Classic road/cross</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23.1" calcext:value-type="float">
            <text:p>23.1</text:p>
          </table:table-cell>
          <table:table-cell table:style-name="ce300" office:value-type="float" office:value="57.6" calcext:value-type="float">
            <text:p>57.6</text:p>
          </table:table-cell>
          <table:table-cell table:style-name="ce300" office:value-type="float" office:value="31.2" calcext:value-type="float">
            <text:p>31.2</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Chris King Disc 20m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22.5" calcext:value-type="float">
            <text:p>22.5</text:p>
          </table:table-cell>
          <table:table-cell table:style-name="ce300" office:value-type="float" office:value="57.6" calcext:value-type="float">
            <text:p>57.6</text:p>
          </table:table-cell>
          <table:table-cell table:style-name="ce300" office:value-type="float" office:value="30.4" calcext:value-type="float">
            <text:p>30.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Disc ISO</text:p>
          </table:table-cell>
          <table:table-cell table:style-name="ce353" office:value-type="date" office:date-value="2002-03-05" calcext:value-type="date">
            <text:p>5-Mar-2002</text:p>
          </table:table-cell>
          <table:table-cell table:style-name="ce357" office:value-type="string" calcext:value-type="string">
            <text:p>http://www.chrisking.com/specs/disc_specs.htm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33.9" calcext:value-type="float">
            <text:p>33.9</text:p>
          </table:table-cell>
          <table:table-cell table:style-name="ce300" office:value-type="float" office:value="57.6" calcext:value-type="float">
            <text:p>57.6</text:p>
          </table:table-cell>
          <table:table-cell table:style-name="ce300" office:value-type="float" office:value="20.1" calcext:value-type="float">
            <text:p>20.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hris King Disc ISO</text:p>
          </table:table-cell>
          <table:table-cell table:style-name="ce353" office:value-type="date" office:date-value="2002-03-05" calcext:value-type="date">
            <text:p>5-Mar-2002</text:p>
          </table:table-cell>
          <table:table-cell table:style-name="ce357" office:value-type="string" calcext:value-type="string">
            <text:p>http://www.chrisking.com/specs/disc_specs.htm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Disc Single Speed</text:p>
          </table:table-cell>
          <table:table-cell table:style-name="ce353" office:value-type="date" office:date-value="2002-08-06" calcext:value-type="date">
            <text:p>6-Aug-2002</text:p>
          </table:table-cell>
          <table:table-cell table:style-name="ce357" office:value-type="string" calcext:value-type="string">
            <text:p>Chris King manua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4.2" calcext:value-type="float">
            <text:p>34.2</text:p>
          </table:table-cell>
          <table:table-cell table:style-name="ce300" office:value-type="float" office:value="53" calcext:value-type="float">
            <text:p>53.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Disc Single Speed</text:p>
          </table:table-cell>
          <table:table-cell table:style-name="ce353" office:value-type="date" office:date-value="2004-11-13" calcext:value-type="date">
            <text:p>13-Nov-2004</text:p>
          </table:table-cell>
          <table:table-cell table:style-name="ce357" office:value-type="string" calcext:value-type="string">
            <text:p>http://www.chrisking.com/specs/hubs_all.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23" calcext:value-type="float">
            <text:p>23.0</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Disc Universal</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4" calcext:value-type="float">
            <text:p>34.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hris King Disc Universal 135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Disc Universal 140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29" calcext:value-type="float">
            <text:p>29.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5" calcext:value-type="float">
            <text:p>145</text:p>
          </table:table-cell>
          <table:table-cell table:style-name="ce351" office:value-type="string" calcext:value-type="string">
            <text:p>Chris King Disc Universal 145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MTB</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0" calcext:value-type="float">
            <text:p>30.0</text:p>
          </table:table-cell>
          <table:table-cell table:style-name="ce300" office:value-type="float" office:value="53" calcext:value-type="float">
            <text:p>53.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51" office:value-type="string" calcext:value-type="string">
            <text:p>Chris King Rear BMX</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4" calcext:value-type="float">
            <text:p>34.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Roa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Single Spee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Single Speed</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Tandem</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29" calcext:value-type="float">
            <text:p>29.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51" office:value-type="string" calcext:value-type="string">
            <text:p>Chris King Tande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60" calcext:value-type="float">
            <text:p>160</text:p>
          </table:table-cell>
          <table:table-cell table:style-name="ce351" office:value-type="string" calcext:value-type="string">
            <text:p>Chris King Tande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7" calcext:value-type="float">
            <text:p>37.0</text:p>
          </table:table-cell>
          <table:table-cell table:style-name="ce300" office:value-type="float" office:value="39" calcext:value-type="float">
            <text:p>39.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OD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7" calcext:value-type="float">
            <text:p>37.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900 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0" office:value-type="float" office:value="44.5" calcext:value-type="float">
            <text:p>44.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901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 calcext:value-type="float">
            <text:p>52.0</text:p>
          </table:table-cell>
          <table:table-cell table:style-name="ce300" office:value-type="float" office:value="18" calcext:value-type="float">
            <text:p>18.0</text:p>
          </table:table-cell>
          <table:table-cell table:style-name="ce300" office:value-type="float" office:value="40" calcext:value-type="float">
            <text:p>40.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7" calcext:value-type="float">
            <text:p>52.7</text:p>
          </table:table-cell>
          <table:table-cell table:style-name="ce300" office:value-type="float" office:value="36" calcext:value-type="float">
            <text:p>36.0</text:p>
          </table:table-cell>
          <table:table-cell table:style-name="ce300" office:value-type="float" office:value="52.7" calcext:value-type="float">
            <text:p>52.7</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da DT Hugi 98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19" calcext:value-type="float">
            <text:p>19.0</text:p>
          </table:table-cell>
          <table:table-cell table:style-name="ce300" office:value-type="float" office:value="45" calcext:value-type="float">
            <text:p>45.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Exper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Expert 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Expert Non-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Expert non-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8.5" calcext:value-type="float">
            <text:p>38.5</text:p>
          </table:table-cell>
          <table:table-cell table:style-name="ce300" office:value-type="float" office:value="44.5" calcext:value-type="float">
            <text:p>44.5</text:p>
          </table:table-cell>
          <table:table-cell table:style-name="ce300" office:value-type="float" office:value="14.5" calcext:value-type="float">
            <text:p>14.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Coda Expert road</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5" calcext:value-type="float">
            <text:p>25.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Moto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5" calcext:value-type="float">
            <text:p>63.5</text:p>
          </table:table-cell>
          <table:table-cell table:style-name="ce300" office:value-type="float" office:value="31.75" calcext:value-type="float">
            <text:p>31.8</text:p>
          </table:table-cell>
          <table:table-cell table:style-name="ce300" office:value-type="float" office:value="53.975" calcext:value-type="float">
            <text:p>54.0</text:p>
          </table:table-cell>
          <table:table-cell table:style-name="ce300" office:value-type="float" office:value="26.9748"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51" office:value-type="string" calcext:value-type="string">
            <text:p>CORBIN DUPLEX coaster brake hub model 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19" calcext:value-type="float">
            <text:p>19.0</text:p>
          </table:table-cell>
          <table:table-cell table:style-name="ce300" office:value-type="float" office:value="39.5" calcext:value-type="float">
            <text:p>39.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rratec Carbon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0" calcext:value-type="float">
            <text:p>30.0</text:p>
          </table:table-cell>
          <table:table-cell table:style-name="ce300" office:value-type="float" office:value="42" calcext:value-type="float">
            <text:p>42.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rratec Carbon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rratec Jump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rratec Jumpe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4.5" calcext:value-type="float">
            <text:p>34.5</text:p>
          </table:table-cell>
          <table:table-cell table:style-name="ce300" office:value-type="float" office:value="58" calcext:value-type="float">
            <text:p>58.0</text:p>
          </table:table-cell>
          <table:table-cell table:style-name="ce300" office:value-type="float" office:value="34.5" calcext:value-type="float">
            <text:p>34.5</text:p>
          </table:table-cell>
          <table:table-cell table:style-name="ce307" office:value-type="string" calcext:value-type="string">
            <text:p>R</text:p>
          </table:table-cell>
          <table:table-cell table:style-name="ce307"/>
          <table:table-cell table:style-name="ce307" office:value-type="float" office:value="165" calcext:value-type="float">
            <text:p>165</text:p>
          </table:table-cell>
          <table:table-cell table:style-name="ce351" office:value-type="string" calcext:value-type="string">
            <text:p>Danny's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Decathlon by DT Swis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Decathlo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Decathlo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Dengl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7.2" calcext:value-type="float">
            <text:p>37.2</text:p>
          </table:table-cell>
          <table:table-cell table:style-name="ce300" office:value-type="float" office:value="39" calcext:value-type="float">
            <text:p>39.0</text:p>
          </table:table-cell>
          <table:table-cell table:style-name="ce300" office:value-type="float" office:value="37.2" calcext:value-type="float">
            <text:p>37.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ia-Compe Tsal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6" calcext:value-type="float">
            <text:p>36.0</text:p>
          </table:table-cell>
          <table:table-cell table:style-name="ce300" office:value-type="float" office:value="41" calcext:value-type="float">
            <text:p>41.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MR Revolver</text:p>
          </table:table-cell>
          <table:table-cell table:style-name="ce353" office:value-type="date" office:date-value="2002-10-10" calcext:value-type="date">
            <text:p>10-Oct-2002</text:p>
          </table:table-cell>
          <table:table-cell table:style-name="ce357" office:value-type="string" calcext:value-type="string">
            <text:p>Scarlet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52" calcext:value-type="float">
            <text:p>52.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Ceri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52" calcext:value-type="float">
            <text:p>5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DT Ceri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24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9.8" calcext:value-type="float">
            <text:p>29.8</text:p>
          </table:table-cell>
          <table:table-cell table:style-name="ce300" office:value-type="float" office:value="45" calcext:value-type="float">
            <text:p>45.0</text:p>
          </table:table-cell>
          <table:table-cell table:style-name="ce300" office:value-type="float" office:value="16.1" calcext:value-type="float">
            <text:p>16.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 Campy 9,10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24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5" calcext:value-type="float">
            <text:p>46.5</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 F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5" calcext:value-type="float">
            <text:p>58.5</text:p>
          </table:table-cell>
          <table:table-cell table:style-name="ce300" office:value-type="float" office:value="25.8" calcext:value-type="float">
            <text:p>25.8</text:p>
          </table:table-cell>
          <table:table-cell table:style-name="ce300" office:value-type="float" office:value="58.5" calcext:value-type="float">
            <text:p>58.5</text:p>
          </table:table-cell>
          <table:table-cell table:style-name="ce300" office:value-type="float" office:value="25.8" calcext:value-type="float">
            <text:p>25.8</text:p>
          </table:table-cell>
          <table:table-cell table:style-name="ce307" office:value-type="string" calcext:value-type="string">
            <text:p>R</text:p>
          </table:table-cell>
          <table:table-cell table:style-name="ce307"/>
          <table:table-cell table:style-name="ce307" office:value-type="float" office:value="150" calcext:value-type="float">
            <text:p>150</text:p>
          </table:table-cell>
          <table:table-cell table:style-name="ce312" office:value-type="string" calcext:value-type="string">
            <text:p>DT Hugi 240 FR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5" calcext:value-type="float">
            <text:p>58.5</text:p>
          </table:table-cell>
          <table:table-cell table:style-name="ce300" office:value-type="float" office:value="33.3" calcext:value-type="float">
            <text:p>33.3</text:p>
          </table:table-cell>
          <table:table-cell table:style-name="ce300" office:value-type="float" office:value="58.5" calcext:value-type="float">
            <text:p>58.5</text:p>
          </table:table-cell>
          <table:table-cell table:style-name="ce300" office:value-type="float" office:value="33.3" calcext:value-type="float">
            <text:p>33.3</text:p>
          </table:table-cell>
          <table:table-cell table:style-name="ce307" office:value-type="string" calcext:value-type="string">
            <text:p>R</text:p>
          </table:table-cell>
          <table:table-cell table:style-name="ce307"/>
          <table:table-cell table:style-name="ce307" office:value-type="float" office:value="165" calcext:value-type="float">
            <text:p>165</text:p>
          </table:table-cell>
          <table:table-cell table:style-name="ce312" office:value-type="string" calcext:value-type="string">
            <text:p>DT Hugi 240 FR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9.8" calcext:value-type="float">
            <text:p>29.8</text:p>
          </table:table-cell>
          <table:table-cell table:style-name="ce300" office:value-type="float" office:value="45" calcext:value-type="float">
            <text:p>45.0</text:p>
          </table:table-cell>
          <table:table-cell table:style-name="ce300" office:value-type="float" office:value="16.1" calcext:value-type="float">
            <text:p>16.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 road</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45" calcext:value-type="float">
            <text:p>39.5</text:p>
          </table:table-cell>
          <table:table-cell table:style-name="ce300" office:value-type="float" office:value="45.5" calcext:value-type="float">
            <text:p>45.5</text:p>
          </table:table-cell>
          <table:table-cell table:style-name="ce300" office:value-type="float" office:value="17.95"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5</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4" calcext:value-type="float">
            <text:p>37.4</text:p>
          </table:table-cell>
          <table:table-cell table:style-name="ce300" office:value-type="float" office:value="45.5" calcext:value-type="float">
            <text:p>45.5</text:p>
          </table:table-cell>
          <table:table-cell table:style-name="ce300" office:value-type="float" office:value="20.05" calcext:value-type="float">
            <text:p>20.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95</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5 MTB</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9" calcext:value-type="float">
            <text:p>39.0</text:p>
          </table:table-cell>
          <table:table-cell table:style-name="ce300" office:value-type="float" office:value="34.5" calcext:value-type="float">
            <text:p>34.5</text:p>
          </table:table-cell>
          <table:table-cell table:style-name="ce300" office:value-type="float" office:value="39" calcext:value-type="float">
            <text:p>39.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5 roa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8</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9" calcext:value-type="float">
            <text:p>39.9</text:p>
          </table:table-cell>
          <table:table-cell table:style-name="ce300" office:value-type="float" office:value="45.5" calcext:value-type="float">
            <text:p>45.5</text:p>
          </table:table-cell>
          <table:table-cell table:style-name="ce300" office:value-type="float" office:value="17.55" calcext:value-type="float">
            <text:p>17.6</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3" calcext:value-type="float">
            <text:p>37.3</text:p>
          </table:table-cell>
          <table:table-cell table:style-name="ce300" office:value-type="float" office:value="45.5" calcext:value-type="float">
            <text:p>45.5</text:p>
          </table:table-cell>
          <table:table-cell table:style-name="ce300" office:value-type="float" office:value="20.15" calcext:value-type="float">
            <text:p>20.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6" calcext:value-type="float">
            <text:p>46.0</text:p>
          </table:table-cell>
          <table:table-cell table:style-name="ce300" office:value-type="float" office:value="33.65" calcext:value-type="float">
            <text:p>33.7</text:p>
          </table:table-cell>
          <table:table-cell table:style-name="ce300" office:value-type="float" office:value="46" calcext:value-type="float">
            <text:p>46.0</text:p>
          </table:table-cell>
          <table:table-cell table:style-name="ce300" office:value-type="float" office:value="16.4" calcext:value-type="float">
            <text:p>16.4</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8 Campy 9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6.95" calcext:value-type="float">
            <text:p>17.0</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Formula</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33.4" calcext:value-type="float">
            <text:p>33.4</text:p>
          </table:table-cell>
          <table:table-cell table:style-name="ce300" office:value-type="float" office:value="46" calcext:value-type="float">
            <text:p>46.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Formula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2" calcext:value-type="float">
            <text:p>52.0</text:p>
          </table:table-cell>
          <table:table-cell table:style-name="ce300" office:value-type="float" office:value="30.2" calcext:value-type="float">
            <text:p>30.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FR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2" calcext:value-type="float">
            <text:p>52.0</text:p>
          </table:table-cell>
          <table:table-cell table:style-name="ce300" office:value-type="float" office:value="30.2" calcext:value-type="float">
            <text:p>30.2</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FR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Gustav M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3" calcext:value-type="float">
            <text:p>33.0</text:p>
          </table:table-cell>
          <table:table-cell table:style-name="ce300" office:value-type="float" office:value="61" calcext:value-type="float">
            <text:p>6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DT Hugi Gustav M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Gustav M 98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Gustav M 98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1" calcext:value-type="float">
            <text:p>23.1</text:p>
          </table:table-cell>
          <table:table-cell table:style-name="ce300" office:value-type="float" office:value="46" calcext:value-type="float">
            <text:p>46.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Haye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Hayes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6" calcext:value-type="float">
            <text:p>46.0</text:p>
          </table:table-cell>
          <table:table-cell table:style-name="ce300" office:value-type="float" office:value="19.75" calcext:value-type="float">
            <text:p>19.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Hayes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9" calcext:value-type="float">
            <text:p>23.9</text:p>
          </table:table-cell>
          <table:table-cell table:style-name="ce300" office:value-type="float" office:value="47" calcext:value-type="float">
            <text:p>47.0</text:p>
          </table:table-cell>
          <table:table-cell table:style-name="ce300" office:value-type="float" office:value="35.6" calcext:value-type="float">
            <text:p>35.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Louise 99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Magura Disc Gustav 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Magura Disc Louis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15" calcext:value-type="float">
            <text:p>20.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MTB</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6" calcext:value-type="float">
            <text:p>46.0</text:p>
          </table:table-cell>
          <table:table-cell table:style-name="ce300" office:value-type="float" office:value="33.65" calcext:value-type="float">
            <text:p>33.7</text:p>
          </table:table-cell>
          <table:table-cell table:style-name="ce300" office:value-type="float" office:value="46" calcext:value-type="float">
            <text:p>46.0</text:p>
          </table:table-cell>
          <table:table-cell table:style-name="ce300" office:value-type="float" office:value="16.4" calcext:value-type="float">
            <text:p>16.4</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DT Hugi road Campagnolo compatibl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 calcext:value-type="float">
            <text:p>45.0</text:p>
          </table:table-cell>
          <table:table-cell table:style-name="ce300" office:value-type="float" office:value="39.9" calcext:value-type="float">
            <text:p>39.9</text:p>
          </table:table-cell>
          <table:table-cell table:style-name="ce300" office:value-type="float" office:value="45" calcext:value-type="float">
            <text:p>45.0</text:p>
          </table:table-cell>
          <table:table-cell table:style-name="ce300" office:value-type="float" office:value="17.55" calcext:value-type="float">
            <text:p>17.6</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DT Hugi road Shimano compatibl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Spor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45" calcext:value-type="float">
            <text:p>39.5</text:p>
          </table:table-cell>
          <table:table-cell table:style-name="ce300" office:value-type="float" office:value="45.5" calcext:value-type="float">
            <text:p>45.5</text:p>
          </table:table-cell>
          <table:table-cell table:style-name="ce300" office:value-type="float" office:value="17.95"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Spor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4" calcext:value-type="float">
            <text:p>37.4</text:p>
          </table:table-cell>
          <table:table-cell table:style-name="ce300" office:value-type="float" office:value="45.5" calcext:value-type="float">
            <text:p>45.5</text:p>
          </table:table-cell>
          <table:table-cell table:style-name="ce300" office:value-type="float" office:value="20.05" calcext:value-type="float">
            <text:p>20.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Spor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Tandem</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25" calcext:value-type="float">
            <text:p>34.3</text:p>
          </table:table-cell>
          <table:table-cell table:style-name="ce300" office:value-type="float" office:value="60" calcext:value-type="float">
            <text:p>60.0</text:p>
          </table:table-cell>
          <table:table-cell table:style-name="ce300" office:value-type="float" office:value="19.4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2.75" calcext:value-type="float">
            <text:p>22.8</text:p>
          </table:table-cell>
          <table:table-cell table:style-name="ce300" office:value-type="float" office:value="61" calcext:value-type="float">
            <text:p>61.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Tandem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DT Hugi Tandem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DT Hugi Tandem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Onyx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Onyx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5.35" calcext:value-type="float">
            <text:p>35.4</text:p>
          </table:table-cell>
          <table:table-cell table:style-name="ce300" office:value-type="float" office:value="40" calcext:value-type="float">
            <text:p>40.0</text:p>
          </table:table-cell>
          <table:table-cell table:style-name="ce300" office:value-type="float" office:value="35.35"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Normal</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32.1" calcext:value-type="float">
            <text:p>32.1</text:p>
          </table:table-cell>
          <table:table-cell table:style-name="ce300" office:value-type="float" office:value="46" calcext:value-type="float">
            <text:p>46.0</text:p>
          </table:table-cell>
          <table:table-cell table:style-name="ce300" office:value-type="float" office:value="17.5" calcext:value-type="float">
            <text:p>17.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Swiss Ony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29.6" calcext:value-type="float">
            <text:p>29.6</text:p>
          </table:table-cell>
          <table:table-cell table:style-name="ce300" office:value-type="float" office:value="46" calcext:value-type="float">
            <text:p>4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Swiss Ony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Ed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Edco</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178" calcext:value-type="float">
            <text:p>178.0</text:p>
          </table:table-cell>
          <table:table-cell table:style-name="ce300" office:value-type="float" office:value="20" calcext:value-type="float">
            <text:p>20.0</text:p>
          </table:table-cell>
          <table:table-cell table:style-name="ce300" office:value-type="float" office:value="178" calcext:value-type="float">
            <text:p>178.0</text:p>
          </table:table-cell>
          <table:table-cell table:style-name="ce300" office:value-type="float" office:value="20" calcext:value-type="float">
            <text:p>2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EMAG hub motor</text:p>
          </table:table-cell>
          <table:table-cell table:style-name="ce353" office:value-type="date" office:date-value="2006-12-02" calcext:value-type="date">
            <text:p>2-Dec-2006</text:p>
          </table:table-cell>
          <table:table-cell table:style-name="ce357" office:value-type="string" calcext:value-type="string">
            <text:p>Per Eric Rosén" &lt;per@rosnix.net&gt; http://www.electro-mobile.se/navmotor.htm and measurment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imo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3" calcext:value-type="float">
            <text:p>33.0</text:p>
          </table:table-cell>
          <table:table-cell table:style-name="ce300" office:value-type="float" office:value="48" calcext:value-type="float">
            <text:p>48.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9.65" calcext:value-type="float">
            <text:p>19.7</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by DT Swis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33.4" calcext:value-type="float">
            <text:p>33.4</text:p>
          </table:table-cell>
          <table:table-cell table:style-name="ce300" office:value-type="float" office:value="46" calcext:value-type="float">
            <text:p>46.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18" calcext:value-type="float">
            <text:p>18.0</text:p>
          </table:table-cell>
          <table:table-cell table:style-name="ce300" office:value-type="float" office:value="51" calcext:value-type="float">
            <text:p>51.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by Ed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2" calcext:value-type="float">
            <text:p>32.0</text:p>
          </table:table-cell>
          <table:table-cell table:style-name="ce300" office:value-type="float" office:value="51" calcext:value-type="float">
            <text:p>51.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 by Edco</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Formula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19" calcext:value-type="float">
            <text:p>19.0</text:p>
          </table:table-cell>
          <table:table-cell table:style-name="ce300" office:value-type="float" office:value="48" calcext:value-type="float">
            <text:p>48.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0" calcext:value-type="float">
            <text:p>0.0</text:p>
          </table:table-cell>
          <table:table-cell table:style-name="ce300" table:formula="of:=29+4" office:value-type="float" office:value="33" calcext:value-type="float">
            <text:p>33.0</text:p>
          </table:table-cell>
          <table:table-cell table:style-name="ce300" table:formula="of:=77/2" office:value-type="float" office:value="38.5" calcext:value-type="float">
            <text:p>38.5</text:p>
          </table:table-cell>
          <table:table-cell table:style-name="ce300" table:formula="of:=29+4" office:value-type="float" office:value="33" calcext:value-type="float">
            <text:p>33.0</text:p>
          </table:table-cell>
          <table:table-cell table:style-name="ce300" table:formula="of:=77/2" office:value-type="float" office:value="38.5" calcext:value-type="float">
            <text:p>3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Engineering SP92, road straight pull spokes.</text:p>
          </table:table-cell>
          <table:table-cell table:style-name="ce353" office:value-type="date" office:date-value="2002-12-27" calcext:value-type="date">
            <text:p>27-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R TEAM CA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29" calcext:value-type="float">
            <text:p>29.0</text:p>
          </table:table-cell>
          <table:table-cell table:style-name="ce300" office:value-type="float" office:value="42" calcext:value-type="float">
            <text:p>42.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FL-R TEAM CA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8.3" calcext:value-type="float">
            <text:p>28.3</text:p>
          </table:table-cell>
          <table:table-cell table:style-name="ce300" office:value-type="float" office:value="59" calcext:value-type="float">
            <text:p>59.0</text:p>
          </table:table-cell>
          <table:table-cell table:style-name="ce300" office:value-type="float" office:value="28.3" calcext:value-type="float">
            <text:p>28.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TEAM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9.4" calcext:value-type="float">
            <text:p>39.4</text:p>
          </table:table-cell>
          <table:table-cell table:style-name="ce300" office:value-type="float" office:value="59" calcext:value-type="float">
            <text:p>59.0</text:p>
          </table:table-cell>
          <table:table-cell table:style-name="ce300" office:value-type="float" office:value="17.2" calcext:value-type="float">
            <text:p>17.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TEAM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2.9" calcext:value-type="float">
            <text:p>22.9</text:p>
          </table:table-cell>
          <table:table-cell table:style-name="ce300" office:value-type="float" office:value="59" calcext:value-type="float">
            <text:p>59.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9.4" calcext:value-type="float">
            <text:p>39.4</text:p>
          </table:table-cell>
          <table:table-cell table:style-name="ce300" office:value-type="float" office:value="59" calcext:value-type="float">
            <text:p>59.0</text:p>
          </table:table-cell>
          <table:table-cell table:style-name="ce300" office:value-type="float" office:value="17.2" calcext:value-type="float">
            <text:p>17.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2.9" calcext:value-type="float">
            <text:p>22.9</text:p>
          </table:table-cell>
          <table:table-cell table:style-name="ce300" office:value-type="float" office:value="59" calcext:value-type="float">
            <text:p>59.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string" calcext:value-type="string">
            <text:p>-</text:p>
          </table:table-cell>
          <table:table-cell table:style-name="ce312" office:value-type="string" calcext:value-type="string">
            <text:p>FRM "Lefty"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4" calcext:value-type="float">
            <text:p>34.4</text:p>
          </table:table-cell>
          <table:table-cell table:style-name="ce300" office:value-type="float" office:value="38" calcext:value-type="float">
            <text:p>38.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R PRO &amp; FL-M PRO (road &amp;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8.6" calcext:value-type="float">
            <text:p>18.6</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FL-R PRO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56.3" calcext:value-type="float">
            <text:p>56.3</text:p>
          </table:table-cell>
          <table:table-cell table:style-name="ce300" office:value-type="float" office:value="45" calcext:value-type="float">
            <text:p>45.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PRO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2.8" calcext:value-type="float">
            <text:p>22.8</text:p>
          </table:table-cell>
          <table:table-cell table:style-name="ce300" office:value-type="float" office:value="38" calcext:value-type="float">
            <text:p>38.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PRO DISC</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9" calcext:value-type="float">
            <text:p>33.9</text:p>
          </table:table-cell>
          <table:table-cell table:style-name="ce300" office:value-type="float" office:value="45" calcext:value-type="float">
            <text:p>45.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PRO DISC</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34.5" calcext:value-type="float">
            <text:p>34.5</text:p>
          </table:table-cell>
          <table:table-cell table:style-name="ce300" office:value-type="float" office:value="34" calcext:value-type="float">
            <text:p>34.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4" calcext:value-type="float">
            <text:p>34.0</text:p>
          </table:table-cell>
          <table:table-cell table:style-name="ce300" office:value-type="float" office:value="41" calcext:value-type="float">
            <text:p>4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6.5" calcext:value-type="float">
            <text:p>36.5</text:p>
          </table:table-cell>
          <table:table-cell table:style-name="ce300" office:value-type="float" office:value="41" calcext:value-type="float">
            <text:p>4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eather Front</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3" calcext:value-type="float">
            <text:p>23.0</text:p>
          </table:table-cell>
          <table:table-cell table:style-name="ce300" office:value-type="float" office:value="38" calcext:value-type="float">
            <text:p>38.0</text:p>
          </table:table-cell>
          <table:table-cell table:style-name="ce300" office:value-type="float" office:value="33.4" calcext:value-type="float">
            <text:p>3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 Disc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4" calcext:value-type="float">
            <text:p>34.4</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 Disc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4" calcext:value-type="float">
            <text:p>34.0</text:p>
          </table:table-cell>
          <table:table-cell table:style-name="ce300" office:value-type="float" office:value="41" calcext:value-type="float">
            <text:p>4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Team SL Rear</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19" calcext:value-type="float">
            <text:p>19.0</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Gian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3" calcext:value-type="float">
            <text:p>33.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Gian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2" calcext:value-type="float">
            <text:p>40.2</text:p>
          </table:table-cell>
          <table:table-cell table:style-name="ce300" office:value-type="float" office:value="35.1" calcext:value-type="float">
            <text:p>35.1</text:p>
          </table:table-cell>
          <table:table-cell table:style-name="ce300" office:value-type="float" office:value="40.2" calcext:value-type="float">
            <text:p>40.2</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Gipiemme Special (Campy low flange copy)</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36.8" calcext:value-type="float">
            <text:p>36.8</text:p>
          </table:table-cell>
          <table:table-cell table:style-name="ce300" office:value-type="float" office:value="44.5" calcext:value-type="float">
            <text:p>44.5</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7" calcext:value-type="float">
            <text:p>127</text:p>
          </table:table-cell>
          <table:table-cell table:style-name="ce351" office:value-type="string" calcext:value-type="string">
            <text:p>Gipiemme Special (Campy low flange copy)</text:p>
          </table:table-cell>
          <table:table-cell table:style-name="ce354"/>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29.5" calcext:value-type="float">
            <text:p>29.5</text:p>
          </table:table-cell>
          <table:table-cell table:style-name="ce300" office:value-type="float" office:value="44.5" calcext:value-type="float">
            <text:p>44.5</text:p>
          </table:table-cell>
          <table:table-cell table:style-name="ce300" office:value-type="float" office:value="27.9" calcext:value-type="float">
            <text:p>27.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Gipiemme Special (respaced from road to track)</text:p>
          </table:table-cell>
          <table:table-cell table:style-name="ce354"/>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 calcext:value-type="float">
            <text:p>66.0</text:p>
          </table:table-cell>
          <table:table-cell table:style-name="ce300" office:value-type="float" office:value="36" calcext:value-type="float">
            <text:p>36.0</text:p>
          </table:table-cell>
          <table:table-cell table:style-name="ce300" office:value-type="float" office:value="66" calcext:value-type="float">
            <text:p>66.0</text:p>
          </table:table-cell>
          <table:table-cell table:style-name="ce300" office:value-type="float" office:value="36" calcext:value-type="float">
            <text:p>36.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Goldtec Track Hub</text:p>
          </table:table-cell>
          <table:table-cell table:style-name="ce353" office:value-type="date" office:date-value="2002-10-17" calcext:value-type="date">
            <text:p>17-Oct-2002</text:p>
          </table:table-cell>
          <table:table-cell table:style-name="ce357" office:value-type="string" calcext:value-type="string">
            <text:p>Scarlet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Goldtec-T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G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G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34" calcext:value-type="float">
            <text:p>34.0</text:p>
          </table:table-cell>
          <table:table-cell table:style-name="ce300" office:value-type="float" office:value="60" calcext:value-type="float">
            <text:p>60.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dley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0" calcext:value-type="float">
            <text:p>30.0</text:p>
          </table:table-cell>
          <table:table-cell table:style-name="ce300" office:value-type="float" office:value="56" calcext:value-type="float">
            <text:p>56.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table:table-cell table:style-name="ce307" office:value-type="float" office:value="160" calcext:value-type="float">
            <text:p>160</text:p>
          </table:table-cell>
          <table:table-cell table:style-name="ce351" office:value-type="string" calcext:value-type="string">
            <text:p>Hadley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22.6" calcext:value-type="float">
            <text:p>22.6</text:p>
          </table:table-cell>
          <table:table-cell table:style-name="ce300" office:value-type="float" office:value="60" calcext:value-type="float">
            <text:p>60.0</text:p>
          </table:table-cell>
          <table:table-cell table:style-name="ce300" office:value-type="float" office:value="31.4" calcext:value-type="float">
            <text:p>31.4</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Hadley H5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33.5" calcext:value-type="float">
            <text:p>33.5</text:p>
          </table:table-cell>
          <table:table-cell table:style-name="ce300" office:value-type="float" office:value="60" calcext:value-type="float">
            <text:p>60.0</text:p>
          </table:table-cell>
          <table:table-cell table:style-name="ce300" office:value-type="float" office:value="33.5" calcext:value-type="float">
            <text:p>33.5</text:p>
          </table:table-cell>
          <table:table-cell table:style-name="ce307" office:value-type="string" calcext:value-type="string">
            <text:p>R</text:p>
          </table:table-cell>
          <table:table-cell table:style-name="ce307"/>
          <table:table-cell table:style-name="ce307" office:value-type="float" office:value="160" calcext:value-type="float">
            <text:p>160</text:p>
          </table:table-cell>
          <table:table-cell table:style-name="ce351" office:value-type="string" calcext:value-type="string">
            <text:p>Hadley Santa Cruz 14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5" calcext:value-type="float">
            <text:p>55.0</text:p>
          </table:table-cell>
          <table:table-cell table:style-name="ce300" office:value-type="float" office:value="17" calcext:value-type="float">
            <text:p>17.0</text:p>
          </table:table-cell>
          <table:table-cell table:style-name="ce300" office:value-type="float" office:value="55" calcext:value-type="float">
            <text:p>55.0</text:p>
          </table:table-cell>
          <table:table-cell table:style-name="ce300" office:value-type="float" office:value="43" calcext:value-type="float">
            <text:p>43.0</text:p>
          </table:table-cell>
          <table:table-cell table:style-name="ce307" office:value-type="string" calcext:value-type="string">
            <text:p>F</text:p>
          </table:table-cell>
          <table:table-cell table:style-name="ce307" table:number-columns-repeated="2"/>
          <table:table-cell table:style-name="ce351" office:value-type="string" calcext:value-type="string">
            <text:p>Hanebrink LT 8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rris Cyclery High-flange track hub</text:p>
          </table:table-cell>
          <table:table-cell table:style-name="ce353" office:value-type="date" office:date-value="2007-02-11" calcext:value-type="date">
            <text:p>11-Feb-2007</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51" office:value-type="string" calcext:value-type="string">
            <text:p>Harris Cyclery High-flange track hub</text:p>
          </table:table-cell>
          <table:table-cell table:style-name="ce353" office:value-type="date" office:date-value="2007-02-11" calcext:value-type="date">
            <text:p>11-Feb-2007</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table:formula="of:=135/2-35" office:value-type="float" office:value="32.5" calcext:value-type="float">
            <text:p>32.5</text:p>
          </table:table-cell>
          <table:table-cell table:style-name="ce300" office:value-type="float" office:value="56" calcext:value-type="float">
            <text:p>56.0</text:p>
          </table:table-cell>
          <table:table-cell table:style-name="ce300" table:formula="of:=135/2-50" office:value-type="float" office:value="17.5" calcext:value-type="float">
            <text:p>17.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Hayes by EDCO</text:p>
          </table:table-cell>
          <table:table-cell table:style-name="ce353" office:value-type="date" office:date-value="2002-11-06" calcext:value-type="date">
            <text:p>6-Nov-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yes Elit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yes Elit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Hayes Elite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yes Superligh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yes Superligh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1.5" calcext:value-type="float">
            <text:p>31.5</text:p>
          </table:table-cell>
          <table:table-cell table:style-name="ce300" office:value-type="float" office:value="32" calcext:value-type="float">
            <text:p>32.0</text:p>
          </table:table-cell>
          <table:table-cell table:style-name="ce300" office:value-type="float" office:value="31.5" calcext:value-type="float">
            <text:p>31.5</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Nak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1.5" calcext:value-type="float">
            <text:p>31.5</text:p>
          </table:table-cell>
          <table:table-cell table:style-name="ce300" office:value-type="float" office:value="34" calcext:value-type="float">
            <text:p>34.0</text:p>
          </table:table-cell>
          <table:table-cell table:style-name="ce300" office:value-type="float" office:value="31.5" calcext:value-type="float">
            <text:p>31.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Standard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4" calcext:value-type="float">
            <text:p>34.0</text:p>
          </table:table-cell>
          <table:table-cell table:style-name="ce300" office:value-type="float" office:value="44.5" calcext:value-type="float">
            <text:p>44.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5" calcext:value-type="float">
            <text:p>36.5</text:p>
          </table:table-cell>
          <table:table-cell table:style-name="ce300" office:value-type="float" office:value="33" calcext:value-type="float">
            <text:p>33.0</text:p>
          </table:table-cell>
          <table:table-cell table:style-name="ce300" office:value-type="float" office:value="48" calcext:value-type="float">
            <text:p>48.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rshey Ti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yligh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24" calcext:value-type="float">
            <text:p>24.0</text:p>
          </table:table-cell>
          <table:table-cell table:style-name="ce300" office:value-type="float" office:value="33" calcext:value-type="float">
            <text:p>33.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9" calcext:value-type="float">
            <text:p>39.0</text:p>
          </table:table-cell>
          <table:table-cell table:style-name="ce300" office:value-type="float" office:value="44" calcext:value-type="float">
            <text:p>4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yligh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29" calcext:value-type="float">
            <text:p>29.0</text:p>
          </table:table-cell>
          <table:table-cell table:style-name="ce300" office:value-type="float" office:value="34" calcext:value-type="float">
            <text:p>34.0</text:p>
          </table:table-cell>
          <table:table-cell table:style-name="ce300" office:value-type="float" office:value="29" calcext:value-type="float">
            <text:p>2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 Mini</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3" calcext:value-type="float">
            <text:p>3.0</text:p>
          </table:table-cell>
          <table:table-cell table:style-name="ce300" office:value-type="float" office:value="34.7" calcext:value-type="float">
            <text:p>34.7</text:p>
          </table:table-cell>
          <table:table-cell table:style-name="ce300" office:value-type="float" office:value="32.8" calcext:value-type="float">
            <text:p>32.8</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Hi-E cassette Hi-Lo flange, custom narrow spacing</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25" calcext:value-type="float">
            <text:p>2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ig'U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25" calcext:value-type="float">
            <text:p>25.0</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ig'Un</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21" calcext:value-type="float">
            <text:p>21.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ulb</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3" calcext:value-type="float">
            <text:p>33.0</text:p>
          </table:table-cell>
          <table:table-cell table:style-name="ce300" office:value-type="float" office:value="50" calcext:value-type="float">
            <text:p>50.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ulb</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1" calcext:value-type="float">
            <text:p>21.0</text:p>
          </table:table-cell>
          <table:table-cell table:style-name="ce300" office:value-type="float" office:value="46.7" calcext:value-type="float">
            <text:p>46.7</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ulb IS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3" calcext:value-type="float">
            <text:p>33.0</text:p>
          </table:table-cell>
          <table:table-cell table:style-name="ce300" office:value-type="float" office:value="49" calcext:value-type="float">
            <text:p>49.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ulb IS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22" calcext:value-type="float">
            <text:p>22.0</text:p>
          </table:table-cell>
          <table:table-cell table:style-name="ce300" office:value-type="float" office:value="42" calcext:value-type="float">
            <text:p>42.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4.5" calcext:value-type="float">
            <text:p>34.5</text:p>
          </table:table-cell>
          <table:table-cell table:style-name="ce300" office:value-type="float" office:value="41" calcext:value-type="float">
            <text:p>41.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Fatso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por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Spor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25" calcext:value-type="float">
            <text:p>25.0</text:p>
          </table:table-cell>
          <table:table-cell table:style-name="ce300" office:value-type="float" office:value="34" calcext:value-type="float">
            <text:p>34.0</text:p>
          </table:table-cell>
          <table:table-cell table:style-name="ce300" office:value-type="float" office:value="25" calcext:value-type="float">
            <text:p>25.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uper Ultralight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32.5" calcext:value-type="float">
            <text:p>32.5</text:p>
          </table:table-cell>
          <table:table-cell table:style-name="ce300" office:value-type="float" office:value="65" calcext:value-type="float">
            <text:p>65.0</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7.5" calcext:value-type="float">
            <text:p>27.5</text:p>
          </table:table-cell>
          <table:table-cell table:style-name="ce300" office:value-type="float" office:value="65" calcext:value-type="float">
            <text:p>6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Hop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22.5" calcext:value-type="float">
            <text:p>22.5</text:p>
          </table:table-cell>
          <table:table-cell table:style-name="ce300" office:value-type="float" office:value="43" calcext:value-type="float">
            <text:p>43.0</text:p>
          </table:table-cell>
          <table:table-cell table:style-name="ce300" office:value-type="float" office:value="22.5" calcext:value-type="float">
            <text:p>2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narrower flange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number-columns-repeated="4"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Ultralight</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 calcext:value-type="float">
            <text:p>43.0</text:p>
          </table:table-cell>
          <table:table-cell table:style-name="ce300" office:value-type="float" office:value="22" calcext:value-type="float">
            <text:p>22.0</text:p>
          </table:table-cell>
          <table:table-cell table:style-name="ce300" office:value-type="float" office:value="41" calcext:value-type="float">
            <text:p>41.0</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i-Glid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Ti-Glid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number-columns-repeated="2"/>
          <table:table-cell table:style-name="ce312" office:value-type="string" calcext:value-type="string">
            <text:p>Hug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240</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6.95" calcext:value-type="float">
            <text:p>17.0</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Formula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7" calcext:value-type="float">
            <text:p>23.7</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Hayes Disc</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Magura Disc Gustav M</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Hugi Magura Disc Gustav M downhill</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9" calcext:value-type="float">
            <text:p>23.9</text:p>
          </table:table-cell>
          <table:table-cell table:style-name="ce300" office:value-type="float" office:value="47" calcext:value-type="float">
            <text:p>47.0</text:p>
          </table:table-cell>
          <table:table-cell table:style-name="ce300" office:value-type="float" office:value="35.6" calcext:value-type="float">
            <text:p>35.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Magura Disc Louis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9.5" calcext:value-type="float">
            <text:p>39.5</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Hugi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ugi roa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5" calcext:value-type="float">
            <text:p>55.0</text:p>
          </table:table-cell>
          <table:table-cell table:style-name="ce300" office:value-type="float" office:value="37" calcext:value-type="float">
            <text:p>37.0</text:p>
          </table:table-cell>
          <table:table-cell table:style-name="ce300" office:value-type="float" office:value="55" calcext:value-type="float">
            <text:p>5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51" office:value-type="string" calcext:value-type="string">
            <text:p>Hugi tandem</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5" calcext:value-type="float">
            <text:p>55.0</text:p>
          </table:table-cell>
          <table:table-cell table:style-name="ce300" office:value-type="float" office:value="33.5" calcext:value-type="float">
            <text:p>33.5</text:p>
          </table:table-cell>
          <table:table-cell table:style-name="ce300" office:value-type="float" office:value="55" calcext:value-type="float">
            <text:p>55.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Hugi tandem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andem large flange</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6" calcext:value-type="float">
            <text:p>21.6</text:p>
          </table:table-cell>
          <table:table-cell table:style-name="ce300" office:value-type="float" office:value="61" calcext:value-type="float">
            <text:p>61.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D disc brake (tandem) 2001</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Union St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Union/Marwi Susp.</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38" calcext:value-type="float">
            <text:p>5538.0</text:p>
          </table:table-cell>
          <table:table-cell table:style-name="ce300" office:value-type="float" office:value="21" calcext:value-type="float">
            <text:p>21.0</text:p>
          </table:table-cell>
          <table:table-cell table:style-name="ce300" office:value-type="float" office:value="55.8" calcext:value-type="float">
            <text:p>55.8</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Inferno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8" calcext:value-type="float">
            <text:p>55.8</text:p>
          </table:table-cell>
          <table:table-cell table:style-name="ce300" office:value-type="float" office:value="35" calcext:value-type="float">
            <text:p>35.0</text:p>
          </table:table-cell>
          <table:table-cell table:style-name="ce300" office:value-type="float" office:value="55.8" calcext:value-type="float">
            <text:p>55.8</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42"/>
          <table:table-cell table:style-name="ce307" office:value-type="float" office:value="135" calcext:value-type="float">
            <text:p>135</text:p>
          </table:table-cell>
          <table:table-cell table:style-name="ce312" office:value-type="string" calcext:value-type="string">
            <text:p>Inferno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24" calcext:value-type="float">
            <text:p>24.0</text:p>
          </table:table-cell>
          <table:table-cell table:style-name="ce300" office:value-type="float" office:value="60" calcext:value-type="float">
            <text:p>60.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Intense 20mm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IRO High-flange track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51" office:value-type="string" calcext:value-type="string">
            <text:p>IRO High-flange track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6" calcext:value-type="float">
            <text:p>36.0</text:p>
          </table:table-cell>
          <table:table-cell table:style-name="ce300" office:value-type="float" office:value="40" calcext:value-type="float">
            <text:p>40.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IRO Single Speed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3" calcext:value-type="float">
            <text:p>53.0</text:p>
          </table:table-cell>
          <table:table-cell table:style-name="ce300" office:value-type="float" office:value="39" calcext:value-type="float">
            <text:p>39.0</text:p>
          </table:table-cell>
          <table:table-cell table:style-name="ce300" office:value-type="float" office:value="53" calcext:value-type="float">
            <text:p>53.0</text:p>
          </table:table-cell>
          <table:table-cell table:style-name="ce300" office:value-type="float" office:value="39" calcext:value-type="float">
            <text:p>3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IRO Single Speed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8" calcext:value-type="float">
            <text:p>38.0</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IRO Single Speed disc brake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8.5" calcext:value-type="float">
            <text:p>28.5</text:p>
          </table:table-cell>
          <table:table-cell table:style-name="ce300" office:value-type="float" office:value="44" calcext:value-type="float">
            <text:p>44.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Joytech sealed me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Kingsbery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0" office:value-type="float" office:value="42.5" calcext:value-type="float">
            <text:p>42.5</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Kingsbery low flange 135m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 calcext:value-type="float">
            <text:p>52.0</text:p>
          </table:table-cell>
          <table:table-cell table:style-name="ce300" office:value-type="float" office:value="38.5" calcext:value-type="float">
            <text:p>38.5</text:p>
          </table:table-cell>
          <table:table-cell table:style-name="ce300" office:value-type="float" office:value="52" calcext:value-type="float">
            <text:p>52.0</text:p>
          </table:table-cell>
          <table:table-cell table:style-name="ce300" office:value-type="float" office:value="38.5" calcext:value-type="float">
            <text:p>3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Kogswell double fixed mtb/singlespeed rear</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6.1" calcext:value-type="float">
            <text:p>36.1</text:p>
          </table:table-cell>
          <table:table-cell table:style-name="ce300" office:value-type="float" office:value="40" calcext:value-type="float">
            <text:p>40.0</text:p>
          </table:table-cell>
          <table:table-cell table:style-name="ce300" office:value-type="float" office:value="36.1" calcext:value-type="float">
            <text:p>36.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Kogswell front</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5" calcext:value-type="float">
            <text:p>58.5</text:p>
          </table:table-cell>
          <table:table-cell table:style-name="ce300" table:formula="of:=110/2-25" office:value-type="float" office:value="30" calcext:value-type="float">
            <text:p>30.0</text:p>
          </table:table-cell>
          <table:table-cell table:style-name="ce300" office:value-type="float" office:value="51" calcext:value-type="float">
            <text:p>51.0</text:p>
          </table:table-cell>
          <table:table-cell table:style-name="ce300" table:formula="of:=110/2-16-3.5/2" office:value-type="float" office:value="37.25" calcext:value-type="float">
            <text:p>37.3</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 bits</text:p>
          </table:table-cell>
          <table:table-cell table:style-name="ce353" office:value-type="date" office:date-value="2003-10-11" calcext:value-type="date">
            <text:p>11-Oct-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chine Tech Hollowcor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4" calcext:value-type="float">
            <text:p>34.0</text:p>
          </table:table-cell>
          <table:table-cell table:style-name="ce300" office:value-type="float" office:value="43" calcext:value-type="float">
            <text:p>43.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chine Tech Power Claw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0.4" calcext:value-type="float">
            <text:p>30.4</text:p>
          </table:table-cell>
          <table:table-cell table:style-name="ce300" office:value-type="float" office:value="62.5" calcext:value-type="float">
            <text:p>62.5</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Magura 1999 Louise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Comp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Comp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Comp 20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52" calcext:value-type="float">
            <text:p>52.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Fu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52" calcext:value-type="float">
            <text:p>5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Fun</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1" calcext:value-type="float">
            <text:p>23.1</text:p>
          </table:table-cell>
          <table:table-cell table:style-name="ce300" office:value-type="float" office:value="46" calcext:value-type="float">
            <text:p>46.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Gustav M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6" calcext:value-type="float">
            <text:p>46.0</text:p>
          </table:table-cell>
          <table:table-cell table:style-name="ce300" office:value-type="float" office:value="19.75" calcext:value-type="float">
            <text:p>19.8</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Gustav M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Gustav M 20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Gustav M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Gustav M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Gustav M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Pro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Pro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SRAM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SRAM Louise 99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5" calcext:value-type="float">
            <text:p>67.5</text:p>
          </table:table-cell>
          <table:table-cell table:style-name="ce300" office:value-type="float" office:value="35.9" calcext:value-type="float">
            <text:p>35.9</text:p>
          </table:table-cell>
          <table:table-cell table:style-name="ce300" office:value-type="float" office:value="67.5" calcext:value-type="float">
            <text:p>67.5</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2.4" calcext:value-type="float">
            <text:p>122.4</text:p>
          </table:table-cell>
          <table:table-cell table:style-name="ce312" office:value-type="string" calcext:value-type="string">
            <text:p>Maillard Professional High Flange</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5" calcext:value-type="float">
            <text:p>67.5</text:p>
          </table:table-cell>
          <table:table-cell table:style-name="ce300" office:value-type="float" office:value="33" calcext:value-type="float">
            <text:p>33.0</text:p>
          </table:table-cell>
          <table:table-cell table:style-name="ce300" office:value-type="float" office:value="67.5" calcext:value-type="float">
            <text:p>67.5</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99" calcext:value-type="float">
            <text:p>99</text:p>
          </table:table-cell>
          <table:table-cell table:style-name="ce312" office:value-type="string" calcext:value-type="string">
            <text:p>Maillard Professional High Flange</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3">
          <table:table-cell table:style-name="ce300" office:value-type="float" office:value="2.6" calcext:value-type="float">
            <text:p>2.6</text:p>
          </table:table-cell>
          <table:table-cell table:number-columns-repeated="4" table:style-name="ce300" office:value-type="float" office:value="40" calcext:value-type="float">
            <text:p>40.0</text:p>
          </table:table-cell>
          <table:table-cell table:style-name="ce307" office:value-type="string" calcext:value-type="string">
            <text:p>F</text:p>
          </table:table-cell>
          <table:table-cell table:style-name="ce307" table:number-columns-repeated="2"/>
          <table:table-cell table:style-name="ce312" office:value-type="string" calcext:value-type="string">
            <text:p>Manitou through axle, non-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8" calcext:value-type="float">
            <text:p>58.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3" calcext:value-type="float">
            <text:p>3.0</text:p>
          </table:table-cell>
          <table:table-cell table:style-name="ce300" office:value-type="float" office:value="61" calcext:value-type="float">
            <text:p>61.0</text:p>
          </table:table-cell>
          <table:table-cell table:style-name="ce300" office:value-type="float" office:value="19" calcext:value-type="float">
            <text:p>19.0</text:p>
          </table:table-cell>
          <table:table-cell table:style-name="ce300" office:value-type="float" office:value="61" calcext:value-type="float">
            <text:p>61.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9.4" calcext:value-type="float">
            <text:p>29.4</text:p>
          </table:table-cell>
          <table:table-cell table:style-name="ce300" office:value-type="float" office:value="50" calcext:value-type="float">
            <text:p>50.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verick American hub</text:p>
          </table:table-cell>
          <table:table-cell table:style-name="ce353" office:value-type="date" office:date-value="2004-10-27" calcext:value-type="date">
            <text:p>27-Oct-2004</text:p>
          </table:table-cell>
          <table:table-cell table:style-name="ce357" office:value-type="string" calcext:value-type="string">
            <text:p>http://www.maverickamerican.com/pdfs/maverick_hub_specs.pdf</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27" calcext:value-type="float">
            <text:p>27.0</text:p>
          </table:table-cell>
          <table:table-cell table:style-name="ce300" office:value-type="float" office:value="40" calcext:value-type="float">
            <text:p>40.0</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500, 501, 520, 530, 531, 550, 571, 577</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0" calcext:value-type="float">
            <text:p>30.0</text:p>
          </table:table-cell>
          <table:table-cell table:style-name="ce300" office:value-type="float" office:value="44.5" calcext:value-type="float">
            <text:p>44.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Mavic 501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5" calcext:value-type="float">
            <text:p>31.5</text:p>
          </table:table-cell>
          <table:table-cell table:style-name="ce300" office:value-type="float" office:value="44.5" calcext:value-type="float">
            <text:p>44.5</text:p>
          </table:table-cell>
          <table:table-cell table:style-name="ce300" office:value-type="float" office:value="16.5" calcext:value-type="float">
            <text:p>16.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Mavic 501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7" calcext:value-type="float">
            <text:p>37.0</text:p>
          </table:table-cell>
          <table:table-cell table:style-name="ce300" office:value-type="float" office:value="44.5" calcext:value-type="float">
            <text:p>44.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Mavic 506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42.5" calcext:value-type="float">
            <text:p>42.5</text:p>
          </table:table-cell>
          <table:table-cell table:style-name="ce300" office:value-type="float" office:value="44.5" calcext:value-type="float">
            <text:p>44.5</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Mavic 520 track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29.5" calcext:value-type="float">
            <text:p>29.5</text:p>
          </table:table-cell>
          <table:table-cell table:style-name="ce300" office:value-type="float" office:value="44.5" calcext:value-type="float">
            <text:p>44.5</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31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27" calcext:value-type="float">
            <text:p>27.0</text:p>
          </table:table-cell>
          <table:table-cell table:style-name="ce300" office:value-type="float" office:value="44.5" calcext:value-type="float">
            <text:p>4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vic 531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51" office:value-type="string" calcext:value-type="string">
            <text:p>Mavic 55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6" calcext:value-type="float">
            <text:p>36.0</text:p>
          </table:table-cell>
          <table:table-cell table:style-name="ce300" office:value-type="float" office:value="45" calcext:value-type="float">
            <text:p>45.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Mavic 57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2" calcext:value-type="float">
            <text:p>32.0</text:p>
          </table:table-cell>
          <table:table-cell table:style-name="ce300" office:value-type="float" office:value="53" calcext:value-type="float">
            <text:p>53.0</text:p>
          </table:table-cell>
          <table:table-cell table:style-name="ce300" office:value-type="float" office:value="16.5" calcext:value-type="float">
            <text:p>16.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71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5" calcext:value-type="float">
            <text:p>35.0</text:p>
          </table:table-cell>
          <table:table-cell table:style-name="ce300" office:value-type="float" office:value="53" calcext:value-type="float">
            <text:p>53.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71, 572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vic 577 MTB </text:p>
          </table:table-cell>
          <table:table-cell table:style-name="ce354"/>
          <table:table-cell table:style-name="ce357"/>
          <table:table-cell table:number-columns-repeated="245"/>
        </table:table-row>
        <table:table-row table:style-name="ro5">
          <table:table-cell table:style-name="ce300" office:value-type="float" office:value="0" calcext:value-type="float">
            <text:p>0.0</text:p>
          </table:table-cell>
          <table:table-cell table:style-name="ce300" office:value-type="float" office:value="27" calcext:value-type="float">
            <text:p>27.0</text:p>
          </table:table-cell>
          <table:table-cell table:style-name="ce300" office:value-type="float" office:value="36" calcext:value-type="float">
            <text:p>36.0</text:p>
          </table:table-cell>
          <table:table-cell table:style-name="ce300" office:value-type="float" office:value="27" calcext:value-type="float">
            <text:p>27.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Cosmic Carbone 2001 blk. STRAIGHT SPOKES</text:p>
          </table:table-cell>
          <table:table-cell table:style-name="ce353" office:value-type="date" office:date-value="2001-12-30" calcext:value-type="date">
            <text:p>30-Dec-2001</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MR601</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8" calcext:value-type="float">
            <text:p>48.0</text:p>
          </table:table-cell>
          <table:table-cell table:style-name="ce300" office:value-type="float" office:value="17.4" calcext:value-type="float">
            <text:p>17.4</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Mavic MR601</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28" calcext:value-type="float">
            <text:p>28.0</text:p>
          </table:table-cell>
          <table:table-cell table:style-name="ce300" office:value-type="float" office:value="34" calcext:value-type="float">
            <text:p>34.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table-cell table:style-name="ce307" office:value-type="float" office:value="80" calcext:value-type="float">
            <text:p>80</text:p>
          </table:table-cell>
          <table:table-cell table:style-name="ce312" office:value-type="string" calcext:value-type="string">
            <text:p>Mavic special small TT hub</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x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9" calcext:value-type="float">
            <text:p>59.0</text:p>
          </table:table-cell>
          <table:table-cell table:style-name="ce300" office:value-type="float" office:value="45" calcext:value-type="float">
            <text:p>45.0</text:p>
          </table:table-cell>
          <table:table-cell table:style-name="ce300" office:value-type="float" office:value="59" calcext:value-type="float">
            <text:p>59.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Miche track</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 calcext:value-type="float">
            <text:p>34.0</text:p>
          </table:table-cell>
          <table:table-cell table:style-name="ce300" office:value-type="float" office:value="62" calcext:value-type="float">
            <text:p>6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43"/>
          <table:table-cell table:style-name="ce307" office:value-type="float" office:value="100" calcext:value-type="float">
            <text:p>100</text:p>
          </table:table-cell>
          <table:table-cell table:style-name="ce312" office:value-type="string" calcext:value-type="string">
            <text:p>Nashbar Fixed-Fixed Flip-Flop front hub NF-GHF</text:p>
          </table:table-cell>
          <table:table-cell table:style-name="ce353" office:value-type="date" office:date-value="2005-11-05" calcext:value-type="date">
            <text:p>5-Nov-2005</text:p>
          </table:table-cell>
          <table:table-cell table:style-name="ce312" office:value-type="string" calcext:value-type="string">
            <text:p>nashbar.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Nashbar Fixed-Fixed Flip-Flop rear hub NF-GHR</text:p>
          </table:table-cell>
          <table:table-cell table:style-name="ce353" office:value-type="date" office:date-value="2005-11-05" calcext:value-type="date">
            <text:p>5-Nov-2005</text:p>
          </table:table-cell>
          <table:table-cell table:style-name="ce312" office:value-type="string" calcext:value-type="string">
            <text:p>nashbar.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5" calcext:value-type="float">
            <text:p>21.5</text:p>
          </table:table-cell>
          <table:table-cell table:style-name="ce300" office:value-type="float" office:value="60" calcext:value-type="float">
            <text:p>60.0</text:p>
          </table:table-cell>
          <table:table-cell table:style-name="ce300" office:value-type="float" office:value="33.9" calcext:value-type="float">
            <text:p>33.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C 17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7" calcext:value-type="float">
            <text:p>31.7</text:p>
          </table:table-cell>
          <table:table-cell table:style-name="ce300" office:value-type="float" office:value="60" calcext:value-type="float">
            <text:p>60.0</text:p>
          </table:table-cell>
          <table:table-cell table:style-name="ce300" office:value-type="float" office:value="18.2" calcext:value-type="float">
            <text:p>18.2</text:p>
          </table:table-cell>
          <table:table-cell table:style-name="ce307" office:value-type="string" calcext:value-type="string">
            <text:p>R</text:p>
          </table:table-cell>
          <table:table-cell table:style-name="ce343"/>
          <table:table-cell table:style-name="ce307" office:value-type="float" office:value="135" calcext:value-type="float">
            <text:p>135</text:p>
          </table:table-cell>
          <table:table-cell table:style-name="ce312" office:value-type="string" calcext:value-type="string">
            <text:p>NC 17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5" calcext:value-type="float">
            <text:p>21.5</text:p>
          </table:table-cell>
          <table:table-cell table:style-name="ce300" office:value-type="float" office:value="60" calcext:value-type="float">
            <text:p>60.0</text:p>
          </table:table-cell>
          <table:table-cell table:style-name="ce300" office:value-type="float" office:value="33.9" calcext:value-type="float">
            <text:p>33.9</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NC 17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19" calcext:value-type="float">
            <text:p>19.0</text:p>
          </table:table-cell>
          <table:table-cell table:style-name="ce300" office:value-type="float" office:value="60" calcext:value-type="float">
            <text:p>60.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number-columns-repeated="2"/>
          <table:table-cell table:style-name="ce312" office:value-type="string" calcext:value-type="string">
            <text:p>Nicolai Nucleon NC 17 95mm 20mm through 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33.7" calcext:value-type="float">
            <text:p>33.7</text:p>
          </table:table-cell>
          <table:table-cell table:style-name="ce300" office:value-type="float" office:value="63" calcext:value-type="float">
            <text:p>6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ormandy high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39" calcext:value-type="float">
            <text:p>39.0</text:p>
          </table:table-cell>
          <table:table-cell table:style-name="ce300" office:value-type="float" office:value="63" calcext:value-type="float">
            <text:p>63.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Normandy high flange</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42" calcext:value-type="float">
            <text:p>42.0</text:p>
          </table:table-cell>
          <table:table-cell table:style-name="ce300" office:value-type="float" office:value="63" calcext:value-type="float">
            <text:p>63.0</text:p>
          </table:table-cell>
          <table:table-cell table:style-name="ce300" office:value-type="float" office:value="16" calcext:value-type="float">
            <text:p>16.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26" calcext:value-type="float">
            <text:p>126</text:p>
          </table:table-cell>
          <table:table-cell table:style-name="ce312" office:value-type="string" calcext:value-type="string">
            <text:p>Normandy high flange respaced to 126mm</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1" calcext:value-type="float">
            <text:p>31.0</text:p>
          </table:table-cell>
          <table:table-cell table:style-name="ce300" office:value-type="float" office:value="35.25" calcext:value-type="float">
            <text:p>35.3</text:p>
          </table:table-cell>
          <table:table-cell table:style-name="ce300" office:value-type="float" office:value="31" calcext:value-type="float">
            <text:p>31.0</text:p>
          </table:table-cell>
          <table:table-cell table:style-name="ce300" office:value-type="float" office:value="35.25" calcext:value-type="float">
            <text:p>35.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Nuke Proof</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43.1" calcext:value-type="float">
            <text:p>43.1</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43.1" calcext:value-type="float">
            <text:p>43.1</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1" calcext:value-type="float">
            <text:p>41.0</text:p>
          </table:table-cell>
          <table:table-cell table:style-name="ce300" office:value-type="float" office:value="43.1" calcext:value-type="float">
            <text:p>43.1</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6.5" calcext:value-type="float">
            <text:p>36.5</text:p>
          </table:table-cell>
          <table:table-cell table:style-name="ce300" office:value-type="float" office:value="32" calcext:value-type="float">
            <text:p>32.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string" calcext:value-type="string">
            <text:p>BMX</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2" calcext:value-type="float">
            <text:p>42.0</text:p>
          </table:table-cell>
          <table:table-cell table:style-name="ce300" office:value-type="float" office:value="47" calcext:value-type="float">
            <text:p>47.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Bombshell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1" calcext:value-type="float">
            <text:p>41.0</text:p>
          </table:table-cell>
          <table:table-cell table:style-name="ce300" office:value-type="float" office:value="47" calcext:value-type="float">
            <text:p>4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Bombshell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8" calcext:value-type="float">
            <text:p>38.0</text:p>
          </table:table-cell>
          <table:table-cell table:style-name="ce300" office:value-type="float" office:value="47" calcext:value-type="float">
            <text:p>47.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Bombshell, post '95</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2" calcext:value-type="float">
            <text:p>42.2</text:p>
          </table:table-cell>
          <table:table-cell table:style-name="ce300" office:value-type="float" office:value="34" calcext:value-type="float">
            <text:p>34.0</text:p>
          </table:table-cell>
          <table:table-cell table:style-name="ce300" office:value-type="float" office:value="42.2" calcext:value-type="float">
            <text:p>42.2</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Bombshell, pre '95</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47.3" calcext:value-type="float">
            <text:p>47.3</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47.3" calcext:value-type="float">
            <text:p>47.3</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0" calcext:value-type="float">
            <text:p>40.0</text:p>
          </table:table-cell>
          <table:table-cell table:style-name="ce300" office:value-type="float" office:value="47.3" calcext:value-type="float">
            <text:p>47.3</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8.5" calcext:value-type="float">
            <text:p>38.5</text:p>
          </table:table-cell>
          <table:table-cell table:style-name="ce300" office:value-type="float" office:value="47.5" calcext:value-type="float">
            <text:p>47.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XTR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8.5" calcext:value-type="float">
            <text:p>38.5</text:p>
          </table:table-cell>
          <table:table-cell table:style-name="ce300" office:value-type="float" office:value="47.3" calcext:value-type="float">
            <text:p>47.3</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XTR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older models</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27" calcext:value-type="float">
            <text:p>27.0</text:p>
          </table:table-cell>
          <table:table-cell table:style-name="ce300" office:value-type="float" office:value="46" calcext:value-type="float">
            <text:p>46.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12" office:value-type="string" calcext:value-type="string">
            <text:p>On-one 120mm Double Fixed</text:p>
          </table:table-cell>
          <table:table-cell table:style-name="ce355" office:value-type="date" office:date-value="2006-12-02" calcext:value-type="date">
            <text:p>2-Dec-06</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ace carbon seal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8" calcext:value-type="float">
            <text:p>38.0</text:p>
          </table:table-cell>
          <table:table-cell table:style-name="ce300" office:value-type="float" office:value="44.5" calcext:value-type="float">
            <text:p>44.5</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ace carbon seal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aul Component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55" calcext:value-type="float">
            <text:p>5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Phil Wood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27.8" calcext:value-type="float">
            <text:p>27.8</text:p>
          </table:table-cell>
          <table:table-cell table:style-name="ce300" office:value-type="float" office:value="57.5" calcext:value-type="float">
            <text:p>57.5</text:p>
          </table:table-cell>
          <table:table-cell table:style-name="ce300" office:value-type="float" office:value="27.8" calcext:value-type="float">
            <text:p>27.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Cross Country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7.6" calcext:value-type="float">
            <text:p>37.6</text:p>
          </table:table-cell>
          <table:table-cell table:style-name="ce300" office:value-type="float" office:value="48.5" calcext:value-type="float">
            <text:p>48.5</text:p>
          </table:table-cell>
          <table:table-cell table:style-name="ce300" office:value-type="float" office:value="19.4" calcext:value-type="float">
            <text:p>19.4</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9" calcext:value-type="float">
            <text:p>34.9</text:p>
          </table:table-cell>
          <table:table-cell table:style-name="ce300" office:value-type="float" office:value="48.5" calcext:value-type="float">
            <text:p>48.5</text:p>
          </table:table-cell>
          <table:table-cell table:style-name="ce300" office:value-type="float" office:value="22.1" calcext:value-type="float">
            <text:p>22.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2.4" calcext:value-type="float">
            <text:p>32.4</text:p>
          </table:table-cell>
          <table:table-cell table:style-name="ce300" office:value-type="float" office:value="48.5" calcext:value-type="float">
            <text:p>48.5</text:p>
          </table:table-cell>
          <table:table-cell table:style-name="ce300" office:value-type="float" office:value="24.6" calcext:value-type="float">
            <text:p>24.6</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9" calcext:value-type="float">
            <text:p>39.0</text:p>
          </table:table-cell>
          <table:table-cell table:style-name="ce300" office:value-type="float" office:value="48.5" calcext:value-type="float">
            <text:p>48.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69" calcext:value-type="float">
            <text:p>69.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Hi right han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6.6" calcext:value-type="float">
            <text:p>36.6</text:p>
          </table:table-cell>
          <table:table-cell table:style-name="ce300" office:value-type="float" office:value="69" calcext:value-type="float">
            <text:p>69.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Hi right han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48.5" calcext:value-type="float">
            <text:p>48.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1" calcext:value-type="float">
            <text:p>31.0</text:p>
          </table:table-cell>
          <table:table-cell table:style-name="ce300" office:value-type="float" office:value="48.5" calcext:value-type="float">
            <text:p>48.5</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57.5" calcext:value-type="float">
            <text:p>57.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Mi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6" calcext:value-type="float">
            <text:p>36.0</text:p>
          </table:table-cell>
          <table:table-cell table:style-name="ce300" office:value-type="float" office:value="57.5" calcext:value-type="float">
            <text:p>57.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Mi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6.7" calcext:value-type="float">
            <text:p>36.7</text:p>
          </table:table-cell>
          <table:table-cell table:style-name="ce300" office:value-type="float" office:value="48.2" calcext:value-type="float">
            <text:p>48.2</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5" calcext:value-type="float">
            <text:p>125</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5" calcext:value-type="float">
            <text:p>135</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7.5" calcext:value-type="float">
            <text:p>37.5</text:p>
          </table:table-cell>
          <table:table-cell table:style-name="ce300" office:value-type="float" office:value="48.2" calcext:value-type="float">
            <text:p>48.2</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3.2" calcext:value-type="float">
            <text:p>33.2</text:p>
          </table:table-cell>
          <table:table-cell table:style-name="ce300" office:value-type="float" office:value="48.2" calcext:value-type="float">
            <text:p>48.2</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0.7" calcext:value-type="float">
            <text:p>30.7</text:p>
          </table:table-cell>
          <table:table-cell table:style-name="ce300" office:value-type="float" office:value="48.2" calcext:value-type="float">
            <text:p>48.2</text:p>
          </table:table-cell>
          <table:table-cell table:style-name="ce300" office:value-type="float" office:value="26.3" calcext:value-type="float">
            <text:p>26.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0" calcext:value-type="float">
            <text:p>140</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9" calcext:value-type="float">
            <text:p>39.0</text:p>
          </table:table-cell>
          <table:table-cell table:style-name="ce300" office:value-type="float" office:value="48.2" calcext:value-type="float">
            <text:p>48.2</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8.2" calcext:value-type="float">
            <text:p>38.2</text:p>
          </table:table-cell>
          <table:table-cell table:style-name="ce300" office:value-type="float" office:value="48.2" calcext:value-type="float">
            <text:p>48.2</text:p>
          </table:table-cell>
          <table:table-cell table:style-name="ce300" office:value-type="float" office:value="18.8" calcext:value-type="float">
            <text:p>18.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5" calcext:value-type="float">
            <text:p>58.5</text:p>
          </table:table-cell>
          <table:table-cell table:style-name="ce300" office:value-type="float" office:value="35.7" calcext:value-type="float">
            <text:p>35.7</text:p>
          </table:table-cell>
          <table:table-cell table:style-name="ce300" office:value-type="float" office:value="49.2" calcext:value-type="float">
            <text:p>49.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Phil Wood road 5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6" calcext:value-type="float">
            <text:p>126</text:p>
          </table:table-cell>
          <table:table-cell table:style-name="ce312" office:value-type="string" calcext:value-type="string">
            <text:p>Phil Wood road 5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6.7" calcext:value-type="float">
            <text:p>36.7</text:p>
          </table:table-cell>
          <table:table-cell table:style-name="ce300" office:value-type="float" office:value="48.2" calcext:value-type="float">
            <text:p>48.2</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5" calcext:value-type="float">
            <text:p>135</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7.2" calcext:value-type="float">
            <text:p>37.2</text:p>
          </table:table-cell>
          <table:table-cell table:style-name="ce300" office:value-type="float" office:value="48.2" calcext:value-type="float">
            <text:p>48.2</text:p>
          </table:table-cell>
          <table:table-cell table:style-name="ce300" office:value-type="float" office:value="19.8" calcext:value-type="float">
            <text:p>19.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3.2" calcext:value-type="float">
            <text:p>33.2</text:p>
          </table:table-cell>
          <table:table-cell table:style-name="ce300" office:value-type="float" office:value="48.2" calcext:value-type="float">
            <text:p>48.2</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9" calcext:value-type="float">
            <text:p>39.0</text:p>
          </table:table-cell>
          <table:table-cell table:style-name="ce300" office:value-type="float" office:value="48.2" calcext:value-type="float">
            <text:p>48.2</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8.2" calcext:value-type="float">
            <text:p>38.2</text:p>
          </table:table-cell>
          <table:table-cell table:style-name="ce300" office:value-type="float" office:value="48.2" calcext:value-type="float">
            <text:p>48.2</text:p>
          </table:table-cell>
          <table:table-cell table:style-name="ce300" office:value-type="float" office:value="18.8" calcext:value-type="float">
            <text:p>18.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5" calcext:value-type="float">
            <text:p>35.0</text:p>
          </table:table-cell>
          <table:table-cell table:style-name="ce300" office:value-type="float" office:value="42.5" calcext:value-type="float">
            <text:p>42.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8" calcext:value-type="float">
            <text:p>38.0</text:p>
          </table:table-cell>
          <table:table-cell table:style-name="ce300" office:value-type="float" office:value="48.5" calcext:value-type="float">
            <text:p>48.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00" office:value-type="float" office:value="48.5" calcext:value-type="float">
            <text:p>48.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3.5" calcext:value-type="float">
            <text:p>33.5</text:p>
          </table:table-cell>
          <table:table-cell table:style-name="ce300" office:value-type="float" office:value="48.5" calcext:value-type="float">
            <text:p>48.5</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5.3" calcext:value-type="float">
            <text:p>35.3</text:p>
          </table:table-cell>
          <table:table-cell table:style-name="ce300" office:value-type="float" office:value="57.5" calcext:value-type="float">
            <text:p>57.5</text:p>
          </table:table-cell>
          <table:table-cell table:style-name="ce300" office:value-type="float" office:value="35.3" calcext:value-type="float">
            <text:p>35.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7.5" calcext:value-type="float">
            <text:p>37.5</text:p>
          </table:table-cell>
          <table:table-cell table:style-name="ce300" office:value-type="float" office:value="48.5" calcext:value-type="float">
            <text:p>48.5</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Time Tri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0" calcext:value-type="float">
            <text:p>30.0</text:p>
          </table:table-cell>
          <table:table-cell table:style-name="ce300" office:value-type="float" office:value="48.2" calcext:value-type="float">
            <text:p>48.2</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6" office:value-type="float" office:value="120126130" calcext:value-type="float">
            <text:p>120,126,130</text:p>
          </table:table-cell>
          <table:table-cell table:style-name="ce312" office:value-type="string" calcext:value-type="string">
            <office:annotation draw:style-name="gr6" draw:text-style-name="P4" svg:width="138.19pt" svg:height="62.25pt" svg:x="627.76pt" svg:y="6017.58pt" draw:caption-point-x="-12.16pt" draw:caption-point-y="871.54pt">
              <dc:date>2018-01-21T00:00:00</dc:date>
              <text:p text:style-name="P3"><text:span text:style-name="T3">Part numbers (double sided figed gear): </text:span></text:p>
              <text:p text:style-name="P3"><text:span text:style-name="T4">AVL 522,622,527,627,532,632.</text:span></text:p>
              <text:p text:style-name="P3"><text:span text:style-name="T3">Fixed/free:</text:span><text:span text:style-name="T4"> AVL 523,623,528,628,533,633</text:span></text:p>
            </office:annotation>
            <text:p>Phil Wood track double-sided,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5" calcext:value-type="float">
            <text:p>34.5</text:p>
          </table:table-cell>
          <table:table-cell table:style-name="ce300" office:value-type="float" office:value="48.2" calcext:value-type="float">
            <text:p>48.2</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office:annotation draw:style-name="gr7" draw:text-style-name="P4" svg:width="111.94pt" svg:height="55.53pt" svg:x="627.76pt" svg:y="6030.37pt" draw:caption-point-x="-12.16pt" draw:caption-point-y="873.41pt">
              <dc:date>2018-01-21T00:00:00</dc:date>
              <text:p text:style-name="P3"><text:span text:style-name="T3">Part numbers:</text:span></text:p>
              <text:p text:style-name="P3"><text:span text:style-name="T4">AVL 400, 500, 600</text:span></text:p>
            </office:annotation>
            <text:p>Phil Wood track front,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44" calcext:value-type="float">
            <text:p>44.0</text:p>
          </table:table-cell>
          <table:table-cell table:style-name="ce300" office:value-type="float" office:value="48.5" calcext:value-type="float">
            <text:p>48.5</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6" office:value-type="float" office:value="120126130" calcext:value-type="float">
            <text:p>120,126,130</text:p>
          </table:table-cell>
          <table:table-cell table:style-name="ce312" office:value-type="string" calcext:value-type="string">
            <office:annotation draw:style-name="gr8" draw:text-style-name="P4" svg:width="131.87pt" svg:height="55.53pt" svg:x="627.76pt" svg:y="6043.18pt" draw:caption-point-x="-12.16pt" draw:caption-point-y="875.23pt">
              <dc:date>2018-01-21T00:00:00</dc:date>
              <text:p text:style-name="P3"><text:span text:style-name="T5">Part numbers</text:span></text:p>
              <text:p text:style-name="P3"><text:span text:style-name="T4">AVL</text:span></text:p>
              <text:p text:style-name="P3"><text:span text:style-name="T4">521,621,526,626,531,631</text:span></text:p>
              <text:p text:style-name="P3"><text:span text:style-name="T2"/></text:p>
            </office:annotation>
            <text:p>Phil Wood track one-sided,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6" calcext:value-type="float">
            <text:p>66.0</text:p>
          </table:table-cell>
          <table:table-cell table:style-name="ce300" table:formula="of:=120/2-17" office:value-type="float" office:value="43" calcext:value-type="float">
            <text:p>43.0</text:p>
          </table:table-cell>
          <table:table-cell table:style-name="ce300" office:value-type="float" office:value="66" calcext:value-type="float">
            <text:p>66.0</text:p>
          </table:table-cell>
          <table:table-cell table:style-name="ce300" table:formula="of:=120/2-31"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Phil Wood track, large flange</text:p>
          </table:table-cell>
          <table:table-cell table:style-name="ce353" office:value-type="date" office:date-value="2003-03-29" calcext:value-type="date">
            <text:p>29-Mar-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29.5" calcext:value-type="float">
            <text:p>29.5</text:p>
          </table:table-cell>
          <table:table-cell table:style-name="ce300" office:value-type="float" office:value="41" calcext:value-type="float">
            <text:p>41.0</text:p>
          </table:table-cell>
          <table:table-cell table:style-name="ce300" office:value-type="float" office:value="29.5" calcext:value-type="float">
            <text:p>29.5</text:p>
          </table:table-cell>
          <table:table-cell table:style-name="ce307" office:value-type="string" calcext:value-type="string">
            <text:p>R</text:p>
          </table:table-cell>
          <table:table-cell table:style-name="ce307" table:number-columns-repeated="2"/>
          <table:table-cell table:style-name="ce312" office:value-type="string" calcext:value-type="string">
            <text:p>Phil Wood wheelchair</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oint H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office:value-type="float" office:value="36.2" calcext:value-type="float">
            <text:p>36.2</text:p>
          </table:table-cell>
          <table:table-cell table:style-name="ce300" office:value-type="float" office:value="66" calcext:value-type="float">
            <text:p>66.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Power-tap</text:p>
          </table:table-cell>
          <table:table-cell table:style-name="ce353" office:value-type="date" office:date-value="2001-07-17" calcext:value-type="date">
            <text:p>17-Jul-2001</text:p>
          </table:table-cell>
          <table:table-cell table:style-name="ce357" office:value-type="string" calcext:value-type="string">
            <text:p>Adam at Grabe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table:formula="of:=135/2-37" office:value-type="float" office:value="30.5" calcext:value-type="float">
            <text:p>30.5</text:p>
          </table:table-cell>
          <table:table-cell table:style-name="ce300" office:value-type="float" office:value="66" calcext:value-type="float">
            <text:p>66.0</text:p>
          </table:table-cell>
          <table:table-cell table:style-name="ce300" table:formula="of:=135/2-48"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53" calcext:value-type="float">
            <text:p>153</text:p>
          </table:table-cell>
          <table:table-cell table:style-name="ce351" office:value-type="string" calcext:value-type="string">
            <text:p>Power-tap ATB</text:p>
          </table:table-cell>
          <table:table-cell table:style-name="ce353" office:value-type="date" office:date-value="2002-08-02" calcext:value-type="date">
            <text:p>2-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5*2" office:value-type="float" office:value="70" calcext:value-type="float">
            <text:p>70.0</text:p>
          </table:table-cell>
          <table:table-cell table:style-name="ce300" office:value-type="float" office:value="31.8" calcext:value-type="float">
            <text:p>31.8</text:p>
          </table:table-cell>
          <table:table-cell table:style-name="ce300" office:value-type="float" office:value="70" calcext:value-type="float">
            <text:p>70.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Power-tap SL</text:p>
          </table:table-cell>
          <table:table-cell table:style-name="ce353" office:value-type="date" office:date-value="2004-12-07" calcext:value-type="date">
            <text:p>7-Dec-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3" calcext:value-type="float">
            <text:p>41.3</text:p>
          </table:table-cell>
          <table:table-cell table:style-name="ce300" office:value-type="float" office:value="32.5" calcext:value-type="float">
            <text:p>32.5</text:p>
          </table:table-cell>
          <table:table-cell table:style-name="ce300" office:value-type="float" office:value="41.3" calcext:value-type="float">
            <text:p>41.3</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lstar 28 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2.5" calcext:value-type="float">
            <text:p>32.5</text:p>
          </table:table-cell>
          <table:table-cell table:style-name="ce300" office:value-type="float" office:value="47.6" calcext:value-type="float">
            <text:p>47.6</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lstar 32 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2" calcext:value-type="float">
            <text:p>32.0</text:p>
          </table:table-cell>
          <table:table-cell table:style-name="ce300" office:value-type="float" office:value="47.6" calcext:value-type="float">
            <text:p>47.6</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Pulstar 7-spd 32-ho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0.8" calcext:value-type="float">
            <text:p>50.8</text:p>
          </table:table-cell>
          <table:table-cell table:style-name="ce300" office:value-type="float" office:value="32" calcext:value-type="float">
            <text:p>32.0</text:p>
          </table:table-cell>
          <table:table-cell table:style-name="ce300" office:value-type="float" office:value="50.8" calcext:value-type="float">
            <text:p>50.8</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Pulstar 7-spd 36-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4" calcext:value-type="float">
            <text:p>34.0</text:p>
          </table:table-cell>
          <table:table-cell table:style-name="ce300" office:value-type="float" office:value="47.6" calcext:value-type="float">
            <text:p>47.6</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12" office:value-type="string" calcext:value-type="string">
            <text:p>Pulstar 8-spd 32-ho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0.8" calcext:value-type="float">
            <text:p>50.8</text:p>
          </table:table-cell>
          <table:table-cell table:style-name="ce300" office:value-type="float" office:value="34" calcext:value-type="float">
            <text:p>34.0</text:p>
          </table:table-cell>
          <table:table-cell table:style-name="ce300" office:value-type="float" office:value="50.8" calcext:value-type="float">
            <text:p>50.8</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12" office:value-type="string" calcext:value-type="string">
            <text:p>Pulstar 8-spd 36-hol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re Pow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eal front</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number-columns-repeated="2" table:style-name="ce300" office:value-type="float" office:value="37" calcext:value-type="float">
            <text:p>37.0</text:p>
          </table:table-cell>
          <table:table-cell table:style-name="ce300" office:value-type="float" office:value="54.5" calcext:value-type="float">
            <text:p>5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42" office:value-type="string" calcext:value-type="string">
            <text:p>8,9</text:p>
          </table:table-cell>
          <table:table-cell table:style-name="ce307"/>
          <table:table-cell table:style-name="ce312" office:value-type="string" calcext:value-type="string">
            <text:p>Real rear, not for disc brak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1.5" calcext:value-type="float">
            <text:p>41.5</text:p>
          </table:table-cell>
          <table:table-cell table:style-name="ce300" office:value-type="float" office:value="41" calcext:value-type="float">
            <text:p>41.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Ringlé 6-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8.5" calcext:value-type="float">
            <text:p>38.5</text:p>
          </table:table-cell>
          <table:table-cell table:style-name="ce300" office:value-type="float" office:value="41" calcext:value-type="float">
            <text:p>41.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Ringlé 7-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3" calcext:value-type="float">
            <text:p>43.0</text:p>
          </table:table-cell>
          <table:table-cell table:style-name="ce300" office:value-type="float" office:value="41" calcext:value-type="float">
            <text:p>4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Ringlé 7-spd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9.5" calcext:value-type="float">
            <text:p>39.5</text:p>
          </table:table-cell>
          <table:table-cell table:style-name="ce300" office:value-type="float" office:value="41" calcext:value-type="float">
            <text:p>41.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8-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2" calcext:value-type="float">
            <text:p>42.0</text:p>
          </table:table-cell>
          <table:table-cell table:style-name="ce300" office:value-type="float" office:value="41" calcext:value-type="float">
            <text:p>41.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Ringlé 8-spd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Bubb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8.5" calcext:value-type="float">
            <text:p>38.5</text:p>
          </table:table-cell>
          <table:table-cell table:style-name="ce300" office:value-type="float" office:value="41" calcext:value-type="float">
            <text:p>41.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nglé Bubba HR freewheel</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nglé Super Bubba</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Super Bubb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Super Duper Bubba </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 calcext:value-type="float">
            <text:p>52.0</text:p>
          </table:table-cell>
          <table:table-cell table:style-name="ce300" office:value-type="float" office:value="34" calcext:value-type="float">
            <text:p>34.0</text:p>
          </table:table-cell>
          <table:table-cell table:style-name="ce300" office:value-type="float" office:value="52" calcext:value-type="float">
            <text:p>52.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SuperDuper Eight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SuperEight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6.5" calcext:value-type="float">
            <text:p>36.5</text:p>
          </table:table-cell>
          <table:table-cell table:style-name="ce300" office:value-type="float" office:value="45" calcext:value-type="float">
            <text:p>45.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Ringlé SuperEight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2" calcext:value-type="float">
            <text:p>32.0</text:p>
          </table:table-cell>
          <table:table-cell table:style-name="ce300" office:value-type="float" office:value="38" calcext:value-type="float">
            <text:p>38.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Sun "Sun of Bubba"</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disc Pro Skr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tchey Pro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number-columns-repeated="4"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Z-hub MTB: WCS, Pro, Comp</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1" calcext:value-type="float">
            <text:p>28.1</text:p>
          </table:table-cell>
          <table:table-cell table:style-name="ce300" office:value-type="float" office:value="45" calcext:value-type="float">
            <text:p>45.0</text:p>
          </table:table-cell>
          <table:table-cell table:style-name="ce300" office:value-type="float" office:value="21.9" calcext:value-type="float">
            <text:p>21.9</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MTB: WCS, Pro, Comp</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6" calcext:value-type="float">
            <text:p>28.6</text:p>
          </table:table-cell>
          <table:table-cell table:style-name="ce300" office:value-type="float" office:value="45" calcext:value-type="float">
            <text:p>45.0</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road: Pro</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5" calcext:value-type="float">
            <text:p>28.5</text:p>
          </table:table-cell>
          <table:table-cell table:style-name="ce300" office:value-type="float" office:value="45" calcext:value-type="float">
            <text:p>45.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road: WC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Z-hub road: WCS, Pro</text:p>
          </table:table-cell>
          <table:table-cell table:style-name="ce354"/>
          <table:table-cell table:style-name="ce357"/>
          <table:table-cell table:number-columns-repeated="245"/>
        </table:table-row>
        <table:table-row table:style-name="ro5">
          <table:table-cell table:style-name="ce300" table:formula="of:=0.1*25.4" office:value-type="float" office:value="2.54" calcext:value-type="float">
            <text:p>2.5</text:p>
          </table:table-cell>
          <table:table-cell table:style-name="ce300" office:value-type="float" office:value="62" calcext:value-type="float">
            <text:p>62.0</text:p>
          </table:table-cell>
          <table:table-cell table:style-name="ce300" table:formula="of:=110/2-31" office:value-type="float" office:value="24" calcext:value-type="float">
            <text:p>24.0</text:p>
          </table:table-cell>
          <table:table-cell table:style-name="ce300" office:value-type="float" office:value="62" calcext:value-type="float">
            <text:p>62.0</text:p>
          </table:table-cell>
          <table:table-cell table:style-name="ce300" table:formula="of:=110/2-23"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Rocky Mountain disc QR20</text:p>
          </table:table-cell>
          <table:table-cell table:style-name="ce353" office:value-type="date" office:date-value="2002-10-16" calcext:value-type="date">
            <text:p>16-Oct-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100" calcext:value-type="float">
            <text:p>100.0</text:p>
          </table:table-cell>
          <table:table-cell table:style-name="ce300" office:value-type="float" office:value="30" calcext:value-type="float">
            <text:p>30.0</text:p>
          </table:table-cell>
          <table:table-cell table:style-name="ce300" office:value-type="float" office:value="100" calcext:value-type="float">
            <text:p>100.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42"/>
          <table:table-cell table:style-name="ce307"/>
          <table:table-cell table:style-name="ce312" office:value-type="string" calcext:value-type="string">
            <text:p>Rohloff Speed Hub 500/1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0" calcext:value-type="float">
            <text:p>50.0</text:p>
          </table:table-cell>
          <table:table-cell table:style-name="ce300" office:value-type="float" office:value="23.25" calcext:value-type="float">
            <text:p>23.3</text:p>
          </table:table-cell>
          <table:table-cell table:style-name="ce300" office:value-type="float" office:value="42" calcext:value-type="float">
            <text:p>42.0</text:p>
          </table:table-cell>
          <table:table-cell table:style-name="ce300" office:value-type="float" office:value="32.25" calcext:value-type="float">
            <text:p>32.3</text:p>
          </table:table-cell>
          <table:table-cell table:style-name="ce307" office:value-type="string" calcext:value-type="string">
            <text:p>F</text:p>
          </table:table-cell>
          <table:table-cell table:style-name="ce342"/>
          <table:table-cell table:style-name="ce307" office:value-type="float" office:value="100" calcext:value-type="float">
            <text:p>100</text:p>
          </table:table-cell>
          <table:table-cell table:style-name="ce312" office:value-type="string" calcext:value-type="string">
            <text:p>Rolf ATB PN 210246 Urraco disc. Use 2.25 cross.</text:p>
          </table:table-cell>
          <table:table-cell table:style-name="ce353" office:value-type="date" office:date-value="2002-03-13" calcext:value-type="date">
            <text:p>1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0" calcext:value-type="float">
            <text:p>50.0</text:p>
          </table:table-cell>
          <table:table-cell table:style-name="ce300" table:formula="of:=100/2-14.5-10.5-3.5/2" office:value-type="float" office:value="23.25" calcext:value-type="float">
            <text:p>23.3</text:p>
          </table:table-cell>
          <table:table-cell table:style-name="ce300" office:value-type="float" office:value="42" calcext:value-type="float">
            <text:p>42.0</text:p>
          </table:table-cell>
          <table:table-cell table:style-name="ce300" office:value-type="float" office:value="32.25" calcext:value-type="float">
            <text:p>32.3</text:p>
          </table:table-cell>
          <table:table-cell table:style-name="ce307" office:value-type="string" calcext:value-type="string">
            <text:p>F</text:p>
          </table:table-cell>
          <table:table-cell table:style-name="ce342"/>
          <table:table-cell table:style-name="ce307" office:value-type="float" office:value="100" calcext:value-type="float">
            <text:p>100</text:p>
          </table:table-cell>
          <table:table-cell table:style-name="ce312" office:value-type="string" calcext:value-type="string">
            <text:p>Rolf ATB PN 210668 Dolomite disc. Use 2.25 cross.</text:p>
          </table:table-cell>
          <table:table-cell table:style-name="ce353" office:value-type="date" office:date-value="2002-12-04" calcext:value-type="date">
            <text:p>4-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ATB PN 990034 Propel. Radial, heads out.</text:p>
          </table:table-cell>
          <table:table-cell table:style-name="ce353" office:value-type="date" office:date-value="2002-02-07" calcext:value-type="date">
            <text:p>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39" calcext:value-type="float">
            <text:p>39.0</text:p>
          </table:table-cell>
          <table:table-cell table:style-name="ce300" office:value-type="float" office:value="32.55" calcext:value-type="float">
            <text:p>32.6</text:p>
          </table:table-cell>
          <table:table-cell table:style-name="ce300" office:value-type="float" office:value="39" calcext:value-type="float">
            <text:p>39.0</text:p>
          </table:table-cell>
          <table:table-cell table:style-name="ce300" office:value-type="float" office:value="32.55" calcext:value-type="float">
            <text:p>32.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Road PN 200322 Vector Pro. Radial, heads out.</text:p>
          </table:table-cell>
          <table:table-cell table:style-name="ce353" office:value-type="date" office:date-value="2002-02-13" calcext:value-type="date">
            <text:p>13-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5" calcext:value-type="float">
            <text:p>65.0</text:p>
          </table:table-cell>
          <table:table-cell table:style-name="ce300" office:value-type="float" office:value="34.6" calcext:value-type="float">
            <text:p>34.6</text:p>
          </table:table-cell>
          <table:table-cell table:style-name="ce300" office:value-type="float" office:value="47" calcext:value-type="float">
            <text:p>47.0</text:p>
          </table:table-cell>
          <table:table-cell table:style-name="ce300" office:value-type="float" office:value="17.8" calcext:value-type="float">
            <text:p>17.8</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00328 Vector Comp. Use 2.29 cross.</text:p>
          </table:table-cell>
          <table:table-cell table:style-name="ce353" office:value-type="date" office:date-value="2002-04-15" calcext:value-type="date">
            <text:p>15-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2" calcext:value-type="float">
            <text:p>42.0</text:p>
          </table:table-cell>
          <table:table-cell table:style-name="ce300" table:formula="of:=69.5/2-3.5" office:value-type="float" office:value="31.25" calcext:value-type="float">
            <text:p>31.3</text:p>
          </table:table-cell>
          <table:table-cell table:style-name="ce300" office:value-type="float" office:value="42" calcext:value-type="float">
            <text:p>42.0</text:p>
          </table:table-cell>
          <table:table-cell table:style-name="ce300" table:formula="of:=69.5/2-3.5" office:value-type="float" office:value="31.25" calcext:value-type="float">
            <text:p>31.3</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00385 Vector Comp. Radial, heads out.</text:p>
          </table:table-cell>
          <table:table-cell table:style-name="ce353" office:value-type="date" office:date-value="2002-04-15" calcext:value-type="date">
            <text:p>15-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5" calcext:value-type="float">
            <text:p>65.0</text:p>
          </table:table-cell>
          <table:table-cell table:style-name="ce300" office:value-type="float" office:value="34.575" calcext:value-type="float">
            <text:p>34.6</text:p>
          </table:table-cell>
          <table:table-cell table:style-name="ce300" office:value-type="float" office:value="47" calcext:value-type="float">
            <text:p>47.0</text:p>
          </table:table-cell>
          <table:table-cell table:style-name="ce300" office:value-type="float" office:value="17.75" calcext:value-type="float">
            <text:p>17.8</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10948 Vector. Use 2.25 cross.</text:p>
          </table:table-cell>
          <table:table-cell table:style-name="ce353" office:value-type="date" office:date-value="2002-02-14" calcext:value-type="date">
            <text:p>1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Road PN 992473 Vector. Radial, heads out.</text:p>
          </table:table-cell>
          <table:table-cell table:style-name="ce353" office:value-type="date" office:date-value="2002-02-14" calcext:value-type="date">
            <text:p>1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5" calcext:value-type="float">
            <text:p>65.0</text:p>
          </table:table-cell>
          <table:table-cell table:style-name="ce300" office:value-type="float" office:value="33" calcext:value-type="float">
            <text:p>33.0</text:p>
          </table:table-cell>
          <table:table-cell table:style-name="ce300" office:value-type="float" office:value="47" calcext:value-type="float">
            <text:p>47.0</text:p>
          </table:table-cell>
          <table:table-cell table:style-name="ce300" office:value-type="float" office:value="17.5" calcext:value-type="float">
            <text:p>17.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Vector Pro. Use 1.333 cross.</text:p>
          </table:table-cell>
          <table:table-cell table:style-name="ce353" office:value-type="date" office:date-value="2002-01-27" calcext:value-type="date">
            <text:p>27-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6" calcext:value-type="float">
            <text:p>66.0</text:p>
          </table:table-cell>
          <table:table-cell table:style-name="ce300" office:value-type="float" office:value="39" calcext:value-type="float">
            <text:p>39.0</text:p>
          </table:table-cell>
          <table:table-cell table:style-name="ce300" office:value-type="float" office:value="48" calcext:value-type="float">
            <text:p>48.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Rolf Track Vector Pro. Use 1.333 cross.</text:p>
          </table:table-cell>
          <table:table-cell table:style-name="ce353" office:value-type="date" office:date-value="2002-03-19" calcext:value-type="date">
            <text:p>19-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1" calcext:value-type="float">
            <text:p>31.0</text:p>
          </table:table-cell>
          <table:table-cell table:style-name="ce300" office:value-type="float" office:value="67" calcext:value-type="float">
            <text:p>67.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Rollex Freecoaster BM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1" calcext:value-type="float">
            <text:p>61.0</text:p>
          </table:table-cell>
          <table:table-cell table:style-name="ce300" office:value-type="float" office:value="35" calcext:value-type="float">
            <text:p>35.0</text:p>
          </table:table-cell>
          <table:table-cell table:style-name="ce300" office:value-type="float" office:value="61" calcext:value-type="float">
            <text:p>61.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oox Jim Bob</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1" calcext:value-type="float">
            <text:p>61.0</text:p>
          </table:table-cell>
          <table:table-cell table:style-name="ce300" office:value-type="float" office:value="25" calcext:value-type="float">
            <text:p>25.0</text:p>
          </table:table-cell>
          <table:table-cell table:style-name="ce300" office:value-type="float" office:value="61" calcext:value-type="float">
            <text:p>61.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Roox Jim Bob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83" calcext:value-type="float">
            <text:p>83.0</text:p>
          </table:table-cell>
          <table:table-cell table:style-name="ce300" office:value-type="float" office:value="28.5" calcext:value-type="float">
            <text:p>28.5</text:p>
          </table:table-cell>
          <table:table-cell table:style-name="ce300" office:value-type="float" office:value="83" calcext:value-type="float">
            <text:p>83.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otwild Schweizer Loop Inter-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5" calcext:value-type="float">
            <text:p>38.5</text:p>
          </table:table-cell>
          <table:table-cell table:style-name="ce300" office:value-type="float" office:value="28.5" calcext:value-type="float">
            <text:p>28.5</text:p>
          </table:table-cell>
          <table:table-cell table:style-name="ce300" office:value-type="float" office:value="38.5" calcext:value-type="float">
            <text:p>38.5</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3000, 5000, New Succes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0" calcext:value-type="float">
            <text:p>60.0</text:p>
          </table:table-cell>
          <table:table-cell table:style-name="ce300" office:value-type="float" office:value="25.5" calcext:value-type="float">
            <text:p>25.5</text:p>
          </table:table-cell>
          <table:table-cell table:style-name="ce300" office:value-type="float" office:value="60" calcext:value-type="float">
            <text:p>60.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12" office:value-type="string" calcext:value-type="string">
            <text:p>Sachs 3-speed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9" calcext:value-type="float">
            <text:p>89.0</text:p>
          </table:table-cell>
          <table:table-cell table:style-name="ce300" office:value-type="float" office:value="30.5" calcext:value-type="float">
            <text:p>30.5</text:p>
          </table:table-cell>
          <table:table-cell table:style-name="ce300" office:value-type="float" office:value="89" calcext:value-type="float">
            <text:p>89.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12" office:value-type="string" calcext:value-type="string">
            <text:p>Sachs 3-speed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26.5" calcext:value-type="float">
            <text:p>26.5</text:p>
          </table:table-cell>
          <table:table-cell table:style-name="ce300" office:value-type="float" office:value="58" calcext:value-type="float">
            <text:p>58.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Sachs 3-speed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Centera, Quarz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disc/non-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7" calcext:value-type="float">
            <text:p>37.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3X7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Traxx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1.6" calcext:value-type="float">
            <text:p>31.6</text:p>
          </table:table-cell>
          <table:table-cell table:style-name="ce300" office:value-type="float" office:value="45" calcext:value-type="float">
            <text:p>45.0</text:p>
          </table:table-cell>
          <table:table-cell table:style-name="ce300" office:value-type="float" office:value="19.6" calcext:value-type="float">
            <text:p>19.6</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7 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6" calcext:value-type="float">
            <text:p>32.6</text:p>
          </table:table-cell>
          <table:table-cell table:style-name="ce300" office:value-type="float" office:value="45" calcext:value-type="float">
            <text:p>45.0</text:p>
          </table:table-cell>
          <table:table-cell table:style-name="ce300" office:value-type="float" office:value="18.6" calcext:value-type="float">
            <text:p>18.6</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achs 8 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7" calcext:value-type="float">
            <text:p>87.0</text:p>
          </table:table-cell>
          <table:table-cell table:style-name="ce300" office:value-type="float" office:value="35" calcext:value-type="float">
            <text:p>35.0</text:p>
          </table:table-cell>
          <table:table-cell table:style-name="ce300" office:value-type="float" office:value="87" calcext:value-type="float">
            <text:p>87.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table:table-cell table:style-name="ce312" office:value-type="string" calcext:value-type="string">
            <text:p>Sachs HT3020 drum brake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105" calcext:value-type="float">
            <text:p>105.0</text:p>
          </table:table-cell>
          <table:table-cell table:style-name="ce300" office:value-type="float" office:value="37" calcext:value-type="float">
            <text:p>37.0</text:p>
          </table:table-cell>
          <table:table-cell table:style-name="ce300" office:value-type="float" office:value="131" calcext:value-type="float">
            <text:p>131.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table:number-columns-repeated="2"/>
          <table:table-cell table:style-name="ce312" office:value-type="string" calcext:value-type="string">
            <text:p>Sachs Inter 12</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6" calcext:value-type="float">
            <text:p>36.0</text:p>
          </table:table-cell>
          <table:table-cell table:style-name="ce300" office:value-type="float" office:value="90" calcext:value-type="float">
            <text:p>90.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achs Orbit Drum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7.2" calcext:value-type="float">
            <text:p>37.2</text:p>
          </table:table-cell>
          <table:table-cell table:style-name="ce300" office:value-type="float" office:value="90" calcext:value-type="float">
            <text:p>90.0</text:p>
          </table:table-cell>
          <table:table-cell table:style-name="ce300" office:value-type="float" office:value="17.8" calcext:value-type="float">
            <text:p>17.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Orbit Drum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9" calcext:value-type="float">
            <text:p>39.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Orbit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8" calcext:value-type="float">
            <text:p>38.0</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Orbit standar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29.5" calcext:value-type="float">
            <text:p>29.5</text:p>
          </table:table-cell>
          <table:table-cell table:style-name="ce300" office:value-type="float" office:value="75" calcext:value-type="float">
            <text:p>75.0</text:p>
          </table:table-cell>
          <table:table-cell table:style-name="ce300" office:value-type="float" office:value="28.5" calcext:value-type="float">
            <text:p>28.5</text:p>
          </table:table-cell>
          <table:table-cell table:style-name="ce307" office:value-type="string" calcext:value-type="string">
            <text:p>R</text:p>
          </table:table-cell>
          <table:table-cell table:style-name="ce307"/>
          <table:table-cell table:style-name="ce307" office:value-type="float" office:value="122" calcext:value-type="float">
            <text:p>122</text:p>
          </table:table-cell>
          <table:table-cell table:style-name="ce312" office:value-type="string" calcext:value-type="string">
            <text:p>Sachs Pentasport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29.5" calcext:value-type="float">
            <text:p>29.5</text:p>
          </table:table-cell>
          <table:table-cell table:style-name="ce300" office:value-type="float" office:value="90" calcext:value-type="float">
            <text:p>90.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Pentasport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29.6" calcext:value-type="float">
            <text:p>29.6</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table:table-cell table:style-name="ce307" office:value-type="float" office:value="122" calcext:value-type="float">
            <text:p>122</text:p>
          </table:table-cell>
          <table:table-cell table:style-name="ce312" office:value-type="string" calcext:value-type="string">
            <text:p>Sachs Pentasport Std.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35" calcext:value-type="float">
            <text:p>35.0</text:p>
          </table:table-cell>
          <table:table-cell table:style-name="ce300" office:value-type="float" office:value="62" calcext:value-type="float">
            <text:p>62.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achs Quartz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Quarz, Neos disc brake hub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Quarz, Neos, Centera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5.5" calcext:value-type="float">
            <text:p>35.5</text:p>
          </table:table-cell>
          <table:table-cell table:style-name="ce300" office:value-type="float" office:value="75" calcext:value-type="float">
            <text:p>75.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chs Super 7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5.7" calcext:value-type="float">
            <text:p>35.7</text:p>
          </table:table-cell>
          <table:table-cell table:style-name="ce300" office:value-type="float" office:value="75" calcext:value-type="float">
            <text:p>75.0</text:p>
          </table:table-cell>
          <table:table-cell table:style-name="ce300" office:value-type="float" office:value="34.8" calcext:value-type="float">
            <text:p>34.8</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achs Super 7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4.5" calcext:value-type="float">
            <text:p>34.5</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chs Super 7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1" calcext:value-type="float">
            <text:p>34.1</text:p>
          </table:table-cell>
          <table:table-cell table:style-name="ce300" office:value-type="float" office:value="45" calcext:value-type="float">
            <text:p>45.0</text:p>
          </table:table-cell>
          <table:table-cell table:style-name="ce300" office:value-type="float" office:value="17.1" calcext:value-type="float">
            <text:p>17.1</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thread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6" calcext:value-type="float">
            <text:p>34.6</text:p>
          </table:table-cell>
          <table:table-cell table:style-name="ce300" office:value-type="float" office:value="45" calcext:value-type="float">
            <text:p>45.0</text:p>
          </table:table-cell>
          <table:table-cell table:style-name="ce300" office:value-type="float" office:value="16.6" calcext:value-type="float">
            <text:p>16.6</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achs thread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Traxx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7" calcext:value-type="float">
            <text:p>87.0</text:p>
          </table:table-cell>
          <table:table-cell table:style-name="ce300" office:value-type="float" office:value="26" calcext:value-type="float">
            <text:p>26.0</text:p>
          </table:table-cell>
          <table:table-cell table:style-name="ce300" office:value-type="float" office:value="87" calcext:value-type="float">
            <text:p>87.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VT3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0" calcext:value-type="float">
            <text:p>30.0</text:p>
          </table:table-cell>
          <table:table-cell table:style-name="ce300" office:value-type="float" office:value="90" calcext:value-type="float">
            <text:p>90.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VT5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7" calcext:value-type="float">
            <text:p>37.0</text:p>
          </table:table-cell>
          <table:table-cell table:style-name="ce300" office:value-type="float" office:value="90" calcext:value-type="float">
            <text:p>90.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Sachs VT5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28" calcext:value-type="float">
            <text:p>28.0</text:p>
          </table:table-cell>
          <table:table-cell table:style-name="ce300" office:value-type="float" office:value="46" calcext:value-type="float">
            <text:p>46.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string" calcext:value-type="string">
            <text:p>older</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string" calcext:value-type="string">
            <text:p>older</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1" calcext:value-type="float">
            <text:p>62.1</text:p>
          </table:table-cell>
          <table:table-cell table:style-name="ce300" office:value-type="float" office:value="37.7" calcext:value-type="float">
            <text:p>37.7</text:p>
          </table:table-cell>
          <table:table-cell table:style-name="ce300" office:value-type="float" office:value="62.1" calcext:value-type="float">
            <text:p>62.1</text:p>
          </table:table-cell>
          <table:table-cell table:style-name="ce300" office:value-type="float" office:value="37.7" calcext:value-type="float">
            <text:p>37.7</text:p>
          </table:table-cell>
          <table:table-cell table:style-name="ce307" office:value-type="string" calcext:value-type="string">
            <text:p>n/a</text:p>
          </table:table-cell>
          <table:table-cell table:style-name="ce307"/>
          <table:table-cell table:style-name="ce307" office:value-type="string" calcext:value-type="string">
            <text:p>n/a</text:p>
          </table:table-cell>
          <table:table-cell table:style-name="ce312" office:value-type="string" calcext:value-type="string">
            <text:p>Schwinn unicycle hub</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table:formula="of:=74/2+(3.3/2)" office:value-type="float" office:value="38.65" calcext:value-type="float">
            <text:p>38.7</text:p>
          </table:table-cell>
          <table:table-cell table:style-name="ce300" office:value-type="float" office:value="38" calcext:value-type="float">
            <text:p>38.0</text:p>
          </table:table-cell>
          <table:table-cell table:style-name="ce300" table:formula="of:=74/2+(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105 <text:s/>HB-5501</text:p>
          </table:table-cell>
          <table:table-cell table:style-name="ce353" office:value-type="date" office:date-value="2003-11-11" calcext:value-type="date">
            <text:p>11-Nov-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2.5" calcext:value-type="float">
            <text:p>32.5</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105 FH-5500</text:p>
          </table:table-cell>
          <table:table-cell table:style-name="ce353" office:value-type="date" office:date-value="2002-03-05" calcext:value-type="date">
            <text:p>5-Mar-2002</text:p>
          </table:table-cell>
          <table:table-cell table:style-name="ce357" office:value-type="string" calcext:value-type="string">
            <text:p>http://bike.shimano.com/road/105/ComponentTemplate.asp?partnumber=FH-5500</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105SC FH-1055 7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105SC HB-1055-F</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2" calcext:value-type="float">
            <text:p>38.2</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200GS FH-HG20-QR</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200GS FH-HG20-QR</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400CX FH-C04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400CX HB-C4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600 FH-6400 6S</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himano 600 Ultegra FH-6401 7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1" calcext:value-type="float">
            <text:p>37.1</text:p>
          </table:table-cell>
          <table:table-cell table:style-name="ce300" office:value-type="float" office:value="45" calcext:value-type="float">
            <text:p>45.0</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himano 600 Ultegra FH-6402 8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600 Ultegra HB-64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3" calcext:value-type="float">
            <text:p>35.3</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700CX FH-C0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700CX HB-C7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cera FH-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cera FH-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Acera HB-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5" calcext:value-type="float">
            <text:p>34.5</text:p>
          </table:table-cell>
          <table:table-cell table:style-name="ce300" office:value-type="float" office:value="45" calcext:value-type="float">
            <text:p>45.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Alivio FH-MC18AZ</text:p>
          </table:table-cell>
          <table:table-cell table:style-name="ce353" office:value-type="date" office:date-value="2002-02-28" calcext:value-type="date">
            <text:p>2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livio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livio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6" calcext:value-type="float">
            <text:p>37.6</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string" calcext:value-type="string">
            <text:p>96 or 100</text:p>
          </table:table-cell>
          <table:table-cell table:style-name="ce312" office:value-type="string" calcext:value-type="string">
            <text:p>Shimano Altus C90 HB-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0" calcext:value-type="float">
            <text:p>130</text:p>
          </table:table-cell>
          <table:table-cell table:style-name="ce351" office:value-type="string" calcext:value-type="string">
            <text:p>Shimano Deore DX cassett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Deore HB-M5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Deore HB-M530</text:p>
          </table:table-cell>
          <table:table-cell table:style-name="ce355" office:value-type="date" office:date-value="2006-12-02" calcext:value-type="date">
            <text:p>2-Dec-06</text:p>
          </table:table-cell>
          <table:table-cell table:style-name="ce357" office:value-type="string" calcext:value-type="string">
            <text:p>Knoesen, Scherrit : WM Gerrard &lt;scherrit.knoesen@gerrard.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9" calcext:value-type="float">
            <text:p>37.9</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LX &amp; STX-RC. FH-R080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6" calcext:value-type="float">
            <text:p>37.6</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Deore LX FH-56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1" calcext:value-type="float">
            <text:p>35.1</text:p>
          </table:table-cell>
          <table:table-cell table:style-name="ce300" office:value-type="float" office:value="45" calcext:value-type="float">
            <text:p>45.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Deore LX FH-56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9" calcext:value-type="float">
            <text:p>37.9</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LX FH-565</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Deore LX FH-5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LX HB-M563, HB-M564, HB-M5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XT FH-M737</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Deore XT FH-M756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barsiantony@hotmail.com" xlink:type="simple">barsiantony@hotmail.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XT HB-M737, HB-M73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21.1" calcext:value-type="float">
            <text:p>21.1</text:p>
          </table:table-cell>
          <table:table-cell table:style-name="ce300" office:value-type="float" office:value="61" calcext:value-type="float">
            <text:p>61.0</text:p>
          </table:table-cell>
          <table:table-cell table:style-name="ce300" office:value-type="float" office:value="31.7" calcext:value-type="float">
            <text:p>31.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XT HB-M756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barsiantony@hotmail.com" xlink:type="simple">barsiantony@hotmail.com</text:a></text:span></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table:formula="of:=(56.9/2)+7.9+(3.3/2)" office:value-type="float" office:value="38" calcext:value-type="float">
            <text:p>38.0</text:p>
          </table:table-cell>
          <table:table-cell table:style-name="ce300" office:value-type="float" office:value="44" calcext:value-type="float">
            <text:p>44.0</text:p>
          </table:table-cell>
          <table:table-cell table:style-name="ce300" table:formula="of:=(56.9/2)-7.9+(3.3/2)" office:value-type="float" office:value="22.2" calcext:value-type="float">
            <text:p>22.2</text:p>
          </table:table-cell>
          <table:table-cell table:style-name="ce307" office:value-type="string" calcext:value-type="string">
            <text:p>R</text:p>
          </table:table-cell>
          <table:table-cell table:style-name="ce307" office:value-type="string" calcext:value-type="string">
            <text:p>9,10</text:p>
          </table:table-cell>
          <table:table-cell table:style-name="ce307" office:value-type="float" office:value="130" calcext:value-type="float">
            <text:p>130</text:p>
          </table:table-cell>
          <table:table-cell table:style-name="ce312" office:value-type="string" calcext:value-type="string">
            <text:p>Shimano Dura-Ace 10spd 7800</text:p>
          </table:table-cell>
          <table:table-cell table:style-name="ce353" office:value-type="date" office:date-value="2003-07-30" calcext:value-type="date">
            <text:p>30-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table:formula="of:=37+(3.3/2)" office:value-type="float" office:value="38.65" calcext:value-type="float">
            <text:p>38.7</text:p>
          </table:table-cell>
          <table:table-cell table:style-name="ce300" office:value-type="float" office:value="40" calcext:value-type="float">
            <text:p>40.0</text:p>
          </table:table-cell>
          <table:table-cell table:style-name="ce300" table:formula="of:=37+(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7800</text:p>
          </table:table-cell>
          <table:table-cell table:style-name="ce353" office:value-type="date" office:date-value="2003-07-30" calcext:value-type="date">
            <text:p>30-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8" calcext:value-type="float">
            <text:p>36.8</text:p>
          </table:table-cell>
          <table:table-cell table:style-name="ce300" office:value-type="float" office:value="44" calcext:value-type="float">
            <text:p>44.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Dura-Ace FH-7400 6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8.15" calcext:value-type="float">
            <text:p>38.2</text:p>
          </table:table-cell>
          <table:table-cell table:style-name="ce300" office:value-type="float" office:value="44" calcext:value-type="float">
            <text:p>44.0</text:p>
          </table:table-cell>
          <table:table-cell table:style-name="ce300" office:value-type="float" office:value="21.85" calcext:value-type="float">
            <text:p>21.9</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Dura-Ace FH-7400 7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9" calcext:value-type="float">
            <text:p>36.9</text:p>
          </table:table-cell>
          <table:table-cell table:style-name="ce300" office:value-type="float" office:value="44" calcext:value-type="float">
            <text:p>44.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himano Dura-Ace FH-7402, 7403 8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9" calcext:value-type="float">
            <text:p>36.9</text:p>
          </table:table-cell>
          <table:table-cell table:style-name="ce300" office:value-type="float" office:value="44" calcext:value-type="float">
            <text:p>44.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Shimano Dura-Ace FH-7700 9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7" calcext:value-type="float">
            <text:p>37.0</text:p>
          </table:table-cell>
          <table:table-cell table:style-name="ce300" office:value-type="float" office:value="38" calcext:value-type="float">
            <text:p>38.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low flange, all</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8.95" calcext:value-type="float">
            <text:p>29.0</text:p>
          </table:table-cell>
          <table:table-cell table:style-name="ce300" office:value-type="float" office:value="44" calcext:value-type="float">
            <text:p>44.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re-spaced to track</text:p>
          </table:table-cell>
          <table:table-cell table:style-name="ce353" office:value-type="date" office:date-value="2002-03-09" calcext:value-type="date">
            <text:p>9-Mar-2002</text:p>
          </table:table-cell>
          <table:table-cell table:style-name="ce357" office:value-type="string" calcext:value-type="string">
            <text:p>DGR "New Dura-Ace" freewheel hub: 1986-ish?</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track high flang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41" calcext:value-type="float">
            <text:p>41.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track high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77"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track small flange</text:p>
          </table:table-cell>
          <table:table-cell table:style-name="ce353" office:value-type="date" office:date-value="2002-03-03" calcext:value-type="date">
            <text:p>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7.48" calcext:value-type="float">
            <text:p>37.5</text:p>
          </table:table-cell>
          <table:table-cell table:style-name="ce300" office:value-type="float" office:value="44" calcext:value-type="float">
            <text:p>44.0</text:p>
          </table:table-cell>
          <table:table-cell table:style-name="ce300" office:value-type="float" office:value="31.71" calcext:value-type="float">
            <text:p>31.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track small flange</text:p>
          </table:table-cell>
          <table:table-cell table:style-name="ce353" office:value-type="date" office:date-value="2002-03-03" calcext:value-type="date">
            <text:p>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2" calcext:value-type="float">
            <text:p>38.2</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7" calcext:value-type="float">
            <text:p>33.7</text:p>
          </table:table-cell>
          <table:table-cell table:style-name="ce300" office:value-type="float" office:value="45" calcext:value-type="float">
            <text:p>45.0</text:p>
          </table:table-cell>
          <table:table-cell table:style-name="ce300" office:value-type="float" office:value="24.7" calcext:value-type="float">
            <text:p>24.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Exage HB-RM50-F, HB-RM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FH-RM40-8</text:p>
          </table:table-cell>
          <table:table-cell table:style-name="ce353" office:value-type="date" office:date-value="2002-02-28" calcext:value-type="date">
            <text:p>2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8" calcext:value-type="float">
            <text:p>28.0</text:p>
          </table:table-cell>
          <table:table-cell table:style-name="ce300" office:value-type="float" office:value="80" calcext:value-type="float">
            <text:p>80.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HB-NX30 hubdynamo</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80" calcext:value-type="float">
            <text:p>80.0</text:p>
          </table:table-cell>
          <table:table-cell table:style-name="ce300" office:value-type="float" office:value="29" calcext:value-type="float">
            <text:p>29.0</text:p>
          </table:table-cell>
          <table:table-cell table:style-name="ce300" office:value-type="float" office:value="80" calcext:value-type="float">
            <text:p>80.0</text:p>
          </table:table-cell>
          <table:table-cell table:style-name="ce300" office:value-type="float" office:value="29" calcext:value-type="float">
            <text:p>2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Inter-L hub dynamo </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2" calcext:value-type="float">
            <text:p>52.0</text:p>
          </table:table-cell>
          <table:table-cell table:style-name="ce300" office:value-type="float" office:value="25" calcext:value-type="float">
            <text:p>25.0</text:p>
          </table:table-cell>
          <table:table-cell table:style-name="ce300" office:value-type="float" office:value="52" calcext:value-type="float">
            <text:p>5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Nexav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30" calcext:value-type="float">
            <text:p>30.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himano Nexav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29.225" calcext:value-type="float">
            <text:p>29.2</text:p>
          </table:table-cell>
          <table:table-cell table:style-name="ce300" office:value-type="float" office:value="87" calcext:value-type="float">
            <text:p>87.0</text:p>
          </table:table-cell>
          <table:table-cell table:style-name="ce300" office:value-type="float" office:value="25.375" calcext:value-type="float">
            <text:p>25.4</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Nexus SG-7R45 7SPD INTER-7 ROLLER BRAKE</text:p>
          </table:table-cell>
          <table:table-cell table:style-name="ce353" office:value-type="date" office:date-value="2002-05-07" calcext:value-type="date">
            <text:p>7-May-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4" calcext:value-type="float">
            <text:p>84.0</text:p>
          </table:table-cell>
          <table:table-cell table:style-name="ce300" office:value-type="float" office:value="31.15" calcext:value-type="float">
            <text:p>31.2</text:p>
          </table:table-cell>
          <table:table-cell table:style-name="ce300" office:value-type="float" office:value="84" calcext:value-type="float">
            <text:p>84.0</text:p>
          </table:table-cell>
          <table:table-cell table:style-name="ce300" office:value-type="float" office:value="23.4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5" calcext:value-type="float">
            <text:p>123.5</text:p>
          </table:table-cell>
          <table:table-cell table:style-name="ce312" office:value-type="string" calcext:value-type="string">
            <text:p>Shimano Nexus 4S coaster brake SG-4C3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4" calcext:value-type="float">
            <text:p>84.0</text:p>
          </table:table-cell>
          <table:table-cell table:style-name="ce300" office:value-type="float" office:value="27.7" calcext:value-type="float">
            <text:p>27.7</text:p>
          </table:table-cell>
          <table:table-cell table:style-name="ce300" office:value-type="float" office:value="84" calcext:value-type="float">
            <text:p>84.0</text:p>
          </table:table-cell>
          <table:table-cell table:style-name="ce300" office:value-type="float" office:value="33.55" calcext:value-type="float">
            <text:p>33.6</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5" calcext:value-type="float">
            <text:p>123.5</text:p>
          </table:table-cell>
          <table:table-cell table:style-name="ce312" office:value-type="string" calcext:value-type="string">
            <text:p>Shimano Nexus 4S roller brake SG-4R31</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29.73" calcext:value-type="float">
            <text:p>29.7</text:p>
          </table:table-cell>
          <table:table-cell table:style-name="ce300" office:value-type="float" office:value="87" calcext:value-type="float">
            <text:p>87.0</text:p>
          </table:table-cell>
          <table:table-cell table:style-name="ce300" office:value-type="float" office:value="24.7" calcext:value-type="float">
            <text:p>24.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7" calcext:value-type="float">
            <text:p>127</text:p>
          </table:table-cell>
          <table:table-cell table:style-name="ce312" office:value-type="string" calcext:value-type="string">
            <text:p>Shimano Nexus 7S coaster brake SG-7C21</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31.15" calcext:value-type="float">
            <text:p>31.2</text:p>
          </table:table-cell>
          <table:table-cell table:style-name="ce300" office:value-type="float" office:value="87" calcext:value-type="float">
            <text:p>87.0</text:p>
          </table:table-cell>
          <table:table-cell table:style-name="ce300" office:value-type="float" office:value="23.4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0" calcext:value-type="float">
            <text:p>130</text:p>
          </table:table-cell>
          <table:table-cell table:style-name="ce312" office:value-type="string" calcext:value-type="string">
            <text:p>Shimano Nexus 7S roller brake SG-7R4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 calcext:value-type="float">
            <text:p>52.0</text:p>
          </table:table-cell>
          <table:table-cell table:style-name="ce300" office:value-type="float" office:value="26" calcext:value-type="float">
            <text:p>26.0</text:p>
          </table:table-cell>
          <table:table-cell table:style-name="ce300" office:value-type="float" office:value="52" calcext:value-type="float">
            <text:p>5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HB-IM40 front, roller brak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3.2" calcext:value-type="float">
            <text:p>23.2</text:p>
          </table:table-cell>
          <table:table-cell table:style-name="ce300" office:value-type="float" office:value="80" calcext:value-type="float">
            <text:p>80.0</text:p>
          </table:table-cell>
          <table:table-cell table:style-name="ce300" office:value-type="float" office:value="28.8" calcext:value-type="float">
            <text:p>28.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HB-NX70 Disc hubdynamo</text:p>
          </table:table-cell>
          <table:table-cell table:style-name="ce355" office:value-type="date" office:date-value="2006-12-02" calcext:value-type="date">
            <text:p>2-Dec-06</text:p>
          </table:table-cell>
          <table:table-cell table:style-name="ce357" office:value-type="string" calcext:value-type="string">
            <text:p>Shimano's web site</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office:value-type="float" office:value="29.3" calcext:value-type="float">
            <text:p>29.3</text:p>
          </table:table-cell>
          <table:table-cell table:style-name="ce300" office:value-type="float" office:value="92.6" calcext:value-type="float">
            <text:p>92.6</text:p>
          </table:table-cell>
          <table:table-cell table:style-name="ce300" office:value-type="float" office:value="24.9" calcext:value-type="float">
            <text:p>24.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2" calcext:value-type="float">
            <text:p>132</text:p>
          </table:table-cell>
          <table:table-cell table:style-name="ce312" office:value-type="string" calcext:value-type="string">
            <text:p>Shimano Nexus Inter-8 8-speed interna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table:formula="of:=31.85-3.2/2" office:value-type="float" office:value="30.25" calcext:value-type="float">
            <text:p>30.3</text:p>
          </table:table-cell>
          <table:table-cell table:style-name="ce300" office:value-type="float" office:value="92.6" calcext:value-type="float">
            <text:p>92.6</text:p>
          </table:table-cell>
          <table:table-cell table:style-name="ce300" table:formula="of:=26.45-3.2/2" office:value-type="float" office:value="24.85" calcext:value-type="float">
            <text:p>24.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Shimano Nexus Inter-8 8-speed internal SG-8R20</text:p>
          </table:table-cell>
          <table:table-cell table:style-name="ce353" office:value-type="date" office:date-value="2004-01-22" calcext:value-type="date">
            <text:p>22-Jan-2004</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office:value-type="float" office:value="32.9" calcext:value-type="float">
            <text:p>32.9</text:p>
          </table:table-cell>
          <table:table-cell table:style-name="ce300" office:value-type="float" office:value="92.6" calcext:value-type="float">
            <text:p>92.6</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5" calcext:value-type="float">
            <text:p>125</text:p>
          </table:table-cell>
          <table:table-cell table:style-name="ce312" office:value-type="string" calcext:value-type="string">
            <text:p>Shimano Nexus Inter-8 8-speed internal without roller brake locknut</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8.5" calcext:value-type="float">
            <text:p>28.5</text:p>
          </table:table-cell>
          <table:table-cell table:style-name="ce300" office:value-type="float" office:value="80" calcext:value-type="float">
            <text:p>80.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Inter-L HB-NX30 hub dynamo</text:p>
          </table:table-cell>
          <table:table-cell table:style-name="ce353" office:value-type="date" office:date-value="2001-10-11" calcext:value-type="date">
            <text:p>11-Oct-2001</text:p>
          </table:table-cell>
          <table:table-cell table:style-name="ce357" office:value-type="string" calcext:value-type="string">
            <text:p>Martin Staines &lt;mstaines@superform-aluminium.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office:value-type="float" office:value="30" calcext:value-type="float">
            <text:p>30.0</text:p>
          </table:table-cell>
          <table:table-cell table:style-name="ce300" office:value-type="float" office:value="74" calcext:value-type="float">
            <text:p>74.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Sport DH-3N70 hub dynamo</text:p>
          </table:table-cell>
          <table:table-cell table:style-name="ce353" office:value-type="date" office:date-value="2005-11-05" calcext:value-type="date">
            <text:p>5-Nov-2005</text:p>
          </table:table-cell>
          <table:table-cell table:style-name="ce357" office:value-type="string" calcext:value-type="string">
            <text:p>shimano.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table:formula="of:=52.3/2-3.85" office:value-type="float" office:value="22.3" calcext:value-type="float">
            <text:p>22.3</text:p>
          </table:table-cell>
          <table:table-cell table:style-name="ce300" office:value-type="float" office:value="74" calcext:value-type="float">
            <text:p>74.0</text:p>
          </table:table-cell>
          <table:table-cell table:style-name="ce300" table:formula="of:=52.3/2+3.85"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Sport DH-3D70 hub dynamo (disc brake)</text:p>
          </table:table-cell>
          <table:table-cell table:style-name="ce353" office:value-type="date" office:date-value="2005-11-05" calcext:value-type="date">
            <text:p>5-Nov-2005</text:p>
          </table:table-cell>
          <table:table-cell table:style-name="ce357" office:value-type="string" calcext:value-type="string">
            <text:p>shimano.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4.5" calcext:value-type="float">
            <text:p>34.5</text:p>
          </table:table-cell>
          <table:table-cell table:style-name="ce300" office:value-type="float" office:value="38" calcext:value-type="float">
            <text:p>38.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parallax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RSX FH-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 calcext:value-type="float">
            <text:p>36.0</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RSX FH-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135/2-34.17+2.5" office:value-type="float" office:value="35.83" calcext:value-type="float">
            <text:p>35.8</text:p>
          </table:table-cell>
          <table:table-cell table:style-name="ce300" office:value-type="float" office:value="45" calcext:value-type="float">
            <text:p>45.0</text:p>
          </table:table-cell>
          <table:table-cell table:style-name="ce300" table:formula="of:=135/2-46.16-2.5" office:value-type="float" office:value="18.84" calcext:value-type="float">
            <text:p>18.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RSX FH-A416</text:p>
          </table:table-cell>
          <table:table-cell table:style-name="ce353" office:value-type="date" office:date-value="2002-09-29" calcext:value-type="date">
            <text:p>29-Sep-2002</text:p>
          </table:table-cell>
          <table:table-cell table:style-name="ce359"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135/2-34.17" office:value-type="float" office:value="33.33" calcext:value-type="float">
            <text:p>33.3</text:p>
          </table:table-cell>
          <table:table-cell table:style-name="ce300" office:value-type="float" office:value="45" calcext:value-type="float">
            <text:p>45.0</text:p>
          </table:table-cell>
          <table:table-cell table:style-name="ce300" table:formula="of:=135/2-46.16" office:value-type="float" office:value="21.34" calcext:value-type="float">
            <text:p>21.3</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RSX FH-A416, respaced from 130mm to 135</text:p>
          </table:table-cell>
          <table:table-cell table:style-name="ce353" office:value-type="date" office:date-value="2002-09-29" calcext:value-type="date">
            <text:p>29-Sep-2002</text:p>
          </table:table-cell>
          <table:table-cell table:style-name="ce359"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RSX HB-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RX100 FH-A5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RX100 HB-A550-F</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Santé</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5" calcext:value-type="float">
            <text:p>35.5</text:p>
          </table:table-cell>
          <table:table-cell table:style-name="ce300" office:value-type="float" office:value="45" calcext:value-type="float">
            <text:p>45.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anté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 FH-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 FH-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TX HB-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RC FH-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RC FH-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TX-RC. HB-MC33-S, HB-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 calcext:value-type="float">
            <text:p>63.0</text:p>
          </table:table-cell>
          <table:table-cell table:style-name="ce300" office:value-type="float" office:value="28" calcext:value-type="float">
            <text:p>28.0</text:p>
          </table:table-cell>
          <table:table-cell table:style-name="ce300" office:value-type="float" office:value="63" calcext:value-type="float">
            <text:p>63.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5" calcext:value-type="float">
            <text:p>145</text:p>
          </table:table-cell>
          <table:table-cell table:style-name="ce351" office:value-type="string" calcext:value-type="string">
            <text:p>Shimano tandem FH-FH0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 calcext:value-type="float">
            <text:p>63.0</text:p>
          </table:table-cell>
          <table:table-cell table:style-name="ce300" office:value-type="float" office:value="35" calcext:value-type="float">
            <text:p>35.0</text:p>
          </table:table-cell>
          <table:table-cell table:style-name="ce300" office:value-type="float" office:value="63" calcext:value-type="float">
            <text:p>63.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tandem HB-HF08</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8" calcext:value-type="float">
            <text:p>38.0</text:p>
          </table:table-cell>
          <table:table-cell table:style-name="ce300" office:value-type="float" office:value="44" calcext:value-type="float">
            <text:p>4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Ultegra 9 spd FH-6500</text:p>
          </table:table-cell>
          <table:table-cell table:style-name="ce353" office:value-type="date" office:date-value="2003-08-03" calcext:value-type="date">
            <text:p>3-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4" calcext:value-type="float">
            <text:p>74.0</text:p>
          </table:table-cell>
          <table:table-cell table:style-name="ce300" office:value-type="float" office:value="28.5" calcext:value-type="float">
            <text:p>28.5</text:p>
          </table:table-cell>
          <table:table-cell table:style-name="ce300" office:value-type="float" office:value="74" calcext:value-type="float">
            <text:p>74.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DH-2N70 hub dynamo</text:p>
          </table:table-cell>
          <table:table-cell table:style-name="ce353" office:value-type="date" office:date-value="2005-03-23" calcext:value-type="date">
            <text:p>23-Mar-2005</text:p>
          </table:table-cell>
          <table:table-cell table:style-name="ce319" office:value-type="string" calcext:value-type="string">
            <text:p><text:span text:style-name="T14"><text:a xlink:href="mailto:info@m-gineering.nl" xlink:type="simple">info@m-gineering.nl</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1" calcext:value-type="float">
            <text:p>37.1</text:p>
          </table:table-cell>
          <table:table-cell table:style-name="ce300" office:value-type="float" office:value="45" calcext:value-type="float">
            <text:p>45.0</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51" office:value-type="string" calcext:value-type="string">
            <text:p>Shimano Ultegra FH-6500 9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HB-65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table:formula="of:=37+(3.3/2)" office:value-type="float" office:value="38.65" calcext:value-type="float">
            <text:p>38.7</text:p>
          </table:table-cell>
          <table:table-cell table:style-name="ce300" office:value-type="float" office:value="38" calcext:value-type="float">
            <text:p>38.0</text:p>
          </table:table-cell>
          <table:table-cell table:style-name="ce300" table:formula="of:=37+(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HB-6500A</text:p>
          </table:table-cell>
          <table:table-cell table:style-name="ce353" office:value-type="date" office:date-value="2003-08-03" calcext:value-type="date">
            <text:p>3-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22" calcext:value-type="float">
            <text:p>22.0</text:p>
          </table:table-cell>
          <table:table-cell table:style-name="ce300" office:value-type="float" office:value="61" calcext:value-type="float">
            <text:p>61.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34" calcext:value-type="float">
            <text:p>34.0</text:p>
          </table:table-cell>
          <table:table-cell table:style-name="ce300" office:value-type="float" office:value="61" calcext:value-type="float">
            <text:p>61.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X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4/2)+6.15+(3.3/2)" office:value-type="float" office:value="37" calcext:value-type="float">
            <text:p>37.0</text:p>
          </table:table-cell>
          <table:table-cell table:style-name="ce300" office:value-type="float" office:value="45" calcext:value-type="float">
            <text:p>45.0</text:p>
          </table:table-cell>
          <table:table-cell table:style-name="ce300" table:formula="of:=(58.4/2)-6.15+(3.3/2)" office:value-type="float" office:value="24.7" calcext:value-type="float">
            <text:p>24.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Disc FH-M756</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table:formula="of:=(60.6/2)-5.5+(3.3/2)" office:value-type="float" office:value="26.45" calcext:value-type="float">
            <text:p>26.5</text:p>
          </table:table-cell>
          <table:table-cell table:style-name="ce300" office:value-type="float" office:value="38" calcext:value-type="float">
            <text:p>38.0</text:p>
          </table:table-cell>
          <table:table-cell table:style-name="ce300" table:formula="of:=(60.6/2)+5.5+(3.3/2)" office:value-type="float" office:value="37.4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Disc HB-M765</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5" calcext:value-type="float">
            <text:p>34.5</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FH-M750</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55" calcext:value-type="float">
            <text:p>37.6</text:p>
          </table:table-cell>
          <table:table-cell table:style-name="ce300" office:value-type="float" office:value="45" calcext:value-type="float">
            <text:p>45.0</text:p>
          </table:table-cell>
          <table:table-cell table:style-name="ce300" office:value-type="float" office:value="21.75" calcext:value-type="float">
            <text:p>21.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FH-M760</text:p>
          </table:table-cell>
          <table:table-cell table:style-name="ce353" office:value-type="date" office:date-value="2005-11-05" calcext:value-type="date">
            <text:p>5-Nov-2005</text:p>
          </table:table-cell>
          <table:table-cell table:style-name="ce360" office:value-type="string" calcext:value-type="string">
            <text:p><text:span text:style-name="T14"><text:a xlink:href="http://www.shimano.com/" xlink:type="simple">shimano.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5" calcext:value-type="float">
            <text:p>35.5</text:p>
          </table:table-cell>
          <table:table-cell table:style-name="ce300" office:value-type="float" office:value="38" calcext:value-type="float">
            <text:p>38.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51</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53</text:p>
          </table:table-cell>
          <table:table-cell table:style-name="ce353" office:value-type="date" office:date-value="2004-12-11" calcext:value-type="date">
            <text:p>11-Dec-2004</text:p>
          </table:table-cell>
          <table:table-cell table:style-name="ce357" office:value-type="string" calcext:value-type="string">
            <text:p>Thad Ros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7" calcext:value-type="float">
            <text:p>37.0</text:p>
          </table:table-cell>
          <table:table-cell table:style-name="ce300" office:value-type="float" office:value="44" calcext:value-type="float">
            <text:p>44.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XT FH-M752</text:p>
          </table:table-cell>
          <table:table-cell table:style-name="ce353" office:value-type="date" office:date-value="2004-12-11" calcext:value-type="date">
            <text:p>11-Dec-2004</text:p>
          </table:table-cell>
          <table:table-cell table:style-name="ce357" office:value-type="string" calcext:value-type="string">
            <text:p>Thad Ros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4.15" calcext:value-type="float">
            <text:p>34.2</text:p>
          </table:table-cell>
          <table:table-cell table:style-name="ce300" office:value-type="float" office:value="38" calcext:value-type="float">
            <text:p>38.0</text:p>
          </table:table-cell>
          <table:table-cell table:style-name="ce300" office:value-type="float" office:value="34.15" calcext:value-type="float">
            <text:p>34.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60</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II, DX</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5" calcext:value-type="float">
            <text:p>135</text:p>
          </table:table-cell>
          <table:table-cell table:style-name="ce312" office:value-type="string" calcext:value-type="string">
            <text:p>Shimano XT-II, DX</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R FH-M950</text:p>
          </table:table-cell>
          <table:table-cell table:style-name="ce353" office:value-type="date" office:date-value="2002-11-21" calcext:value-type="date">
            <text:p>21-Nov-2002</text:p>
          </table:table-cell>
          <table:table-cell table:style-name="ce357" office:value-type="string" calcext:value-type="string">
            <text:p>www.shimano.com says 26.8; Kent says 36.8</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4/2+6.15" office:value-type="float" office:value="35.35" calcext:value-type="float">
            <text:p>35.4</text:p>
          </table:table-cell>
          <table:table-cell table:style-name="ce300" office:value-type="float" office:value="45" calcext:value-type="float">
            <text:p>45.0</text:p>
          </table:table-cell>
          <table:table-cell table:style-name="ce300" table:formula="of:=58.4/2-6.15" office:value-type="float" office:value="23.05" calcext:value-type="float">
            <text:p>23.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R FH-M965 Disc</text:p>
          </table:table-cell>
          <table:table-cell table:style-name="ce353" office:value-type="date" office:date-value="2002-06-18" calcext:value-type="date">
            <text:p>18-Jun-2002</text:p>
          </table:table-cell>
          <table:table-cell table:style-name="ce357" office:value-type="string" calcext:value-type="string">
            <text:p>Shimano 2002/03 Products &amp; Features book</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R HB-M9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4" calcext:value-type="float">
            <text:p>43.4</text:p>
          </table:table-cell>
          <table:table-cell table:style-name="ce300" table:formula="of:=60.6/2-5.5" office:value-type="float" office:value="24.8" calcext:value-type="float">
            <text:p>24.8</text:p>
          </table:table-cell>
          <table:table-cell table:style-name="ce300" office:value-type="float" office:value="38" calcext:value-type="float">
            <text:p>38.0</text:p>
          </table:table-cell>
          <table:table-cell table:style-name="ce300" table:formula="of:=60.6/2+5.5"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R HB-M965 Disc</text:p>
          </table:table-cell>
          <table:table-cell table:style-name="ce353" office:value-type="date" office:date-value="2002-06-18" calcext:value-type="date">
            <text:p>18-Jun-2002</text:p>
          </table:table-cell>
          <table:table-cell table:style-name="ce357" office:value-type="string" calcext:value-type="string">
            <text:p>Shimano 2002/03 Products &amp; Features book</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0" calcext:value-type="float">
            <text:p>40.0</text:p>
          </table:table-cell>
          <table:table-cell table:style-name="ce300" office:value-type="float" office:value="30" calcext:value-type="float">
            <text:p>30.0</text:p>
          </table:table-cell>
          <table:table-cell table:style-name="ce300" office:value-type="float" office:value="40" calcext:value-type="float">
            <text:p>4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ogun Little Sum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ogun Zero Carbo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V-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V-8-QR-01.pdf" xlink:type="simple">http://www.sp-dynamo.com/8-series-pic/PV-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8" calcext:value-type="float">
            <text:p>58.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D-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D-8-QR-01.pdf" xlink:type="simple">http://www.sp-dynamo.com/8-series-pic/PD-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L-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L-8-QR-01.pdf" xlink:type="simple">http://www.sp-dynamo.com/8-series-pic/PL-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18.7" calcext:value-type="float">
            <text:p>18.7</text:p>
          </table:table-cell>
          <table:table-cell table:style-name="ce300" office:value-type="float" office:value="52" calcext:value-type="float">
            <text:p>52.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74" calcext:value-type="float">
            <text:p>74</text:p>
          </table:table-cell>
          <table:table-cell table:style-name="ce312" office:value-type="string" calcext:value-type="string">
            <text:p>Shutter Precision SV-8-F-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F-QR-01.pdf" xlink:type="simple">http://www.sp-dynamo.com/8-series-pic/SV-8-F-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18.7" calcext:value-type="float">
            <text:p>18.7</text:p>
          </table:table-cell>
          <table:table-cell table:style-name="ce300" office:value-type="float" office:value="52" calcext:value-type="float">
            <text:p>52.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74" calcext:value-type="float">
            <text:p>74</text:p>
          </table:table-cell>
          <table:table-cell table:style-name="ce312" office:value-type="string" calcext:value-type="string">
            <text:p>Shutter Precision SV-8-FB-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FB-QR-01.pdf" xlink:type="simple">http://www.sp-dynamo.com/8-series-pic/SV-8-FB-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V-8-QR-02</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QR-02.pdf" xlink:type="simple">http://www.sp-dynamo.com/8-series-pic/SV-8-QR-02.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8" calcext:value-type="float">
            <text:p>58.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D-8-QR-02</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D-8-QR-02.pdf" xlink:type="simple">http://www.sp-dynamo.com/8-series-pic/SD-8-QR-02.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8" calcext:value-type="float">
            <text:p>58.0</text:p>
          </table:table-cell>
          <table:table-cell table:style-name="ce300" office:value-type="float" office:value="17.4" calcext:value-type="float">
            <text:p>17.4</text:p>
          </table:table-cell>
          <table:table-cell table:style-name="ce300" office:value-type="float" office:value="58" calcext:value-type="float">
            <text:p>58.0</text:p>
          </table:table-cell>
          <table:table-cell table:style-name="ce300" office:value-type="float" office:value="17.4" calcext:value-type="float">
            <text:p>17.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D-8-B-QR-03</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D-8-B-QR-03.pdf" xlink:type="simple">http://www.sp-dynamo.com/8-series-pic/SD-8-B-QR-03.pdf</text:a></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ON 20-28" hubdynamo (2000 model)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0" calcext:value-type="float">
            <text:p>70.0</text:p>
          </table:table-cell>
          <table:table-cell table:style-name="ce300" office:value-type="float" office:value="21.5" calcext:value-type="float">
            <text:p>21.5</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ON 20-28" hubdynamo-disc brake (2000 model)</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28" calcext:value-type="float">
            <text:p>28.0</text:p>
          </table:table-cell>
          <table:table-cell table:style-name="ce300" office:value-type="float" office:value="46" calcext:value-type="float">
            <text:p>46.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string" calcext:value-type="string">
            <text:p>old</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string" calcext:value-type="string">
            <text:p>older</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skraxle by D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 calcext:value-type="float">
            <text:p>37.0</text:p>
          </table:table-cell>
          <table:table-cell table:style-name="ce300" office:value-type="float" office:value="45" calcext:value-type="float">
            <text:p>45.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Stou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Y2K by D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cialized Y2K by D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pecialized Y2K by D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number-columns-repeated="2" table:style-name="ce300" office:value-type="float" office:value="38" calcext:value-type="float">
            <text:p>38.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ed Te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0" office:value-type="float" office:value="54" calcext:value-type="float">
            <text:p>54.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ed Tec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peed Tec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ot Single Spee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42" calcext:value-type="float">
            <text:p>42.0</text:p>
          </table:table-cell>
          <table:table-cell table:style-name="ce300" office:value-type="float" office:value="48" calcext:value-type="float">
            <text:p>48.0</text:p>
          </table:table-cell>
          <table:table-cell table:style-name="ce300" office:value-type="float" office:value="41" calcext:value-type="float">
            <text:p>41.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pot single speed</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4.3" calcext:value-type="float">
            <text:p>34.3</text:p>
          </table:table-cell>
          <table:table-cell table:style-name="ce300" office:value-type="float" office:value="40" calcext:value-type="float">
            <text:p>40.0</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R sealed bearing</text:p>
          </table:table-cell>
          <table:table-cell table:style-name="ce353" office:value-type="date" office:date-value="2004-03-07" calcext:value-type="date">
            <text:p>7-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RAM 2001 non-disc hubs</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7" calcext:value-type="float">
            <text:p>30.7</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RAM 2001 non-disc hubs</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 calcext:value-type="float">
            <text:p>123</text:p>
          </table:table-cell>
          <table:table-cell table:style-name="ce351" office:value-type="string" calcext:value-type="string">
            <text:p>SRAM 5 speed hub MH 520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9.5" calcext:value-type="float">
            <text:p>39.5</text:p>
          </table:table-cell>
          <table:table-cell table:style-name="ce300" office:value-type="float" office:value="75" calcext:value-type="float">
            <text:p>75.0</text:p>
          </table:table-cell>
          <table:table-cell table:style-name="ce300" office:value-type="float" office:value="28.5" calcext:value-type="float">
            <text:p>2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2" calcext:value-type="float">
            <text:p>122</text:p>
          </table:table-cell>
          <table:table-cell table:style-name="ce351" office:value-type="string" calcext:value-type="string">
            <text:p>SRAM 5 speed hub MH 521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90" calcext:value-type="float">
            <text:p>90.0</text:p>
          </table:table-cell>
          <table:table-cell table:style-name="ce300" office:value-type="float" office:value="29.5" calcext:value-type="float">
            <text:p>29.5</text:p>
          </table:table-cell>
          <table:table-cell table:style-name="ce300" office:value-type="float" office:value="90" calcext:value-type="float">
            <text:p>90.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6" calcext:value-type="float">
            <text:p>126</text:p>
          </table:table-cell>
          <table:table-cell table:style-name="ce351" office:value-type="string" calcext:value-type="string">
            <text:p>SRAM 5 speed hub MH 5225 w/drum brak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9" calcext:value-type="float">
            <text:p>39.0</text:p>
          </table:table-cell>
          <table:table-cell table:style-name="ce300" office:value-type="float" office:value="30" calcext:value-type="float">
            <text:p>30.0</text:p>
          </table:table-cell>
          <table:table-cell table:style-name="ce300" office:value-type="float" office:value="39" calcext:value-type="float">
            <text:p>39.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9.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2.95" calcext:value-type="float">
            <text:p>23.0</text:p>
          </table:table-cell>
          <table:table-cell table:style-name="ce300" office:value-type="float" office:value="45" calcext:value-type="float">
            <text:p>45.0</text:p>
          </table:table-cell>
          <table:table-cell table:style-name="ce300" office:value-type="float" office:value="27.75" calcext:value-type="float">
            <text:p>27.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9.0SL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7" calcext:value-type="float">
            <text:p>30.7</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51" office:value-type="string" calcext:value-type="string">
            <text:p>SRAM 9.0SL,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 disc brak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 I-brak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3.6" calcext:value-type="float">
            <text:p>93.6</text:p>
          </table:table-cell>
          <table:table-cell table:style-name="ce300" office:value-type="float" office:value="26.5" calcext:value-type="float">
            <text:p>26.5</text:p>
          </table:table-cell>
          <table:table-cell table:style-name="ce300" office:value-type="float" office:value="93.6" calcext:value-type="float">
            <text:p>93.6</text:p>
          </table:table-cell>
          <table:table-cell table:style-name="ce300" office:value-type="float" office:value="31.5" calcext:value-type="float">
            <text:p>31.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i-Motion 9 Gearhub (with back pedal brake)</text:p>
          </table:table-cell>
          <table:table-cell table:style-name="ce353" office:value-type="date" office:date-value="2006-12-02" calcext:value-type="date">
            <text:p>2-Dec-2006</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7.4" calcext:value-type="float">
            <text:p>27.4</text:p>
          </table:table-cell>
          <table:table-cell table:style-name="ce300" office:value-type="float" office:value="45" calcext:value-type="float">
            <text:p>45.0</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51" office:value-type="string" calcext:value-type="string">
            <text:p>SRAM Neos, Centera</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9.9" calcext:value-type="float">
            <text:p>29.9</text:p>
          </table:table-cell>
          <table:table-cell table:style-name="ce300" office:value-type="float" office:value="45" calcext:value-type="float">
            <text:p>45.0</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RAM Neos, Centera, Traax</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4" calcext:value-type="float">
            <text:p>30.4</text:p>
          </table:table-cell>
          <table:table-cell table:style-name="ce300" office:value-type="float" office:value="45" calcext:value-type="float">
            <text:p>45.0</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SRAM Plasma, Quartz, Neos, Centera</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Plasma, Quartz, Neos, Centera, Traax</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0.4" calcext:value-type="float">
            <text:p>30.4</text:p>
          </table:table-cell>
          <table:table-cell table:style-name="ce300" office:value-type="float" office:value="62.5" calcext:value-type="float">
            <text:p>62.5</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SRAM Power Disc: Plasma, Quartz</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2.9" calcext:value-type="float">
            <text:p>32.9</text:p>
          </table:table-cell>
          <table:table-cell table:style-name="ce300" office:value-type="float" office:value="62.5" calcext:value-type="float">
            <text:p>62.5</text:p>
          </table:table-cell>
          <table:table-cell table:style-name="ce300" office:value-type="float" office:value="18.3" calcext:value-type="float">
            <text:p>18.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RAM Power Disc: Quartz</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2.9" calcext:value-type="float">
            <text:p>32.9</text:p>
          </table:table-cell>
          <table:table-cell table:style-name="ce300" office:value-type="float" office:value="45" calcext:value-type="float">
            <text:p>45.0</text:p>
          </table:table-cell>
          <table:table-cell table:style-name="ce300" office:value-type="float" office:value="18.3" calcext:value-type="float">
            <text:p>18.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RAM Quartz, Neos, Centera</text:p>
          </table:table-cell>
          <table:table-cell table:style-name="ce354"/>
          <table:table-cell table:style-name="ce357"/>
          <table:table-cell table:number-columns-repeated="245"/>
        </table:table-row>
        <table:table-row table:style-name="ro5">
          <table:table-cell table:style-name="ce300" office:value-type="float" office:value="2.9" calcext:value-type="float">
            <text:p>2.9</text:p>
          </table:table-cell>
          <table:table-cell table:style-name="ce300" office:value-type="float" office:value="194" calcext:value-type="float">
            <text:p>194.0</text:p>
          </table:table-cell>
          <table:table-cell table:style-name="ce300" office:value-type="float" office:value="27.5" calcext:value-type="float">
            <text:p>27.5</text:p>
          </table:table-cell>
          <table:table-cell table:style-name="ce300" office:value-type="float" office:value="194" calcext:value-type="float">
            <text:p>194.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table:number-columns-repeated="2"/>
          <table:table-cell table:style-name="ce351" office:value-type="string" calcext:value-type="string">
            <text:p>SRAM Spar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105" calcext:value-type="float">
            <text:p>105.0</text:p>
          </table:table-cell>
          <table:table-cell table:style-name="ce300" office:value-type="float" office:value="37.9" calcext:value-type="float">
            <text:p>37.9</text:p>
          </table:table-cell>
          <table:table-cell table:style-name="ce300" office:value-type="float" office:value="132" calcext:value-type="float">
            <text:p>132.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Spectro 12 speed hub with 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58" calcext:value-type="float">
            <text:p>58.0</text:p>
          </table:table-cell>
          <table:table-cell table:style-name="ce300" office:value-type="float" office:value="25.5" calcext:value-type="float">
            <text:p>25.5</text:p>
          </table:table-cell>
          <table:table-cell table:style-name="ce300" office:value-type="float" office:value="58" calcext:value-type="float">
            <text:p>58.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7" calcext:value-type="float">
            <text:p>117</text:p>
          </table:table-cell>
          <table:table-cell table:style-name="ce351" office:value-type="string" calcext:value-type="string">
            <text:p>SRAM Spectro 3 speed hum MH 311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58" calcext:value-type="float">
            <text:p>58.0</text:p>
          </table:table-cell>
          <table:table-cell table:style-name="ce300" office:value-type="float" office:value="25.5" calcext:value-type="float">
            <text:p>25.5</text:p>
          </table:table-cell>
          <table:table-cell table:style-name="ce300" office:value-type="float" office:value="58" calcext:value-type="float">
            <text:p>58.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51" office:value-type="string" calcext:value-type="string">
            <text:p>SRAM Spectro 3 speed hum MH 312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89" calcext:value-type="float">
            <text:p>89.0</text:p>
          </table:table-cell>
          <table:table-cell table:style-name="ce300" office:value-type="float" office:value="32.5" calcext:value-type="float">
            <text:p>32.5</text:p>
          </table:table-cell>
          <table:table-cell table:style-name="ce300" office:value-type="float" office:value="89" calcext:value-type="float">
            <text:p>89.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51" office:value-type="string" calcext:value-type="string">
            <text:p>SRAM Spectro 3 speed hum MH 3125 w/drum brak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51" office:value-type="string" calcext:value-type="string">
            <text:p>SRAM Spectro 3x7: 3s hub with 7s cassett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4.5" calcext:value-type="float">
            <text:p>34.5</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2" calcext:value-type="float">
            <text:p>132</text:p>
          </table:table-cell>
          <table:table-cell table:style-name="ce351" office:value-type="string" calcext:value-type="string">
            <text:p>SRAM Spectro 7 speed hub MH 720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0" office:value-type="float" office:value="75" calcext:value-type="float">
            <text:p>75.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0" calcext:value-type="float">
            <text:p>130</text:p>
          </table:table-cell>
          <table:table-cell table:style-name="ce351" office:value-type="string" calcext:value-type="string">
            <text:p>SRAM Spectro 7 speed hub MH 721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90" calcext:value-type="float">
            <text:p>90.0</text:p>
          </table:table-cell>
          <table:table-cell table:style-name="ce300" office:value-type="float" office:value="35.7" calcext:value-type="float">
            <text:p>35.7</text:p>
          </table:table-cell>
          <table:table-cell table:style-name="ce300" office:value-type="float" office:value="90" calcext:value-type="float">
            <text:p>90.0</text:p>
          </table:table-cell>
          <table:table-cell table:style-name="ce300" office:value-type="float" office:value="34.8" calcext:value-type="float">
            <text:p>34.8</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Spectro 7 speed hub MH 7225 w/drum brak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8" calcext:value-type="float">
            <text:p>30.8</text:p>
          </table:table-cell>
          <table:table-cell table:style-name="ce300" office:value-type="float" office:value="45" calcext:value-type="float">
            <text:p>45.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RAM Traax</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7" calcext:value-type="float">
            <text:p>27.0</text:p>
          </table:table-cell>
          <table:table-cell table:style-name="ce300" office:value-type="float" office:value="65" calcext:value-type="float">
            <text:p>65.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Sturmey-Archer 3 sp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102.5" calcext:value-type="float">
            <text:p>102.5</text:p>
          </table:table-cell>
          <table:table-cell table:style-name="ce300" office:value-type="float" office:value="27" calcext:value-type="float">
            <text:p>27.0</text:p>
          </table:table-cell>
          <table:table-cell table:style-name="ce300" office:value-type="float" office:value="42.5" calcext:value-type="float">
            <text:p>42.5</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turmey-Archer dyno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101" calcext:value-type="float">
            <text:p>101.0</text:p>
          </table:table-cell>
          <table:table-cell table:style-name="ce300" office:value-type="float" office:value="40" calcext:value-type="float">
            <text:p>40.0</text:p>
          </table:table-cell>
          <table:table-cell table:style-name="ce300" office:value-type="float" office:value="65" calcext:value-type="float">
            <text:p>65.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dyno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41.5" calcext:value-type="float">
            <text:p>41.5</text:p>
          </table:table-cell>
          <table:table-cell table:style-name="ce300" office:value-type="float" office:value="90" calcext:value-type="float">
            <text:p>90.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Elite ST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27" calcext:value-type="float">
            <text:p>27.0</text:p>
          </table:table-cell>
          <table:table-cell table:style-name="ce300" office:value-type="float" office:value="90" calcext:value-type="float">
            <text:p>90.0</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turmey-Archer hi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2" calcext:value-type="float">
            <text:p>82.0</text:p>
          </table:table-cell>
          <table:table-cell table:style-name="ce300" office:value-type="float" office:value="40" calcext:value-type="float">
            <text:p>40.0</text:p>
          </table:table-cell>
          <table:table-cell table:style-name="ce300" office:value-type="float" office:value="82" calcext:value-type="float">
            <text:p>8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hi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15" calcext:value-type="float">
            <text:p>37.2</text:p>
          </table:table-cell>
          <table:table-cell table:style-name="ce300" office:value-type="float" office:value="45" calcext:value-type="float">
            <text:p>45.0</text:p>
          </table:table-cell>
          <table:table-cell table:style-name="ce300" office:value-type="float" office:value="19.7"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un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2" calcext:value-type="float">
            <text:p>52.0</text:p>
          </table:table-cell>
          <table:table-cell table:style-name="ce300" office:value-type="float" office:value="34" calcext:value-type="float">
            <text:p>34.0</text:p>
          </table:table-cell>
          <table:table-cell table:style-name="ce300" office:value-type="float" office:value="52" calcext:value-type="float">
            <text:p>52.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439/439 Li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5" calcext:value-type="float">
            <text:p>54.5</text:p>
          </table:table-cell>
          <table:table-cell table:style-name="ce300" office:value-type="float" office:value="35.5" calcext:value-type="float">
            <text:p>35.5</text:p>
          </table:table-cell>
          <table:table-cell table:style-name="ce300" office:value-type="float" office:value="54.5" calcext:value-type="float">
            <text:p>5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ABBAH / Lawwill DH (12mm thru axl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24.5" calcext:value-type="float">
            <text:p>24.5</text:p>
          </table:table-cell>
          <table:table-cell table:style-name="ce300" office:value-type="float" office:value="54.5" calcext:value-type="float">
            <text:p>54.5</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Sun-Ringlé ABBAH S.O.S. DH (20mm thru 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34.5" calcext:value-type="float">
            <text:p>34.5</text:p>
          </table:table-cell>
          <table:table-cell table:style-name="ce300" office:value-type="float" office:value="59.5" calcext:value-type="float">
            <text:p>59.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ABBAH S.O.S. X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21" calcext:value-type="float">
            <text:p>21.0</text:p>
          </table:table-cell>
          <table:table-cell table:style-name="ce300" office:value-type="float" office:value="45.5" calcext:value-type="float">
            <text:p>45.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Ringlé ABBAH S.O.S. XC (9mm axle end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2.1" calcext:value-type="float">
            <text:p>32.1</text:p>
          </table:table-cell>
          <table:table-cell table:style-name="ce300" office:value-type="float" office:value="51" calcext:value-type="float">
            <text:p>51.0</text:p>
          </table:table-cell>
          <table:table-cell table:style-name="ce300" office:value-type="float" office:value="32.1" calcext:value-type="float">
            <text:p>32.1</text:p>
          </table:table-cell>
          <table:table-cell table:style-name="ce307" office:value-type="string" calcext:value-type="string">
            <text:p>F</text:p>
          </table:table-cell>
          <table:table-cell table:style-name="ce307"/>
          <table:table-cell table:style-name="ce307" office:value-type="string" calcext:value-type="string">
            <text:p>95?</text:p>
          </table:table-cell>
          <table:table-cell table:style-name="ce312" office:value-type="string" calcext:value-type="string">
            <text:p>Sun-Ringlé Atilla the Hub</text:p>
          </table:table-cell>
          <table:table-cell table:style-name="ce353" office:value-type="date" office:date-value="2001-12-29" calcext:value-type="date">
            <text:p>29-Dec-2001</text:p>
          </table:table-cell>
          <table:table-cell table:style-name="ce357" office:value-type="string" calcext:value-type="string">
            <text:p>www.sun-ringle.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7.1" calcext:value-type="float">
            <text:p>37.1</text:p>
          </table:table-cell>
          <table:table-cell table:style-name="ce300" office:value-type="float" office:value="51" calcext:value-type="float">
            <text:p>51.0</text:p>
          </table:table-cell>
          <table:table-cell table:style-name="ce300" office:value-type="float" office:value="30.2" calcext:value-type="float">
            <text:p>30.2</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Sun-Ringlé Attila the hub (BMX)</text:p>
          </table:table-cell>
          <table:table-cell table:style-name="ce353" office:value-type="date" office:date-value="2001-12-29" calcext:value-type="date">
            <text:p>29-Dec-2001</text:p>
          </table:table-cell>
          <table:table-cell table:style-name="ce357" office:value-type="string" calcext:value-type="string">
            <text:p>www.sun-ringl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Ringlé SuperDuper Bubba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untour 7 spd 135mm cass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GPX</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tour high flange track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untour high flange track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untour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5" calcext:value-type="float">
            <text:p>31.5</text:p>
          </table:table-cell>
          <table:table-cell table:style-name="ce300" office:value-type="float" office:value="44.5" calcext:value-type="float">
            <text:p>44.5</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untour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0" office:value-type="float" office:value="44.5" calcext:value-type="float">
            <text:p>4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untour micro drive 7 sp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tour micro drive 8 spd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6" calcext:value-type="float">
            <text:p>36.0</text:p>
          </table:table-cell>
          <table:table-cell table:style-name="ce300" office:value-type="float" office:value="34" calcext:value-type="float">
            <text:p>34.0</text:p>
          </table:table-cell>
          <table:table-cell table:style-name="ce300" office:value-type="float" office:value="36" calcext:value-type="float">
            <text:p>3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tour Micro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Sprint</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44" calcext:value-type="float">
            <text:p>4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untour Sprint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untour Superbe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Superbe Pro</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7" calcext:value-type="float">
            <text:p>37.0</text:p>
          </table:table-cell>
          <table:table-cell table:style-name="ce300" office:value-type="float" office:value="44.5" calcext:value-type="float">
            <text:p>44.5</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untour Superbe Pro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XC-9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untour XC-9000, XCD6000, XCD9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3" calcext:value-type="float">
            <text:p>33.0</text:p>
          </table:table-cell>
          <table:table-cell table:style-name="ce300" office:value-type="float" office:value="36" calcext:value-type="float">
            <text:p>36.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XCD-6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22.5" calcext:value-type="float">
            <text:p>22.5</text:p>
          </table:table-cell>
          <table:table-cell table:style-name="ce300" office:value-type="float" office:value="58" calcext:value-type="float">
            <text:p>58.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rly "New" disc</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0" office:value-type="float" office:value="58" calcext:value-type="float">
            <text:p>58.0</text:p>
          </table:table-cell>
          <table:table-cell table:style-name="ce300" office:value-type="float" office:value="38.5" calcext:value-type="float">
            <text:p>3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urly "New" disc</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8.4" calcext:value-type="float">
            <text:p>38.4</text:p>
          </table:table-cell>
          <table:table-cell table:style-name="ce300" office:value-type="float" office:value="54" calcext:value-type="float">
            <text:p>54.0</text:p>
          </table:table-cell>
          <table:table-cell table:style-name="ce300" office:value-type="float" office:value="38.4" calcext:value-type="float">
            <text:p>38.4</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urly "New" single speed MTB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2.2" calcext:value-type="float">
            <text:p>32.2</text:p>
          </table:table-cell>
          <table:table-cell table:style-name="ce300" office:value-type="float" office:value="54" calcext:value-type="float">
            <text:p>54.0</text:p>
          </table:table-cell>
          <table:table-cell table:style-name="ce300" office:value-type="float" office:value="32.2" calcext:value-type="float">
            <text:p>32.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rly "New" track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0.1" calcext:value-type="float">
            <text:p>30.1</text:p>
          </table:table-cell>
          <table:table-cell table:style-name="ce300" office:value-type="float" office:value="54" calcext:value-type="float">
            <text:p>54.0</text:p>
          </table:table-cell>
          <table:table-cell table:style-name="ce300" office:value-type="float" office:value="30.1" calcext:value-type="float">
            <text:p>30.1</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urly "New" track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rly 1x1</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9" calcext:value-type="float">
            <text:p>39.0</text:p>
          </table:table-cell>
          <table:table-cell table:style-name="ce300" office:value-type="float" office:value="43" calcext:value-type="float">
            <text:p>43.0</text:p>
          </table:table-cell>
          <table:table-cell table:style-name="ce300" office:value-type="float" office:value="39" calcext:value-type="float">
            <text:p>3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urly 1x1 single speed</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zue front high flang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5" calcext:value-type="float">
            <text:p>62.5</text:p>
          </table:table-cell>
          <table:table-cell table:style-name="ce300" office:value-type="float" office:value="31.3" calcext:value-type="float">
            <text:p>31.3</text:p>
          </table:table-cell>
          <table:table-cell table:style-name="ce300" office:value-type="float" office:value="62.5" calcext:value-type="float">
            <text:p>62.5</text:p>
          </table:table-cell>
          <table:table-cell table:style-name="ce300" office:value-type="float" office:value="31.3" calcext:value-type="float">
            <text:p>31.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zue Sil-SP</text:p>
          </table:table-cell>
          <table:table-cell table:style-name="ce353" office:value-type="date" office:date-value="2004-02-18" calcext:value-type="date">
            <text:p>18-Feb-2004</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5" calcext:value-type="float">
            <text:p>62.5</text:p>
          </table:table-cell>
          <table:table-cell table:style-name="ce300" office:value-type="float" office:value="27.3" calcext:value-type="float">
            <text:p>27.3</text:p>
          </table:table-cell>
          <table:table-cell table:style-name="ce300" office:value-type="float" office:value="62.5" calcext:value-type="float">
            <text:p>62.5</text:p>
          </table:table-cell>
          <table:table-cell table:style-name="ce300" office:value-type="float" office:value="27.3" calcext:value-type="float">
            <text:p>27.3</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Suzue Sil-SP</text:p>
          </table:table-cell>
          <table:table-cell table:style-name="ce353" office:value-type="date" office:date-value="2004-02-18" calcext:value-type="date">
            <text:p>18-Feb-2004</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3" calcext:value-type="float">
            <text:p>63.0</text:p>
          </table:table-cell>
          <table:table-cell table:style-name="ce300" office:value-type="float" office:value="27" calcext:value-type="float">
            <text:p>27.0</text:p>
          </table:table-cell>
          <table:table-cell table:style-name="ce300" office:value-type="float" office:value="63" calcext:value-type="float">
            <text:p>63.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table:number-columns-repeated="2"/>
          <table:table-cell table:style-name="ce351" office:value-type="string" calcext:value-type="string">
            <text:p>Suzue Tandem</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9" calcext:value-type="float">
            <text:p>63.9</text:p>
          </table:table-cell>
          <table:table-cell table:style-name="ce300" office:value-type="float" office:value="30.55" calcext:value-type="float">
            <text:p>30.6</text:p>
          </table:table-cell>
          <table:table-cell table:style-name="ce300" office:value-type="float" office:value="63.9" calcext:value-type="float">
            <text:p>63.9</text:p>
          </table:table-cell>
          <table:table-cell table:style-name="ce300" office:value-type="float" office:value="30.55" calcext:value-type="float">
            <text:p>30.6</text:p>
          </table:table-cell>
          <table:table-cell table:style-name="ce307" office:value-type="string" calcext:value-type="string">
            <text:p>n/a</text:p>
          </table:table-cell>
          <table:table-cell table:style-name="ce307"/>
          <table:table-cell table:style-name="ce307" office:value-type="string" calcext:value-type="string">
            <text:p>n/a</text:p>
          </table:table-cell>
          <table:table-cell table:style-name="ce312" office:value-type="string" calcext:value-type="string">
            <text:p>Suzue unicycle hub</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8" calcext:value-type="float">
            <text:p>59.8</text:p>
          </table:table-cell>
          <table:table-cell table:style-name="ce300" office:value-type="float" office:value="22.1" calcext:value-type="float">
            <text:p>22.1</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yncros disc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yncros Hardcor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TNT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NT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7.5" calcext:value-type="float">
            <text:p>37.5</text:p>
          </table:table-cell>
          <table:table-cell table:style-name="ce300" office:value-type="float" office:value="32" calcext:value-type="float">
            <text:p>32.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NT standar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NT suspension</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NT suspension 8-speed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om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1" calcext:value-type="float">
            <text:p>61.0</text:p>
          </table:table-cell>
          <table:table-cell table:style-name="ce300" office:value-type="float" office:value="23.6" calcext:value-type="float">
            <text:p>23.6</text:p>
          </table:table-cell>
          <table:table-cell table:style-name="ce300" office:value-type="float" office:value="45" calcext:value-type="float">
            <text:p>45.0</text:p>
          </table:table-cell>
          <table:table-cell table:style-name="ce300" office:value-type="float" office:value="31.9" calcext:value-type="float">
            <text:p>31.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Disc Sealex SL FH-DISCX-SL-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1" calcext:value-type="float">
            <text:p>61.0</text:p>
          </table:table-cell>
          <table:table-cell table:style-name="ce300" office:value-type="float" office:value="34.1" calcext:value-type="float">
            <text:p>34.1</text:p>
          </table:table-cell>
          <table:table-cell table:style-name="ce300" office:value-type="float" office:value="61" calcext:value-type="float">
            <text:p>61.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SL Disc RH-DISCX-SL-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Sealex SL FH-SEAL-SL-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SL RH-SEAL-SL-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Sealex XR FH-SEAL-XR-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XR RH-SEAL-XR-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22" calcext:value-type="float">
            <text:p>22.0</text:p>
          </table:table-cell>
          <table:table-cell table:style-name="ce300" office:value-type="float" office:value="56" calcext:value-type="float">
            <text:p>5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disc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19" calcext:value-type="float">
            <text:p>19.0</text:p>
          </table:table-cell>
          <table:table-cell table:style-name="ce300" office:value-type="float" office:value="56" calcext:value-type="float">
            <text:p>5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Tune King disc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0" calcext:value-type="float">
            <text:p>20.0</text:p>
          </table:table-cell>
          <table:table-cell table:style-name="ce300" office:value-type="float" office:value="59" calcext:value-type="float">
            <text:p>59.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Gustav M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1" calcext:value-type="float">
            <text:p>31.0</text:p>
          </table:table-cell>
          <table:table-cell table:style-name="ce300" office:value-type="float" office:value="59" calcext:value-type="float">
            <text:p>59.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ing Gustav M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24" calcext:value-type="float">
            <text:p>24.0</text:p>
          </table:table-cell>
          <table:table-cell table:style-name="ce300" office:value-type="float" office:value="56" calcext:value-type="float">
            <text:p>5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Louise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5.5" calcext:value-type="float">
            <text:p>55.5</text:p>
          </table:table-cell>
          <table:table-cell table:style-name="ce300" office:value-type="float" office:value="25" calcext:value-type="float">
            <text:p>25.0</text:p>
          </table:table-cell>
          <table:table-cell table:style-name="ce300" office:value-type="float" office:value="55.5" calcext:value-type="float">
            <text:p>55.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Tune King MK disc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ong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31" calcext:value-type="float">
            <text:p>31.0</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ong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9" calcext:value-type="float">
            <text:p>39.0</text:p>
          </table:table-cell>
          <table:table-cell table:style-name="ce300" office:value-type="float" office:value="54" calcext:value-type="float">
            <text:p>54.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44"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Tune MAG180/200/215 <text:s/>183,205,225gr</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7" calcext:value-type="float">
            <text:p>37.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une MAG180/200/215 <text:s/>183,205,225gr</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5.6" calcext:value-type="float">
            <text:p>35.6</text:p>
          </table:table-cell>
          <table:table-cell table:style-name="ce300" office:value-type="float" office:value="34" calcext:value-type="float">
            <text:p>34.0</text:p>
          </table:table-cell>
          <table:table-cell table:style-name="ce300" office:value-type="float" office:value="35.6" calcext:value-type="float">
            <text:p>35.6</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MIG 66 74gr</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number-columns-repeated="4"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MIG 75</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office:value-type="float" office:value="36.2" calcext:value-type="float">
            <text:p>36.2</text:p>
          </table:table-cell>
          <table:table-cell table:style-name="ce300" office:value-type="float" office:value="66" calcext:value-type="float">
            <text:p>66.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45"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Tune Power Tap Prologu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1.6" calcext:value-type="float">
            <text:p>51.6</text:p>
          </table:table-cell>
          <table:table-cell table:style-name="ce300" office:value-type="float" office:value="42" calcext:value-type="float">
            <text:p>42.0</text:p>
          </table:table-cell>
          <table:table-cell table:style-name="ce300" office:value-type="float" office:value="51.6" calcext:value-type="float">
            <text:p>51.6</text:p>
          </table:table-cell>
          <table:table-cell table:style-name="ce300" office:value-type="float" office:value="42" calcext:value-type="float">
            <text:p>4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SandWitc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Ultimate Machine Co. roa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0" office:value-type="float" office:value="43.5" calcext:value-type="float">
            <text:p>43.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Ultimate Machine Co., small left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4" calcext:value-type="float">
            <text:p>34.0</text:p>
          </table:table-cell>
          <table:table-cell table:style-name="ce300" office:value-type="float" office:value="43.5" calcext:value-type="float">
            <text:p>43.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Ultimate Machine Co., two equal flange diameter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1" calcext:value-type="float">
            <text:p>81.0</text:p>
          </table:table-cell>
          <table:table-cell table:style-name="ce300" office:value-type="float" office:value="28" calcext:value-type="float">
            <text:p>28.0</text:p>
          </table:table-cell>
          <table:table-cell table:style-name="ce300" office:value-type="float" office:value="81" calcext:value-type="float">
            <text:p>81.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number-columns-repeated="2"/>
          <table:table-cell table:style-name="ce351" office:value-type="string" calcext:value-type="string">
            <text:p>Union/Marwi WingIII</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2" calcext:value-type="float">
            <text:p>32.0</text:p>
          </table:table-cell>
          <table:table-cell table:style-name="ce300" office:value-type="float" office:value="44" calcext:value-type="float">
            <text:p>44.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table:number-columns-repeated="2"/>
          <table:table-cell table:style-name="ce312" office:value-type="string" calcext:value-type="string">
            <text:p>Wheelring wheelchair</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40" calcext:value-type="float">
            <text:p>40.0</text:p>
          </table:table-cell>
          <table:table-cell table:style-name="ce300" office:value-type="float" office:value="38" calcext:value-type="float">
            <text:p>38.0</text:p>
          </table:table-cell>
          <table:table-cell table:style-name="ce300" office:value-type="float" office:value="40" calcext:value-type="float">
            <text:p>4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eelsmith Bullet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5" calcext:value-type="float">
            <text:p>35.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Wheelsmith Bullet cass.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3" calcext:value-type="float">
            <text:p>34.3</text:p>
          </table:table-cell>
          <table:table-cell table:style-name="ce300" office:value-type="float" office:value="54" calcext:value-type="float">
            <text:p>54.0</text:p>
          </table:table-cell>
          <table:table-cell table:style-name="ce300" office:value-type="float" office:value="20.1" calcext:value-type="float">
            <text:p>20.1</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White Industries cassett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table:formula="of:=41-4" office:value-type="float" office:value="37" calcext:value-type="float">
            <text:p>37.0</text:p>
          </table:table-cell>
          <table:table-cell table:style-name="ce300" table:formula="of:=130/2-29" office:value-type="float" office:value="36" calcext:value-type="float">
            <text:p>36.0</text:p>
          </table:table-cell>
          <table:table-cell table:style-name="ce300" table:formula="of:=58.5-4" office:value-type="float" office:value="54.5" calcext:value-type="float">
            <text:p>54.5</text:p>
          </table:table-cell>
          <table:table-cell table:style-name="ce300" table:formula="of:=130/2-46.28" office:value-type="float" office:value="18.72" calcext:value-type="float">
            <text:p>18.7</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White Industries LTA cassette</text:p>
          </table:table-cell>
          <table:table-cell table:style-name="ce355" office:value-type="date" office:date-value="2004-12-26" calcext:value-type="date">
            <text:p>26-Dec-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5" calcext:value-type="float">
            <text:p>34.5</text:p>
          </table:table-cell>
          <table:table-cell table:style-name="ce300" office:value-type="float" office:value="54" calcext:value-type="float">
            <text:p>54.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hite Industries cassett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office:value-type="float" office:value="21" calcext:value-type="float">
            <text:p>21.0</text:p>
          </table:table-cell>
          <table:table-cell table:style-name="ce300" office:value-type="float" office:value="74" calcext:value-type="float">
            <text:p>74.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7">
          <table:table-cell table:style-name="ce300" office:value-type="float" office:value="2.5" calcext:value-type="float">
            <text:p>2.5</text:p>
          </table:table-cell>
          <table:table-cell table:style-name="ce300" office:value-type="float" office:value="48" calcext:value-type="float">
            <text:p>48.0</text:p>
          </table:table-cell>
          <table:table-cell table:style-name="ce300" office:value-type="float" office:value="32" calcext:value-type="float">
            <text:p>32.0</text:p>
          </table:table-cell>
          <table:table-cell table:style-name="ce300" office:value-type="float" office:value="48" calcext:value-type="float">
            <text:p>48.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7" office:value-type="string" calcext:value-type="string">
            <text:p>126, 130, 135</text:p>
          </table:table-cell>
          <table:table-cell table:style-name="ce352" office:value-type="string" calcext:value-type="string">
            <text:p>White Industries ENO eccentric flip-flop</text:p>
          </table:table-cell>
          <table:table-cell table:style-name="ce353" office:value-type="date" office:date-value="2003-04-17" calcext:value-type="date">
            <text:p>17-Apr-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hite Industries Hayes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5" calcext:value-type="float">
            <text:p>75.0</text:p>
          </table:table-cell>
          <table:table-cell table:style-name="ce300" office:value-type="float" office:value="22" calcext:value-type="float">
            <text:p>22.0</text:p>
          </table:table-cell>
          <table:table-cell table:style-name="ce300" office:value-type="float" office:value="75" calcext:value-type="float">
            <text:p>75.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White Industries Hayes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White Industries roa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35.5" calcext:value-type="float">
            <text:p>35.5</text:p>
          </table:table-cell>
          <table:table-cell table:style-name="ce300" office:value-type="float" office:value="34" calcext:value-type="float">
            <text:p>34.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9.5" calcext:value-type="float">
            <text:p>29.5</text:p>
          </table:table-cell>
          <table:table-cell table:style-name="ce300" office:value-type="float" office:value="54" calcext:value-type="float">
            <text:p>54.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7" calcext:value-type="float">
            <text:p>37.0</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7" calcext:value-type="float">
            <text:p>27.0</text:p>
          </table:table-cell>
          <table:table-cell table:style-name="ce300" office:value-type="float" office:value="54" calcext:value-type="float">
            <text:p>54.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2" calcext:value-type="float">
            <text:p>32.0</text:p>
          </table:table-cell>
          <table:table-cell table:style-name="ce300" office:value-type="float" office:value="54" calcext:value-type="float">
            <text:p>54.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6" calcext:value-type="float">
            <text:p>36.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9" calcext:value-type="float">
            <text:p>29.0</text:p>
          </table:table-cell>
          <table:table-cell table:style-name="ce300" office:value-type="float" office:value="54" calcext:value-type="float">
            <text:p>54.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5.5" calcext:value-type="float">
            <text:p>35.5</text:p>
          </table:table-cell>
          <table:table-cell table:style-name="ce300" office:value-type="float" office:value="40" calcext:value-type="float">
            <text:p>40.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Track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6" calcext:value-type="float">
            <text:p>136</text:p>
          </table:table-cell>
          <table:table-cell table:style-name="ce351" office:value-type="string" calcext:value-type="string">
            <text:p>Wilderness Trail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4.5" calcext:value-type="float">
            <text:p>24.5</text:p>
          </table:table-cell>
          <table:table-cell table:style-name="ce300" office:value-type="float" office:value="59" calcext:value-type="float">
            <text:p>59.0</text:p>
          </table:table-cell>
          <table:table-cell table:style-name="ce300" office:value-type="float" office:value="29.5" calcext:value-type="float">
            <text:p>29.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1" calcext:value-type="float">
            <text:p>141</text:p>
          </table:table-cell>
          <table:table-cell table:style-name="ce351" office:value-type="string" calcext:value-type="string">
            <text:p>Wilderness Trail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narrow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5" calcext:value-type="float">
            <text:p>45.0</text:p>
          </table:table-cell>
          <table:table-cell table:style-name="ce300" office:value-type="float" office:value="47" calcext:value-type="float">
            <text:p>47.0</text:p>
          </table:table-cell>
          <table:table-cell table:style-name="ce300" office:value-type="float" office:value="45" calcext:value-type="float">
            <text:p>4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wid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5" calcext:value-type="float">
            <text:p>34.5</text:p>
          </table:table-cell>
          <table:table-cell table:style-name="ce300" office:value-type="float" office:value="40" calcext:value-type="float">
            <text:p>4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Moment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9" calcext:value-type="float">
            <text:p>39.0</text:p>
          </table:table-cell>
          <table:table-cell table:style-name="ce300" office:value-type="float" office:value="45" calcext:value-type="float">
            <text:p>45.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New Paradigm large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9" calcext:value-type="float">
            <text:p>39.0</text:p>
          </table:table-cell>
          <table:table-cell table:style-name="ce300" office:value-type="float" office:value="42.5" calcext:value-type="float">
            <text:p>42.5</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New Paradigm small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33" office:value-type="float" office:value="36" calcext:value-type="float">
            <text:p>36.0</text:p>
          </table:table-cell>
          <table:table-cell table:style-name="ce300" office:value-type="float" office:value="35" calcext:value-type="float">
            <text:p>35.0</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nners lo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5" calcext:value-type="float">
            <text:p>41.5</text:p>
          </table:table-cell>
          <table:table-cell table:style-name="ce300" office:value-type="float" office:value="36" calcext:value-type="float">
            <text:p>36.0</text:p>
          </table:table-cell>
          <table:table-cell table:style-name="ce300" office:value-type="float" office:value="41.5" calcext:value-type="float">
            <text:p>41.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inners low flange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16" calcext:value-type="float">
            <text:p>16.0</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number-columns-repeated="2"/>
          <table:table-cell table:style-name="ce312" office:value-type="string" calcext:value-type="string">
            <text:p>Woodman Bill LFY for Cannondale Lefty fork</text:p>
          </table:table-cell>
          <table:table-cell table:style-name="ce353" office:value-type="date" office:date-value="2002-03-04" calcext:value-type="date">
            <text:p>4-Mar-2002</text:p>
          </table:table-cell>
          <table:table-cell table:style-name="ce357" office:value-type="string" calcext:value-type="string">
            <text:p>woodmanusa@earthlink.ne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0" calcext:value-type="float">
            <text:p>30.0</text:p>
          </table:table-cell>
          <table:table-cell table:style-name="ce300" office:value-type="float" office:value="59" calcext:value-type="float">
            <text:p>59.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1" calcext:value-type="float">
            <text:p>131</text:p>
          </table:table-cell>
          <table:table-cell table:style-name="ce312" office:value-type="string" calcext:value-type="string">
            <text:p>WTB classic WTB 7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8" calcext:value-type="float">
            <text:p>28.0</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6" calcext:value-type="float">
            <text:p>136</text:p>
          </table:table-cell>
          <table:table-cell table:style-name="ce312" office:value-type="string" calcext:value-type="string">
            <text:p>WTB classic WTB 7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1.5" calcext:value-type="float">
            <text:p>31.5</text:p>
          </table:table-cell>
          <table:table-cell table:style-name="ce300" office:value-type="float" office:value="59" calcext:value-type="float">
            <text:p>59.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6" calcext:value-type="float">
            <text:p>136</text:p>
          </table:table-cell>
          <table:table-cell table:style-name="ce312" office:value-type="string" calcext:value-type="string">
            <text:p>WTB classic WTB 8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7.5" calcext:value-type="float">
            <text:p>27.5</text:p>
          </table:table-cell>
          <table:table-cell table:style-name="ce300" office:value-type="float" office:value="59" calcext:value-type="float">
            <text:p>59.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1" calcext:value-type="float">
            <text:p>141</text:p>
          </table:table-cell>
          <table:table-cell table:style-name="ce312" office:value-type="string" calcext:value-type="string">
            <text:p>WTB classic WTB 8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1" calcext:value-type="float">
            <text:p>31.0</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WTB New Paradigm 7-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8.5" calcext:value-type="float">
            <text:p>38.5</text:p>
          </table:table-cell>
          <table:table-cell table:style-name="ce300" office:value-type="float" office:value="45" calcext:value-type="float">
            <text:p>45.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0" calcext:value-type="float">
            <text:p>140</text:p>
          </table:table-cell>
          <table:table-cell table:style-name="ce312" office:value-type="string" calcext:value-type="string">
            <text:p>WTB New Paradigm 7-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6" calcext:value-type="float">
            <text:p>136</text:p>
          </table:table-cell>
          <table:table-cell table:style-name="ce312" office:value-type="string" calcext:value-type="string">
            <text:p>WTB New Paradigm 8-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9" calcext:value-type="float">
            <text:p>139</text:p>
          </table:table-cell>
          <table:table-cell table:style-name="ce312" office:value-type="string" calcext:value-type="string">
            <text:p>WTB New Paradigm 8-speed cassette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5.3" calcext:value-type="float">
            <text:p>35.3</text:p>
          </table:table-cell>
          <table:table-cell table:style-name="ce300" office:value-type="float" office:value="37" calcext:value-type="float">
            <text:p>37.0</text:p>
          </table:table-cell>
          <table:table-cell table:style-name="ce300" office:value-type="float" office:value="19.1" calcext:value-type="float">
            <text:p>19.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Xero Lite 16H</text:p>
          </table:table-cell>
          <table:table-cell table:style-name="ce353" office:value-type="date" office:date-value="2004-02-08" calcext:value-type="date">
            <text:p>8-Feb-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XS BM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27" calcext:value-type="float">
            <text:p>27.0</text:p>
          </table:table-cell>
          <table:table-cell table:style-name="ce300" office:value-type="float" office:value="45" calcext:value-type="float">
            <text:p>45.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XS BM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3" calcext:value-type="float">
            <text:p>63.0</text:p>
          </table:table-cell>
          <table:table-cell table:style-name="ce300" office:value-type="float" office:value="33" calcext:value-type="float">
            <text:p>33.0</text:p>
          </table:table-cell>
          <table:table-cell table:style-name="ce300" office:value-type="float" office:value="63" calcext:value-type="float">
            <text:p>6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XS BMX high flang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3" calcext:value-type="float">
            <text:p>63.0</text:p>
          </table:table-cell>
          <table:table-cell table:style-name="ce300" office:value-type="float" office:value="29" calcext:value-type="float">
            <text:p>29.0</text:p>
          </table:table-cell>
          <table:table-cell table:style-name="ce300" office:value-type="float" office:value="63" calcext:value-type="float">
            <text:p>63.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XS BMX high flang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5" calcext:value-type="float">
            <text:p>35.0</text:p>
          </table:table-cell>
          <table:table-cell table:style-name="ce300" office:value-type="float" office:value="43" calcext:value-type="float">
            <text:p>43.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Zipp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Zipp 100</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 calcext:value-type="float">
            <text:p>43.0</text:p>
          </table:table-cell>
          <table:table-cell table:style-name="ce300" office:value-type="float" office:value="37" calcext:value-type="float">
            <text:p>37.0</text:p>
          </table:table-cell>
          <table:table-cell table:style-name="ce300" office:value-type="float" office:value="43" calcext:value-type="float">
            <text:p>43.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Zipp 217</text:p>
          </table:table-cell>
          <table:table-cell table:style-name="ce354"/>
          <table:table-cell table:style-name="ce357"/>
          <table:table-cell table:number-columns-repeated="245"/>
        </table:table-row>
        <table:table-row table:style-name="ro1" table:number-rows-repeated="31156">
          <table:table-cell table:number-columns-repeated="256"/>
        </table:table-row>
        <table:table-row table:style-name="ro1">
          <table:table-cell table:number-columns-repeated="256"/>
        </table:table-row>
      </table:table>
      <table:table table:name="Module1" table:style-name="ta5" table:print="false">
        <table:table-column table:style-name="co31" table:default-cell-style-name="Default"/>
        <table:table-row table:style-name="ro1">
          <table:table-cell/>
        </table:table-row>
      </table:table>
      <table:named-expressions>
        <table:named-expression table:name="D" table:base-cell-address="$instructions.$A$1" table:expression="$calculator.$#ref!$#ref!"/>
        <table:named-range table:name="data" table:base-cell-address="$instructions.$A$1" table:cell-range-address="$hubs.$A$9:.$I$9"/>
        <table:named-expression table:name="fd" table:base-cell-address="$instructions.$A$1" table:expression="$calculator.$#ref!$#ref!"/>
        <table:named-expression table:name="rd" table:base-cell-address="$instructions.$A$1" table:expression="$calculator.$#ref!$#ref!"/>
        <table:named-expression table:name="TABLE" table:base-cell-address="$instructions.$A$1" table:expression="$hubs.$#ref!$#ref!:#REF!"/>
        <table:named-expression table:name="TABLE_2" table:base-cell-address="$instructions.$A$1" table:expression="$hubs.$#ref!$#ref!:#REF!"/>
        <table:named-range table:name="TABLE_2___3" table:base-cell-address="$instructions.$A$1" table:cell-range-address="$rims.$G$564:.$G$564"/>
        <table:named-range table:name="TABLE_3" table:base-cell-address="$instructions.$A$1" table:cell-range-address="$rims.$G$885:.$G$885"/>
        <table:named-range table:name="TABLE_4" table:base-cell-address="$instructions.$A$1" table:cell-range-address="$rims.$G$885:.$G$885"/>
        <table:named-range table:name="TABLE___3" table:base-cell-address="$instructions.$A$1" table:cell-range-address="$rims.$G$564:.$G$56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   </number:text>
      <style:map style:condition="value()&gt;=0" style:apply-style-name="N123P0"/>
    </number:number-style>
    <number:number-style style:name="N124P0" style:volatile="true">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   </number:text>
      <style:map style:condition="value()&gt;=0" style:apply-style-name="N124P0"/>
    </number:number-style>
    <number:number-style style:name="N126P0" style:volatile="true">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   </number:text>
      <style:map style:condition="value()&gt;=0" style:apply-style-name="N126P0"/>
    </number:number-style>
    <number:number-style style:name="N127P0" style:volatile="true">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   </number:text>
      <style:map style:condition="value()&gt;=0" style:apply-style-name="N127P0"/>
    </number:number-style>
    <number:time-style style:name="N128">
      <number:minutes number:style="long"/>
      <number:text>:</number:text>
      <number:seconds number:style="long"/>
    </number:time-style>
    <number:number-style style:name="N129">
      <number:scientific-number number:decimal-places="1" loext:min-decimal-places="1" number:min-integer-digits="1" number:min-exponent-digits="1" loext:exponent-interval="1" loext:forced-exponent-sign="true"/>
    </number:number-style>
    <number:number-style style:name="N131P0" style:volatile="true">
      <number:text>$</number:text>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number:text>
      <style:map style:condition="value()&gt;=0" style:apply-style-name="N131P0"/>
    </number:number-style>
    <number:number-style style:name="N132P0" style:volatile="true">
      <number:text>$</number:text>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number:text>
      <style:map style:condition="value()&gt;=0" style:apply-style-name="N132P0"/>
    </number:number-style>
    <number:number-style style:name="N134P0" style:volatile="true">
      <number:text>$</number:text>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number:text>
      <style:map style:condition="value()&gt;=0" style:apply-style-name="N134P0"/>
    </number:number-style>
    <number:number-style style:name="N135P0" style:volatile="true">
      <number:text>$</number:text>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9P0" style:volatile="true">
      <number:text> $</number:text>
      <number:number number:decimal-places="0" loext:min-decimal-places="0" number:min-integer-digits="1" number:grouping="true"/>
      <number:text> </number:text>
    </number:number-style>
    <number:number-style style:name="N139P1" style:volatile="true">
      <number:text> $(</number:text>
      <number:number number:decimal-places="0" loext:min-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loext:min-decimal-places="0" number:min-integer-digits="1" number:grouping="true"/>
      <number:text> </number:text>
    </number:number-style>
    <number:number-style style:name="N143P1" style:volatile="true">
      <number:text> (</number:text>
      <number:number number:decimal-places="0" loext:min-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loext:min-decimal-places="2" number:min-integer-digits="1" number:grouping="true"/>
      <number:text> </number:text>
    </number:number-style>
    <number:number-style style:name="N147P1" style:volatile="true">
      <number:text> $(</number:text>
      <number:number number:decimal-places="2" loext:min-decimal-places="2" number:min-integer-digits="1" number:grouping="true"/>
      <number:text>)</number:text>
    </number:number-style>
    <number:number-style style:name="N147P2" style:volatile="true">
      <number:text> $-</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loext:min-decimal-places="2" number:min-integer-digits="1" number:grouping="true"/>
      <number:text> </number:text>
    </number:number-style>
    <number:number-style style:name="N151P1" style:volatile="true">
      <number:text> (</number:text>
      <number:number number:decimal-places="2" loext:min-decimal-places="2" number:min-integer-digits="1" number:grouping="true"/>
      <number:text>)</number:text>
    </number:number-style>
    <number:number-style style:name="N151P2" style:volatile="true">
      <number:text>-</number:text>
      <number:number number:decimal-places="0" loext:min-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2">
      <number:number number:decimal-places="3" loext:min-decimal-places="3" number:min-integer-digits="1"/>
    </number:number-style>
    <number:number-style style:name="N153">
      <number:number number:decimal-places="1" loext:min-decimal-places="1" number:min-integer-digits="1"/>
    </number:number-style>
    <number:number-style style:name="N154">
      <number:number number:decimal-places="8" loext:min-decimal-places="8" number:min-integer-digits="1"/>
    </number:number-style>
    <number:number-style style:name="N155">
      <number:number number:decimal-places="9" loext:min-decimal-places="9" number:min-integer-digits="1"/>
    </number:number-style>
    <number:number-style style:name="N156">
      <number:number number:decimal-places="7" loext:min-decimal-places="7" number:min-integer-digits="1"/>
    </number:number-style>
    <number:number-style style:name="N157">
      <number:number number:decimal-places="6" loext:min-decimal-places="6" number:min-integer-digits="1"/>
    </number:number-style>
    <number:number-style style:name="N158">
      <number:number number:decimal-places="5" loext:min-decimal-places="5" number:min-integer-digits="1"/>
    </number:number-style>
    <number:number-style style:name="N159">
      <number:number number:decimal-places="4" loext:min-decimal-places="4" number:min-integer-digits="1"/>
    </number:number-style>
    <number:number-style style:name="N160">
      <number:number number:decimal-places="10" loext:min-decimal-places="10" number:min-integer-digits="1"/>
    </number:number-style>
    <number:number-style style:name="N162P0" style:volatile="true">
      <number:text>Yes</number:text>
    </number:number-style>
    <number:number-style style:name="N162P1" style:volatile="true">
      <number:text>Yes</number:text>
    </number:number-style>
    <number:number-style style:name="N162">
      <number:text>No</number:text>
      <style:map style:condition="value()&gt;0" style:apply-style-name="N162P0"/>
      <style:map style:condition="value()&lt;0" style:apply-style-name="N162P1"/>
    </number:number-style>
    <number:number-style style:name="N164P0" style:volatile="true">
      <number:text>True</number:text>
    </number:number-style>
    <number:number-style style:name="N164P1" style:volatile="true">
      <number:text>True</number:text>
    </number:number-style>
    <number:number-style style:name="N164">
      <number:text>False</number:text>
      <style:map style:condition="value()&gt;0" style:apply-style-name="N164P0"/>
      <style:map style:condition="value()&lt;0" style:apply-style-name="N164P1"/>
    </number:number-style>
    <number:number-style style:name="N166P0" style:volatile="true">
      <number:text>On</number:text>
    </number:number-style>
    <number:number-style style:name="N166P1" style:volatile="true">
      <number:text>On</number:text>
    </number:number-style>
    <number:number-style style:name="N166">
      <number:text>Off</number:text>
      <style:map style:condition="value()&gt;0" style:apply-style-name="N166P0"/>
      <style:map style:condition="value()&lt;0" style:apply-style-name="N166P1"/>
    </number:number-style>
    <number:currency-style style:name="N168P0" style:volatile="true">
      <number:currency-symbol>€</number:currency-symbol>
      <number:text> </number:text>
      <number:number number:decimal-places="2" loext:min-decimal-places="2" number:min-integer-digits="1" number:grouping="true"/>
      <number:text> </number:text>
    </number:currency-style>
    <number:currency-style style:name="N168">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68P0"/>
    </number:currency-style>
    <number:number-style style:name="N169">
      <number:number number:decimal-places="2" loext:min-decimal-places="0" number:min-integer-digits="0" number:decimal-replacement=""/>
      <number:text>º</number:text>
    </number:number-style>
    <number:number-style style:name="N170">
      <number:number number:decimal-places="3" loext:min-decimal-places="0" number:min-integer-digits="0" number:decimal-replacement=""/>
      <number:text>º</number:text>
    </number:number-style>
    <number:number-style style:name="N171">
      <number:number number:decimal-places="4" loext:min-decimal-places="0" number:min-integer-digits="0" number:decimal-replacement=""/>
      <number:text>º</number:text>
    </number:number-style>
    <number:number-style style:name="N172">
      <number:number number:decimal-places="1" loext:min-decimal-places="0" number:min-integer-digits="0" number:decimal-replacement=""/>
      <number:text>º</number:text>
    </number:number-style>
    <number:number-style style:name="N176P0" style:volatile="true">
      <loext:fill-character> </loext:fill-character>
      <number:number number:decimal-places="0" loext:min-decimal-places="0" number:min-integer-digits="1" number:grouping="true"/>
      <number:text> </number:text>
    </number:number-style>
    <number:number-style style:name="N176P1" style:volatile="true">
      <loext:fill-character> </loext:fill-character>
      <number:text>(</number:text>
      <number:number number:decimal-places="0" loext:min-decimal-places="0" number:min-integer-digits="1" number:grouping="true"/>
      <number:text>)</number:text>
    </number:number-style>
    <number:number-style style:name="N176P2" style:volatile="true">
      <loext:fill-character> </loext:fill-character>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80P0" style:volatile="true">
      <loext:text> $</loext:text>
      <loext:fill-character> </loext:fill-character>
      <number:number number:decimal-places="0" loext:min-decimal-places="0" number:min-integer-digits="1" number:grouping="true"/>
      <number:text> </number:text>
    </number:number-style>
    <number:number-style style:name="N180P1" style:volatile="true">
      <loext:text> $</loext:text>
      <loext:fill-character> </loext:fill-character>
      <number:text>(</number:text>
      <number:number number:decimal-places="0" loext:min-decimal-places="0" number:min-integer-digits="1" number:grouping="true"/>
      <number:text>)</number:text>
    </number:number-style>
    <number:number-style style:name="N180P2" style:volatile="true">
      <loext:text> $</loext:text>
      <loext:fill-character> </loext:fill-character>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loext:fill-character> </loext:fill-character>
      <number:number number:decimal-places="2" loext:min-decimal-places="2" number:min-integer-digits="1" number:grouping="true"/>
      <number:text> </number:text>
    </number:number-style>
    <number:number-style style:name="N184P1" style:volatile="true">
      <loext:fill-character> </loext:fill-character>
      <number:text>(</number:text>
      <number:number number:decimal-places="2" loext:min-decimal-places="2" number:min-integer-digits="1" number:grouping="true"/>
      <number:text>)</number:text>
    </number:number-style>
    <number:number-style style:name="N184P2" style:volatile="true">
      <loext:fill-character> </loext:fill-character>
      <number:text>-</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loext:text> $</loext:text>
      <loext:fill-character> </loext:fill-character>
      <number:number number:decimal-places="2" loext:min-decimal-places="2" number:min-integer-digits="1" number:grouping="true"/>
      <number:text> </number:text>
    </number:number-style>
    <number:number-style style:name="N188P1" style:volatile="true">
      <loext:text> $</loext:text>
      <loext:fill-character> </loext:fill-character>
      <number:text>(</number:text>
      <number:number number:decimal-places="2" loext:min-decimal-places="2" number:min-integer-digits="1" number:grouping="true"/>
      <number:text>)</number:text>
    </number:number-style>
    <number:number-style style:name="N188P2" style:volatile="true">
      <loext:text> $</loext:text>
      <loext:fill-character> </loext:fill-character>
      <number:text>-</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time-style style:name="N189" number:truncate-on-overflow="false">
      <number:hours/>
      <number:text>:</number:text>
      <number:minutes number:style="long"/>
      <number:text>:</number:text>
      <number:seconds number:style="long"/>
    </number:time-style>
    <number:time-style style:name="N190">
      <number:minutes number:style="long"/>
      <number:text>:</number:text>
      <number:seconds number:style="long" number:decimal-places="1"/>
    </number:time-style>
    <number:number-style style:name="N191">
      <number:scientific-number number:decimal-places="1" loext:min-decimal-places="1" number:min-integer-digits="1" number:min-exponent-digits="1" loext:exponent-interval="3" loext:forced-exponent-sign="true"/>
    </number:number-style>
    <number:currency-style style:name="N193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93">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93P0"/>
    </number:currency-style>
    <number:date-style style:name="N195P0" style:volatile="true">
      <number:month/>
      <number:text>/</number:text>
      <number:day/>
      <number:text>/</number:text>
      <number:year number:style="long"/>
    </number:date-style>
    <number:text-style style:name="N195">
      <number:text-content/>
      <style:map style:condition="value()&lt;=1.79769313486232E+308" style:apply-style-name="N195P0"/>
    </number:text-style>
    <number:date-style style:name="N10121" number:language="en" number:country="US">
      <number:day/>
      <number:text>-</number:text>
      <number:month number:textual="true"/>
      <number:text>-</number:text>
      <number:year/>
    </number:date-style>
    <number:date-style style:name="N10122" number:language="en" number:country="US">
      <number:day number:style="long"/>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time-style style:name="N10129" number:language="en" number:country="US" number:truncate-on-overflow="false">
      <number:hours/>
      <number:text>:</number:text>
      <number:minutes number:style="long"/>
      <number:text>:</number:text>
      <number:seconds number:style="long"/>
    </number:time-style>
    <number:time-style style:name="N10130" number:language="en" number:country="US">
      <number:minutes number:style="long"/>
      <number:text>:</number:text>
      <number:seconds number:style="long" number:decimal-places="1"/>
    </number:time-style>
    <number:date-style style:name="N10131" number:language="en" number:country="US">
      <number:month/>
      <number:text>/</number:text>
      <number:day/>
      <number:text>/</number:text>
      <number:year number:style="long"/>
    </number:date-style>
    <number:date-style style:name="N10132" number:language="en" number:country="US">
      <number:day/>
      <number:text>-</number:text>
      <number:month number:textual="true"/>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en" number:country="US">
      <number:number number:decimal-places="2" loext:min-decimal-places="2" number:min-integer-digits="1" number:grouping="true"/>
      <number:text> </number:text>
    </number:number-style>
    <number:number-style style:name="N10136" number:language="en" number:country="US">
      <style:text-properties fo:color="#ff0000"/>
      <number:text>(</number:text>
      <number:number number:decimal-places="2" loext:min-decimal-places="2" number:min-integer-digits="1" number:grouping="true"/>
      <number:text>)</number:text>
      <style:map style:condition="value()&gt;=0" style:apply-style-name="N10136P0"/>
    </number:number-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number:text>(</number:text>
      <number:currency-symbol/>
      <number:number number:decimal-places="0" loext:min-decimal-places="0"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0" loext:min-decimal-places="0" number:min-integer-digits="1" number:grouping="true"/>
      <number:text> </number:text>
    </number:currency-style>
    <number:currency-style style:name="N10139"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9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number:text>(</number:text>
      <number:currency-symbol/>
      <number:number number:decimal-places="2" loext:min-decimal-places="2"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loext:min-decimal-places="2" number:min-integer-digits="1" number:grouping="true"/>
      <number:text> </number:text>
    </number:currency-style>
    <number:currency-style style:name="N10142"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2P0"/>
    </number:currency-style>
    <number:date-style style:name="N10144P0" style:volatile="true" number:language="en" number:country="US">
      <number:day/>
      <number:text>-</number:text>
      <number:month number:textual="true"/>
      <number:text>-</number:text>
      <number:year number:style="long"/>
    </number:date-style>
    <number:text-style style:name="N10144" number:language="en" number:country="US">
      <number:text-content/>
      <style:map style:condition="value()&lt;=1.79769313486232E+308" style:apply-style-name="N10144P0"/>
    </number:text-style>
    <style:style style:name="Default" style:family="table-cell">
      <style:table-cell-properties style:rotation-align="none"/>
      <style:text-properties style:font-name="Arial1"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Followed_20_Hyperlink" style:display-name="Followed Hyperlink" style:family="table-cell" style:parent-style-name="Default">
      <style:table-cell-properties fo:border="none"/>
      <style:text-properties fo:color="#800080"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Hyperlink" style:family="table-cell" style:parent-style-name="Default">
      <style:table-cell-properties fo:border="none"/>
      <style:text-properties fo:color="#0000ff"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Excel_5f_BuiltIn_5f_Percent" style:display-name="Excel_BuiltIn_Percent" style:family="table-cell" style:parent-style-name="Default" style:data-style-name="N10">
      <style:table-cell-properties fo:border="none"/>
    </style:style>
    <style:style style:name="Excel_5f_BuiltIn_5f_Hyperlink" style:display-name="Excel_BuiltIn_Hyperlink" style:family="table-cell" style:parent-style-name="Default">
      <style:table-cell-properties fo:padding="2.01pt"/>
      <style:text-properties fo:color="#0000ff"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style:print-page-order="ttb" style:first-page-number="continue" style:scale-to="100%" style:writing-mode="lr-tb" style:print="charts drawings grid objects zero-values"/>
      <style:header-style>
        <style:header-footer-properties fo:min-height="21.29pt" fo:margin-left="0pt" fo:margin-right="0pt" fo:margin-bottom="36pt"/>
      </style:header-style>
      <style:footer-style>
        <style:header-footer-properties fo:min-height="21.29pt" fo:margin-left="0pt" fo:margin-right="0pt" fo:margin-top="36pt"/>
      </style:footer-style>
    </style:page-layout>
    <style:page-layout style:name="Mpm4">
      <style:page-layout-properties fo:page-width="792pt" fo:page-height="612pt" style:num-format="1" style:print-orientation="landscape" fo:margin-left="68.4pt" fo:margin-right="64.8pt" style:print-page-order="ttb" style:first-page-number="continue" style:scale-to-pages="1" style:writing-mode="lr-tb" style:print="charts drawings objects zero-values"/>
      <style:header-style>
        <style:header-footer-properties fo:min-height="21.29pt" fo:margin-left="0pt" fo:margin-right="0pt" fo:margin-bottom="36pt"/>
      </style:header-style>
      <style:footer-style>
        <style:header-footer-properties fo:min-height="21.29pt" fo:margin-left="0pt" fo:margin-right="0pt" fo:margin-top="36pt"/>
      </style:footer-style>
    </style:page-layout>
    <style:page-layout style:name="Mpm5">
      <style:page-layout-properties fo:page-width="612pt" fo:page-height="792pt" style:num-format="1" style:print-orientation="portrait" style:print-page-order="ttb" style:first-page-number="continue" style:scale-to="46%" style:writing-mode="lr-tb" style:print="charts drawings grid objects zero-values"/>
      <style:header-style>
        <style:header-footer-properties fo:min-height="21.29pt" fo:margin-left="0pt" fo:margin-right="0pt" fo:margin-bottom="36pt"/>
      </style:header-style>
      <style:footer-style>
        <style:header-footer-properties fo:min-height="21.29pt" fo:margin-left="0pt" fo:margin-right="0pt" fo:margin-top="36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5">00/00/0000</text:date>, <text:time style:data-style-name="N2" text:time-value="10:21:58.442403444">00:00:00</text:time></text:p>
        </style:region-right>
      </style:header>
      <style:header-left style:display="false"/>
      <style:footer>
        <text:p>Page <text:page-number>1</text:page-number><text:s/>/ <text:page-count>99</text:page-count></text:p>
      </style:footer>
      <style:footer-left style:display="false"/>
    </style:master-page>
    <style:master-page style:name="TAB_5f_instructions" style:display-name="TAB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TAB_5f_calculator" style:display-name="TAB_calculator" style:page-layout-name="Mpm4">
      <style:header style:display="false"/>
      <style:header-left style:display="false"/>
      <style:footer style:display="false"/>
      <style:footer-left style:display="false"/>
    </style:master-page>
    <style:master-page style:name="TAB_5f_rims" style:display-name="TAB_rims" style:page-layout-name="Mpm3">
      <style:header>
        <text:p><text:span text:style-name="MT1"><text:sheet-name>???</text:sheet-name></text:span></text:p>
      </style:header>
      <style:header-left style:display="false">
        <text:p><text:span text:style-name="MT1"><text:sheet-name>???</text:sheet-name></text:span></text:p>
      </style:header-left>
      <style:footer style:display="false"/>
      <style:footer-left style:display="false"/>
    </style:master-page>
    <style:master-page style:name="TAB_5f_hubs" style:display-name="TAB_hubs" style:page-layout-name="Mpm5">
      <style:header>
        <text:p><text:span text:style-name="MT1"><text:sheet-name>???</text:sheet-name></text:span></text:p>
      </style:header>
      <style:header-left style:display="false">
        <text:p><text:span text:style-name="MT1"><text:sheet-name>???</text:sheet-name></text:span></text:p>
      </style:header-left>
      <style:footer style:display="false"/>
      <style:footer-left style:display="false"/>
    </style:master-page>
    <style:master-page style:name="TAB_5f_Module1" style:display-name="TAB_Module1" style:page-layout-name="Mpm1">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pocalc of OpenOffice.org</dc:title>
    <dc:description>Yahoo! Mail - drinard@yahoo.com
OpenOffice.org macros by Mike.Sherman@earthlink.net</dc:description>
    <dc:subject>Calculate spoke lengths of wire wheels of all kinds</dc:subject>
    <meta:initial-creator>Damon Rinard</meta:initial-creator>
    <meta:creation-date>2002-01-04T00:37:50</meta:creation-date>
    <dc:date>2019-11-05T11:01:23.259307058</dc:date>
    <meta:print-date>2004-02-24T17:12:14</meta:print-date>
    <meta:editing-cycles>25</meta:editing-cycles>
    <meta:editing-duration>PT3H17M31S</meta:editing-duration>
    <meta:document-statistic meta:table-count="5" meta:cell-count="13920" meta:object-count="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REM  *****  BASIC  *****
'By Michael E. Sherman &lt;mike.sherman@earthlink.net&gt;
'With lots of help from the examples Andrew's Macro Information
  
Sub SetFrontRim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5)
	oCell.setString( oSelection.getString )
	
	'Where the selected name is
    RimRow=oSelection.CellAddress.Row
    
    'Write the rim ERD to the calculator sheet
    oRimCell = oRimSheet.getCellByPosition(0, RimRow)
    oCell = oCalcSheet.getCellByPosition(2, 10)
	oCell.setValue( oRimCell.getValue )

    'Write the rim OSB to the calculator sheet
    oRimCell = oRimSheet.getCellByPosition(1, RimRow)
    oCell = oCalcSheet.getCellByPosition(2, 11)
	oCell.setValue( oRimCell.getValue )
   
  End If
End Sub

Sub SetRearRim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7)
	oCell.setString( oSelection.getString )
	
	'Where the selected name is
    RimRow=oSelection.CellAddress.Row
    
    'Write the rim ERD to the calculator sheet
    oRimCell = oRimSheet.getCellByPosition(0, RimRow)
    oCell = oCalcSheet.getCellByPosition(2, 23)
	oCell.setValue( oRimCell.getValue )

    'Write the rim OSB to the calculator sheet
    oRimCell = oRimSheet.getCellByPosition(1, RimRow)
    oCell = oCalcSheet.getCellByPosition(2, 24)
	oCell.setValue( oRimCell.getValue )
   
  End If
End Sub

Sub SetBothRims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5)
	oCell.setString( oSelection.getString )
    oCell = oCalcSheet.getCellByPosition(2, 37)
	oCell.setString( oSelection.getString )
	
	'Where the selected name is
    RimRow=oSelection.CellAddress.Row
    
    'Write the rim ERD to the calculator sheet
    oRimCell = oRimSheet.getCellByPosition(0, RimRow)
    oCell = oCalcSheet.getCellByPosition(2, 10)
	oCell.setValue( oRimCell.getValue )
    oCell = oCalcSheet.getCellByPosition(2, 23)
	oCell.setValue( oRimCell.getValue )


    'Write the rim OSB to the calculator sheet
    oRimCell = oRimSheet.getCellByPosition(1, RimRow)
    oCell = oCalcSheet.getCellByPosition(2, 11)
	oCell.setValue( oRimCell.getValue )
    oCell = oCalcSheet.getCellByPosition(2, 24)
	oCell.setValue( oRimCell.getValue )
   
  End If
End Sub

Sub SetFrontHub
  Dim oDocument As Object	'the spokecalc spreadsheet
  Dim oCalcSheet As Object	'the calculator sheet
  Dim oHubSheet As Object	'the Hub selection sheet
  Dim oSelection As Object	'the selected area on the rim selection sheet
  Dim oCell As Object		'the selected cell on the calculator sheet
  Dim oHubCell As Object	'the selected cell on the Hub selection sheet
  Dim HubRow As Integer
  
  oDocument=ThisComponent
  oCalcSheet=oDocument.Sheets.getByName("calculator")
  oHubSheet=oDocument.Sheets.getByName("hubs")
  oSelection = ThisComponent.getCurrentSelection()

  'If there's ONLY 1 cell selected
  If oSelection.supportsService("com.sun.star.sheet.SheetCell") Then
    'Print "One Cell selected = " &amp; oSelection.getImplementationName()
    'MsgBox "getString() = " &amp; oSelection.getString()
    
    'Write the Hub name to the calculator sheet
    oCell = oCalcSheet.getCellByPosition(2, 34)
	oCell.setString( oSelection.getString )
	
	'Where the selected name is
    HubRow=oSelection.CellAddress.Row
    
    'Write the Spoke Hole Diameter to the calculator sheet
    oHubCell = oHubSheet.getCellByPosition(0, HubRow)
    'print oHubCell.getValue
    oCell = oCalcSheet.getCellByPosition(2, 16)
	oCell.setValue( oHubCell.getValue )

    'Write the Hub Left Diameter to the calculator sheet
    oHubCell = oHubSheet.getCellByPosition(1, HubRow)
    oCell = oCalcSheet.getCellByPosition(2, 14)
	oCell.setValue( oHubCell.getValue )
   
    'Write the Hub Left Width to the calculator sheet
    oHubCell = oHubSheet.getCellByPosition(2, HubRow)
    oCell = oCalcSheet.getCellByPosition(2, 12)
	oCell.setValue( oHubCell.getValue )
   
    'Write the Hub Right Diameter to the calculator sheet
    oHubCell = oHubSheet.getCellByPosition(3, HubRow)
    oCell = oCalcSheet.getCellByPosition(2, 15)
	oCell.setValue( oHubCell.getValue )
   
    'Write the Hub Right Width to the calculator sheet
    oHubCell = oHubSheet.getCellByPosition(4, HubRow)
    oCell = oCalcSheet.getCellByPosition(2, 13)
	oCell.setValue( oHubCell.getValue )

  End If
End Sub

Sub SetRearHub
  Dim oDocument As Object	'the spokecalc spreadsheet
  Dim oCalcSheet As Object	'the calculator sheet
  Dim oHubSheet As Object	'the Hub selection sheet
  Dim oSelection As Object	'the selected area on the rim selection sheet
  Dim oCell As Object		'the selected cell on the calculator sheet
  Dim oHubCell As Object	'the selected cell on the Hub selection sheet
  Dim HubRow As Integer
  
  oDocument=ThisComponent
  oCalcSheet=oDocument.Sheets.getByName("calculator")
  oHubSheet=oDocument.Sheets.getByName("hubs")
  oSelection = ThisComponent.getCurrentSelection()

  'If there's ONLY 1 cell selected
  If oSelection.supportsService("com.sun.star.sheet.SheetCell") Then
    'Print "One Cell selected = " &amp; oSelection.getImplementationName()
    'MsgBox "getString() = " &amp; oSelection.getString()
    
    'Write the Hub name to the calculator sheet
    oCell = oCalcSheet.getCellByPosition(2, 36)
	oCell.setString( oSelection.getString )
	
	'Where the selected name is
    HubRow=oSelection.CellAddress.Row
    
    'Write the Spoke Hole Diameter to the calculator sheet
    oHubCell = oHubSheet.getCellByPosition(0, HubRow)
    oCell = oCalcSheet.getCellByPosition(2, 29)
	oCell.setValue( oHubCell.getValue )

    'Write the Hub Left Diameter to the calculator sheet
    oHubCell = oHubSheet.getCellByPosition(1, HubRow)
    oCell = oCalcSheet.getCellByPosition(2, 27)
	oCell.setValue( oHubCell.getValue )
   
    'Write the Hub Left Width to the calculator sheet
    oHubCell = oHubSheet.getCellByPosition(2, HubRow)
    oCell = oCalcSheet.getCellByPosition(2, 25)
	oCell.setValue( oHubCell.getValue )
   
    'Write the Hub Right Diameter to the calculator sheet
    oHubCell = oHubSheet.getCellByPosition(3, HubRow)
    oCell = oCalcSheet.getCellByPosition(2, 28)
	oCell.setValue( oHubCell.getValue )
   
    'Write the Hub Right Width to the calculator sheet
    oHubCell = oHubSheet.getCellByPosition(4, HubRow)
    oCell = oCalcSheet.getCellByPosition(2, 26)
	oCell.setValue( oHubCell.getValue )

  End If
End Sub

</script:module>
</file>

<file path=Basic/Standard/Sheet1.xml><?xml version="1.0" encoding="utf-8"?>
<!DOCTYPE module  PUBLIC '-//OpenOffice.org//DTD OfficeDocument 1.0//EN'  'module.dtd'>
<script:module xmlns:script="http://openoffice.org/2000/script" script:name="Sheet1" script:language="StarBasic">Rem Attribute VBA_ModuleType=VBAUnknown
Sub Sheet1
Rem 
Rem 
Rem 
Rem 
Rem 
Rem 
Rem 
Rem 
Rem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Unknown
Sub Sheet2
Rem 
Rem 
Rem 
Rem 
Rem 
Rem 
Rem 
Rem 
Rem 
Rem 
End Sub</script:module>
</file>

<file path=Basic/Standard/Sheet3.xml><?xml version="1.0" encoding="utf-8"?>
<!DOCTYPE module  PUBLIC '-//OpenOffice.org//DTD OfficeDocument 1.0//EN'  'module.dtd'>
<script:module xmlns:script="http://openoffice.org/2000/script" script:name="Sheet3" script:language="StarBasic">Rem Attribute VBA_ModuleType=VBAUnknown
Sub Sheet3
Rem 
Rem 
Rem 
Rem 
Rem 
Rem 
Rem 
Rem 
Rem 
Rem 
End Sub</script:module>
</file>

<file path=Basic/Standard/Sheet4.xml><?xml version="1.0" encoding="utf-8"?>
<!DOCTYPE module  PUBLIC '-//OpenOffice.org//DTD OfficeDocument 1.0//EN'  'module.dtd'>
<script:module xmlns:script="http://openoffice.org/2000/script" script:name="Sheet4" script:language="StarBasic">Rem Attribute VBA_ModuleType=VBAUnknown
Sub Sheet4
Rem 
Rem 
Rem 
Rem 
Rem 
Rem 
Rem 
Rem 
Rem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Unknown
Sub ThisWorkbook
Rem 
Rem 
Rem 
Rem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hisWorkbook"/>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